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Heading_20_2">
      <style:text-properties officeooo:rsid="44ed83b1" officeooo:paragraph-rsid="44ed83b1"/>
    </style:style>
    <style:style style:name="P811" style:family="paragraph" style:parent-style-name="Heading_20_2">
      <style:text-properties officeooo:rsid="508336ac" officeooo:paragraph-rsid="508336ac"/>
    </style:style>
    <style:style style:name="P812" style:family="paragraph" style:parent-style-name="Heading_20_2">
      <style:text-properties officeooo:rsid="50856319" officeooo:paragraph-rsid="50856319"/>
    </style:style>
    <style:style style:name="P81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14" style:family="paragraph" style:parent-style-name="Heading_20_2">
      <style:text-properties officeooo:paragraph-rsid="4b1b157c"/>
    </style:style>
    <style:style style:name="P815" style:family="paragraph" style:parent-style-name="Heading_20_2">
      <style:text-properties officeooo:rsid="47d987a1" officeooo:paragraph-rsid="47e05868"/>
    </style:style>
    <style:style style:name="P816" style:family="paragraph" style:parent-style-name="Heading_20_2">
      <style:text-properties officeooo:paragraph-rsid="4ea3e7fe"/>
    </style:style>
    <style:style style:name="P817" style:family="paragraph" style:parent-style-name="Heading_20_2">
      <style:text-properties officeooo:rsid="4c5f55a3" officeooo:paragraph-rsid="4c5f55a3"/>
    </style:style>
    <style:style style:name="P818" style:family="paragraph" style:parent-style-name="Heading_20_2">
      <style:text-properties officeooo:paragraph-rsid="48eb6dc9"/>
    </style:style>
    <style:style style:name="P819" style:family="paragraph" style:parent-style-name="Heading_20_2">
      <style:text-properties officeooo:rsid="49462770" officeooo:paragraph-rsid="49462770"/>
    </style:style>
    <style:style style:name="P820" style:family="paragraph" style:parent-style-name="Heading_20_2">
      <style:text-properties officeooo:rsid="4e6c8d4e" officeooo:paragraph-rsid="4e7fa80a"/>
    </style:style>
    <style:style style:name="P821" style:family="paragraph" style:parent-style-name="Heading_20_2">
      <style:text-properties officeooo:paragraph-rsid="4e7fa80a"/>
    </style:style>
    <style:style style:name="P822" style:family="paragraph" style:parent-style-name="Heading_20_2">
      <style:text-properties officeooo:rsid="494fca9b" officeooo:paragraph-rsid="494fca9b"/>
    </style:style>
    <style:style style:name="P823" style:family="paragraph" style:parent-style-name="Heading_20_2">
      <style:text-properties officeooo:rsid="524f97f1" officeooo:paragraph-rsid="524f97f1"/>
    </style:style>
    <style:style style:name="P824" style:family="paragraph" style:parent-style-name="Heading_20_2">
      <style:text-properties officeooo:rsid="4a335161" officeooo:paragraph-rsid="4a335161"/>
    </style:style>
    <style:style style:name="P825" style:family="paragraph" style:parent-style-name="Heading_20_2">
      <style:text-properties officeooo:rsid="496861ec" officeooo:paragraph-rsid="496861ec"/>
    </style:style>
    <style:style style:name="P826" style:family="paragraph" style:parent-style-name="Heading_20_2">
      <style:text-properties officeooo:rsid="4e3e6237" officeooo:paragraph-rsid="4e3e6237"/>
    </style:style>
    <style:style style:name="P827" style:family="paragraph" style:parent-style-name="Heading_20_2">
      <style:text-properties officeooo:rsid="4992f675" officeooo:paragraph-rsid="4992f675"/>
    </style:style>
    <style:style style:name="P828" style:family="paragraph" style:parent-style-name="Heading_20_2">
      <style:text-properties officeooo:rsid="48a8edd9" officeooo:paragraph-rsid="48a8edd9"/>
    </style:style>
    <style:style style:name="P829" style:family="paragraph" style:parent-style-name="Heading_20_2">
      <style:text-properties officeooo:rsid="499c20a2" officeooo:paragraph-rsid="499c20a2"/>
    </style:style>
    <style:style style:name="P830" style:family="paragraph" style:parent-style-name="Heading_20_2">
      <style:text-properties officeooo:paragraph-rsid="494cbdc3"/>
    </style:style>
    <style:style style:name="P831" style:family="paragraph" style:parent-style-name="Heading_20_2">
      <style:text-properties officeooo:paragraph-rsid="4ea5ba49"/>
    </style:style>
    <style:style style:name="P832" style:family="paragraph" style:parent-style-name="Heading_20_2">
      <style:text-properties officeooo:paragraph-rsid="48db76a9"/>
    </style:style>
    <style:style style:name="P833" style:family="paragraph" style:parent-style-name="Heading_20_2">
      <style:text-properties officeooo:rsid="49b2ee80" officeooo:paragraph-rsid="49b2ee80"/>
    </style:style>
    <style:style style:name="P834" style:family="paragraph" style:parent-style-name="Heading_20_2">
      <style:text-properties officeooo:rsid="495b6364" officeooo:paragraph-rsid="495b6364"/>
    </style:style>
    <style:style style:name="P835" style:family="paragraph" style:parent-style-name="Heading_20_2">
      <style:text-properties officeooo:paragraph-rsid="48ea757d"/>
    </style:style>
    <style:style style:name="P836" style:family="paragraph" style:parent-style-name="Heading_20_2">
      <style:text-properties officeooo:rsid="48fc6549" officeooo:paragraph-rsid="48fc6549"/>
    </style:style>
    <style:style style:name="P837" style:family="paragraph" style:parent-style-name="Heading_20_2">
      <style:text-properties officeooo:paragraph-rsid="48e7c7b3"/>
    </style:style>
    <style:style style:name="P838" style:family="paragraph" style:parent-style-name="Heading_20_2">
      <style:text-properties officeooo:rsid="49b89fc5" officeooo:paragraph-rsid="49b89fc5"/>
    </style:style>
    <style:style style:name="P839" style:family="paragraph" style:parent-style-name="Heading_20_2">
      <style:text-properties officeooo:paragraph-rsid="4a17e863"/>
    </style:style>
    <style:style style:name="P840" style:family="paragraph" style:parent-style-name="Heading_20_2">
      <style:text-properties officeooo:rsid="49ddd8be" officeooo:paragraph-rsid="49ddd8be"/>
    </style:style>
    <style:style style:name="P841" style:family="paragraph" style:parent-style-name="Heading_20_2">
      <style:text-properties officeooo:rsid="5253c623" officeooo:paragraph-rsid="5253c623"/>
    </style:style>
    <style:style style:name="P842" style:family="paragraph" style:parent-style-name="Heading_20_2">
      <style:text-properties officeooo:paragraph-rsid="48f084aa"/>
    </style:style>
    <style:style style:name="P843" style:family="paragraph" style:parent-style-name="Heading_20_3">
      <style:text-properties officeooo:rsid="483fe8b5" officeooo:paragraph-rsid="4a2c6a57"/>
    </style:style>
    <style:style style:name="P844" style:family="paragraph" style:parent-style-name="Heading_20_3">
      <style:text-properties officeooo:paragraph-rsid="4a2c6a57"/>
    </style:style>
    <style:style style:name="P845" style:family="paragraph" style:parent-style-name="Heading_20_3">
      <style:text-properties officeooo:paragraph-rsid="4b1b157c"/>
    </style:style>
    <style:style style:name="P846" style:family="paragraph" style:parent-style-name="Heading_20_3">
      <style:text-properties officeooo:rsid="4df6de5c" officeooo:paragraph-rsid="4df6de5c"/>
    </style:style>
    <style:style style:name="P847" style:family="paragraph" style:parent-style-name="Heading_20_3">
      <style:text-properties officeooo:paragraph-rsid="4df77b3e"/>
    </style:style>
    <style:style style:name="P848" style:family="paragraph" style:parent-style-name="Heading_20_3">
      <style:text-properties officeooo:rsid="495eb76f" officeooo:paragraph-rsid="495eb76f"/>
    </style:style>
    <style:style style:name="P849" style:family="paragraph" style:parent-style-name="Heading_20_3">
      <style:text-properties officeooo:rsid="496b050f"/>
    </style:style>
    <style:style style:name="P850" style:family="paragraph" style:parent-style-name="Heading_20_3">
      <style:text-properties officeooo:rsid="4a15188a" officeooo:paragraph-rsid="4a15188a"/>
    </style:style>
    <style:style style:name="P851" style:family="paragraph" style:parent-style-name="Heading_20_3">
      <style:text-properties officeooo:paragraph-rsid="496861ec"/>
    </style:style>
    <style:style style:name="P852" style:family="paragraph" style:parent-style-name="Heading_20_3">
      <style:text-properties officeooo:paragraph-rsid="48db76a9"/>
    </style:style>
    <style:style style:name="P853" style:family="paragraph" style:parent-style-name="Heading_20_3">
      <style:text-properties officeooo:rsid="503b24ff" officeooo:paragraph-rsid="503b24ff"/>
    </style:style>
    <style:style style:name="P854" style:family="paragraph" style:parent-style-name="Heading_20_3">
      <style:text-properties officeooo:paragraph-rsid="48e7c7b3"/>
    </style:style>
    <style:style style:name="P855" style:family="paragraph" style:parent-style-name="Heading_20_3">
      <style:text-properties officeooo:rsid="51ed4ea4" officeooo:paragraph-rsid="51ed4ea4"/>
    </style:style>
    <style:style style:name="P856" style:family="paragraph" style:parent-style-name="Heading_20_3">
      <style:text-properties officeooo:rsid="51ebaa8a" officeooo:paragraph-rsid="51ebaa8a"/>
    </style:style>
    <style:style style:name="P857" style:family="paragraph" style:parent-style-name="Heading_20_3">
      <style:text-properties officeooo:rsid="517f2812" officeooo:paragraph-rsid="517f2812"/>
    </style:style>
    <style:style style:name="P858" style:family="paragraph" style:parent-style-name="Heading_20_4">
      <style:text-properties officeooo:paragraph-rsid="4e5a07fe"/>
    </style:style>
    <style:style style:name="P859" style:family="paragraph" style:parent-style-name="Heading_20_4">
      <style:text-properties officeooo:paragraph-rsid="4e6afd72"/>
    </style:style>
    <style:style style:name="P860" style:family="paragraph" style:parent-style-name="Heading_20_4">
      <style:text-properties officeooo:paragraph-rsid="4be132f4"/>
    </style:style>
    <style:style style:name="P861" style:family="paragraph" style:parent-style-name="Heading_20_4">
      <style:text-properties officeooo:paragraph-rsid="5164db09"/>
    </style:style>
    <style:style style:name="P862" style:family="paragraph" style:parent-style-name="Heading_20_4">
      <style:text-properties officeooo:paragraph-rsid="5137408d"/>
    </style:style>
    <style:style style:name="P863" style:family="paragraph" style:parent-style-name="Heading_20_4">
      <style:text-properties officeooo:paragraph-rsid="4dc979eb"/>
    </style:style>
    <style:style style:name="P864" style:family="paragraph" style:parent-style-name="Heading_20_4">
      <style:text-properties officeooo:rsid="4e7be93f" officeooo:paragraph-rsid="4e7be93f"/>
    </style:style>
    <style:style style:name="P865" style:family="paragraph" style:parent-style-name="Heading_20_4">
      <style:text-properties officeooo:rsid="4fa43ae1" officeooo:paragraph-rsid="4fa43ae1"/>
    </style:style>
    <style:style style:name="P866" style:family="paragraph" style:parent-style-name="Heading_20_4">
      <style:text-properties officeooo:rsid="5005b42b" officeooo:paragraph-rsid="5005b42b"/>
    </style:style>
    <style:style style:name="P867" style:family="paragraph" style:parent-style-name="Heading_20_4">
      <style:text-properties officeooo:rsid="4e004b65" officeooo:paragraph-rsid="4e7be93f"/>
    </style:style>
    <style:style style:name="P868" style:family="paragraph" style:parent-style-name="Heading_20_4">
      <style:text-properties officeooo:rsid="4c4e0304" officeooo:paragraph-rsid="4e7be93f"/>
    </style:style>
    <style:style style:name="P869" style:family="paragraph" style:parent-style-name="Heading_20_4">
      <style:text-properties officeooo:rsid="4e57b923" officeooo:paragraph-rsid="4e57b923"/>
    </style:style>
    <style:style style:name="P870" style:family="paragraph" style:parent-style-name="Heading_20_4">
      <style:text-properties officeooo:rsid="4e899196" officeooo:paragraph-rsid="4e899196"/>
    </style:style>
    <style:style style:name="P871" style:family="paragraph" style:parent-style-name="Heading_20_4">
      <style:text-properties officeooo:rsid="4e899196" officeooo:paragraph-rsid="515b799d"/>
    </style:style>
    <style:style style:name="P872" style:family="paragraph" style:parent-style-name="Heading_20_4">
      <style:text-properties officeooo:rsid="517a5391" officeooo:paragraph-rsid="517a5391"/>
    </style:style>
    <style:style style:name="P873" style:family="paragraph" style:parent-style-name="Heading_20_4">
      <style:text-properties officeooo:rsid="4e2c57b1" officeooo:paragraph-rsid="4e2c57b1"/>
    </style:style>
    <style:style style:name="P874" style:family="paragraph" style:parent-style-name="Heading_20_4">
      <style:text-properties officeooo:paragraph-rsid="4ac5797c"/>
    </style:style>
    <style:style style:name="P875" style:family="paragraph" style:parent-style-name="Heading_20_4">
      <style:text-properties officeooo:paragraph-rsid="5146925a"/>
    </style:style>
    <style:style style:name="P876" style:family="paragraph" style:parent-style-name="Heading_20_4">
      <style:text-properties officeooo:paragraph-rsid="4b1b157c"/>
    </style:style>
    <style:style style:name="P877" style:family="paragraph" style:parent-style-name="Heading_20_4">
      <style:text-properties fo:language="cs" fo:country="CZ" officeooo:paragraph-rsid="4b1b157c" style:language-asian="zxx" style:country-asian="none" style:language-complex="ar" style:country-complex="SA"/>
    </style:style>
    <style:style style:name="P878" style:family="paragraph" style:parent-style-name="Heading_20_4">
      <style:text-properties officeooo:paragraph-rsid="4b79e47d"/>
    </style:style>
    <style:style style:name="P879" style:family="paragraph" style:parent-style-name="Heading_20_4">
      <style:text-properties officeooo:paragraph-rsid="4b768757"/>
    </style:style>
    <style:style style:name="P880" style:family="paragraph" style:parent-style-name="Heading_20_4">
      <style:text-properties officeooo:paragraph-rsid="4b73afe7"/>
    </style:style>
    <style:style style:name="P881" style:family="paragraph" style:parent-style-name="Heading_20_4">
      <style:text-properties officeooo:paragraph-rsid="4b72d71e"/>
    </style:style>
    <style:style style:name="P882" style:family="paragraph" style:parent-style-name="Heading_20_4">
      <style:text-properties officeooo:rsid="5094a0fd" officeooo:paragraph-rsid="50c3a32d"/>
    </style:style>
    <style:style style:name="P883" style:family="paragraph" style:parent-style-name="Heading_20_4">
      <style:text-properties officeooo:rsid="5094a0fd" officeooo:paragraph-rsid="50d891c3"/>
    </style:style>
    <style:style style:name="P884" style:family="paragraph" style:parent-style-name="Heading_20_4">
      <style:text-properties officeooo:rsid="5094a0fd" officeooo:paragraph-rsid="50986eb3"/>
    </style:style>
    <style:style style:name="P885" style:family="paragraph" style:parent-style-name="Heading_20_4">
      <style:text-properties officeooo:rsid="509a0693" officeooo:paragraph-rsid="509689a8"/>
    </style:style>
    <style:style style:name="P886" style:family="paragraph" style:parent-style-name="Heading_20_4">
      <style:text-properties officeooo:paragraph-rsid="51198c9c"/>
    </style:style>
    <style:style style:name="P887" style:family="paragraph" style:parent-style-name="Heading_20_4">
      <style:text-properties officeooo:rsid="518fe92a" officeooo:paragraph-rsid="518fe92a"/>
    </style:style>
    <style:style style:name="P888" style:family="paragraph" style:parent-style-name="Heading_20_4">
      <style:text-properties officeooo:rsid="51a8d10a" officeooo:paragraph-rsid="51a8d10a"/>
    </style:style>
    <style:style style:name="P889" style:family="paragraph" style:parent-style-name="Heading_20_4">
      <style:text-properties officeooo:paragraph-rsid="51dc8498"/>
    </style:style>
    <style:style style:name="P890" style:family="paragraph" style:parent-style-name="Heading_20_4">
      <style:text-properties officeooo:rsid="51ed4ea4" officeooo:paragraph-rsid="51ed4ea4"/>
    </style:style>
    <style:style style:name="P891" style:family="paragraph" style:parent-style-name="Heading_20_4">
      <style:text-properties officeooo:rsid="51ef8a95" officeooo:paragraph-rsid="51ef8a95"/>
    </style:style>
    <style:style style:name="P892" style:family="paragraph" style:parent-style-name="Heading_20_4">
      <style:text-properties officeooo:rsid="51ab9ad6" officeooo:paragraph-rsid="51ab9ad6"/>
    </style:style>
    <style:style style:name="P893" style:family="paragraph" style:parent-style-name="Heading_20_4">
      <style:text-properties officeooo:paragraph-rsid="51aa5d4a"/>
    </style:style>
    <style:style style:name="P894" style:family="paragraph" style:parent-style-name="Heading_20_4">
      <style:text-properties officeooo:rsid="51c93c00" officeooo:paragraph-rsid="51c93c00"/>
    </style:style>
    <style:style style:name="P895" style:family="paragraph" style:parent-style-name="Heading_20_4">
      <style:text-properties officeooo:paragraph-rsid="51c93c00"/>
    </style:style>
    <style:style style:name="P896" style:family="paragraph" style:parent-style-name="Heading_20_4">
      <style:text-properties officeooo:rsid="51b833e4" officeooo:paragraph-rsid="51b833e4"/>
    </style:style>
    <style:style style:name="P897" style:family="paragraph" style:parent-style-name="Heading_20_4">
      <style:text-properties officeooo:rsid="5180a688" officeooo:paragraph-rsid="5180a688"/>
    </style:style>
    <style:style style:name="P898" style:family="paragraph" style:parent-style-name="Heading_20_4">
      <style:text-properties officeooo:rsid="5260202c"/>
    </style:style>
    <style:style style:name="P899" style:family="paragraph" style:parent-style-name="Heading_20_4">
      <style:text-properties officeooo:rsid="508a7f2d" officeooo:paragraph-rsid="508a7f2d"/>
    </style:style>
    <style:style style:name="P900" style:family="paragraph" style:parent-style-name="Heading_20_4">
      <style:text-properties officeooo:rsid="5218901c" officeooo:paragraph-rsid="5218901c"/>
    </style:style>
    <style:style style:name="P901" style:family="paragraph" style:parent-style-name="Heading_20_5">
      <style:text-properties officeooo:paragraph-rsid="4ce4f73a"/>
    </style:style>
    <style:style style:name="P902" style:family="paragraph" style:parent-style-name="Heading_20_1">
      <style:text-properties officeooo:rsid="4a2c6a57" officeooo:paragraph-rsid="4a2c6a57"/>
    </style:style>
    <style:style style:name="P903" style:family="paragraph" style:parent-style-name="Example_20_Header" style:list-style-name="L2">
      <style:text-properties officeooo:paragraph-rsid="4abd2919"/>
    </style:style>
    <style:style style:name="P904" style:family="paragraph" style:parent-style-name="Example_20_Header" style:list-style-name="L59">
      <style:text-properties officeooo:paragraph-rsid="510a2795"/>
    </style:style>
    <style:style style:name="P905" style:family="paragraph" style:parent-style-name="Example_20_Header" style:list-style-name="L59">
      <style:text-properties officeooo:rsid="5079da3f" officeooo:paragraph-rsid="510a2795"/>
    </style:style>
    <style:style style:name="P906" style:family="paragraph" style:parent-style-name="Example_20_Header" style:list-style-name="L61">
      <style:text-properties officeooo:paragraph-rsid="512111a2"/>
    </style:style>
    <style:style style:name="P907" style:family="paragraph" style:parent-style-name="Standalone_20_Property" style:list-style-name="L2">
      <style:text-properties officeooo:paragraph-rsid="4abf0fe8"/>
    </style:style>
    <style:style style:name="P908" style:family="paragraph" style:parent-style-name="Standalone_20_Property" style:list-style-name="L2">
      <style:text-properties officeooo:paragraph-rsid="4b6a7c57"/>
    </style:style>
    <style:style style:name="P909" style:family="paragraph" style:parent-style-name="Standalone_20_Property" style:list-style-name="L2">
      <style:text-properties officeooo:paragraph-rsid="4dc0d5dd"/>
    </style:style>
    <style:style style:name="P910" style:family="paragraph" style:parent-style-name="Standalone_20_Property" style:list-style-name="L2">
      <style:text-properties officeooo:paragraph-rsid="4e2c57b1"/>
    </style:style>
    <style:style style:name="P911" style:family="paragraph" style:parent-style-name="Standalone_20_Property" style:list-style-name="L2">
      <style:text-properties officeooo:paragraph-rsid="4e7fa80a"/>
    </style:style>
    <style:style style:name="P912" style:family="paragraph" style:parent-style-name="Standalone_20_Property" style:list-style-name="L2">
      <style:text-properties officeooo:paragraph-rsid="4c4981fb"/>
    </style:style>
    <style:style style:name="P913"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5"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6"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7"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8"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9"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4" style:family="paragraph" style:parent-style-name="Standalone_20_Property" style:list-style-name="L3">
      <style:text-properties officeooo:paragraph-rsid="4d929425"/>
    </style:style>
    <style:style style:name="P935" style:family="paragraph" style:parent-style-name="Standalone_20_Property" style:list-style-name="L3">
      <style:text-properties officeooo:paragraph-rsid="4df77b3e"/>
    </style:style>
    <style:style style:name="P936" style:family="paragraph" style:parent-style-name="Standalone_20_Property" style:list-style-name="L3">
      <style:text-properties officeooo:paragraph-rsid="4d18859d"/>
    </style:style>
    <style:style style:name="P937" style:family="paragraph" style:parent-style-name="Standalone_20_Property" style:list-style-name="L16">
      <style:text-properties officeooo:paragraph-rsid="4c09ce21"/>
    </style:style>
    <style:style style:name="P938" style:family="paragraph" style:parent-style-name="Standalone_20_Property" style:list-style-name="L23">
      <style:text-properties officeooo:paragraph-rsid="4e46d01c"/>
    </style:style>
    <style:style style:name="P939" style:family="paragraph" style:parent-style-name="Standalone_20_Property" style:list-style-name="L24">
      <style:text-properties officeooo:paragraph-rsid="4e36e3c9"/>
    </style:style>
    <style:style style:name="P940" style:family="paragraph" style:parent-style-name="Standalone_20_Property" style:list-style-name="L3">
      <style:text-properties officeooo:rsid="52421d3f" officeooo:paragraph-rsid="52421d3f"/>
    </style:style>
    <style:style style:name="P941" style:family="paragraph" style:parent-style-name="Standalone_20_Property" style:list-style-name="L3">
      <style:text-properties officeooo:rsid="52421d3f" officeooo:paragraph-rsid="524463d5"/>
    </style:style>
    <style:style style:name="P942" style:family="paragraph" style:parent-style-name="Standalone_20_Property" style:list-style-name="L26">
      <style:text-properties officeooo:paragraph-rsid="4e491fc7"/>
    </style:style>
    <style:style style:name="P943" style:family="paragraph" style:parent-style-name="Standalone_20_Property" style:list-style-name="L27">
      <style:text-properties officeooo:paragraph-rsid="4e60a50b"/>
    </style:style>
    <style:style style:name="P944" style:family="paragraph" style:parent-style-name="Standalone_20_Property" style:list-style-name="L34">
      <style:text-properties officeooo:paragraph-rsid="4efcc179"/>
    </style:style>
    <style:style style:name="P945" style:family="paragraph" style:parent-style-name="Standalone_20_Property" style:list-style-name="L35">
      <style:text-properties officeooo:paragraph-rsid="51841ed9"/>
    </style:style>
    <style:style style:name="P946" style:family="paragraph" style:parent-style-name="Standalone_20_Property" style:list-style-name="L35">
      <style:text-properties fo:font-style="normal" officeooo:rsid="4f178fe6" officeooo:paragraph-rsid="51841ed9" style:font-style-asian="normal" style:font-style-complex="normal"/>
    </style:style>
    <style:style style:name="P947" style:family="paragraph" style:parent-style-name="Standalone_20_Property" style:list-style-name="L52">
      <style:text-properties fo:font-style="normal" officeooo:rsid="50586261" officeooo:paragraph-rsid="505afcaa" style:font-style-asian="normal" style:font-style-complex="normal"/>
    </style:style>
    <style:style style:name="P948" style:family="paragraph" style:parent-style-name="Standalone_20_Property" style:list-style-name="L37">
      <style:text-properties officeooo:paragraph-rsid="51841ed9"/>
    </style:style>
    <style:style style:name="P949" style:family="paragraph" style:parent-style-name="Standalone_20_Property" style:list-style-name="L37">
      <style:text-properties officeooo:paragraph-rsid="4f80f1a1"/>
    </style:style>
    <style:style style:name="P950" style:family="paragraph" style:parent-style-name="Standalone_20_Property" style:list-style-name="L37">
      <style:text-properties officeooo:paragraph-rsid="4f9fea86"/>
    </style:style>
    <style:style style:name="P951" style:family="paragraph" style:parent-style-name="Standalone_20_Property" style:list-style-name="L37">
      <style:text-properties officeooo:rsid="4f83fff4" officeooo:paragraph-rsid="4f83fff4"/>
    </style:style>
    <style:style style:name="P952" style:family="paragraph" style:parent-style-name="Standalone_20_Property" style:list-style-name="L37">
      <style:text-properties officeooo:rsid="4f83fff4" officeooo:paragraph-rsid="4fafaa48"/>
    </style:style>
    <style:style style:name="P953" style:family="paragraph" style:parent-style-name="Standalone_20_Property" style:list-style-name="L40">
      <style:text-properties officeooo:paragraph-rsid="4fafaa48"/>
    </style:style>
    <style:style style:name="P954" style:family="paragraph" style:parent-style-name="Standalone_20_Property" style:list-style-name="L43">
      <style:text-properties officeooo:paragraph-rsid="4fe481fe"/>
    </style:style>
    <style:style style:name="P955" style:family="paragraph" style:parent-style-name="Standalone_20_Property" style:list-style-name="L44">
      <style:text-properties officeooo:rsid="5004eac1" officeooo:paragraph-rsid="5004eac1"/>
    </style:style>
    <style:style style:name="P956" style:family="paragraph" style:parent-style-name="Standalone_20_Property" style:list-style-name="L47">
      <style:text-properties officeooo:paragraph-rsid="524a9937"/>
    </style:style>
    <style:style style:name="P957" style:family="paragraph" style:parent-style-name="Standalone_20_Property" style:list-style-name="L47">
      <style:text-properties officeooo:rsid="524a9937" officeooo:paragraph-rsid="524a9937"/>
    </style:style>
    <style:style style:name="P958" style:family="paragraph" style:parent-style-name="Standalone_20_Property" style:list-style-name="L48">
      <style:text-properties officeooo:paragraph-rsid="5016ce6d"/>
    </style:style>
    <style:style style:name="P959" style:family="paragraph" style:parent-style-name="Standalone_20_Property" style:list-style-name="L2">
      <style:text-properties officeooo:rsid="501ab5b7" officeooo:paragraph-rsid="501ab5b7"/>
    </style:style>
    <style:style style:name="P960" style:family="paragraph" style:parent-style-name="Standalone_20_Property" style:list-style-name="L50">
      <style:text-properties officeooo:paragraph-rsid="503dc632"/>
    </style:style>
    <style:style style:name="P961" style:family="paragraph" style:parent-style-name="Standalone_20_Property" style:list-style-name="L51">
      <style:text-properties officeooo:paragraph-rsid="503dc632"/>
    </style:style>
    <style:style style:name="P962" style:family="paragraph" style:parent-style-name="Standalone_20_Property" style:list-style-name="L51">
      <style:text-properties officeooo:rsid="503dc632" officeooo:paragraph-rsid="503dc632"/>
    </style:style>
    <style:style style:name="P963" style:family="paragraph" style:parent-style-name="Standalone_20_Property" style:list-style-name="L54">
      <style:text-properties officeooo:paragraph-rsid="506bf66a"/>
    </style:style>
    <style:style style:name="P964" style:family="paragraph" style:parent-style-name="Standalone_20_Property" style:list-style-name="L62">
      <style:text-properties officeooo:paragraph-rsid="51860ac6"/>
    </style:style>
    <style:style style:name="P965" style:family="paragraph" style:parent-style-name="Standalone_20_Property" style:list-style-name="L63">
      <style:text-properties officeooo:paragraph-rsid="515f36fd"/>
    </style:style>
    <style:style style:name="P966" style:family="paragraph" style:parent-style-name="Standalone_20_Property" style:list-style-name="L65">
      <style:text-properties officeooo:paragraph-rsid="516d15c5"/>
    </style:style>
    <style:style style:name="P967" style:family="paragraph" style:parent-style-name="Standalone_20_Property" style:list-style-name="L65">
      <style:text-properties officeooo:rsid="516d15c5" officeooo:paragraph-rsid="516d15c5"/>
    </style:style>
    <style:style style:name="P968" style:family="paragraph" style:parent-style-name="Standalone_20_Property" style:list-style-name="L2">
      <style:text-properties officeooo:rsid="50657470" officeooo:paragraph-rsid="507270cc"/>
    </style:style>
    <style:style style:name="P969" style:family="paragraph" style:parent-style-name="Standalone_20_Property" style:list-style-name="L2">
      <style:text-properties officeooo:rsid="50657470" officeooo:paragraph-rsid="50742996"/>
    </style:style>
    <style:style style:name="P970" style:family="paragraph" style:parent-style-name="Text_20_body" style:master-page-name="Standard">
      <style:paragraph-properties fo:text-align="end" style:justify-single-word="false" style:page-number="auto"/>
      <style:text-properties officeooo:rsid="46e075e5" officeooo:paragraph-rsid="46e075e5"/>
    </style:style>
    <style:style style:name="P971" style:family="paragraph" style:parent-style-name="Text_20_body" style:list-style-name="L1">
      <style:text-properties officeooo:paragraph-rsid="49399c13"/>
    </style:style>
    <style:style style:name="P972" style:family="paragraph" style:parent-style-name="Text_20_body" style:list-style-name="L3">
      <style:text-properties officeooo:rsid="4d940256" officeooo:paragraph-rsid="4d940256"/>
    </style:style>
    <style:style style:name="P973" style:family="paragraph" style:parent-style-name="Text_20_body" style:list-style-name="L4">
      <style:text-properties officeooo:paragraph-rsid="4a911b58"/>
    </style:style>
    <style:style style:name="P974" style:family="paragraph" style:parent-style-name="Text_20_body" style:list-style-name="L4">
      <style:text-properties officeooo:paragraph-rsid="4aca0174"/>
    </style:style>
    <style:style style:name="P975" style:family="paragraph" style:parent-style-name="Text_20_body" style:list-style-name="L4">
      <style:text-properties officeooo:paragraph-rsid="4a3f02ed"/>
    </style:style>
    <style:style style:name="P976"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1"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2"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7"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8"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9"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0"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1"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2"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3"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4"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5"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7"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9"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1"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2"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3" style:family="paragraph" style:parent-style-name="Text_20_body" style:list-style-name="L6"/>
    <style:style style:name="P1024" style:family="paragraph" style:parent-style-name="Text_20_body" style:list-style-name="L7">
      <style:text-properties officeooo:paragraph-rsid="4a6dd1fe"/>
    </style:style>
    <style:style style:name="P1025" style:family="paragraph" style:parent-style-name="Text_20_body" style:list-style-name="L8">
      <style:text-properties officeooo:paragraph-rsid="4b1b157c"/>
    </style:style>
    <style:style style:name="P1026" style:family="paragraph" style:parent-style-name="Text_20_body" style:list-style-name="L9">
      <style:text-properties officeooo:rsid="4b0585ad" officeooo:paragraph-rsid="4b1b157c"/>
    </style:style>
    <style:style style:name="P1027" style:family="paragraph" style:parent-style-name="Text_20_body" style:list-style-name="L11">
      <style:text-properties officeooo:paragraph-rsid="4b1b157c"/>
    </style:style>
    <style:style style:name="P1028" style:family="paragraph" style:parent-style-name="Text_20_body" style:list-style-name="L11">
      <style:text-properties officeooo:rsid="4b258152" officeooo:paragraph-rsid="4b1b157c"/>
    </style:style>
    <style:style style:name="P1029" style:family="paragraph" style:parent-style-name="Text_20_body" style:list-style-name="L12">
      <style:text-properties officeooo:paragraph-rsid="4b1d9f64"/>
    </style:style>
    <style:style style:name="P1030" style:family="paragraph" style:parent-style-name="Text_20_body" style:list-style-name="L12">
      <style:text-properties officeooo:rsid="4b06bff6" officeooo:paragraph-rsid="4b1d9f64"/>
    </style:style>
    <style:style style:name="P1031" style:family="paragraph" style:parent-style-name="Text_20_body" style:list-style-name="L13">
      <style:text-properties officeooo:paragraph-rsid="4b1f594f"/>
    </style:style>
    <style:style style:name="P1032" style:family="paragraph" style:parent-style-name="Text_20_body" style:list-style-name="L13">
      <style:text-properties officeooo:paragraph-rsid="4b2983b6"/>
    </style:style>
    <style:style style:name="P1033" style:family="paragraph" style:parent-style-name="Text_20_body" style:list-style-name="L13">
      <style:text-properties officeooo:paragraph-rsid="4b29d29c"/>
    </style:style>
    <style:style style:name="P1034" style:family="paragraph" style:parent-style-name="Text_20_body" style:list-style-name="L13">
      <style:text-properties officeooo:paragraph-rsid="4b2a5ab3"/>
    </style:style>
    <style:style style:name="P1035" style:family="paragraph" style:parent-style-name="Text_20_body" style:list-style-name="L13">
      <style:text-properties officeooo:paragraph-rsid="4b2cd2d8"/>
    </style:style>
    <style:style style:name="P1036" style:family="paragraph" style:parent-style-name="Text_20_body" style:list-style-name="L13">
      <style:text-properties officeooo:rsid="4af7fc3d" officeooo:paragraph-rsid="4b1f594f"/>
    </style:style>
    <style:style style:name="P1037" style:family="paragraph" style:parent-style-name="Text_20_body" style:list-style-name="L13">
      <style:text-properties officeooo:rsid="4b1f594f" officeooo:paragraph-rsid="4b1f594f"/>
    </style:style>
    <style:style style:name="P1038" style:family="paragraph" style:parent-style-name="Text_20_body" style:list-style-name="L13">
      <style:text-properties officeooo:rsid="4afcafe7" officeooo:paragraph-rsid="4b1f594f"/>
    </style:style>
    <style:style style:name="P1039" style:family="paragraph" style:parent-style-name="Text_20_body" style:list-style-name="L13">
      <style:text-properties officeooo:rsid="4b21d6c3" officeooo:paragraph-rsid="4b21d6c3"/>
    </style:style>
    <style:style style:name="P1040" style:family="paragraph" style:parent-style-name="Text_20_body" style:list-style-name="L13">
      <style:text-properties officeooo:rsid="4b26d7b8" officeooo:paragraph-rsid="4b26d7b8"/>
    </style:style>
    <style:style style:name="P1041" style:family="paragraph" style:parent-style-name="Text_20_body" style:list-style-name="L14">
      <style:text-properties officeooo:rsid="4b30ffe1" officeooo:paragraph-rsid="4b46f4be"/>
    </style:style>
    <style:style style:name="P1042" style:family="paragraph" style:parent-style-name="Text_20_body" style:list-style-name="L14">
      <style:text-properties officeooo:rsid="4aec11a0" officeooo:paragraph-rsid="4b46f4be"/>
    </style:style>
    <style:style style:name="P1043" style:family="paragraph" style:parent-style-name="Text_20_body" style:list-style-name="L15">
      <style:text-properties officeooo:rsid="4aefb9bb" officeooo:paragraph-rsid="4b43275f"/>
    </style:style>
    <style:style style:name="P1044" style:family="paragraph" style:parent-style-name="Text_20_body" style:list-style-name="L15">
      <style:text-properties officeooo:rsid="4af18055" officeooo:paragraph-rsid="4b43275f"/>
    </style:style>
    <style:style style:name="P1045" style:family="paragraph" style:parent-style-name="Text_20_body" style:list-style-name="L2">
      <style:text-properties officeooo:paragraph-rsid="503a963b"/>
    </style:style>
    <style:style style:name="P1046" style:family="paragraph" style:parent-style-name="Text_20_body" style:list-style-name="L2">
      <style:text-properties officeooo:rsid="4b6baed5" officeooo:paragraph-rsid="4be8c6a6"/>
    </style:style>
    <style:style style:name="P1047" style:family="paragraph" style:parent-style-name="Text_20_body" style:list-style-name="L2">
      <style:text-properties officeooo:rsid="4b6baed5" officeooo:paragraph-rsid="4b6baed5"/>
    </style:style>
    <style:style style:name="P1048" style:family="paragraph" style:parent-style-name="Text_20_body" style:list-style-name="L2">
      <style:text-properties officeooo:rsid="4bea1804" officeooo:paragraph-rsid="4bea1804"/>
    </style:style>
    <style:style style:name="P1049" style:family="paragraph" style:parent-style-name="Text_20_body" style:list-style-name="L2">
      <style:text-properties officeooo:rsid="4beca23e" officeooo:paragraph-rsid="4beca23e"/>
    </style:style>
    <style:style style:name="P1050" style:family="paragraph" style:parent-style-name="Text_20_body" style:list-style-name="L17"/>
    <style:style style:name="P1051" style:family="paragraph" style:parent-style-name="Text_20_body" style:list-style-name="L18"/>
    <style:style style:name="P1052" style:family="paragraph" style:parent-style-name="Text_20_body" style:list-style-name="L18">
      <style:text-properties officeooo:paragraph-rsid="4c20dc94"/>
    </style:style>
    <style:style style:name="P1053" style:family="paragraph" style:parent-style-name="Text_20_body" style:list-style-name="L18">
      <style:text-properties officeooo:rsid="4b830825" officeooo:paragraph-rsid="4c20dc94"/>
    </style:style>
    <style:style style:name="P1054" style:family="paragraph" style:parent-style-name="Text_20_body" style:list-style-name="L19">
      <style:text-properties officeooo:rsid="4bf93a60" officeooo:paragraph-rsid="4bf93a60"/>
    </style:style>
    <style:style style:name="P1055" style:family="paragraph" style:parent-style-name="Text_20_body" style:list-style-name="L20">
      <style:text-properties officeooo:paragraph-rsid="4ea3e7fe"/>
    </style:style>
    <style:style style:name="P1056" style:family="paragraph" style:parent-style-name="Text_20_body" style:list-style-name="L20">
      <style:text-properties officeooo:rsid="4e953a66" officeooo:paragraph-rsid="4ea3e7fe"/>
    </style:style>
    <style:style style:name="P1057" style:family="paragraph" style:parent-style-name="Text_20_body" style:list-style-name="L20">
      <style:text-properties officeooo:rsid="4e95db38" officeooo:paragraph-rsid="4ea3e7fe"/>
    </style:style>
    <style:style style:name="P1058" style:family="paragraph" style:parent-style-name="Text_20_body" style:list-style-name="L20">
      <style:text-properties officeooo:rsid="4ea05490" officeooo:paragraph-rsid="4ea3e7fe"/>
    </style:style>
    <style:style style:name="P1059" style:family="paragraph" style:parent-style-name="Text_20_body" style:list-style-name="L2">
      <style:text-properties officeooo:rsid="4c63824d" officeooo:paragraph-rsid="4c63824d"/>
    </style:style>
    <style:style style:name="P1060" style:family="paragraph" style:parent-style-name="Text_20_body" style:list-style-name="L21">
      <style:text-properties officeooo:paragraph-rsid="4e004b65"/>
    </style:style>
    <style:style style:name="P1061" style:family="paragraph" style:parent-style-name="Text_20_body" style:list-style-name="L22">
      <style:text-properties officeooo:paragraph-rsid="4df77b3e"/>
    </style:style>
    <style:style style:name="P1062" style:family="paragraph" style:parent-style-name="Text_20_body" style:list-style-name="L23">
      <style:text-properties officeooo:rsid="4e362019" officeooo:paragraph-rsid="4e362019"/>
    </style:style>
    <style:style style:name="P1063" style:family="paragraph" style:parent-style-name="Text_20_body" style:list-style-name="L25">
      <style:text-properties officeooo:rsid="4e8544f0" officeooo:paragraph-rsid="4e8544f0"/>
    </style:style>
    <style:style style:name="P1064" style:family="paragraph" style:parent-style-name="Text_20_body" style:list-style-name="L25">
      <style:text-properties officeooo:rsid="4e8544f0" officeooo:paragraph-rsid="5004eac1"/>
    </style:style>
    <style:style style:name="P1065" style:family="paragraph" style:parent-style-name="Text_20_body" style:list-style-name="L25">
      <style:text-properties officeooo:rsid="4e8d041b" officeooo:paragraph-rsid="4e8d041b"/>
    </style:style>
    <style:style style:name="P1066" style:family="paragraph" style:parent-style-name="Text_20_body" style:list-style-name="L25">
      <style:text-properties officeooo:rsid="4e8d041b" officeooo:paragraph-rsid="5004eac1"/>
    </style:style>
    <style:style style:name="P1067" style:family="paragraph" style:parent-style-name="Text_20_body" style:list-style-name="L27">
      <style:text-properties officeooo:rsid="4e60a50b" officeooo:paragraph-rsid="4e60a50b"/>
    </style:style>
    <style:style style:name="P1068" style:family="paragraph" style:parent-style-name="Text_20_body" style:list-style-name="L27">
      <style:text-properties officeooo:rsid="4e624ffb" officeooo:paragraph-rsid="4e624ffb"/>
    </style:style>
    <style:style style:name="P1069" style:family="paragraph" style:parent-style-name="Text_20_body" style:list-style-name="L27">
      <style:text-properties officeooo:rsid="4e65ec95" officeooo:paragraph-rsid="4e65ec95"/>
    </style:style>
    <style:style style:name="P1070" style:family="paragraph" style:parent-style-name="Text_20_body" style:list-style-name="L3">
      <style:text-properties officeooo:rsid="4e6a08fb" officeooo:paragraph-rsid="524104c8"/>
    </style:style>
    <style:style style:name="P1071" style:family="paragraph" style:parent-style-name="Text_20_body" style:list-style-name="L2">
      <style:text-properties officeooo:rsid="4e6a08fb" officeooo:paragraph-rsid="4e6a08fb"/>
    </style:style>
    <style:style style:name="P1072" style:family="paragraph" style:parent-style-name="Text_20_body" style:list-style-name="L3">
      <style:text-properties officeooo:rsid="52460811" officeooo:paragraph-rsid="52460811"/>
    </style:style>
    <style:style style:name="P1073" style:family="paragraph" style:parent-style-name="Text_20_body" style:list-style-name="L28">
      <style:text-properties officeooo:rsid="4e705d7c" officeooo:paragraph-rsid="4e705d7c"/>
    </style:style>
    <style:style style:name="P1074" style:family="paragraph" style:parent-style-name="Text_20_body" style:list-style-name="L28">
      <style:text-properties officeooo:rsid="4e706150" officeooo:paragraph-rsid="4e706150"/>
    </style:style>
    <style:style style:name="P1075" style:family="paragraph" style:parent-style-name="Text_20_body" style:list-style-name="L29">
      <style:text-properties officeooo:paragraph-rsid="4ebee606"/>
    </style:style>
    <style:style style:name="P1076" style:family="paragraph" style:parent-style-name="Text_20_body" style:list-style-name="L29">
      <style:text-properties officeooo:rsid="4eac4cb8" officeooo:paragraph-rsid="4eac4cb8"/>
    </style:style>
    <style:style style:name="P1077" style:family="paragraph" style:parent-style-name="Text_20_body" style:list-style-name="L29">
      <style:text-properties officeooo:rsid="4eb52f38" officeooo:paragraph-rsid="4eb52f38"/>
    </style:style>
    <style:style style:name="P1078" style:family="paragraph" style:parent-style-name="Text_20_body" style:list-style-name="L29">
      <style:text-properties officeooo:rsid="4eb1fb84" officeooo:paragraph-rsid="4eb1fb84"/>
    </style:style>
    <style:style style:name="P1079" style:family="paragraph" style:parent-style-name="Text_20_body" style:list-style-name="L29">
      <style:text-properties officeooo:rsid="4eb48f1f" officeooo:paragraph-rsid="4eb48f1f"/>
    </style:style>
    <style:style style:name="P1080" style:family="paragraph" style:parent-style-name="Text_20_body" style:list-style-name="L30">
      <style:text-properties fo:font-style="normal" officeooo:rsid="4eac4cb8" officeooo:paragraph-rsid="4eac4cb8" style:font-style-asian="normal" style:font-style-complex="normal"/>
    </style:style>
    <style:style style:name="P1081" style:family="paragraph" style:parent-style-name="Text_20_body" style:list-style-name="L40">
      <style:text-properties fo:font-style="normal" officeooo:rsid="4fc01d30" officeooo:paragraph-rsid="4fc01d30" style:font-style-asian="normal" style:font-style-complex="normal"/>
    </style:style>
    <style:style style:name="P1082" style:family="paragraph" style:parent-style-name="Text_20_body" style:list-style-name="L42">
      <style:text-properties fo:font-style="normal" officeooo:rsid="4fe481fe" officeooo:paragraph-rsid="4fe481fe" style:font-style-asian="normal" style:font-style-complex="normal"/>
    </style:style>
    <style:style style:name="P1083" style:family="paragraph" style:parent-style-name="Text_20_body" style:list-style-name="L58">
      <style:text-properties fo:font-style="normal" officeooo:rsid="50e7fa60" officeooo:paragraph-rsid="50e7fa60" style:font-style-asian="normal" style:font-style-complex="normal"/>
    </style:style>
    <style:style style:name="P1084" style:family="paragraph" style:parent-style-name="Text_20_body" style:list-style-name="L31">
      <style:text-properties officeooo:rsid="4eaec2f3" officeooo:paragraph-rsid="4eb1520f"/>
    </style:style>
    <style:style style:name="P1085" style:family="paragraph" style:parent-style-name="Text_20_body" style:list-style-name="L3">
      <style:text-properties officeooo:rsid="52464e12" officeooo:paragraph-rsid="52464e12"/>
    </style:style>
    <style:style style:name="P1086" style:family="paragraph" style:parent-style-name="Text_20_body" style:list-style-name="L32">
      <style:text-properties officeooo:paragraph-rsid="4ee3fc97"/>
    </style:style>
    <style:style style:name="P1087" style:family="paragraph" style:parent-style-name="Text_20_body" style:list-style-name="L33">
      <style:text-properties officeooo:paragraph-rsid="4ef02306"/>
    </style:style>
    <style:style style:name="P1088" style:family="paragraph" style:parent-style-name="Text_20_body" style:list-style-name="L33">
      <style:text-properties officeooo:rsid="4ef027ea" officeooo:paragraph-rsid="4ef027ea"/>
    </style:style>
    <style:style style:name="P1089" style:family="paragraph" style:parent-style-name="Text_20_body" style:list-style-name="L3">
      <style:text-properties officeooo:rsid="5247eca8" officeooo:paragraph-rsid="5247eca8"/>
    </style:style>
    <style:style style:name="P1090" style:family="paragraph" style:parent-style-name="Text_20_body" style:list-style-name="L3">
      <style:text-properties officeooo:rsid="5249af34" officeooo:paragraph-rsid="5249af34"/>
    </style:style>
    <style:style style:name="P1091" style:family="paragraph" style:parent-style-name="Text_20_body" style:list-style-name="L34">
      <style:text-properties officeooo:rsid="4efcc179" officeooo:paragraph-rsid="4efcc179"/>
    </style:style>
    <style:style style:name="P1092" style:family="paragraph" style:parent-style-name="Text_20_body" style:list-style-name="L36">
      <style:text-properties officeooo:paragraph-rsid="4f1c8e52"/>
    </style:style>
    <style:style style:name="P1093" style:family="paragraph" style:parent-style-name="Text_20_body" style:list-style-name="L38">
      <style:text-properties officeooo:rsid="4f681449" officeooo:paragraph-rsid="4f6966c4"/>
    </style:style>
    <style:style style:name="P1094" style:family="paragraph" style:parent-style-name="Text_20_body" style:list-style-name="L38">
      <style:text-properties officeooo:rsid="4f6966c4" officeooo:paragraph-rsid="4f6966c4"/>
    </style:style>
    <style:style style:name="P1095" style:family="paragraph" style:parent-style-name="Text_20_body" style:list-style-name="L37">
      <style:text-properties officeooo:rsid="4f81f52b" officeooo:paragraph-rsid="4f81f52b"/>
    </style:style>
    <style:style style:name="P1096" style:family="paragraph" style:parent-style-name="Text_20_body" style:list-style-name="L37">
      <style:text-properties officeooo:rsid="4f837f90" officeooo:paragraph-rsid="4f837f90"/>
    </style:style>
    <style:style style:name="P1097" style:family="paragraph" style:parent-style-name="Text_20_body" style:list-style-name="L40">
      <style:text-properties officeooo:paragraph-rsid="4fafaa48"/>
    </style:style>
    <style:style style:name="P1098" style:family="paragraph" style:parent-style-name="Text_20_body" style:list-style-name="L40">
      <style:text-properties officeooo:rsid="4fdb9d11" officeooo:paragraph-rsid="4fdb9d11"/>
    </style:style>
    <style:style style:name="P1099" style:family="paragraph" style:parent-style-name="Text_20_body" style:list-style-name="L37">
      <style:text-properties officeooo:rsid="4fce1520" officeooo:paragraph-rsid="4fce1520"/>
    </style:style>
    <style:style style:name="P1100" style:family="paragraph" style:parent-style-name="Text_20_body" style:list-style-name="L37">
      <style:text-properties fo:font-style="italic" officeooo:rsid="4fafaa48" officeooo:paragraph-rsid="4fafaa48" style:font-style-asian="italic" style:font-style-complex="italic"/>
    </style:style>
    <style:style style:name="P1101" style:family="paragraph" style:parent-style-name="Text_20_body" style:list-style-name="L58">
      <style:text-properties fo:font-style="italic" officeooo:rsid="50d891c3" officeooo:paragraph-rsid="51716728" style:font-style-asian="italic" style:font-style-complex="italic"/>
    </style:style>
    <style:style style:name="P1102" style:family="paragraph" style:parent-style-name="Text_20_body" style:list-style-name="L60">
      <style:text-properties fo:font-style="italic" officeooo:rsid="50d891c3" officeooo:paragraph-rsid="512111a2" style:font-style-asian="italic" style:font-style-complex="italic"/>
    </style:style>
    <style:style style:name="P1103" style:family="paragraph" style:parent-style-name="Text_20_body" style:list-style-name="L60">
      <style:text-properties fo:font-style="italic" officeooo:rsid="50d891c3" officeooo:paragraph-rsid="51716728" style:font-style-asian="italic" style:font-style-complex="italic"/>
    </style:style>
    <style:style style:name="P1104" style:family="paragraph" style:parent-style-name="Text_20_body" style:list-style-name="L61">
      <style:text-properties fo:font-style="italic" officeooo:rsid="5079da3f" officeooo:paragraph-rsid="5123f0aa" style:font-style-asian="italic" style:font-style-complex="italic"/>
    </style:style>
    <style:style style:name="P1105" style:family="paragraph" style:parent-style-name="Text_20_body" style:list-style-name="L61">
      <style:text-properties fo:font-style="italic" officeooo:rsid="5083000d" officeooo:paragraph-rsid="5123f0aa" style:font-style-asian="italic" style:font-style-complex="italic"/>
    </style:style>
    <style:style style:name="P1106" style:family="paragraph" style:parent-style-name="Text_20_body" style:list-style-name="L61">
      <style:text-properties fo:font-style="italic" officeooo:rsid="50813812" officeooo:paragraph-rsid="512111a2" style:font-style-asian="italic" style:font-style-complex="italic"/>
    </style:style>
    <style:style style:name="P1107" style:family="paragraph" style:parent-style-name="Text_20_body" style:list-style-name="L61">
      <style:text-properties fo:font-style="italic" officeooo:rsid="507fca20" officeooo:paragraph-rsid="512111a2" style:font-style-asian="italic" style:font-style-complex="italic"/>
    </style:style>
    <style:style style:name="P1108" style:family="paragraph" style:parent-style-name="Text_20_body" style:list-style-name="L61">
      <style:text-properties fo:font-style="italic" officeooo:rsid="51224880" officeooo:paragraph-rsid="51224880" style:font-style-asian="italic" style:font-style-complex="italic"/>
    </style:style>
    <style:style style:name="P1109" style:family="paragraph" style:parent-style-name="Text_20_body" style:list-style-name="L61">
      <style:text-properties fo:font-style="italic" officeooo:rsid="5108ff5d" officeooo:paragraph-rsid="512111a2" style:font-style-asian="italic" style:font-style-complex="italic"/>
    </style:style>
    <style:style style:name="P1110" style:family="paragraph" style:parent-style-name="Text_20_body" style:list-style-name="L61">
      <style:text-properties fo:font-style="italic" officeooo:rsid="512111a2" officeooo:paragraph-rsid="512111a2" style:font-style-asian="italic" style:font-style-complex="italic"/>
    </style:style>
    <style:style style:name="P1111" style:family="paragraph" style:parent-style-name="Text_20_body" style:list-style-name="L37">
      <style:text-properties officeooo:rsid="4fcba4e8" officeooo:paragraph-rsid="4fcba4e8"/>
    </style:style>
    <style:style style:name="P1112" style:family="paragraph" style:parent-style-name="Text_20_body" style:list-style-name="L37">
      <style:text-properties officeooo:rsid="4fbe47e5" officeooo:paragraph-rsid="4fbe47e5"/>
    </style:style>
    <style:style style:name="P1113" style:family="paragraph" style:parent-style-name="Text_20_body" style:list-style-name="L37">
      <style:text-properties officeooo:rsid="4fae97b5" officeooo:paragraph-rsid="4fb0585c"/>
    </style:style>
    <style:style style:name="P1114" style:family="paragraph" style:parent-style-name="Text_20_body" style:list-style-name="L37">
      <style:text-properties officeooo:rsid="4fae97b5" officeooo:paragraph-rsid="4fae97b5"/>
    </style:style>
    <style:style style:name="P1115" style:family="paragraph" style:parent-style-name="Text_20_body" style:list-style-name="L37">
      <style:text-properties officeooo:rsid="4fae97b5" officeooo:paragraph-rsid="4fb2c3f6"/>
    </style:style>
    <style:style style:name="P1116" style:family="paragraph" style:parent-style-name="Text_20_body" style:list-style-name="L37">
      <style:text-properties officeooo:rsid="4fb98fd3" officeooo:paragraph-rsid="4fb98fd3"/>
    </style:style>
    <style:style style:name="P1117" style:family="paragraph" style:parent-style-name="Text_20_body" style:list-style-name="L41">
      <style:text-properties officeooo:rsid="4fbed020" officeooo:paragraph-rsid="4fbed020"/>
    </style:style>
    <style:style style:name="P1118" style:family="paragraph" style:parent-style-name="Text_20_body" style:list-style-name="L3">
      <style:text-properties officeooo:rsid="524a9937" officeooo:paragraph-rsid="524a9937"/>
    </style:style>
    <style:style style:name="P1119" style:family="paragraph" style:parent-style-name="Text_20_body" style:list-style-name="L47">
      <style:text-properties officeooo:rsid="524a9937" officeooo:paragraph-rsid="524a9937"/>
    </style:style>
    <style:style style:name="P1120" style:family="paragraph" style:parent-style-name="Text_20_body" style:list-style-name="L45">
      <style:text-properties officeooo:rsid="4e89413d" officeooo:paragraph-rsid="5004eac1"/>
    </style:style>
    <style:style style:name="P1121" style:family="paragraph" style:parent-style-name="Text_20_body" style:list-style-name="L46">
      <style:text-properties officeooo:rsid="500da72b" officeooo:paragraph-rsid="500da72b"/>
    </style:style>
    <style:style style:name="P1122" style:family="paragraph" style:parent-style-name="Text_20_body" style:list-style-name="L49">
      <style:text-properties officeooo:paragraph-rsid="5021031e"/>
    </style:style>
    <style:style style:name="P1123" style:family="paragraph" style:parent-style-name="Text_20_body" style:list-style-name="L2">
      <style:text-properties officeooo:rsid="48cc2e8e" officeooo:paragraph-rsid="503b24ff"/>
    </style:style>
    <style:style style:name="P1124" style:family="paragraph" style:parent-style-name="Text_20_body" style:list-style-name="L52">
      <style:text-properties officeooo:rsid="505afcaa" officeooo:paragraph-rsid="505afcaa"/>
    </style:style>
    <style:style style:name="P1125" style:family="paragraph" style:parent-style-name="Text_20_body" style:list-style-name="L52">
      <style:text-properties officeooo:rsid="505e2510" officeooo:paragraph-rsid="505e2510"/>
    </style:style>
    <style:style style:name="P1126" style:family="paragraph" style:parent-style-name="Text_20_body" style:list-style-name="L54">
      <style:text-properties officeooo:rsid="506bf66a" officeooo:paragraph-rsid="506bf66a"/>
    </style:style>
    <style:style style:name="P1127" style:family="paragraph" style:parent-style-name="Text_20_body" style:list-style-name="L55">
      <style:text-properties officeooo:rsid="50f8bb45" officeooo:paragraph-rsid="50f8bb45"/>
    </style:style>
    <style:style style:name="P1128" style:family="paragraph" style:parent-style-name="Text_20_body" style:list-style-name="L56">
      <style:text-properties officeooo:paragraph-rsid="50da563f"/>
    </style:style>
    <style:style style:name="P1129" style:family="paragraph" style:parent-style-name="Text_20_body" style:list-style-name="L56">
      <style:text-properties officeooo:paragraph-rsid="50d5cab6"/>
    </style:style>
    <style:style style:name="P1130" style:family="paragraph" style:parent-style-name="Text_20_body" style:list-style-name="L56">
      <style:text-properties officeooo:paragraph-rsid="511ab09d"/>
    </style:style>
    <style:style style:name="P1131" style:family="paragraph" style:parent-style-name="Text_20_body" style:list-style-name="L56">
      <style:text-properties officeooo:rsid="50dc432d" officeooo:paragraph-rsid="50e41af4"/>
    </style:style>
    <style:style style:name="P1132" style:family="paragraph" style:parent-style-name="Text_20_body" style:list-style-name="L56">
      <style:text-properties officeooo:rsid="50dc432d" officeooo:paragraph-rsid="50dc432d"/>
    </style:style>
    <style:style style:name="P1133" style:family="paragraph" style:parent-style-name="Text_20_body" style:list-style-name="L56">
      <style:text-properties officeooo:rsid="50dc432d" officeooo:paragraph-rsid="50e54a28"/>
    </style:style>
    <style:style style:name="P1134" style:family="paragraph" style:parent-style-name="Text_20_body" style:list-style-name="L56">
      <style:text-properties officeooo:rsid="50dc432d" officeooo:paragraph-rsid="50e6f306"/>
    </style:style>
    <style:style style:name="P1135" style:family="paragraph" style:parent-style-name="Text_20_body" style:list-style-name="L56">
      <style:text-properties officeooo:rsid="50dc432d" officeooo:paragraph-rsid="50e31763"/>
    </style:style>
    <style:style style:name="P1136" style:family="paragraph" style:parent-style-name="Text_20_body" style:list-style-name="L56">
      <style:text-properties officeooo:rsid="50dc432d" officeooo:paragraph-rsid="50e3933e"/>
    </style:style>
    <style:style style:name="P1137" style:family="paragraph" style:parent-style-name="Text_20_body" style:list-style-name="L56">
      <style:text-properties officeooo:rsid="50dc432d" officeooo:paragraph-rsid="50e38a7b"/>
    </style:style>
    <style:style style:name="P1138" style:family="paragraph" style:parent-style-name="Text_20_body" style:list-style-name="L56">
      <style:text-properties officeooo:rsid="50dc432d" officeooo:paragraph-rsid="511ab09d"/>
    </style:style>
    <style:style style:name="P1139" style:family="paragraph" style:parent-style-name="Text_20_body" style:list-style-name="L56">
      <style:text-properties officeooo:rsid="50dc432d" officeooo:paragraph-rsid="511d89a3"/>
    </style:style>
    <style:style style:name="P1140" style:family="paragraph" style:parent-style-name="Text_20_body" style:list-style-name="L56">
      <style:text-properties officeooo:rsid="50dc432d" officeooo:paragraph-rsid="512111a2"/>
    </style:style>
    <style:style style:name="P1141" style:family="paragraph" style:parent-style-name="Text_20_body" style:list-style-name="L56">
      <style:text-properties officeooo:rsid="50dc432d" officeooo:paragraph-rsid="511f6807"/>
    </style:style>
    <style:style style:name="P1142" style:family="paragraph" style:parent-style-name="Text_20_body" style:list-style-name="L57">
      <style:text-properties officeooo:paragraph-rsid="50b8c2e8"/>
    </style:style>
    <style:style style:name="P1143" style:family="paragraph" style:parent-style-name="Text_20_body" style:list-style-name="L57">
      <style:text-properties officeooo:rsid="50ae04da" officeooo:paragraph-rsid="50ae04da"/>
    </style:style>
    <style:style style:name="P1144" style:family="paragraph" style:parent-style-name="Text_20_body" style:list-style-name="L56">
      <style:text-properties officeooo:rsid="5094a0fd" officeooo:paragraph-rsid="50dc432d"/>
    </style:style>
    <style:style style:name="P1145" style:family="paragraph" style:parent-style-name="Text_20_body" style:list-style-name="L56">
      <style:text-properties officeooo:rsid="5094a0fd" officeooo:paragraph-rsid="512111a2"/>
    </style:style>
    <style:style style:name="P1146" style:family="paragraph" style:parent-style-name="Text_20_body" style:list-style-name="L59">
      <style:text-properties officeooo:paragraph-rsid="510a2795"/>
    </style:style>
    <style:style style:name="P1147" style:family="paragraph" style:parent-style-name="Text_20_body" style:list-style-name="L59">
      <style:text-properties officeooo:paragraph-rsid="51112a6b"/>
    </style:style>
    <style:style style:name="P1148" style:family="paragraph" style:parent-style-name="Text_20_body" style:list-style-name="L59">
      <style:text-properties officeooo:paragraph-rsid="510fe86e"/>
    </style:style>
    <style:style style:name="P1149" style:family="paragraph" style:parent-style-name="Text_20_body" style:list-style-name="L59">
      <style:text-properties officeooo:paragraph-rsid="510ff5dc"/>
    </style:style>
    <style:style style:name="P1150" style:family="paragraph" style:parent-style-name="Text_20_body" style:list-style-name="L59">
      <style:text-properties officeooo:rsid="510e477b" officeooo:paragraph-rsid="51112a6b"/>
    </style:style>
    <style:style style:name="P1151" style:family="paragraph" style:parent-style-name="Text_20_body" style:list-style-name="L58">
      <style:text-properties officeooo:rsid="50d891c3" officeooo:paragraph-rsid="50e8f7fd"/>
    </style:style>
    <style:style style:name="P1152" style:family="paragraph" style:parent-style-name="Text_20_body" style:list-style-name="L60">
      <style:text-properties officeooo:rsid="50d891c3" officeooo:paragraph-rsid="512111a2"/>
    </style:style>
    <style:style style:name="P1153" style:family="paragraph" style:parent-style-name="Text_20_body" style:list-style-name="L60">
      <style:text-properties officeooo:rsid="50d891c3" officeooo:paragraph-rsid="51716728"/>
    </style:style>
    <style:style style:name="P1154" style:family="paragraph" style:parent-style-name="Text_20_body" style:list-style-name="L60">
      <style:text-properties officeooo:paragraph-rsid="51716728"/>
    </style:style>
    <style:style style:name="P1155" style:family="paragraph" style:parent-style-name="Text_20_body" style:list-style-name="L61">
      <style:text-properties officeooo:paragraph-rsid="5124cfcc"/>
    </style:style>
    <style:style style:name="P1156" style:family="paragraph" style:parent-style-name="Text_20_body" style:list-style-name="L61">
      <style:text-properties officeooo:paragraph-rsid="512111a2"/>
    </style:style>
    <style:style style:name="P1157" style:family="paragraph" style:parent-style-name="Text_20_body" style:list-style-name="L61">
      <style:text-properties officeooo:rsid="510801a5" officeooo:paragraph-rsid="512111a2"/>
    </style:style>
    <style:style style:name="P1158" style:family="paragraph" style:parent-style-name="Text_20_body" style:list-style-name="L61">
      <style:text-properties officeooo:rsid="5079da3f" officeooo:paragraph-rsid="512111a2"/>
    </style:style>
    <style:style style:name="P1159" style:family="paragraph" style:parent-style-name="Text_20_body" style:list-style-name="L61">
      <style:text-properties officeooo:rsid="5083000d" officeooo:paragraph-rsid="5123f0aa"/>
    </style:style>
    <style:style style:name="P1160" style:family="paragraph" style:parent-style-name="Text_20_body" style:list-style-name="L61">
      <style:text-properties officeooo:rsid="5123f0aa" officeooo:paragraph-rsid="5123f0aa"/>
    </style:style>
    <style:style style:name="P1161" style:family="paragraph" style:parent-style-name="Text_20_body" style:list-style-name="L64">
      <style:text-properties officeooo:paragraph-rsid="5253c623"/>
    </style:style>
    <style:style style:name="P1162" style:family="paragraph" style:parent-style-name="Text_20_body" style:list-style-name="L66">
      <style:text-properties officeooo:paragraph-rsid="4d09575e"/>
    </style:style>
    <style:style style:name="P1163" style:family="paragraph" style:parent-style-name="Text_20_body" style:list-style-name="L66">
      <style:text-properties officeooo:rsid="4d8728eb" officeooo:paragraph-rsid="4d8728eb"/>
    </style:style>
    <style:style style:name="P1164" style:family="paragraph" style:parent-style-name="Text_20_body" style:list-style-name="L67">
      <style:text-properties officeooo:rsid="51791ab8" officeooo:paragraph-rsid="5180a688"/>
    </style:style>
    <style:style style:name="P1165" style:family="paragraph" style:parent-style-name="Text_20_body" style:list-style-name="L69">
      <style:text-properties officeooo:paragraph-rsid="51d725e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ef293"/>
    </style:style>
    <style:style style:name="T1252" style:family="text">
      <style:text-properties officeooo:rsid="4a04d6fb"/>
    </style:style>
    <style:style style:name="T1253" style:family="text">
      <style:text-properties officeooo:rsid="4a04efee"/>
    </style:style>
    <style:style style:name="T1254" style:family="text">
      <style:text-properties officeooo:rsid="4a16ee9b"/>
    </style:style>
    <style:style style:name="T1255" style:family="text">
      <style:text-properties officeooo:rsid="4a24a7d0"/>
    </style:style>
    <style:style style:name="T1256" style:family="text">
      <style:text-properties fo:language="cs" fo:country="CZ"/>
    </style:style>
    <style:style style:name="T1257" style:family="text">
      <style:text-properties fo:language="cs" fo:country="CZ" style:language-asian="zxx" style:country-asian="none" style:language-complex="ar" style:country-complex="SA"/>
    </style:style>
    <style:style style:name="T1258" style:family="text">
      <style:text-properties fo:language="cs" fo:country="CZ" officeooo:rsid="50657470" style:language-asian="zxx" style:country-asian="none" style:language-complex="ar" style:country-complex="SA"/>
    </style:style>
    <style:style style:name="T1259" style:family="text">
      <style:text-properties fo:language="cs" fo:country="CZ" fo:font-style="italic" style:language-asian="zxx" style:country-asian="none" style:font-style-asian="italic" style:language-complex="ar" style:country-complex="SA" style:font-style-complex="italic"/>
    </style:style>
    <style:style style:name="T1260" style:family="text">
      <style:text-properties fo:language="cs" fo:country="CZ" officeooo:rsid="5004eac1"/>
    </style:style>
    <style:style style:name="T1261" style:family="text">
      <style:text-properties officeooo:rsid="4a2c6a57"/>
    </style:style>
    <style:style style:name="T1262" style:family="text">
      <style:text-properties style:text-line-through-style="none" style:text-line-through-type="none"/>
    </style:style>
    <style:style style:name="T1263" style:family="text">
      <style:text-properties style:text-line-through-style="none" style:text-line-through-type="none" officeooo:rsid="49f9015f"/>
    </style:style>
    <style:style style:name="T1264" style:family="text">
      <style:text-properties style:text-line-through-style="none" style:text-line-through-type="none" officeooo:rsid="4a4167eb"/>
    </style:style>
    <style:style style:name="T1265" style:family="text">
      <style:text-properties style:text-line-through-style="none" style:text-line-through-type="none" fo:font-style="italic" style:font-style-asian="italic" style:font-style-complex="italic"/>
    </style:style>
    <style:style style:name="T1266" style:family="text">
      <style:text-properties style:text-line-through-style="none" style:text-line-through-type="none" fo:font-style="italic" officeooo:rsid="4a4167eb" style:font-style-asian="italic" style:font-style-complex="italic"/>
    </style:style>
    <style:style style:name="T1267" style:family="text">
      <style:text-properties style:text-line-through-style="none" style:text-line-through-type="none" fo:font-style="italic" officeooo:rsid="4cc44788" style:font-style-asian="italic" style:font-style-complex="italic"/>
    </style:style>
    <style:style style:name="T1268" style:family="text">
      <style:text-properties style:text-line-through-style="none" style:text-line-through-type="none" fo:font-style="italic" officeooo:rsid="4dc0d5dd" style:font-style-asian="italic" style:font-style-complex="italic"/>
    </style:style>
    <style:style style:name="T1269" style:family="text">
      <style:text-properties style:text-line-through-style="none" style:text-line-through-type="none" fo:font-style="italic" officeooo:rsid="4dde2db8" style:font-style-asian="italic" style:font-style-complex="italic"/>
    </style:style>
    <style:style style:name="T1270" style:family="text">
      <style:text-properties style:text-line-through-style="none" style:text-line-through-type="none" fo:font-style="italic" officeooo:rsid="4e06c436" style:font-style-asian="italic" style:font-style-complex="italic"/>
    </style:style>
    <style:style style:name="T1271" style:family="text">
      <style:text-properties style:text-line-through-style="none" style:text-line-through-type="none" fo:font-style="italic" officeooo:rsid="4e841f79" style:font-style-asian="italic" style:font-style-complex="italic"/>
    </style:style>
    <style:style style:name="T1272" style:family="text">
      <style:text-properties style:text-line-through-style="none" style:text-line-through-type="none" fo:font-style="italic" officeooo:rsid="4e2f1665" style:font-style-asian="italic" style:font-style-complex="italic"/>
    </style:style>
    <style:style style:name="T1273" style:family="text">
      <style:text-properties style:text-line-through-style="none" style:text-line-through-type="none" fo:font-style="italic" officeooo:rsid="5018b7f5" style:font-style-asian="italic" style:font-style-complex="italic"/>
    </style:style>
    <style:style style:name="T1274" style:family="text">
      <style:text-properties style:text-line-through-style="none" style:text-line-through-type="none" fo:font-style="italic" officeooo:rsid="50657470" style:font-style-asian="italic" style:font-style-complex="italic"/>
    </style:style>
    <style:style style:name="T1275" style:family="text">
      <style:text-properties style:text-line-through-style="none" style:text-line-through-type="none" fo:font-style="italic" officeooo:rsid="514f4f03" style:font-style-asian="italic" style:font-style-complex="italic"/>
    </style:style>
    <style:style style:name="T1276" style:family="text">
      <style:text-properties style:text-line-through-style="none" style:text-line-through-type="none" fo:font-style="italic" officeooo:rsid="516d15c5" style:font-style-asian="italic" style:font-style-complex="italic"/>
    </style:style>
    <style:style style:name="T1277" style:family="text">
      <style:text-properties style:text-line-through-style="none" style:text-line-through-type="none" fo:font-style="italic" officeooo:rsid="4a3d6807" style:font-style-asian="italic" style:font-style-complex="italic"/>
    </style:style>
    <style:style style:name="T1278" style:family="text">
      <style:text-properties style:text-line-through-style="none" style:text-line-through-type="none" fo:font-style="italic" officeooo:rsid="4cd367c2" style:font-style-asian="italic" style:font-style-complex="italic"/>
    </style:style>
    <style:style style:name="T1279" style:family="text">
      <style:text-properties style:text-line-through-style="none" style:text-line-through-type="none" fo:font-style="italic" officeooo:rsid="51791ab8" style:font-style-asian="italic" style:font-style-complex="italic"/>
    </style:style>
    <style:style style:name="T1280" style:family="text">
      <style:text-properties style:text-line-through-style="none" style:text-line-through-type="none" fo:font-style="italic" officeooo:rsid="518d4167" style:font-style-asian="italic" style:font-style-complex="italic"/>
    </style:style>
    <style:style style:name="T1281" style:family="text">
      <style:text-properties style:text-line-through-style="none" style:text-line-through-type="none" fo:font-style="italic" officeooo:rsid="518c61bf" style:font-style-asian="italic" style:font-style-complex="italic"/>
    </style:style>
    <style:style style:name="T1282" style:family="text">
      <style:text-properties style:text-line-through-style="none" style:text-line-through-type="none" fo:font-style="italic" officeooo:rsid="5198766e" style:font-style-asian="italic" style:font-style-complex="italic"/>
    </style:style>
    <style:style style:name="T1283" style:family="text">
      <style:text-properties style:text-line-through-style="none" style:text-line-through-type="none" fo:font-style="italic" officeooo:rsid="518d2925" style:font-style-asian="italic" style:font-style-complex="italic"/>
    </style:style>
    <style:style style:name="T1284" style:family="text">
      <style:text-properties style:text-line-through-style="none" style:text-line-through-type="none" fo:font-style="italic" style:text-underline-style="none" officeooo:rsid="4a4167eb" style:font-style-asian="italic" style:font-style-complex="italic"/>
    </style:style>
    <style:style style:name="T1285" style:family="text">
      <style:text-properties style:text-line-through-style="none" style:text-line-through-type="none" officeooo:rsid="4a356b10"/>
    </style:style>
    <style:style style:name="T1286" style:family="text">
      <style:text-properties style:text-line-through-style="none" style:text-line-through-type="none" officeooo:rsid="4b26ed81"/>
    </style:style>
    <style:style style:name="T1287" style:family="text">
      <style:text-properties style:text-line-through-style="none" style:text-line-through-type="none" officeooo:rsid="4bb52aea"/>
    </style:style>
    <style:style style:name="T1288" style:family="text">
      <style:text-properties style:text-line-through-style="none" style:text-line-through-type="none" officeooo:rsid="4bb6de42"/>
    </style:style>
    <style:style style:name="T1289" style:family="text">
      <style:text-properties style:text-line-through-style="none" style:text-line-through-type="none" officeooo:rsid="4bbafb07"/>
    </style:style>
    <style:style style:name="T1290" style:family="text">
      <style:text-properties style:text-line-through-style="none" style:text-line-through-type="none" officeooo:rsid="4c3b4cb5"/>
    </style:style>
    <style:style style:name="T1291" style:family="text">
      <style:text-properties style:text-line-through-style="none" style:text-line-through-type="none" officeooo:rsid="4c3fb011"/>
    </style:style>
    <style:style style:name="T1292" style:family="text">
      <style:text-properties style:text-line-through-style="none" style:text-line-through-type="none" officeooo:rsid="4c436b61"/>
    </style:style>
    <style:style style:name="T1293" style:family="text">
      <style:text-properties style:text-line-through-style="none" style:text-line-through-type="none" officeooo:rsid="4c445ed9"/>
    </style:style>
    <style:style style:name="T1294" style:family="text">
      <style:text-properties style:text-line-through-style="none" style:text-line-through-type="none" officeooo:rsid="4c44f6fd"/>
    </style:style>
    <style:style style:name="T1295" style:family="text">
      <style:text-properties style:text-line-through-style="none" style:text-line-through-type="none" officeooo:rsid="4c60652c"/>
    </style:style>
    <style:style style:name="T1296" style:family="text">
      <style:text-properties style:text-line-through-style="none" style:text-line-through-type="none" officeooo:rsid="4c73d16e"/>
    </style:style>
    <style:style style:name="T1297" style:family="text">
      <style:text-properties style:text-line-through-style="none" style:text-line-through-type="none" officeooo:rsid="4c9a3391"/>
    </style:style>
    <style:style style:name="T1298" style:family="text">
      <style:text-properties style:text-line-through-style="none" style:text-line-through-type="none" officeooo:rsid="4ca78fb5"/>
    </style:style>
    <style:style style:name="T1299" style:family="text">
      <style:text-properties style:text-line-through-style="none" style:text-line-through-type="none" officeooo:rsid="4ce0ade6"/>
    </style:style>
    <style:style style:name="T1300" style:family="text">
      <style:text-properties style:text-line-through-style="none" style:text-line-through-type="none" officeooo:rsid="4d050e29"/>
    </style:style>
    <style:style style:name="T1301" style:family="text">
      <style:text-properties style:text-line-through-style="none" style:text-line-through-type="none" officeooo:rsid="4d9ce44c"/>
    </style:style>
    <style:style style:name="T1302" style:family="text">
      <style:text-properties style:text-line-through-style="none" style:text-line-through-type="none" officeooo:rsid="4da8a6bc"/>
    </style:style>
    <style:style style:name="T1303" style:family="text">
      <style:text-properties style:text-line-through-style="none" style:text-line-through-type="none" officeooo:rsid="4dba6cb9"/>
    </style:style>
    <style:style style:name="T1304" style:family="text">
      <style:text-properties style:text-line-through-style="none" style:text-line-through-type="none" officeooo:rsid="4dc5ca31"/>
    </style:style>
    <style:style style:name="T1305" style:family="text">
      <style:text-properties style:text-line-through-style="none" style:text-line-through-type="none" officeooo:rsid="4dcae42c"/>
    </style:style>
    <style:style style:name="T1306" style:family="text">
      <style:text-properties style:text-line-through-style="none" style:text-line-through-type="none" officeooo:rsid="4dcd6adf"/>
    </style:style>
    <style:style style:name="T1307" style:family="text">
      <style:text-properties style:text-line-through-style="none" style:text-line-through-type="none" officeooo:rsid="4dd369d5"/>
    </style:style>
    <style:style style:name="T1308" style:family="text">
      <style:text-properties style:text-line-through-style="none" style:text-line-through-type="none" officeooo:rsid="4dcd0f71"/>
    </style:style>
    <style:style style:name="T1309" style:family="text">
      <style:text-properties style:text-line-through-style="none" style:text-line-through-type="none" fo:font-style="normal" style:font-style-asian="normal" style:font-style-complex="normal"/>
    </style:style>
    <style:style style:name="T1310" style:family="text">
      <style:text-properties style:text-line-through-style="none" style:text-line-through-type="none" fo:font-style="normal" officeooo:rsid="4ddb23f7" style:font-style-asian="normal" style:font-style-complex="normal"/>
    </style:style>
    <style:style style:name="T1311" style:family="text">
      <style:text-properties style:text-line-through-style="none" style:text-line-through-type="none" fo:font-style="normal" officeooo:rsid="4a4167eb" style:font-style-asian="normal" style:font-style-complex="normal"/>
    </style:style>
    <style:style style:name="T1312" style:family="text">
      <style:text-properties style:text-line-through-style="none" style:text-line-through-type="none" fo:font-style="normal" officeooo:rsid="4ddbdf1f" style:font-style-asian="normal" style:font-style-complex="normal"/>
    </style:style>
    <style:style style:name="T1313" style:family="text">
      <style:text-properties style:text-line-through-style="none" style:text-line-through-type="none" fo:font-style="normal" officeooo:rsid="4de7a789" style:font-style-asian="normal" style:font-style-complex="normal"/>
    </style:style>
    <style:style style:name="T1314" style:family="text">
      <style:text-properties style:text-line-through-style="none" style:text-line-through-type="none" fo:font-style="normal" officeooo:rsid="4dba6cb9" style:font-style-asian="normal" style:font-style-complex="normal"/>
    </style:style>
    <style:style style:name="T1315" style:family="text">
      <style:text-properties style:text-line-through-style="none" style:text-line-through-type="none" fo:font-style="normal" officeooo:rsid="4dde2db8" style:font-style-asian="normal" style:font-style-complex="normal"/>
    </style:style>
    <style:style style:name="T1316" style:family="text">
      <style:text-properties style:text-line-through-style="none" style:text-line-through-type="none" fo:font-style="normal" officeooo:rsid="4e06c436" style:font-style-asian="normal" style:font-style-complex="normal"/>
    </style:style>
    <style:style style:name="T1317" style:family="text">
      <style:text-properties style:text-line-through-style="none" style:text-line-through-type="none" fo:font-style="normal" officeooo:rsid="4ec63286" style:font-style-asian="normal" style:font-style-complex="normal"/>
    </style:style>
    <style:style style:name="T1318" style:family="text">
      <style:text-properties style:text-line-through-style="none" style:text-line-through-type="none" fo:font-style="normal" officeooo:rsid="51164410" style:font-style-asian="normal" style:font-style-complex="normal"/>
    </style:style>
    <style:style style:name="T1319" style:family="text">
      <style:text-properties style:text-line-through-style="none" style:text-line-through-type="none" fo:font-style="normal" officeooo:rsid="511d89a3" style:font-style-asian="normal" style:font-style-complex="normal"/>
    </style:style>
    <style:style style:name="T1320" style:family="text">
      <style:text-properties style:text-line-through-style="none" style:text-line-through-type="none" fo:font-style="normal" officeooo:rsid="515b557e" style:font-style-asian="normal" style:font-style-complex="normal"/>
    </style:style>
    <style:style style:name="T1321" style:family="text">
      <style:text-properties style:text-line-through-style="none" style:text-line-through-type="none" fo:font-style="normal" officeooo:rsid="515e6d15" style:font-style-asian="normal" style:font-style-complex="normal"/>
    </style:style>
    <style:style style:name="T1322" style:family="text">
      <style:text-properties style:text-line-through-style="none" style:text-line-through-type="none" fo:font-style="normal" officeooo:rsid="518d4167" style:font-style-asian="normal" style:font-style-complex="normal"/>
    </style:style>
    <style:style style:name="T1323" style:family="text">
      <style:text-properties style:text-line-through-style="none" style:text-line-through-type="none" officeooo:rsid="4dc0d5dd"/>
    </style:style>
    <style:style style:name="T1324" style:family="text">
      <style:text-properties style:text-line-through-style="none" style:text-line-through-type="none" officeooo:rsid="4ddb23f7"/>
    </style:style>
    <style:style style:name="T1325" style:family="text">
      <style:text-properties style:text-line-through-style="none" style:text-line-through-type="none" officeooo:rsid="4ddbdf1f"/>
    </style:style>
    <style:style style:name="T1326" style:family="text">
      <style:text-properties style:text-line-through-style="none" style:text-line-through-type="none" officeooo:rsid="4ddcedcc"/>
    </style:style>
    <style:style style:name="T1327" style:family="text">
      <style:text-properties style:text-line-through-style="none" style:text-line-through-type="none" officeooo:rsid="4dde2db8"/>
    </style:style>
    <style:style style:name="T1328" style:family="text">
      <style:text-properties style:text-line-through-style="none" style:text-line-through-type="none" officeooo:rsid="4de7a789"/>
    </style:style>
    <style:style style:name="T1329" style:family="text">
      <style:text-properties style:text-line-through-style="none" style:text-line-through-type="none" officeooo:rsid="4deb7378"/>
    </style:style>
    <style:style style:name="T1330" style:family="text">
      <style:text-properties style:text-line-through-style="none" style:text-line-through-type="none" officeooo:rsid="4dfba0ba"/>
    </style:style>
    <style:style style:name="T1331" style:family="text">
      <style:text-properties style:text-line-through-style="none" style:text-line-through-type="none" officeooo:rsid="4dfcccec"/>
    </style:style>
    <style:style style:name="T1332" style:family="text">
      <style:text-properties style:text-line-through-style="none" style:text-line-through-type="none" officeooo:rsid="4e06c436"/>
    </style:style>
    <style:style style:name="T1333" style:family="text">
      <style:text-properties style:text-line-through-style="none" style:text-line-through-type="none" officeooo:rsid="4e209805"/>
    </style:style>
    <style:style style:name="T1334" style:family="text">
      <style:text-properties style:text-line-through-style="none" style:text-line-through-type="none" officeooo:rsid="4e266eb9"/>
    </style:style>
    <style:style style:name="T1335" style:family="text">
      <style:text-properties style:text-line-through-style="none" style:text-line-through-type="none" officeooo:rsid="4e3e6237"/>
    </style:style>
    <style:style style:name="T1336" style:family="text">
      <style:text-properties style:text-line-through-style="none" style:text-line-through-type="none" officeooo:rsid="4e491fc7"/>
    </style:style>
    <style:style style:name="T1337" style:family="text">
      <style:text-properties style:text-line-through-style="none" style:text-line-through-type="none" officeooo:rsid="4cd367c2"/>
    </style:style>
    <style:style style:name="T1338" style:family="text">
      <style:text-properties style:text-line-through-style="none" style:text-line-through-type="none" officeooo:rsid="4e49c8e2"/>
    </style:style>
    <style:style style:name="T1339" style:family="text">
      <style:text-properties style:text-line-through-style="none" style:text-line-through-type="none" officeooo:rsid="4e4b3f30"/>
    </style:style>
    <style:style style:name="T1340" style:family="text">
      <style:text-properties style:text-line-through-style="none" style:text-line-through-type="none" officeooo:rsid="4e60a50b"/>
    </style:style>
    <style:style style:name="T1341" style:family="text">
      <style:text-properties style:text-line-through-style="none" style:text-line-through-type="none" officeooo:rsid="4e6e5a13"/>
    </style:style>
    <style:style style:name="T1342" style:family="text">
      <style:text-properties style:text-line-through-style="none" style:text-line-through-type="none" officeooo:rsid="4e6e84f5"/>
    </style:style>
    <style:style style:name="T1343" style:family="text">
      <style:text-properties style:text-line-through-style="none" style:text-line-through-type="none" officeooo:rsid="4e74178a"/>
    </style:style>
    <style:style style:name="T1344" style:family="text">
      <style:text-properties style:text-line-through-style="none" style:text-line-through-type="none" officeooo:rsid="4e767903"/>
    </style:style>
    <style:style style:name="T1345" style:family="text">
      <style:text-properties style:text-line-through-style="none" style:text-line-through-type="none" officeooo:rsid="16077e11"/>
    </style:style>
    <style:style style:name="T1346" style:family="text">
      <style:text-properties style:text-line-through-style="none" style:text-line-through-type="none" officeooo:rsid="473b82af"/>
    </style:style>
    <style:style style:name="T1347" style:family="text">
      <style:text-properties style:text-line-through-style="none" style:text-line-through-type="none" officeooo:rsid="4e80fd39"/>
    </style:style>
    <style:style style:name="T1348" style:family="text">
      <style:text-properties style:text-line-through-style="none" style:text-line-through-type="none" officeooo:rsid="4e841f79"/>
    </style:style>
    <style:style style:name="T1349" style:family="text">
      <style:text-properties style:text-line-through-style="none" style:text-line-through-type="none" officeooo:rsid="4e899196"/>
    </style:style>
    <style:style style:name="T1350" style:family="text">
      <style:text-properties style:text-line-through-style="none" style:text-line-through-type="none" officeooo:rsid="4e2f1665"/>
    </style:style>
    <style:style style:name="T1351" style:family="text">
      <style:text-properties style:text-line-through-style="none" style:text-line-through-type="none" officeooo:rsid="4e8a8a99"/>
    </style:style>
    <style:style style:name="T1352" style:family="text">
      <style:text-properties style:text-line-through-style="none" style:text-line-through-type="none" officeooo:rsid="4e953a66"/>
    </style:style>
    <style:style style:name="T1353" style:family="text">
      <style:text-properties style:text-line-through-style="none" style:text-line-through-type="none" officeooo:rsid="4e9fae19"/>
    </style:style>
    <style:style style:name="T1354" style:family="text">
      <style:text-properties style:text-line-through-style="none" style:text-line-through-type="none" officeooo:rsid="4ea75534"/>
    </style:style>
    <style:style style:name="T1355" style:family="text">
      <style:text-properties style:text-line-through-style="none" style:text-line-through-type="none" officeooo:rsid="4ea8ed76"/>
    </style:style>
    <style:style style:name="T1356" style:family="text">
      <style:text-properties style:text-line-through-style="none" style:text-line-through-type="none" officeooo:rsid="4ebee606"/>
    </style:style>
    <style:style style:name="T1357" style:family="text">
      <style:text-properties style:text-line-through-style="none" style:text-line-through-type="none" officeooo:rsid="4ec0c269"/>
    </style:style>
    <style:style style:name="T1358" style:family="text">
      <style:text-properties style:text-line-through-style="none" style:text-line-through-type="none" officeooo:rsid="4ec47d45"/>
    </style:style>
    <style:style style:name="T1359" style:family="text">
      <style:text-properties style:text-line-through-style="none" style:text-line-through-type="none" officeooo:rsid="4ec61e3c"/>
    </style:style>
    <style:style style:name="T1360" style:family="text">
      <style:text-properties style:text-line-through-style="none" style:text-line-through-type="none" officeooo:rsid="4ec63286"/>
    </style:style>
    <style:style style:name="T1361" style:family="text">
      <style:text-properties style:text-line-through-style="none" style:text-line-through-type="none" officeooo:rsid="4ed03346"/>
    </style:style>
    <style:style style:name="T1362" style:family="text">
      <style:text-properties style:text-line-through-style="none" style:text-line-through-type="none" officeooo:rsid="4ed21d1b"/>
    </style:style>
    <style:style style:name="T1363" style:family="text">
      <style:text-properties style:text-line-through-style="none" style:text-line-through-type="none" officeooo:rsid="4ed44653"/>
    </style:style>
    <style:style style:name="T1364" style:family="text">
      <style:text-properties style:text-line-through-style="none" style:text-line-through-type="none" officeooo:rsid="4ed6320a"/>
    </style:style>
    <style:style style:name="T1365" style:family="text">
      <style:text-properties style:text-line-through-style="none" style:text-line-through-type="none" officeooo:rsid="4ee22c37"/>
    </style:style>
    <style:style style:name="T1366" style:family="text">
      <style:text-properties style:text-line-through-style="none" style:text-line-through-type="none" officeooo:rsid="4ee3c9e7"/>
    </style:style>
    <style:style style:name="T1367" style:family="text">
      <style:text-properties style:text-line-through-style="none" style:text-line-through-type="none" officeooo:rsid="4ee4ae7a"/>
    </style:style>
    <style:style style:name="T1368" style:family="text">
      <style:text-properties style:text-line-through-style="none" style:text-line-through-type="none" officeooo:rsid="4eebf99d"/>
    </style:style>
    <style:style style:name="T1369" style:family="text">
      <style:text-properties style:text-line-through-style="none" style:text-line-through-type="none" officeooo:rsid="4eed8b78"/>
    </style:style>
    <style:style style:name="T1370" style:family="text">
      <style:text-properties style:text-line-through-style="none" style:text-line-through-type="none" officeooo:rsid="4ef02306"/>
    </style:style>
    <style:style style:name="T1371" style:family="text">
      <style:text-properties style:text-line-through-style="none" style:text-line-through-type="none" officeooo:rsid="4ef5572f"/>
    </style:style>
    <style:style style:name="T1372" style:family="text">
      <style:text-properties style:text-line-through-style="none" style:text-line-through-type="none" officeooo:rsid="4ef6f267"/>
    </style:style>
    <style:style style:name="T1373" style:family="text">
      <style:text-properties style:text-line-through-style="none" style:text-line-through-type="none" officeooo:rsid="4efe0772"/>
    </style:style>
    <style:style style:name="T1374" style:family="text">
      <style:text-properties style:text-line-through-style="none" style:text-line-through-type="none" officeooo:rsid="4f0bb4fa"/>
    </style:style>
    <style:style style:name="T1375" style:family="text">
      <style:text-properties style:text-line-through-style="none" style:text-line-through-type="none" officeooo:rsid="4f0cac21"/>
    </style:style>
    <style:style style:name="T1376" style:family="text">
      <style:text-properties style:text-line-through-style="none" style:text-line-through-type="none" officeooo:rsid="4f14d682"/>
    </style:style>
    <style:style style:name="T1377" style:family="text">
      <style:text-properties style:text-line-through-style="none" style:text-line-through-type="none" officeooo:rsid="4f19cc9f"/>
    </style:style>
    <style:style style:name="T1378" style:family="text">
      <style:text-properties style:text-line-through-style="none" style:text-line-through-type="none" officeooo:rsid="4f22e468"/>
    </style:style>
    <style:style style:name="T1379" style:family="text">
      <style:text-properties style:text-line-through-style="none" style:text-line-through-type="none" officeooo:rsid="4f277318"/>
    </style:style>
    <style:style style:name="T1380" style:family="text">
      <style:text-properties style:text-line-through-style="none" style:text-line-through-type="none" officeooo:rsid="4f4cecb8"/>
    </style:style>
    <style:style style:name="T1381" style:family="text">
      <style:text-properties style:text-line-through-style="none" style:text-line-through-type="none" officeooo:rsid="4f551cb0"/>
    </style:style>
    <style:style style:name="T1382" style:family="text">
      <style:text-properties style:text-line-through-style="none" style:text-line-through-type="none" officeooo:rsid="4f727bf9"/>
    </style:style>
    <style:style style:name="T1383" style:family="text">
      <style:text-properties style:text-line-through-style="none" style:text-line-through-type="none" officeooo:rsid="4f735082"/>
    </style:style>
    <style:style style:name="T1384" style:family="text">
      <style:text-properties style:text-line-through-style="none" style:text-line-through-type="none" officeooo:rsid="4f7e51b9"/>
    </style:style>
    <style:style style:name="T1385" style:family="text">
      <style:text-properties style:text-line-through-style="none" style:text-line-through-type="none" officeooo:rsid="4f802e82"/>
    </style:style>
    <style:style style:name="T1386" style:family="text">
      <style:text-properties style:text-line-through-style="none" style:text-line-through-type="none" officeooo:rsid="4f83fff4"/>
    </style:style>
    <style:style style:name="T1387" style:family="text">
      <style:text-properties style:text-line-through-style="none" style:text-line-through-type="none" officeooo:rsid="4f8903c4"/>
    </style:style>
    <style:style style:name="T1388" style:family="text">
      <style:text-properties style:text-line-through-style="none" style:text-line-through-type="none" officeooo:rsid="4f90ab30"/>
    </style:style>
    <style:style style:name="T1389" style:family="text">
      <style:text-properties style:text-line-through-style="none" style:text-line-through-type="none" officeooo:rsid="4f9fea86"/>
    </style:style>
    <style:style style:name="T1390" style:family="text">
      <style:text-properties style:text-line-through-style="none" style:text-line-through-type="none" officeooo:rsid="4faaefbf"/>
    </style:style>
    <style:style style:name="T1391" style:family="text">
      <style:text-properties style:text-line-through-style="none" style:text-line-through-type="none" officeooo:rsid="4fdedc33"/>
    </style:style>
    <style:style style:name="T1392" style:family="text">
      <style:text-properties style:text-line-through-style="none" style:text-line-through-type="none" officeooo:rsid="4fe0bba6"/>
    </style:style>
    <style:style style:name="T1393" style:family="text">
      <style:text-properties style:text-line-through-style="none" style:text-line-through-type="none" officeooo:rsid="4fe481fe"/>
    </style:style>
    <style:style style:name="T1394" style:family="text">
      <style:text-properties style:text-line-through-style="none" style:text-line-through-type="none" fo:language="en" fo:country="US" officeooo:rsid="4fe73478"/>
    </style:style>
    <style:style style:name="T1395" style:family="text">
      <style:text-properties style:text-line-through-style="none" style:text-line-through-type="none" officeooo:rsid="4ffa0b35"/>
    </style:style>
    <style:style style:name="T1396" style:family="text">
      <style:text-properties style:text-line-through-style="none" style:text-line-through-type="none" officeooo:rsid="5004eac1"/>
    </style:style>
    <style:style style:name="T1397" style:family="text">
      <style:text-properties style:text-line-through-style="none" style:text-line-through-type="none" officeooo:rsid="500da72b"/>
    </style:style>
    <style:style style:name="T1398" style:family="text">
      <style:text-properties style:text-line-through-style="none" style:text-line-through-type="none" officeooo:rsid="50139d5e"/>
    </style:style>
    <style:style style:name="T1399" style:family="text">
      <style:text-properties style:text-line-through-style="none" style:text-line-through-type="none" officeooo:rsid="5018b7f5"/>
    </style:style>
    <style:style style:name="T1400" style:family="text">
      <style:text-properties style:text-line-through-style="none" style:text-line-through-type="none" officeooo:rsid="5033c136"/>
    </style:style>
    <style:style style:name="T1401" style:family="text">
      <style:text-properties style:text-line-through-style="none" style:text-line-through-type="none" officeooo:rsid="503739f2"/>
    </style:style>
    <style:style style:name="T1402" style:family="text">
      <style:text-properties style:text-line-through-style="none" style:text-line-through-type="none" officeooo:rsid="50387b66"/>
    </style:style>
    <style:style style:name="T1403" style:family="text">
      <style:text-properties style:text-line-through-style="none" style:text-line-through-type="none" officeooo:rsid="503b24ff"/>
    </style:style>
    <style:style style:name="T1404" style:family="text">
      <style:text-properties style:text-line-through-style="none" style:text-line-through-type="none" officeooo:rsid="503d29ce"/>
    </style:style>
    <style:style style:name="T1405" style:family="text">
      <style:text-properties style:text-line-through-style="none" style:text-line-through-type="none" officeooo:rsid="503dc632"/>
    </style:style>
    <style:style style:name="T1406" style:family="text">
      <style:text-properties style:text-line-through-style="none" style:text-line-through-type="none" officeooo:rsid="504091e7"/>
    </style:style>
    <style:style style:name="T1407" style:family="text">
      <style:text-properties style:text-line-through-style="none" style:text-line-through-type="none" officeooo:rsid="50613f55"/>
    </style:style>
    <style:style style:name="T1408" style:family="text">
      <style:text-properties style:text-line-through-style="none" style:text-line-through-type="none" officeooo:rsid="50651d01"/>
    </style:style>
    <style:style style:name="T1409" style:family="text">
      <style:text-properties style:text-line-through-style="none" style:text-line-through-type="none" officeooo:rsid="50657470"/>
    </style:style>
    <style:style style:name="T1410" style:family="text">
      <style:text-properties style:text-line-through-style="none" style:text-line-through-type="none" officeooo:rsid="506735e0"/>
    </style:style>
    <style:style style:name="T1411" style:family="text">
      <style:text-properties style:text-line-through-style="none" style:text-line-through-type="none" officeooo:rsid="506ac9f2"/>
    </style:style>
    <style:style style:name="T1412" style:family="text">
      <style:text-properties style:text-line-through-style="none" style:text-line-through-type="none" officeooo:rsid="50704078"/>
    </style:style>
    <style:style style:name="T1413" style:family="text">
      <style:text-properties style:text-line-through-style="none" style:text-line-through-type="none" officeooo:rsid="50726c4c"/>
    </style:style>
    <style:style style:name="T1414" style:family="text">
      <style:text-properties style:text-line-through-style="none" style:text-line-through-type="none" officeooo:rsid="50742996"/>
    </style:style>
    <style:style style:name="T1415" style:family="text">
      <style:text-properties style:text-line-through-style="none" style:text-line-through-type="none" officeooo:rsid="50743060"/>
    </style:style>
    <style:style style:name="T1416" style:family="text">
      <style:text-properties style:text-line-through-style="none" style:text-line-through-type="none" officeooo:rsid="507803dd"/>
    </style:style>
    <style:style style:name="T1417" style:family="text">
      <style:text-properties style:text-line-through-style="none" style:text-line-through-type="none" officeooo:rsid="506e69d4"/>
    </style:style>
    <style:style style:name="T1418" style:family="text">
      <style:text-properties style:text-line-through-style="none" style:text-line-through-type="none" officeooo:rsid="508a7f2d"/>
    </style:style>
    <style:style style:name="T1419" style:family="text">
      <style:text-properties style:text-line-through-style="none" style:text-line-through-type="none" officeooo:rsid="5094a0fd"/>
    </style:style>
    <style:style style:name="T1420" style:family="text">
      <style:text-properties style:text-line-through-style="none" style:text-line-through-type="none" officeooo:rsid="509689a8"/>
    </style:style>
    <style:style style:name="T1421" style:family="text">
      <style:text-properties style:text-line-through-style="none" style:text-line-through-type="none" officeooo:rsid="50986eb3"/>
    </style:style>
    <style:style style:name="T1422" style:family="text">
      <style:text-properties style:text-line-through-style="none" style:text-line-through-type="none" officeooo:rsid="50e8f7fd"/>
    </style:style>
    <style:style style:name="T1423" style:family="text">
      <style:text-properties style:text-line-through-style="none" style:text-line-through-type="none" officeooo:rsid="50fbf249"/>
    </style:style>
    <style:style style:name="T1424" style:family="text">
      <style:text-properties style:text-line-through-style="none" style:text-line-through-type="none" officeooo:rsid="51141268"/>
    </style:style>
    <style:style style:name="T1425" style:family="text">
      <style:text-properties style:text-line-through-style="none" style:text-line-through-type="none" officeooo:rsid="51164410"/>
    </style:style>
    <style:style style:name="T1426" style:family="text">
      <style:text-properties style:text-line-through-style="none" style:text-line-through-type="none" officeooo:rsid="511ab09d"/>
    </style:style>
    <style:style style:name="T1427" style:family="text">
      <style:text-properties style:text-line-through-style="none" style:text-line-through-type="none" officeooo:rsid="511bcb0a"/>
    </style:style>
    <style:style style:name="T1428" style:family="text">
      <style:text-properties style:text-line-through-style="none" style:text-line-through-type="none" officeooo:rsid="511d89a3"/>
    </style:style>
    <style:style style:name="T1429" style:family="text">
      <style:text-properties style:text-line-through-style="none" style:text-line-through-type="none" officeooo:rsid="511f6807"/>
    </style:style>
    <style:style style:name="T1430" style:family="text">
      <style:text-properties style:text-line-through-style="none" style:text-line-through-type="none" officeooo:rsid="512111a2"/>
    </style:style>
    <style:style style:name="T1431" style:family="text">
      <style:text-properties style:text-line-through-style="none" style:text-line-through-type="none" officeooo:rsid="513bb3d6"/>
    </style:style>
    <style:style style:name="T1432" style:family="text">
      <style:text-properties style:text-line-through-style="none" style:text-line-through-type="none" officeooo:rsid="513e7f6f"/>
    </style:style>
    <style:style style:name="T1433" style:family="text">
      <style:text-properties style:text-line-through-style="none" style:text-line-through-type="none" officeooo:rsid="513fdbca"/>
    </style:style>
    <style:style style:name="T1434" style:family="text">
      <style:text-properties style:text-line-through-style="none" style:text-line-through-type="none" officeooo:rsid="51424d50"/>
    </style:style>
    <style:style style:name="T1435" style:family="text">
      <style:text-properties style:text-line-through-style="none" style:text-line-through-type="none" officeooo:rsid="514f4f03"/>
    </style:style>
    <style:style style:name="T1436" style:family="text">
      <style:text-properties style:text-line-through-style="none" style:text-line-through-type="none" officeooo:rsid="514feebc"/>
    </style:style>
    <style:style style:name="T1437" style:family="text">
      <style:text-properties style:text-line-through-style="none" style:text-line-through-type="none" officeooo:rsid="5152b4d4"/>
    </style:style>
    <style:style style:name="T1438" style:family="text">
      <style:text-properties style:text-line-through-style="none" style:text-line-through-type="none" officeooo:rsid="51540c68"/>
    </style:style>
    <style:style style:name="T1439" style:family="text">
      <style:text-properties style:text-line-through-style="none" style:text-line-through-type="none" officeooo:rsid="515438d1"/>
    </style:style>
    <style:style style:name="T1440" style:family="text">
      <style:text-properties style:text-line-through-style="none" style:text-line-through-type="none" officeooo:rsid="515549b4"/>
    </style:style>
    <style:style style:name="T1441" style:family="text">
      <style:text-properties style:text-line-through-style="none" style:text-line-through-type="none" officeooo:rsid="515b557e"/>
    </style:style>
    <style:style style:name="T1442" style:family="text">
      <style:text-properties style:text-line-through-style="none" style:text-line-through-type="none" officeooo:rsid="515f36fd"/>
    </style:style>
    <style:style style:name="T1443" style:family="text">
      <style:text-properties style:text-line-through-style="none" style:text-line-through-type="none" officeooo:rsid="5166434a"/>
    </style:style>
    <style:style style:name="T1444" style:family="text">
      <style:text-properties style:text-line-through-style="none" style:text-line-through-type="none" officeooo:rsid="516a7a80"/>
    </style:style>
    <style:style style:name="T1445" style:family="text">
      <style:text-properties style:text-line-through-style="none" style:text-line-through-type="none" officeooo:rsid="516b5ba8"/>
    </style:style>
    <style:style style:name="T1446" style:family="text">
      <style:text-properties style:text-line-through-style="none" style:text-line-through-type="none" officeooo:rsid="516d15c5"/>
    </style:style>
    <style:style style:name="T1447" style:family="text">
      <style:text-properties style:text-line-through-style="none" style:text-line-through-type="none" officeooo:rsid="4a3d6807"/>
    </style:style>
    <style:style style:name="T1448" style:family="text">
      <style:text-properties style:text-line-through-style="none" style:text-line-through-type="none" officeooo:rsid="516d55b1"/>
    </style:style>
    <style:style style:name="T1449" style:family="text">
      <style:text-properties style:text-line-through-style="none" style:text-line-through-type="none" officeooo:rsid="5174da89"/>
    </style:style>
    <style:style style:name="T1450" style:family="text">
      <style:text-properties style:text-line-through-style="none" style:text-line-through-type="none" officeooo:rsid="5175a842"/>
    </style:style>
    <style:style style:name="T1451" style:family="text">
      <style:text-properties style:text-line-through-style="none" style:text-line-through-type="none" officeooo:rsid="51791ab8"/>
    </style:style>
    <style:style style:name="T1452" style:family="text">
      <style:text-properties style:text-line-through-style="none" style:text-line-through-type="none" officeooo:rsid="51879bc1"/>
    </style:style>
    <style:style style:name="T1453" style:family="text">
      <style:text-properties style:text-line-through-style="none" style:text-line-through-type="none" officeooo:rsid="5188acdc"/>
    </style:style>
    <style:style style:name="T1454" style:family="text">
      <style:text-properties style:text-line-through-style="none" style:text-line-through-type="none" officeooo:rsid="5189f33c"/>
    </style:style>
    <style:style style:name="T1455" style:family="text">
      <style:text-properties style:text-line-through-style="none" style:text-line-through-type="none" officeooo:rsid="518c61bf"/>
    </style:style>
    <style:style style:name="T1456" style:family="text">
      <style:text-properties style:text-line-through-style="none" style:text-line-through-type="none" officeooo:rsid="518d4167"/>
    </style:style>
    <style:style style:name="T1457" style:family="text">
      <style:text-properties style:text-line-through-style="none" style:text-line-through-type="none" officeooo:rsid="5190912e"/>
    </style:style>
    <style:style style:name="T1458" style:family="text">
      <style:text-properties style:text-line-through-style="none" style:text-line-through-type="none" officeooo:rsid="5198766e"/>
    </style:style>
    <style:style style:name="T1459" style:family="text">
      <style:text-properties style:text-line-through-style="none" style:text-line-through-type="none" officeooo:rsid="519ae966"/>
    </style:style>
    <style:style style:name="T1460" style:family="text">
      <style:text-properties style:text-line-through-style="none" style:text-line-through-type="none" officeooo:rsid="519e87b1"/>
    </style:style>
    <style:style style:name="T1461" style:family="text">
      <style:text-properties style:text-line-through-style="none" style:text-line-through-type="none" officeooo:rsid="51a4a1f0"/>
    </style:style>
    <style:style style:name="T1462" style:family="text">
      <style:text-properties style:text-line-through-style="none" style:text-line-through-type="none" officeooo:rsid="51a8d10a"/>
    </style:style>
    <style:style style:name="T1463" style:family="text">
      <style:text-properties style:text-line-through-style="none" style:text-line-through-type="none" officeooo:rsid="51a8d38e"/>
    </style:style>
    <style:style style:name="T1464" style:family="text">
      <style:text-properties style:text-line-through-style="none" style:text-line-through-type="none" officeooo:rsid="51aa5d4a"/>
    </style:style>
    <style:style style:name="T1465" style:family="text">
      <style:text-properties style:text-line-through-style="none" style:text-line-through-type="none" officeooo:rsid="51ab9ad6"/>
    </style:style>
    <style:style style:name="T1466" style:family="text">
      <style:text-properties style:text-line-through-style="none" style:text-line-through-type="none" officeooo:rsid="51acef87"/>
    </style:style>
    <style:style style:name="T1467" style:family="text">
      <style:text-properties style:text-line-through-style="none" style:text-line-through-type="none" officeooo:rsid="51b64089"/>
    </style:style>
    <style:style style:name="T1468" style:family="text">
      <style:text-properties style:text-line-through-style="none" style:text-line-through-type="none" officeooo:rsid="51b88f12"/>
    </style:style>
    <style:style style:name="T1469" style:family="text">
      <style:text-properties style:text-line-through-style="none" style:text-line-through-type="none" officeooo:rsid="51bd5f1a"/>
    </style:style>
    <style:style style:name="T1470" style:family="text">
      <style:text-properties style:text-line-through-style="none" style:text-line-through-type="none" officeooo:rsid="51c11eac"/>
    </style:style>
    <style:style style:name="T1471" style:family="text">
      <style:text-properties style:text-line-through-style="none" style:text-line-through-type="none" officeooo:rsid="51c83647"/>
    </style:style>
    <style:style style:name="T1472" style:family="text">
      <style:text-properties style:text-line-through-style="none" style:text-line-through-type="none" officeooo:rsid="51c93c00"/>
    </style:style>
    <style:style style:name="T1473" style:family="text">
      <style:text-properties style:text-line-through-style="none" style:text-line-through-type="none" officeooo:rsid="51c95f1a"/>
    </style:style>
    <style:style style:name="T1474" style:family="text">
      <style:text-properties style:text-line-through-style="none" style:text-line-through-type="none" officeooo:rsid="51d66800"/>
    </style:style>
    <style:style style:name="T1475" style:family="text">
      <style:text-properties style:text-line-through-style="none" style:text-line-through-type="none" officeooo:rsid="51d725e9"/>
    </style:style>
    <style:style style:name="T1476" style:family="text">
      <style:text-properties style:text-line-through-style="none" style:text-line-through-type="none" officeooo:rsid="518d2925"/>
    </style:style>
    <style:style style:name="T1477" style:family="text">
      <style:text-properties style:text-line-through-style="none" style:text-line-through-type="none" officeooo:rsid="51d93e15"/>
    </style:style>
    <style:style style:name="T1478" style:family="text">
      <style:text-properties style:text-line-through-style="none" style:text-line-through-type="none" officeooo:rsid="51dde4f0"/>
    </style:style>
    <style:style style:name="T1479" style:family="text">
      <style:text-properties style:text-line-through-style="none" style:text-line-through-type="none" officeooo:rsid="51e1a421"/>
    </style:style>
    <style:style style:name="T1480" style:family="text">
      <style:text-properties style:text-line-through-style="none" style:text-line-through-type="none" officeooo:rsid="51ed683a"/>
    </style:style>
    <style:style style:name="T1481" style:family="text">
      <style:text-properties style:text-line-through-style="none" style:text-line-through-type="none" officeooo:rsid="51ef8a95"/>
    </style:style>
    <style:style style:name="T1482" style:family="text">
      <style:text-properties style:text-line-through-style="none" style:text-line-through-type="none" officeooo:rsid="51fab7df"/>
    </style:style>
    <style:style style:name="T1483" style:family="text">
      <style:text-properties style:text-line-through-style="none" style:text-line-through-type="none" officeooo:rsid="51fcdf2a"/>
    </style:style>
    <style:style style:name="T1484" style:family="text">
      <style:text-properties style:text-line-through-style="none" style:text-line-through-type="none" officeooo:rsid="52030ef0"/>
    </style:style>
    <style:style style:name="T1485" style:family="text">
      <style:text-properties style:text-line-through-style="none" style:text-line-through-type="none" officeooo:rsid="5205b2f6"/>
    </style:style>
    <style:style style:name="T1486" style:family="text">
      <style:text-properties style:text-line-through-style="none" style:text-line-through-type="none" officeooo:rsid="52195518"/>
    </style:style>
    <style:style style:name="T1487" style:family="text">
      <style:text-properties style:text-line-through-style="none" style:text-line-through-type="none" officeooo:rsid="523a1323"/>
    </style:style>
    <style:style style:name="T1488" style:family="text">
      <style:text-properties style:text-line-through-style="none" style:text-line-through-type="none" officeooo:rsid="523ba2f6"/>
    </style:style>
    <style:style style:name="T1489" style:family="text">
      <style:text-properties officeooo:rsid="4a356b10"/>
    </style:style>
    <style:style style:name="T1490" style:family="text">
      <style:text-properties fo:font-style="normal" style:font-style-asian="normal" style:font-style-complex="normal"/>
    </style:style>
    <style:style style:name="T1491" style:family="text">
      <style:text-properties fo:font-style="normal" officeooo:rsid="4a425bbf" style:font-style-asian="normal" style:font-style-complex="normal"/>
    </style:style>
    <style:style style:name="T1492" style:family="text">
      <style:text-properties fo:font-style="normal" officeooo:rsid="4a5a8f22" style:font-style-asian="normal" style:font-style-complex="normal"/>
    </style:style>
    <style:style style:name="T1493" style:family="text">
      <style:text-properties fo:font-style="normal" officeooo:rsid="4a5c26eb" style:font-style-asian="normal" style:font-style-complex="normal"/>
    </style:style>
    <style:style style:name="T1494" style:family="text">
      <style:text-properties fo:font-style="normal" officeooo:rsid="4a43b3f3" style:font-style-asian="normal" style:font-style-complex="normal"/>
    </style:style>
    <style:style style:name="T1495" style:family="text">
      <style:text-properties fo:font-style="normal" officeooo:rsid="4af18055" style:font-style-asian="normal" style:font-style-complex="normal"/>
    </style:style>
    <style:style style:name="T1496" style:family="text">
      <style:text-properties fo:font-style="normal" officeooo:rsid="4af5e0d0" style:font-style-asian="normal" style:font-style-complex="normal"/>
    </style:style>
    <style:style style:name="T1497" style:family="text">
      <style:text-properties fo:font-style="normal" officeooo:rsid="4b2ac858" style:font-style-asian="normal" style:font-style-complex="normal"/>
    </style:style>
    <style:style style:name="T1498" style:family="text">
      <style:text-properties fo:font-style="normal" officeooo:rsid="4b2ba805" style:font-style-asian="normal" style:font-style-complex="normal"/>
    </style:style>
    <style:style style:name="T1499" style:family="text">
      <style:text-properties fo:font-style="normal" officeooo:rsid="4b2d00b4" style:font-style-asian="normal" style:font-style-complex="normal"/>
    </style:style>
    <style:style style:name="T1500" style:family="text">
      <style:text-properties fo:font-style="normal" officeooo:rsid="4b329f14" style:font-style-asian="normal" style:font-style-complex="normal"/>
    </style:style>
    <style:style style:name="T1501" style:family="text">
      <style:text-properties fo:font-style="normal" officeooo:rsid="4b35920b" style:font-style-asian="normal" style:font-style-complex="normal"/>
    </style:style>
    <style:style style:name="T1502" style:family="text">
      <style:text-properties fo:font-style="normal" officeooo:rsid="4b339418" style:font-style-asian="normal" style:font-style-complex="normal"/>
    </style:style>
    <style:style style:name="T1503" style:family="text">
      <style:text-properties fo:font-style="normal" officeooo:rsid="4b2cf92a" style:font-style-asian="normal" style:font-style-complex="normal"/>
    </style:style>
    <style:style style:name="T1504" style:family="text">
      <style:text-properties fo:font-style="normal" officeooo:rsid="4b6704d8" style:font-style-asian="normal" style:font-style-complex="normal"/>
    </style:style>
    <style:style style:name="T1505" style:family="text">
      <style:text-properties fo:font-style="normal" officeooo:rsid="4b69fc24" style:font-style-asian="normal" style:font-style-complex="normal"/>
    </style:style>
    <style:style style:name="T1506" style:family="text">
      <style:text-properties fo:font-style="normal" officeooo:rsid="4b6a7c57" style:font-style-asian="normal" style:font-style-complex="normal"/>
    </style:style>
    <style:style style:name="T1507" style:family="text">
      <style:text-properties fo:font-style="normal" officeooo:rsid="4b916a99" style:font-style-asian="normal" style:font-style-complex="normal"/>
    </style:style>
    <style:style style:name="T1508" style:family="text">
      <style:text-properties fo:font-style="normal" officeooo:rsid="4b92b175" style:font-style-asian="normal" style:font-style-complex="normal"/>
    </style:style>
    <style:style style:name="T1509" style:family="text">
      <style:text-properties fo:font-style="normal" officeooo:rsid="4bba2141" style:font-style-asian="normal" style:font-style-complex="normal"/>
    </style:style>
    <style:style style:name="T1510" style:family="text">
      <style:text-properties fo:font-style="normal" officeooo:rsid="4bbf1a15" style:font-style-asian="normal" style:font-style-complex="normal"/>
    </style:style>
    <style:style style:name="T1511" style:family="text">
      <style:text-properties fo:font-style="normal" officeooo:rsid="4bc02351" style:font-style-asian="normal" style:font-style-complex="normal"/>
    </style:style>
    <style:style style:name="T1512" style:family="text">
      <style:text-properties fo:font-style="normal" officeooo:rsid="4be03bc2" style:font-style-asian="normal" style:font-style-complex="normal"/>
    </style:style>
    <style:style style:name="T1513" style:family="text">
      <style:text-properties fo:font-style="normal" officeooo:rsid="4be132f4" style:font-style-asian="normal" style:font-style-complex="normal"/>
    </style:style>
    <style:style style:name="T1514" style:family="text">
      <style:text-properties fo:font-style="normal" officeooo:rsid="4aa33f2c" style:font-style-asian="normal" style:font-style-complex="normal"/>
    </style:style>
    <style:style style:name="T1515" style:family="text">
      <style:text-properties fo:font-style="normal" officeooo:rsid="4be259df" style:font-style-asian="normal" style:font-style-complex="normal"/>
    </style:style>
    <style:style style:name="T1516" style:family="text">
      <style:text-properties fo:font-style="normal" officeooo:rsid="4be2e580" style:font-style-asian="normal" style:font-style-complex="normal"/>
    </style:style>
    <style:style style:name="T1517" style:family="text">
      <style:text-properties fo:font-style="normal" officeooo:rsid="4c09795a" style:font-style-asian="normal" style:font-style-complex="normal"/>
    </style:style>
    <style:style style:name="T1518" style:family="text">
      <style:text-properties fo:font-style="normal" officeooo:rsid="4c0ac820" style:font-style-asian="normal" style:font-style-complex="normal"/>
    </style:style>
    <style:style style:name="T1519" style:family="text">
      <style:text-properties fo:font-style="normal" officeooo:rsid="4c0cbfdf" style:font-style-asian="normal" style:font-style-complex="normal"/>
    </style:style>
    <style:style style:name="T1520" style:family="text">
      <style:text-properties fo:font-style="normal" officeooo:rsid="4c0df02f" style:font-style-asian="normal" style:font-style-complex="normal"/>
    </style:style>
    <style:style style:name="T1521" style:family="text">
      <style:text-properties fo:font-style="normal" officeooo:rsid="4c1c9a5e" style:font-style-asian="normal" style:font-style-complex="normal"/>
    </style:style>
    <style:style style:name="T1522" style:family="text">
      <style:text-properties fo:font-style="normal" officeooo:rsid="4c2df9a9" style:font-style-asian="normal" style:font-style-complex="normal"/>
    </style:style>
    <style:style style:name="T1523" style:family="text">
      <style:text-properties fo:font-style="normal" officeooo:rsid="4c50dce9" style:font-style-asian="normal" style:font-style-complex="normal"/>
    </style:style>
    <style:style style:name="T1524" style:family="text">
      <style:text-properties fo:font-style="normal" officeooo:rsid="4c6193b5" style:font-style-asian="normal" style:font-style-complex="normal"/>
    </style:style>
    <style:style style:name="T1525" style:family="text">
      <style:text-properties fo:font-style="normal" officeooo:rsid="4c9e8a8a" style:font-style-asian="normal" style:font-style-complex="normal"/>
    </style:style>
    <style:style style:name="T1526" style:family="text">
      <style:text-properties fo:font-style="normal" officeooo:rsid="4cc85cfc" style:font-style-asian="normal" style:font-style-complex="normal"/>
    </style:style>
    <style:style style:name="T1527" style:family="text">
      <style:text-properties fo:font-style="normal" officeooo:rsid="4d8db873" style:font-style-asian="normal" style:font-style-complex="normal"/>
    </style:style>
    <style:style style:name="T1528" style:family="text">
      <style:text-properties fo:font-style="normal" officeooo:rsid="4d9c94a4" style:font-style-asian="normal" style:font-style-complex="normal"/>
    </style:style>
    <style:style style:name="T1529" style:family="text">
      <style:text-properties fo:font-style="normal" officeooo:rsid="4da3a20c" style:font-style-asian="normal" style:font-style-complex="normal"/>
    </style:style>
    <style:style style:name="T1530" style:family="text">
      <style:text-properties fo:font-style="normal" officeooo:rsid="4824aba6" style:font-style-asian="normal" style:font-style-complex="normal"/>
    </style:style>
    <style:style style:name="T1531" style:family="text">
      <style:text-properties fo:font-style="normal" officeooo:rsid="4dc28288" style:font-style-asian="normal" style:font-style-complex="normal"/>
    </style:style>
    <style:style style:name="T1532" style:family="text">
      <style:text-properties fo:font-style="normal" officeooo:rsid="4dc788b4" style:font-style-asian="normal" style:font-style-complex="normal"/>
    </style:style>
    <style:style style:name="T1533" style:family="text">
      <style:text-properties fo:font-style="normal" officeooo:rsid="4dc979eb" style:font-style-asian="normal" style:font-style-complex="normal"/>
    </style:style>
    <style:style style:name="T1534" style:family="text">
      <style:text-properties fo:font-style="normal" officeooo:rsid="4dca793d" style:font-style-asian="normal" style:font-style-complex="normal"/>
    </style:style>
    <style:style style:name="T1535" style:family="text">
      <style:text-properties fo:font-style="normal" officeooo:rsid="4dcdd43b" style:font-style-asian="normal" style:font-style-complex="normal"/>
    </style:style>
    <style:style style:name="T1536" style:family="text">
      <style:text-properties fo:font-style="normal" officeooo:rsid="4dd8715d" style:font-style-asian="normal" style:font-style-complex="normal"/>
    </style:style>
    <style:style style:name="T1537" style:family="text">
      <style:text-properties fo:font-style="normal" officeooo:rsid="4dd99aa2" style:font-style-asian="normal" style:font-style-complex="normal"/>
    </style:style>
    <style:style style:name="T1538" style:family="text">
      <style:text-properties fo:font-style="normal" officeooo:rsid="4ddb23f7" style:font-style-asian="normal" style:font-style-complex="normal"/>
    </style:style>
    <style:style style:name="T1539" style:family="text">
      <style:text-properties fo:font-style="normal" officeooo:rsid="4da73ba4" style:font-style-asian="normal" style:font-style-complex="normal"/>
    </style:style>
    <style:style style:name="T1540" style:family="text">
      <style:text-properties fo:font-style="normal" officeooo:rsid="47dd70d8" style:font-style-asian="normal" style:font-style-complex="normal"/>
    </style:style>
    <style:style style:name="T1541" style:family="text">
      <style:text-properties fo:font-style="normal" officeooo:rsid="4dde2db8" style:font-style-asian="normal" style:font-style-complex="normal"/>
    </style:style>
    <style:style style:name="T1542" style:family="text">
      <style:text-properties fo:font-style="normal" officeooo:rsid="4df881d2" style:font-style-asian="normal" style:font-style-complex="normal"/>
    </style:style>
    <style:style style:name="T1543" style:family="text">
      <style:text-properties fo:font-style="normal" officeooo:rsid="4dffd08a" style:font-style-asian="normal" style:font-style-complex="normal"/>
    </style:style>
    <style:style style:name="T1544" style:family="text">
      <style:text-properties fo:font-style="normal" officeooo:rsid="4e004b65" style:font-style-asian="normal" style:font-style-complex="normal"/>
    </style:style>
    <style:style style:name="T1545" style:family="text">
      <style:text-properties fo:font-style="normal" officeooo:rsid="4e04f381" style:font-style-asian="normal" style:font-style-complex="normal"/>
    </style:style>
    <style:style style:name="T1546" style:family="text">
      <style:text-properties fo:font-style="normal" officeooo:rsid="4e0a356f" style:font-style-asian="normal" style:font-style-complex="normal"/>
    </style:style>
    <style:style style:name="T1547" style:family="text">
      <style:text-properties fo:font-style="normal" officeooo:rsid="4e0b5b88" style:font-style-asian="normal" style:font-style-complex="normal"/>
    </style:style>
    <style:style style:name="T1548" style:family="text">
      <style:text-properties fo:font-style="normal" officeooo:rsid="4e0ecf9d" style:font-style-asian="normal" style:font-style-complex="normal"/>
    </style:style>
    <style:style style:name="T1549" style:family="text">
      <style:text-properties fo:font-style="normal" officeooo:rsid="4e3e6237" style:font-style-asian="normal" style:font-style-complex="normal"/>
    </style:style>
    <style:style style:name="T1550" style:family="text">
      <style:text-properties fo:font-style="normal" officeooo:rsid="4e3f7670" style:font-style-asian="normal" style:font-style-complex="normal"/>
    </style:style>
    <style:style style:name="T1551" style:family="text">
      <style:text-properties fo:font-style="normal" officeooo:rsid="4e584f44" style:font-style-asian="normal" style:font-style-complex="normal"/>
    </style:style>
    <style:style style:name="T1552" style:family="text">
      <style:text-properties fo:font-style="normal" officeooo:rsid="4e5a07fe" style:font-style-asian="normal" style:font-style-complex="normal"/>
    </style:style>
    <style:style style:name="T1553" style:family="text">
      <style:text-properties fo:font-style="normal" officeooo:rsid="4e5bd899" style:font-style-asian="normal" style:font-style-complex="normal"/>
    </style:style>
    <style:style style:name="T1554" style:family="text">
      <style:text-properties fo:font-style="normal" officeooo:rsid="4e5c29df" style:font-style-asian="normal" style:font-style-complex="normal"/>
    </style:style>
    <style:style style:name="T1555" style:family="text">
      <style:text-properties fo:font-style="normal" officeooo:rsid="4e6afd72" style:font-style-asian="normal" style:font-style-complex="normal"/>
    </style:style>
    <style:style style:name="T1556" style:family="text">
      <style:text-properties fo:font-style="normal" officeooo:rsid="4e781167" style:font-style-asian="normal" style:font-style-complex="normal"/>
    </style:style>
    <style:style style:name="T1557" style:family="text">
      <style:text-properties fo:font-style="normal" officeooo:rsid="4e7abbca" style:font-style-asian="normal" style:font-style-complex="normal"/>
    </style:style>
    <style:style style:name="T1558" style:family="text">
      <style:text-properties fo:font-style="normal" officeooo:rsid="4e7be93f" style:font-style-asian="normal" style:font-style-complex="normal"/>
    </style:style>
    <style:style style:name="T1559" style:family="text">
      <style:text-properties fo:font-style="normal" officeooo:rsid="4e953a66" style:font-style-asian="normal" style:font-style-complex="normal"/>
    </style:style>
    <style:style style:name="T1560" style:family="text">
      <style:text-properties fo:font-style="normal" officeooo:rsid="4eac4cb8" style:font-style-asian="normal" style:font-style-complex="normal"/>
    </style:style>
    <style:style style:name="T1561" style:family="text">
      <style:text-properties fo:font-style="normal" officeooo:rsid="4eae389a" style:font-style-asian="normal" style:font-style-complex="normal"/>
    </style:style>
    <style:style style:name="T1562" style:family="text">
      <style:text-properties fo:font-style="normal" officeooo:rsid="4eb48f1f" style:font-style-asian="normal" style:font-style-complex="normal"/>
    </style:style>
    <style:style style:name="T1563" style:family="text">
      <style:text-properties fo:font-style="normal" officeooo:rsid="48603528" style:font-style-asian="normal" style:font-style-complex="normal"/>
    </style:style>
    <style:style style:name="T1564" style:family="text">
      <style:text-properties fo:font-style="normal" officeooo:rsid="4eb52f38" style:font-style-asian="normal" style:font-style-complex="normal"/>
    </style:style>
    <style:style style:name="T1565" style:family="text">
      <style:text-properties fo:font-style="normal" officeooo:rsid="4eb60949" style:font-style-asian="normal" style:font-style-complex="normal"/>
    </style:style>
    <style:style style:name="T1566" style:family="text">
      <style:text-properties fo:font-style="normal" officeooo:rsid="4eb682f5" style:font-style-asian="normal" style:font-style-complex="normal"/>
    </style:style>
    <style:style style:name="T1567" style:family="text">
      <style:text-properties fo:font-style="normal" officeooo:rsid="4eb1fb84" style:font-style-asian="normal" style:font-style-complex="normal"/>
    </style:style>
    <style:style style:name="T1568" style:family="text">
      <style:text-properties fo:font-style="normal" officeooo:rsid="4eaf6f43" style:font-style-asian="normal" style:font-style-complex="normal"/>
    </style:style>
    <style:style style:name="T1569" style:family="text">
      <style:text-properties fo:font-style="normal" officeooo:rsid="4eb8475f" style:font-style-asian="normal" style:font-style-complex="normal"/>
    </style:style>
    <style:style style:name="T1570" style:family="text">
      <style:text-properties fo:font-style="normal" officeooo:rsid="4ebc73f4" style:font-style-asian="normal" style:font-style-complex="normal"/>
    </style:style>
    <style:style style:name="T1571" style:family="text">
      <style:text-properties fo:font-style="normal" officeooo:rsid="4ebee606" style:font-style-asian="normal" style:font-style-complex="normal"/>
    </style:style>
    <style:style style:name="T1572" style:family="text">
      <style:text-properties fo:font-style="normal" officeooo:rsid="4ee7bb84" style:font-style-asian="normal" style:font-style-complex="normal"/>
    </style:style>
    <style:style style:name="T1573" style:family="text">
      <style:text-properties fo:font-style="normal" officeooo:rsid="4ef02306" style:font-style-asian="normal" style:font-style-complex="normal"/>
    </style:style>
    <style:style style:name="T1574" style:family="text">
      <style:text-properties fo:font-style="normal" officeooo:rsid="4ef027ea" style:font-style-asian="normal" style:font-style-complex="normal"/>
    </style:style>
    <style:style style:name="T1575" style:family="text">
      <style:text-properties fo:font-style="normal" officeooo:rsid="4f178fe6" style:font-style-asian="normal" style:font-style-complex="normal"/>
    </style:style>
    <style:style style:name="T1576" style:family="text">
      <style:text-properties fo:font-style="normal" officeooo:rsid="4f4966d9" style:font-style-asian="normal" style:font-style-complex="normal"/>
    </style:style>
    <style:style style:name="T1577" style:family="text">
      <style:text-properties fo:font-style="normal" officeooo:rsid="4f0bb4fa" style:font-style-asian="normal" style:font-style-complex="normal"/>
    </style:style>
    <style:style style:name="T1578" style:family="text">
      <style:text-properties fo:font-style="normal" officeooo:rsid="4f58a9a8" style:font-style-asian="normal" style:font-style-complex="normal"/>
    </style:style>
    <style:style style:name="T1579" style:family="text">
      <style:text-properties fo:font-style="normal" officeooo:rsid="4f7e51b9" style:font-style-asian="normal" style:font-style-complex="normal"/>
    </style:style>
    <style:style style:name="T1580" style:family="text">
      <style:text-properties fo:font-style="normal" officeooo:rsid="4f850a8e" style:font-style-asian="normal" style:font-style-complex="normal"/>
    </style:style>
    <style:style style:name="T1581" style:family="text">
      <style:text-properties fo:font-style="normal" officeooo:rsid="4f85a4fb" style:font-style-asian="normal" style:font-style-complex="normal"/>
    </style:style>
    <style:style style:name="T1582" style:family="text">
      <style:text-properties fo:font-style="normal" officeooo:rsid="4f889d45" style:font-style-asian="normal" style:font-style-complex="normal"/>
    </style:style>
    <style:style style:name="T1583" style:family="text">
      <style:text-properties fo:font-style="normal" officeooo:rsid="4f9fea86" style:font-style-asian="normal" style:font-style-complex="normal"/>
    </style:style>
    <style:style style:name="T1584" style:family="text">
      <style:text-properties fo:font-style="normal" officeooo:rsid="4fa55493" style:font-style-asian="normal" style:font-style-complex="normal"/>
    </style:style>
    <style:style style:name="T1585" style:family="text">
      <style:text-properties fo:font-style="normal" officeooo:rsid="4fb0585c" style:font-style-asian="normal" style:font-style-complex="normal"/>
    </style:style>
    <style:style style:name="T1586" style:family="text">
      <style:text-properties fo:font-style="normal" officeooo:rsid="4fb22c03" style:font-style-asian="normal" style:font-style-complex="normal"/>
    </style:style>
    <style:style style:name="T1587" style:family="text">
      <style:text-properties fo:font-style="normal" officeooo:rsid="4fb25024" style:font-style-asian="normal" style:font-style-complex="normal"/>
    </style:style>
    <style:style style:name="T1588" style:family="text">
      <style:text-properties fo:font-style="normal" officeooo:rsid="4fb2c3f6" style:font-style-asian="normal" style:font-style-complex="normal"/>
    </style:style>
    <style:style style:name="T1589" style:family="text">
      <style:text-properties fo:font-style="normal" officeooo:rsid="4fb79b06" style:font-style-asian="normal" style:font-style-complex="normal"/>
    </style:style>
    <style:style style:name="T1590" style:family="text">
      <style:text-properties fo:font-style="normal" officeooo:rsid="4fbafd59" style:font-style-asian="normal" style:font-style-complex="normal"/>
    </style:style>
    <style:style style:name="T1591" style:family="text">
      <style:text-properties fo:font-style="normal" officeooo:rsid="4fbcf9f5" style:font-style-asian="normal" style:font-style-complex="normal"/>
    </style:style>
    <style:style style:name="T1592" style:family="text">
      <style:text-properties fo:font-style="normal" officeooo:rsid="4fbd4487" style:font-style-asian="normal" style:font-style-complex="normal"/>
    </style:style>
    <style:style style:name="T1593" style:family="text">
      <style:text-properties fo:font-style="normal" officeooo:rsid="4fcd09ef" style:font-style-asian="normal" style:font-style-complex="normal"/>
    </style:style>
    <style:style style:name="T1594" style:family="text">
      <style:text-properties fo:font-style="normal" officeooo:rsid="4fcd80a4" style:font-style-asian="normal" style:font-style-complex="normal"/>
    </style:style>
    <style:style style:name="T1595" style:family="text">
      <style:text-properties fo:font-style="normal" officeooo:rsid="4fcf915f" style:font-style-asian="normal" style:font-style-complex="normal"/>
    </style:style>
    <style:style style:name="T1596" style:family="text">
      <style:text-properties fo:font-style="normal" officeooo:rsid="4fe33cfe" style:font-style-asian="normal" style:font-style-complex="normal"/>
    </style:style>
    <style:style style:name="T1597" style:family="text">
      <style:text-properties fo:font-style="normal" officeooo:rsid="4fe5661b" style:font-style-asian="normal" style:font-style-complex="normal"/>
    </style:style>
    <style:style style:name="T1598" style:family="text">
      <style:text-properties fo:font-style="normal" officeooo:rsid="5015322f" style:font-style-asian="normal" style:font-style-complex="normal"/>
    </style:style>
    <style:style style:name="T1599" style:family="text">
      <style:text-properties fo:font-style="normal" officeooo:rsid="5016ce6d" style:font-style-asian="normal" style:font-style-complex="normal"/>
    </style:style>
    <style:style style:name="T1600" style:family="text">
      <style:text-properties fo:font-style="normal" officeooo:rsid="5018b7f5" style:font-style-asian="normal" style:font-style-complex="normal"/>
    </style:style>
    <style:style style:name="T1601" style:family="text">
      <style:text-properties fo:font-style="normal" officeooo:rsid="503cf89e" style:font-style-asian="normal" style:font-style-complex="normal"/>
    </style:style>
    <style:style style:name="T1602" style:family="text">
      <style:text-properties fo:font-style="normal" officeooo:rsid="5038ada8" style:font-style-asian="normal" style:font-style-complex="normal"/>
    </style:style>
    <style:style style:name="T1603" style:family="text">
      <style:text-properties fo:font-style="normal" officeooo:rsid="503dc632" style:font-style-asian="normal" style:font-style-complex="normal"/>
    </style:style>
    <style:style style:name="T1604" style:family="text">
      <style:text-properties fo:font-style="normal" officeooo:rsid="504650d2" style:font-style-asian="normal" style:font-style-complex="normal"/>
    </style:style>
    <style:style style:name="T1605" style:family="text">
      <style:text-properties fo:font-style="normal" officeooo:rsid="50555de3" style:font-style-asian="normal" style:font-style-complex="normal"/>
    </style:style>
    <style:style style:name="T1606" style:family="text">
      <style:text-properties fo:font-style="normal" officeooo:rsid="49b2ee80" style:font-style-asian="normal" style:font-style-complex="normal"/>
    </style:style>
    <style:style style:name="T1607" style:family="text">
      <style:text-properties fo:font-style="normal" officeooo:rsid="50586261" style:font-style-asian="normal" style:font-style-complex="normal"/>
    </style:style>
    <style:style style:name="T1608" style:family="text">
      <style:text-properties fo:font-style="normal" officeooo:rsid="505e2510" style:font-style-asian="normal" style:font-style-complex="normal"/>
    </style:style>
    <style:style style:name="T1609" style:family="text">
      <style:text-properties fo:font-style="normal" officeooo:rsid="48df6257" style:font-style-asian="normal" style:font-style-complex="normal"/>
    </style:style>
    <style:style style:name="T1610" style:family="text">
      <style:text-properties fo:font-style="normal" officeooo:rsid="5067a4a0" style:font-style-asian="normal" style:font-style-complex="normal"/>
    </style:style>
    <style:style style:name="T1611" style:family="text">
      <style:text-properties fo:font-style="normal" officeooo:rsid="50aa0848" style:font-style-asian="normal" style:font-style-complex="normal"/>
    </style:style>
    <style:style style:name="T1612" style:family="text">
      <style:text-properties fo:font-style="normal" officeooo:rsid="50ab2355" style:font-style-asian="normal" style:font-style-complex="normal"/>
    </style:style>
    <style:style style:name="T1613" style:family="text">
      <style:text-properties fo:font-style="normal" officeooo:rsid="50d5cab6" style:font-style-asian="normal" style:font-style-complex="normal"/>
    </style:style>
    <style:style style:name="T1614" style:family="text">
      <style:text-properties fo:font-style="normal" officeooo:rsid="510a2795" style:font-style-asian="normal" style:font-style-complex="normal"/>
    </style:style>
    <style:style style:name="T1615" style:family="text">
      <style:text-properties fo:font-style="normal" officeooo:rsid="50d891c3" style:font-style-asian="normal" style:font-style-complex="normal"/>
    </style:style>
    <style:style style:name="T1616" style:family="text">
      <style:text-properties fo:font-style="normal" officeooo:rsid="16282f48" style:font-style-asian="normal" style:font-style-complex="normal"/>
    </style:style>
    <style:style style:name="T1617" style:family="text">
      <style:text-properties fo:font-style="normal" officeooo:rsid="510b14e4" style:font-style-asian="normal" style:font-style-complex="normal"/>
    </style:style>
    <style:style style:name="T1618" style:family="text">
      <style:text-properties fo:font-style="normal" officeooo:rsid="512111a2" style:font-style-asian="normal" style:font-style-complex="normal"/>
    </style:style>
    <style:style style:name="T1619" style:family="text">
      <style:text-properties fo:font-style="normal" officeooo:rsid="50a20c61" style:font-style-asian="normal" style:font-style-complex="normal"/>
    </style:style>
    <style:style style:name="T1620" style:family="text">
      <style:text-properties fo:font-style="normal" officeooo:rsid="50a22557" style:font-style-asian="normal" style:font-style-complex="normal"/>
    </style:style>
    <style:style style:name="T1621" style:family="text">
      <style:text-properties fo:font-style="normal" officeooo:rsid="512cb784" style:font-style-asian="normal" style:font-style-complex="normal"/>
    </style:style>
    <style:style style:name="T1622" style:family="text">
      <style:text-properties fo:font-style="normal" officeooo:rsid="512f9a49" style:font-style-asian="normal" style:font-style-complex="normal"/>
    </style:style>
    <style:style style:name="T1623" style:family="text">
      <style:text-properties fo:font-style="normal" officeooo:rsid="5135b1a7" style:font-style-asian="normal" style:font-style-complex="normal"/>
    </style:style>
    <style:style style:name="T1624" style:family="text">
      <style:text-properties fo:font-style="normal" officeooo:rsid="5136c274" style:font-style-asian="normal" style:font-style-complex="normal"/>
    </style:style>
    <style:style style:name="T1625" style:family="text">
      <style:text-properties fo:font-style="normal" officeooo:rsid="5137408d" style:font-style-asian="normal" style:font-style-complex="normal"/>
    </style:style>
    <style:style style:name="T1626" style:family="text">
      <style:text-properties fo:font-style="normal" officeooo:rsid="51378e52" style:font-style-asian="normal" style:font-style-complex="normal"/>
    </style:style>
    <style:style style:name="T1627" style:family="text">
      <style:text-properties fo:font-style="normal" officeooo:rsid="51393a99" style:font-style-asian="normal" style:font-style-complex="normal"/>
    </style:style>
    <style:style style:name="T1628" style:family="text">
      <style:text-properties fo:font-style="normal" officeooo:rsid="5139c712" style:font-style-asian="normal" style:font-style-complex="normal"/>
    </style:style>
    <style:style style:name="T1629" style:family="text">
      <style:text-properties fo:font-style="normal" officeooo:rsid="515f36fd" style:font-style-asian="normal" style:font-style-complex="normal"/>
    </style:style>
    <style:style style:name="T1630" style:family="text">
      <style:text-properties fo:font-style="normal" officeooo:rsid="49e78892" style:font-style-asian="normal" style:font-style-complex="normal"/>
    </style:style>
    <style:style style:name="T1631" style:family="text">
      <style:text-properties fo:font-style="normal" officeooo:rsid="5161137b" style:font-style-asian="normal" style:font-style-complex="normal"/>
    </style:style>
    <style:style style:name="T1632" style:family="text">
      <style:text-properties fo:font-style="normal" officeooo:rsid="5162eb3a" style:font-style-asian="normal" style:font-style-complex="normal"/>
    </style:style>
    <style:style style:name="T1633" style:family="text">
      <style:text-properties fo:font-style="normal" officeooo:rsid="5164db09" style:font-style-asian="normal" style:font-style-complex="normal"/>
    </style:style>
    <style:style style:name="T1634" style:family="text">
      <style:text-properties fo:font-style="normal" officeooo:rsid="5166a7dc" style:font-style-asian="normal" style:font-style-complex="normal"/>
    </style:style>
    <style:style style:name="T1635" style:family="text">
      <style:text-properties fo:font-style="normal" officeooo:rsid="4f83fff4" style:font-style-asian="normal" style:font-style-complex="normal"/>
    </style:style>
    <style:style style:name="T1636" style:family="text">
      <style:text-properties fo:font-style="normal" officeooo:rsid="516d15c5" style:font-style-asian="normal" style:font-style-complex="normal"/>
    </style:style>
    <style:style style:name="T1637" style:family="text">
      <style:text-properties fo:font-style="normal" officeooo:rsid="516e30ab" style:font-style-asian="normal" style:font-style-complex="normal"/>
    </style:style>
    <style:style style:name="T1638" style:family="text">
      <style:text-properties fo:font-style="normal" officeooo:rsid="51716728" style:font-style-asian="normal" style:font-style-complex="normal"/>
    </style:style>
    <style:style style:name="T1639" style:family="text">
      <style:text-properties fo:font-style="normal" officeooo:rsid="51734a9a" style:font-style-asian="normal" style:font-style-complex="normal"/>
    </style:style>
    <style:style style:name="T1640" style:family="text">
      <style:text-properties fo:font-style="normal" officeooo:rsid="51841ed9" style:font-style-asian="normal" style:font-style-complex="normal"/>
    </style:style>
    <style:style style:name="T1641" style:family="text">
      <style:text-properties fo:font-style="normal" officeooo:rsid="518b0e72" style:font-style-asian="normal" style:font-style-complex="normal"/>
    </style:style>
    <style:style style:name="T1642" style:family="text">
      <style:text-properties fo:font-style="normal" officeooo:rsid="5224f289" style:font-style-asian="normal" style:font-style-complex="normal"/>
    </style:style>
    <style:style style:name="T1643" style:family="text">
      <style:text-properties fo:font-style="normal" officeooo:rsid="522a6ea1" style:font-style-asian="normal" style:font-style-complex="normal"/>
    </style:style>
    <style:style style:name="T1644" style:family="text">
      <style:text-properties fo:font-style="normal" officeooo:rsid="4b038775" style:font-style-asian="normal" style:font-style-complex="normal"/>
    </style:style>
    <style:style style:name="T1645" style:family="text">
      <style:text-properties fo:font-style="normal" officeooo:rsid="52304c17" style:font-style-asian="normal" style:font-style-complex="normal"/>
    </style:style>
    <style:style style:name="T1646" style:family="text">
      <style:text-properties fo:font-style="normal" officeooo:rsid="52316f2c" style:font-style-asian="normal" style:font-style-complex="normal"/>
    </style:style>
    <style:style style:name="T1647" style:family="text">
      <style:text-properties fo:font-style="normal" officeooo:rsid="5231e25c" style:font-style-asian="normal" style:font-style-complex="normal"/>
    </style:style>
    <style:style style:name="T1648" style:family="text">
      <style:text-properties fo:font-style="normal" officeooo:rsid="52359b64" style:font-style-asian="normal" style:font-style-complex="normal"/>
    </style:style>
    <style:style style:name="T1649" style:family="text">
      <style:text-properties fo:font-style="normal" officeooo:rsid="5240adbb" style:font-style-asian="normal" style:font-style-complex="normal"/>
    </style:style>
    <style:style style:name="T1650" style:family="text">
      <style:text-properties officeooo:rsid="4a425bbf"/>
    </style:style>
    <style:style style:name="T1651" style:family="text">
      <style:text-properties officeooo:rsid="4a43b3f3"/>
    </style:style>
    <style:style style:name="T1652" style:family="text">
      <style:text-properties fo:color="#c3b346" officeooo:rsid="4a43b3f3"/>
    </style:style>
    <style:style style:name="T1653" style:family="text">
      <style:text-properties fo:color="#c3b346" officeooo:rsid="4a94d65b"/>
    </style:style>
    <style:style style:name="T165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officeooo:rsid="4aca5049"/>
    </style:style>
    <style:style style:name="T1659" style:family="text">
      <style:text-properties fo:color="#c3b346" officeooo:rsid="4e2f1665"/>
    </style:style>
    <style:style style:name="T1660" style:family="text">
      <style:text-properties fo:color="#c3b346" style:text-line-through-style="none" style:text-line-through-type="none" officeooo:rsid="4e2f1665"/>
    </style:style>
    <style:style style:name="T1661"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fo:font-style="normal" officeooo:rsid="4e2f1665" style:font-style-asian="normal" style:font-style-complex="normal"/>
    </style:style>
    <style:style style:name="T1664" style:family="text">
      <style:text-properties fo:color="#c3b346" fo:font-style="normal" officeooo:rsid="4e2f1665" style:font-style-asian="normal" style:font-style-complex="normal"/>
    </style:style>
    <style:style style:name="T1665" style:family="text">
      <style:text-properties officeooo:rsid="4a54f435"/>
    </style:style>
    <style:style style:name="T1666" style:family="text">
      <style:text-properties officeooo:rsid="4a5c26eb"/>
    </style:style>
    <style:style style:name="T1667" style:family="text">
      <style:text-properties officeooo:rsid="4a6055fd"/>
    </style:style>
    <style:style style:name="T1668" style:family="text">
      <style:text-properties officeooo:rsid="4a69d947"/>
    </style:style>
    <style:style style:name="T166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officeooo:rsid="4a94d65b"/>
    </style:style>
    <style:style style:name="T1678" style:family="text">
      <style:text-properties officeooo:rsid="4aa363a6"/>
    </style:style>
    <style:style style:name="T167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0"/>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0">L</text:span></text:a><text:a xlink:type="simple" xlink:href="#__RefHeading___Toc5562_4216715273" text:style-name="Internet_20_link" text:visited-style-name="Internet_20_link"><text:span text:style-name="T1490">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10" text:outline-level="2"><text:bookmark-start text:name="__RefHeading___Toc462_36631795"/>TODO:<text:bookmark-end text:name="__RefHeading___Toc462_36631795"/></text:h>
      <text:p text:style-name="P22">Zv<text:span text:style-name="T1256">ážit Hlen zelený (Marky ho chtěl)</text:span></text:p>
      <text:p text:style-name="P235">Prostudovat:</text:p>
      <text:list xml:id="list2566057361" text:style-name="L1">
        <text:list-item>
          <text:p text:style-name="P971"><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902" text:outline-level="1"><text:bookmark-start text:name="__RefHeading___Toc5508_4216715273"/>Vedení hry<text:bookmark-end text:name="__RefHeading___Toc5508_4216715273"/></text:h>
      <text:h text:style-name="P811"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812"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1">a protivníci</text:span><text:bookmark-end text:name="__RefHeading___Toc5510_4216715273"/></text:h>
      <text:h text:style-name="P843" text:outline-level="3"><text:bookmark-start text:name="__RefHeading___Toc5512_4216715273"/>Kříženci, obří varianty<text:bookmark-end text:name="__RefHeading___Toc5512_4216715273"/></text:h>
      <text:p text:style-name="P24">/<text:span text:style-name="T1261">*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844"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13" text:outline-level="2"><text:bookmark-start text:name="__RefHeading___Toc5514_4216715273"/>Výrobky ze vzácných surovin<text:bookmark-end text:name="__RefHeading___Toc5514_4216715273"/></text:h>
      <text:h text:style-name="P858" text:outline-level="4"><text:span text:style-name="Emphasis"><text:span text:style-name="T2003">Amulet z rohu jednorožce</text:span></text:span></text:h>
      <text:p text:style-name="P92"><text:span text:style-name="Emphasis"><text:span text:style-name="T1904">Prodej:</text:span></text:span><text:span text:style-name="Emphasis"><text:span text:style-name="T1513"> </text:span></text:span><text:span text:style-name="Emphasis"><text:span text:style-name="T1552">1</text:span></text:span><text:span text:style-name="Emphasis"><text:span text:style-name="T1513">00 zl</text:span></text:span></text:p>
      <text:p text:style-name="P9"><text:span text:style-name="Emphasis"><text:span text:style-name="T1553">Tento amulet </text:span></text:span><text:span text:style-name="Emphasis"><text:span text:style-name="T300">dává svému nositeli imunitu na všechny jedy a nemoci. </text:span></text:span><text:span text:style-name="Emphasis"><text:span text:style-name="T1554">Stávající nákazu nebo otravu nevyléčí, pouze brání novým.</text:span></text:span></text:p>
      <text:h text:style-name="P859"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5">Tento amulet vypadá jako seschlé srdce o velikosti vlašského ořechu. Ten, kdo ho nosí, normálně stárne, ale nemůže umřít věkem.</text:span></text:span></text:p>
      <text:h text:style-name="P860"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3"> 200 zl</text:span></text:span></text:p>
      <text:p text:style-name="P53"><text:span text:style-name="Emphasis"><text:span text:style-name="T1515">Pravidelné užívání </text:span></text:span><text:span text:style-name="Emphasis"><text:span text:style-name="T1170">elixíru mládí</text:span></text:span><text:span text:style-name="Emphasis"><text:span text:style-name="T1515"> </text:span></text:span><text:span text:style-name="Emphasis"><text:span text:style-name="T1522">zastaví</text:span></text:span><text:span text:style-name="Emphasis"><text:span text:style-name="T1515"> stárnutí. Jeden flakón vydrží pro jednu osobu na sedm let. </text:span></text:span><text:span text:style-name="Emphasis"><text:span text:style-name="T1516">Když někdo vypije celý flakón najednou, omládne na polovinu svého věku.</text:span></text:span></text:p>
      <text:h text:style-name="P861"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3"> </text:span></text:span><text:span text:style-name="Emphasis"><text:span text:style-name="T1633">33</text:span></text:span><text:span text:style-name="Emphasis"><text:span text:style-name="T1513"> zl</text:span></text:span></text:p>
      <text:p text:style-name="P191"><text:span text:style-name="Emphasis"><text:span text:style-name="T1633">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4">p</text:span></text:span><text:span text:style-name="Emphasis"><text:span text:style-name="T1633">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62"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4"> </text:span></text:span><text:span text:style-name="Emphasis"><text:span text:style-name="T1535">1</text:span></text:span><text:span text:style-name="Emphasis"><text:span text:style-name="T1625">5</text:span></text:span><text:span text:style-name="Emphasis"><text:span text:style-name="T1514"> zl</text:span></text:span></text:p>
      <text:p text:style-name="P179"><text:span text:style-name="Emphasis"><text:span text:style-name="T1627">Když d</text:span></text:span><text:span text:style-name="Emphasis"><text:span text:style-name="T1626">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6"> nezmění tvou velikost a tvar, pouze </text:span></text:span><text:span text:style-name="Emphasis"><text:span text:style-name="T1628">vnější podobu</text:span></text:span><text:span text:style-name="Emphasis"><text:span text:style-name="T1626"> </text:span></text:span><text:span text:style-name="Emphasis"><text:span text:style-name="T1628">(</text:span></text:span><text:span text:style-name="Emphasis"><text:span text:style-name="T1626">tvář, vlasy, barvu kůže a </text:span></text:span><text:span text:style-name="Emphasis"><text:span text:style-name="T1628">podobně)</text:span></text:span><text:span text:style-name="Emphasis"><text:span text:style-name="T1626">.</text:span></text:span></text:p>
      <text:h text:style-name="P863"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4"> </text:span></text:span><text:span text:style-name="Emphasis"><text:span text:style-name="T1535">12</text:span></text:span><text:span text:style-name="Emphasis"><text:span text:style-name="T1514"> zl</text:span></text:span></text:p>
      <text:p text:style-name="P78"><text:soft-page-break/><text:span text:style-name="Emphasis"><text:span text:style-name="T1533">Tato kouzelná lampa trvale svítí tlumeným, rudooranžovým světlem. </text:span></text:span><text:span text:style-name="Emphasis"><text:span text:style-name="T1534">Pro člověka na čtení nestačí, pro elfa ano.</text:span></text:span></text:p>
      <text:h text:style-name="P860"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4">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8">ať je vysloví kdokoliv,</text:span> jako kdyby byl pod vlivem kouzla <text:span text:style-name="Emphasis">hypnóza</text:span>.</text:p>
      <text:h text:style-name="P864" text:outline-level="4">Lektvar metamorfózy</text:h>
      <text:p text:style-name="P96"><text:span text:style-name="Emphasis"><text:span text:style-name="T1153">Prodej:</text:span></text:span><text:span text:style-name="Emphasis"><text:span text:style-name="T1514"> </text:span></text:span><text:span text:style-name="Emphasis"><text:span text:style-name="T1558">4</text:span></text:span><text:span text:style-name="Emphasis"><text:span text:style-name="T1544">0</text:span></text:span><text:span text:style-name="Emphasis"><text:span text:style-name="T1514">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865" text:outline-level="4">Lektvar nezranitelnosti</text:h>
      <text:p text:style-name="P133"><text:span text:style-name="Emphasis"><text:span text:style-name="T1153">Prodej:</text:span></text:span><text:span text:style-name="Emphasis"><text:span text:style-name="T1514"> </text:span></text:span><text:span text:style-name="Emphasis"><text:span text:style-name="T1584">33</text:span></text:span><text:span text:style-name="Emphasis"><text:span text:style-name="T1544">0</text:span></text:span><text:span text:style-name="Emphasis"><text:span text:style-name="T1514">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866"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867" text:outline-level="4">Lektvar ticha</text:h>
      <text:p text:style-name="P96"><text:span text:style-name="Emphasis"><text:span text:style-name="T1153">Prodej:</text:span></text:span><text:span text:style-name="Emphasis"><text:span text:style-name="T1514"> </text:span></text:span><text:span text:style-name="Emphasis"><text:span text:style-name="T1544">30</text:span></text:span><text:span text:style-name="Emphasis"><text:span text:style-name="T1514"> zl<text:line-break/></text:span></text:span><text:span text:style-name="Emphasis">Působení:</text:span> několik minut</text:p>
      <text:p text:style-name="P97">Po dobu trvání v krátké vzdálenosti kolem tebe nejsou slyšet žádné zvuky a nejdou tam tedy ani sesílat kouzla.</text:p>
      <text:h text:style-name="P868" text:outline-level="4">Lektvar z krve medůzy</text:h>
      <text:p text:style-name="P96"><text:span text:style-name="Emphasis"><text:span text:style-name="T1153">Prodej:</text:span></text:span><text:span text:style-name="Emphasis"><text:span text:style-name="T1514"> </text:span></text:span><text:span text:style-name="Emphasis"><text:span text:style-name="T1523">75</text:span></text:span><text:span text:style-name="Emphasis"><text:span text:style-name="T1514"> zl</text:span></text:span></text:p>
      <text:p text:style-name="P10">Tento lektvar ti okamžitě 5kz + 3 životů. Další léčivý lektvar libovolného druhu na tebe bude účinkovat nejdříve za několik minut a pouze pokud ses mezitím doléčil do plných životů.</text:p>
      <text:h text:style-name="P869" text:outline-level="4">Nápoj lásky</text:h>
      <text:p text:style-name="P91"><text:span text:style-name="Emphasis"><text:span text:style-name="T1153">Prodej:</text:span></text:span><text:span text:style-name="Emphasis"><text:span text:style-name="T1514"> </text:span></text:span><text:span text:style-name="Emphasis"><text:span text:style-name="T1490">10</text:span></text:span><text:span text:style-name="Emphasis"><text:span text:style-name="T1544">0</text:span></text:span><text:span text:style-name="Emphasis"><text:span text:style-name="T1514"> zl</text:span></text:span></text:p>
      <text:p text:style-name="P91"><text:span text:style-name="Emphasis"><text:span text:style-name="T1490">Ten, kdo </text:span></text:span><text:span text:style-name="Emphasis"><text:span text:style-name="T1148">nápoj lásky</text:span></text:span><text:span text:style-name="Emphasis"><text:span text:style-name="T1490"> vypije, se hluboce a vášnivě zamiluje do toho, kdo mu ho podal. </text:span></text:span><text:span text:style-name="Emphasis"><text:span text:style-name="T1551">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0"> 12 zl</text:span></text:p>
      <text:p text:style-name="P33"><text:span text:style-name="T60">Bělavý s</text:span><text:span text:style-name="T1678">liz ve skleněné </text:span><text:span text:style-name="T61">l</text:span><text:span text:style-name="T62">áhvi</text:span><text:span text:style-name="T1678">. Při kontaktu s čímkoliv pevným okamžitě zatuhne a je pak pevný jako kámen.</text:span></text:p>
      <text:h text:style-name="P870"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59">žíravinou</text:span><text:span text:style-name="T1998"> (odečítá se zbroj)</text:span></text:p>
      <text:p text:style-name="P188">Sliny hydry jsou silná žíravina. Rozpouští i kovy, jeden flakón vystačí zhruba na jeden zámek.</text:p>
      <text:h text:style-name="P871"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59">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1">1 ze 6:<text:tab/></text:span><text:span text:style-name="T1612">s</text:span><text:span text:style-name="T1490">křet, sarkon, kroll </text:span><text:span text:style-name="T1611">nebo</text:span><text:span text:style-name="T1490"> barbar</text:span></text:p>
      <text:p text:style-name="P342"><text:span text:style-name="T1611">2 ze 6: <text:tab/></text:span><text:span text:style-name="T1612">č</text:span><text:span text:style-name="T1611">lověk</text:span><text:span text:style-name="T1490">, goblin, trpaslí</text:span><text:span text:style-name="T1611">k</text:span><text:span text:style-name="T1490">, hobit </text:span><text:span text:style-name="T1611">nebo</text:span><text:span text:style-name="T1490"> kudů</text:span><text:span text:style-name="T1611">k</text:span></text:p>
      <text:p text:style-name="P342">4 ze 6:<text:tab/><text:span text:style-name="T2122">elf</text:span></text:p>
      <text:p text:style-name="P182"><text:span text:style-name="T1229">Skřetí dryák</text:span><text:span text:style-name="T161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1">K</text:span><text:span text:style-name="T1619">dyž žaludek dostane možnost si od dryáku na několik hodin odpočinout, </text:span><text:span text:style-name="T1621">šance se vrátí na původní</text:span><text:span text:style-name="T1619">. </text:span><text:span text:style-name="T1226">Skřetí dryák</text:span><text:span text:style-name="T1620"> </text:span><text:soft-page-break/><text:span text:style-name="T1620">bude účinkovat i po vypití </text:span><text:span text:style-name="T1226">léčivého lektvaru</text:span><text:span text:style-name="T1620">, ale znovu zabere až po vydatném spánku.<text:line-break/><text:tab/></text:span><text:span text:style-name="T1226">Skřetí dryák</text:span><text:span text:style-name="T1620"> je vzácný, většinou ho mají jen šamani a náčelníci a podle svého uvážení dávají napít ostatním skřetům.</text:span></text:p>
      <text:h text:style-name="P872"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873" text:outline-level="4">Výtažek z plíživého hnusu</text:h>
      <text:p text:style-name="P80"><text:span text:style-name="T1148">Prodej:</text:span> 15 zl<text:line-break/><text:span text:style-name="T1181">Hod flakónem:</text:span><text:span text:style-name="T1998"> Finesa + k6, zranění 6kz </text:span><text:span text:style-name="T1659">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2">žíravi</text:span><text:span text:style-name="T1658">ně</text:span><text:span text:style-name="T1862"> 2.</text:span></text:p>
      <text:h text:style-name="P874" text:outline-level="4"><text:bookmark-start text:name="__RefHeading___Toc5522_4216715273"/><text:span text:style-name="Emphasis"><text:span text:style-name="T490">Žíravý dech baziliška</text:span></text:span><text:bookmark-end text:name="__RefHeading___Toc5522_4216715273"/></text:h>
      <text:p text:style-name="Text_20_body"><text:span text:style-name="Emphasis">Prodej:</text:span><text:span text:style-name="Emphasis"><text:span text:style-name="T1490">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4">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875"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59">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3">/</text:span><text:span text:style-name="T1337">* Velikost 3 (7 kg) */</text:span></text:p>
      <text:p text:style-name="P59"><text:span text:style-name="T1263">F</text:span><text:span text:style-name="T1285">yzička 8, Finesa 6, Duše </text:span><text:span text:style-name="T502">9, </text:span><text:span text:style-name="T547">Ž</text:span><text:span text:style-name="T503">ivot</text:span><text:span text:style-name="T547">y </text:span><text:span text:style-name="T1264">18</text:span></text:p>
      <text:p text:style-name="P427"><text:span text:style-name="T971">Zbroj:</text:span><text:span text:style-name="T497"> </text:span></text:p>
      <text:p text:style-name="P427"><text:span text:style-name="T971">Rychlost:</text:span><text:span text:style-name="T497"> </text:span></text:p>
      <text:p text:style-name="P427"><text:span text:style-name="T974">Smysly:</text:span><text:span text:style-name="T504"> </text:span></text:p>
      <text:p text:style-name="Standalone_20_Property"><text:span text:style-name="T1680">⚔<text:tab/></text:span><text:span text:style-name="T970">Z</text:span><text:span text:style-name="T973">uby</text:span><text:span text:style-name="T1266">:</text:span><text:span text:style-name="T1264">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3791283354" text:style-name="L2">
        <text:list-item>
          <text:p text:style-name="P913"/>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3">F</text:span><text:span text:style-name="T1285">yzička 8, Finesa 6, Duše </text:span><text:span text:style-name="T502">9</text:span><text:span text:style-name="T1285">, </text:span><text:span text:style-name="T1288">Ž</text:span><text:span text:style-name="T1264">ivot</text:span><text:span text:style-name="T1288">y </text:span><text:span text:style-name="T1264">1</text:span><text:span text:style-name="T1487">6</text:span></text:p>
      <text:p text:style-name="Property_20_level_20_0"><text:span text:style-name="T971">Zbroj:</text:span><text:span text:style-name="T497"> 1 (silná kůže)</text:span></text:p>
      <text:p text:style-name="Property_20_level_20_0"><text:span text:style-name="T971">Rychlost:</text:span><text:span text:style-name="T497"> </text:span><text:span text:style-name="T585">na zemi, při šplhu i ve vodě je stejně rychlý </text:span><text:span text:style-name="T497">jako člověk</text:span></text:p>
      <text:p text:style-name="Property_20_level_20_0"><text:span text:style-name="T974">Smysly:</text:span><text:span text:style-name="T504"> </text:span><text:span text:style-name="T505">slabý zrak (detekuje hlavně pohyb), slabý sluch, výborný čich,</text:span><text:span text:style-name="T506"> infravidění</text:span><text:span text:style-name="T505">, </text:span><text:span text:style-name="T565">detekce vibrací</text:span></text:p>
      <text:p text:style-name="Property_20_level_20_0"><text:span text:style-name="T998">Detekovatelnost</text:span><text:span text:style-name="T997">:</text:span><text:span text:style-name="T588"> </text:span><text:span text:style-name="T590">Baziliše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okolí a ne</text:span><text:span text:style-name="T590">ní</text:span><text:span text:style-name="T588"> tedy vidět pomocí infravidění.</text:span></text:p>
      <text:p text:style-name="P393"><text:soft-page-break/><text:span text:style-name="T1842">⚔<text:tab/></text:span><text:span text:style-name="T412">P</text:span><text:span text:style-name="T417">ohled</text:span><text:span text:style-name="T1150">:</text:span><text:span text:style-name="T1489"> </text:span><text:span text:style-name="T23">9</text:span><text:span text:style-name="T1489"> + k6 proti Duši (nezraňuje)</text:span></text:p>
      <text:p text:style-name="Property_20_level_20_1"><text:span text:style-name="T1148">Rozsah:</text:span><text:span text:style-name="T1257"> 1 cíl ve </text:span><text:span text:style-name="T1259">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3">⚔<text:tab/></text:span><text:span text:style-name="T418">Ž</text:span><text:span text:style-name="T419">íravý</text:span><text:span text:style-name="T1148"> dech:</text:span> 6 + k6 proti Finese, <text:span text:style-name="T1677">zranění 4kz </text:span><text:span text:style-name="T1653">žíravinou</text:span></text:p>
      <text:p text:style-name="Property_20_level_20_1"><text:span text:style-name="T1148">Rozsah:</text:span> všichni v <text:span text:style-name="T1148">kontaktní vzdálenosti</text:span> před baziliškem</text:p>
      <text:p text:style-name="P393"><text:span text:style-name="T1681">⚔<text:tab/></text:span><text:span text:style-name="T970">Z</text:span><text:span text:style-name="T973">uby</text:span><text:span text:style-name="T1266">:</text:span><text:span text:style-name="T1264"> 8 + k6, zranění 2</text:span></text:p>
      <text:p text:style-name="P306"><text:span text:style-name="T1959">6</text:span> dáv<text:span text:style-name="T1959">ek</text:span> <text:span text:style-name="T1669">jed</text:span><text:span text:style-name="T1672">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6">B</text:span><text:span text:style-name="T494">azilišek je </text:span><text:span text:style-name="T495">přes</text:span><text:span text:style-name="T494"> 6 metrů d</text:span><text:span text:style-name="T495">louhý had</text:span><text:span text:style-name="T494">. </text:span><text:span text:style-name="T496">N</text:span><text:span text:style-name="T494">a hlavě má kostěný hřeben připomínající korunu. </text:span><text:span text:style-name="T492">Podobně jako kobra dokáže vztyčit přední část těla, vzhledem ke </text:span><text:span text:style-name="T493">své</text:span><text:span text:style-name="T492"> velikosti se </text:span><text:span text:style-name="T493">pak</text:span><text:span text:style-name="T492"> m</text:span><text:span text:style-name="T493">ůže</text:span><text:span text:style-name="T492"> dívat krollovi do očí.</text:span></text:p>
      <text:p text:style-name="Standalone_20_Property"><text:span text:style-name="T1148">Boj:</text:span> <text:span text:style-name="T1491">Na dálku bazilišek používá svůj pohled.</text:span><text:span text:style-name="T1650"> V jednom kole může pohlédnout do očí jen jedné postavě a n</text:span><text:span text:style-name="T499">a každého tvora může svůj pohled použít jen jednou.</text:span><text:span text:style-name="T1650"> Při boji s </text:span><text:span text:style-name="T36">p</text:span><text:span text:style-name="T47">řesilou</text:span><text:span text:style-name="T1650"> používá </text:span><text:span text:style-name="T1491">jedovatý dech</text:span><text:span text:style-name="T1650"> nebo zuby a pokusí se stáhnout do svého doupěte nebo jiné vhodné díry, aby </text:span><text:span text:style-name="T36">k </text:span><text:span text:style-name="T48">němu</text:span><text:span text:style-name="T1650"> útočníci mohli </text:span><text:span text:style-name="T36">j</text:span><text:span text:style-name="T52">en</text:span><text:span text:style-name="T1650"> z jednoho směru.</text:span></text:p>
      <text:list xml:id="list45114834701619" text:continue-numbering="true" text:style-name="L2">
        <text:list-item>
          <text:p text:style-name="P907"><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907"><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907"><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785406565" text:style-name="L3">
        <text:list-item>
          <text:p text:style-name="P934"><text:span text:style-name="T266">K</text:span><text:span text:style-name="T35">ult </text:span><text:span text:style-name="T278">nebo divoký kmen baziliška</text:span><text:span text:style-name="T35"> uctívá a předkládá mu oběti.</text:span></text:p>
        </text:list-item>
        <text:list-item>
          <text:p text:style-name="P972"><text:span text:style-name="T35">B</text:span><text:span text:style-name="T2">azilišek opustil své vylovené území a udělal si nové doupě ve městě.</text:span></text:p>
        </text:list-item>
      </text:list>
      <text:p text:style-name="Example_20_Header">Suroviny:</text:p>
      <text:list xml:id="list3894632938" text:style-name="L4">
        <text:list-item>
          <text:p text:style-name="P976">Baziliškovy jedové zuby obsahují celkem 6 dávek <text:span text:style-name="T1863">jedu (prodej 10 zl za dávku).</text:span></text:p>
        </text:list-item>
        <text:list-item>
          <text:p text:style-name="P973"><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974"><text:span text:style-name="T1494">Kůže z baziliška </text:span><text:span text:style-name="T1651">(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975"><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5"> </text:span><text:span text:style-name="T1288">Ž</text:span><text:span text:style-name="T1264">ivot</text:span><text:span text:style-name="T1288">y </text:span><text:span text:style-name="T1488">2</text:span></text:p>
      <text:p text:style-name="P25"><text:span text:style-name="T971">Rychlost:</text:span><text:span text:style-name="T497"> jako c</text:span><text:span text:style-name="T498">hůze<text:line-break/></text:span><text:span text:style-name="T974">Smysly:</text:span><text:span text:style-name="T504"> </text:span><text:span text:style-name="T508">dobrý čich,</text:span><text:span text:style-name="T504"> </text:span><text:span text:style-name="T507">infravidění</text:span></text:p>
      <text:p text:style-name="P428"><text:span text:style-name="T1679">⚔<text:tab/></text:span><text:span text:style-name="T1151">Uvedení do tran</text:span><text:span text:style-name="T416">s</text:span><text:span text:style-name="T1151">u:</text:span><text:span text:style-name="T1665"> 6 + k6 proti Duši, stačí jeden úspěch</text:span></text:p>
      <text:p text:style-name="P535"><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45113400374592" text:continue-list="list45114834701619" text:style-name="L2">
        <text:list-item>
          <text:p text:style-name="P903"><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2">Bludička nejčastěji loví v husté mlze nebo v noci. </text:span><text:span text:style-name="T1507">Zmámit</text:span><text:span text:style-name="T1492"> může pouze bdělou oběť, pokud tedy všechny postavy spí, jsou před ní v bezpečí. </text:span><text:span text:style-name="T41">Případná</text:span><text:span text:style-name="T1492"> hlídka si hází proti </text:span><text:span text:style-name="T1163">uvedení do transu</text:span><text:span text:style-name="T1492"> a když neuspěje, probudí se až po pás v bažině, zamotaná do šlahounů </text:span><text:span text:style-name="T1163">dravého keře</text:span><text:span text:style-name="T1492"> nebo ve spárech </text:span><text:span text:style-name="T1163">bahenního netvora</text:span><text:span text:style-name="T1492">. Zbytek družiny v tu chvíli </text:span><text:span text:style-name="T41">o</text:span><text:span text:style-name="T42">bvykle</text:span><text:span text:style-name="T1492"> probudí její křik.</text:span></text:p>
      <text:p text:style-name="P536"><text:span text:style-name="T1492"><text:tab/></text:span><text:span text:style-name="T1148">Poznámka:</text:span><text:span text:style-name="T1490"> </text:span><text:span text:style-name="T1493">V žádném případě nenech bludičky </text:span><text:span text:style-name="T1508">zmámit</text:span><text:span text:style-name="T1493"> celou družinu, dej vždycky hráčům možnost zareagovat. Jen máloco je horší, než když hráčům umřou postavy, aniž by se mohli jakkoliv bránit.</text:span></text:p>
      <text:p text:style-name="P564">Příklady použití ve hře:</text:p>
      <text:list xml:id="list4128001238" text:style-name="L5">
        <text:list-item>
          <text:p text:style-name="P1007"><text:span text:style-name="T1527">B</text:span><text:span text:style-name="T1490">ludička vodí </text:span><text:span text:style-name="T1643">kořist</text:span><text:span text:style-name="T1490"> do chřtánu </text:span>bahenního netvora<text:span text:style-name="T1490"> nebo </text:span>dravého keře<text:span text:style-name="T1490">.</text:span></text:p>
        </text:list-item>
        <text:list-item>
          <text:p text:style-name="P1008"><text:span text:style-name="T1527">K</text:span><text:span text:style-name="T1490">men bažinných goblinů používá bludičky na lov lidských obětí pro svého temného boha.</text:span></text:p>
        </text:list-item>
      </text:list>
      <text:p text:style-name="Example_20_Header">Suroviny:</text:p>
      <text:list xml:id="list825373684" text:style-name="L6">
        <text:list-item>
          <text:p text:style-name="P1023"><text:span text:style-name="T1666">Když se postavám podaří bludičku chytit nepoškozenou, alchymista z ní může vytěžit 10 magů nebo vyrobit </text:span><text:span text:style-name="T1152">lektvar hypnózy</text:span><text:span text:style-name="T1667">. Pokud je ale měchýř proražený, plyn z něj unikne a alchymista má smůlu.</text:span></text:p>
        </text:list-item>
      </text:list>
      <text:p text:style-name="Text_20_body">Bludičky žijí v bažinách či mokřadech. <text:span text:style-name="T1257">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3">F</text:span><text:span text:style-name="T1285">yzička </text:span><text:span text:style-name="T961">4</text:span><text:span text:style-name="T1285">, Finesa </text:span><text:span text:style-name="T961">1</text:span><text:span text:style-name="T1285">, Duše -, </text:span><text:span text:style-name="T1288">Ž</text:span><text:span text:style-name="T1264">ivot</text:span><text:span text:style-name="T1288">y </text:span><text:span text:style-name="T1264">1</text:span><text:span text:style-name="T961">0</text:span></text:p>
      <text:p text:style-name="P438"><text:span text:style-name="T971">Rychlost:</text:span><text:span text:style-name="T497"> jako c</text:span><text:span text:style-name="T500">hůze</text:span></text:p>
      <text:p text:style-name="P438"><text:span text:style-name="T974">Smysly:</text:span><text:span text:style-name="T504"> </text:span><text:span text:style-name="T509">hmat (celým tělem), čich</text:span></text:p>
      <text:p text:style-name="Property_20_level_20_0"><text:span text:style-name="T998">Detekovatelnost</text:span><text:span text:style-name="T997">:</text:span><text:span text:style-name="T588"> </text:span><text:span text:style-name="T592">Obří červ není</text:span><text:span text:style-name="T588"> vidět pomocí infravidění.</text:span></text:p>
      <text:p text:style-name="P538"><text:span text:style-name="T1680">⚔<text:tab/></text:span><text:span text:style-name="T972">Znehybnění slizem:</text:span><text:span text:style-name="T501"> 4 + k6 proti Finese (za první úspěch </text:span><text:span text:style-name="T972">zpomalení</text:span><text:span text:style-name="T501">, za druhý znehybnění končetiny, za třetí kompletní znehybnění)</text:span></text:p>
      <text:p text:style-name="P538"><text:span text:style-name="T1680">⚔<text:tab/></text:span><text:span text:style-name="T972">P</text:span><text:span text:style-name="T977">ožírání</text:span><text:span text:style-name="T972">:</text:span><text:span text:style-name="T501"> </text:span><text:span text:style-name="T511">3</text:span><text:span text:style-name="T501"> + k6, </text:span><text:span text:style-name="T511">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45114282846947" text:continue-list="list4128001238" text:style-name="L5">
        <text:list-item>
          <text:p text:style-name="P978">Skřeti v jámě chovají obřího červa a používají ho na likvidaci odpadu a popravy zajatců.</text:p>
        </text:list-item>
        <text:list-item>
          <text:p text:style-name="P1009"><text:span text:style-name="T1490">Alchymista má ve své věži líheň obřích červů, těží z nich </text:span>rychletuhnoucí sliz<text:span text:style-name="T1490">.</text:span></text:p>
        </text:list-item>
      </text:list>
      <text:p text:style-name="Example_20_Header"><text:soft-page-break/>Suroviny</text:p>
      <text:list xml:id="list1558147733" text:style-name="L7">
        <text:list-item>
          <text:p text:style-name="P1024"><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14"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347731885" text:style-name="L8">
        <text:list-item>
          <text:p text:style-name="P979">Nehmotní démoni nemají fyzické tělo, mohou pouze někoho posednout nebo být zakleti do nějakého předmětu.</text:p>
        </text:list-item>
        <text:list-item>
          <text:p text:style-name="P1025"><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45"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2379967604" text:style-name="L9">
        <text:list-item>
          <text:p text:style-name="P1026">Zabít ho.</text:p>
        </text:list-item>
        <text:list-item>
          <text:p text:style-name="P1026">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7">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1150782903" text:style-name="L10">
        <text:list-item>
          <text:p text:style-name="P1010"><text:span text:style-name="T1645">D</text:span><text:span text:style-name="T1490">iblík Achrat slouží šílenému </text:span><text:span text:style-name="T1647">mágovi</text:span><text:span text:style-name="T1490"> a plní jeho nesmyslná přání.</text:span></text:p>
        </text:list-item>
        <text:list-item>
          <text:p text:style-name="P980">Dvouhlavý pes Mogror zabil kouzelníka, který jej přivolal, a řádí teď kolem jeho věže.</text:p>
        </text:list-item>
        <text:list-item>
          <text:p text:style-name="P1011"><text:span text:style-name="T1644">D</text:span><text:span text:style-name="T1490">émonický strážce Urgragor uvězněný v magickém kruhu hlídá vstup do hrobky dávného </text:span><text:span text:style-name="T1646">vládce</text:span><text:span text:style-name="T1490">. Je nesmírně hladový a chce se dostat ven. </text:span><text:span text:style-name="T1645">V hrobce je svitek s rituálem, kterým byl kdysi přivolán.</text:span></text:p>
        </text:list-item>
      </text:list>
      <text:h text:style-name="P876"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3">F</text:span><text:span text:style-name="T1285">yzička </text:span><text:span text:style-name="T502">1</text:span><text:span text:style-name="T1285">, Finesa </text:span><text:span text:style-name="T502">2</text:span><text:span text:style-name="T1285">, Duše </text:span><text:span text:style-name="T502">3</text:span><text:span text:style-name="T1285">, </text:span><text:span text:style-name="T1287">Životy 5</text:span></text:p>
      <text:p text:style-name="P429"><text:span text:style-name="T971">Rychlost:</text:span><text:span text:style-name="T497"> </text:span><text:span text:style-name="T512">jako člověk</text:span></text:p>
      <text:p text:style-name="P429"><text:span text:style-name="T974">Smysly:</text:span><text:span text:style-name="T504"> </text:span><text:span text:style-name="T512">jako člověk</text:span></text:p>
      <text:p text:style-name="P539"><text:span text:style-name="T1680">⚔<text:tab/></text:span><text:span text:style-name="T970">D</text:span><text:span text:style-name="T978">rápy</text:span><text:span text:style-name="T1266">:</text:span><text:span text:style-name="T1264"> </text:span><text:span text:style-name="T1286">2 + k6, zranění </text:span><text:span text:style-name="T1289">1</text:span></text:p>
      <text:p text:style-name="P539"><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0"> </text:span><text:span text:style-name="T1497">Achrat není moc silný a je si toho vědom. Má ale ostré drápy, kterými může citelně ublížit i člověku. </text:span><text:span text:style-name="T1498">Z nerovného boje uteče a raději nalíč</text:span><text:span text:style-name="T1509">í</text:span><text:span text:style-name="T1498"> past nebo vymyslí nějakou jinou kulišárnu.</text:span></text:p>
      <text:h text:style-name="P876"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3">F</text:span><text:span text:style-name="T1285">yzička </text:span><text:span text:style-name="T514">4</text:span><text:span text:style-name="T1285">, Finesa </text:span><text:span text:style-name="T502">2</text:span><text:span text:style-name="T1285">, Duše </text:span><text:span text:style-name="T502">4</text:span><text:span text:style-name="T1285">, </text:span><text:span text:style-name="T1288">Ž</text:span><text:span text:style-name="T1264">ivot</text:span><text:span text:style-name="T1288">y </text:span><text:span text:style-name="T503">1</text:span><text:span text:style-name="T514">1</text:span></text:p>
      <text:p text:style-name="P429"><text:span text:style-name="T971">Rychlost:</text:span><text:span text:style-name="T497"> </text:span><text:span text:style-name="T512">jako p</text:span><text:span text:style-name="T514">es</text:span></text:p>
      <text:p text:style-name="P429"><text:span text:style-name="T974">Smysly:</text:span><text:span text:style-name="T504"> </text:span><text:span text:style-name="T512">jako p</text:span><text:span text:style-name="T514">es</text:span></text:p>
      <text:p text:style-name="P539"><text:span text:style-name="T1680">⚔<text:tab/></text:span><text:span text:style-name="T970">Z</text:span><text:span text:style-name="T979">uby</text:span><text:span text:style-name="T1266">:</text:span><text:span text:style-name="T1264"> </text:span><text:span text:style-name="T512">5</text:span><text:span text:style-name="T1286"> + k6, zranění </text:span><text:span text:style-name="T512">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0">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499">ůže tedy bez postihu útočit na dva protivníky najednou.</text:span></text:p>
      <text:h text:style-name="P876"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3">F</text:span><text:span text:style-name="T1285">yzička </text:span><text:span text:style-name="T514">7</text:span><text:span text:style-name="T1285">, Finesa </text:span><text:span text:style-name="T515">3</text:span><text:span text:style-name="T1285">, Duše </text:span><text:span text:style-name="T502">5</text:span><text:span text:style-name="T1285">, </text:span><text:span text:style-name="T1288">Ž</text:span><text:span text:style-name="T1264">ivot</text:span><text:span text:style-name="T1288">y</text:span><text:span text:style-name="T1285"> </text:span><text:span text:style-name="T503">1</text:span><text:span text:style-name="T516">6</text:span></text:p>
      <text:p text:style-name="P429"><text:span text:style-name="T971">Zbroj:</text:span><text:span text:style-name="T497"> </text:span><text:span text:style-name="T517">2 (siln</text:span><text:span text:style-name="T518">á</text:span><text:span text:style-name="T517"> kůže s magickými runami)</text:span></text:p>
      <text:p text:style-name="P429"><text:span text:style-name="T971">Rychlost:</text:span><text:span text:style-name="T497"> </text:span><text:span text:style-name="T519">na zemi</text:span><text:span text:style-name="T497"> </text:span><text:span text:style-name="T512">jako </text:span><text:span text:style-name="T519">člověk, ve vzduchu jako kůň</text:span></text:p>
      <text:p text:style-name="P429"><text:span text:style-name="T974">Smysly:</text:span><text:span text:style-name="T504"> </text:span><text:span text:style-name="T519">sluch jako kudůk, zrak jako člověk, čich jako pes, infravidění</text:span></text:p>
      <text:p text:style-name="P539"><text:span text:style-name="T1680">⚔<text:tab/></text:span><text:span text:style-name="T970">P</text:span><text:span text:style-name="T980">ařáty, </text:span><text:span text:style-name="T981">rohy</text:span><text:span text:style-name="T980"> nebo kopyta</text:span><text:span text:style-name="T1266">:</text:span><text:span text:style-name="T1264"> </text:span><text:span text:style-name="T519">7</text:span><text:span text:style-name="T1286"> + k6, zranění </text:span><text:span text:style-name="T520">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0"> </text:span><text:span text:style-name="T513">O</text:span><text:span text:style-name="T521">tisky</text:span><text:span text:style-name="T517"> obřích kopyt</text:span><text:span text:style-name="T513"> </text:span><text:span text:style-name="T528">a </text:span><text:span text:style-name="T529">silný</text:span><text:span text:style-name="T528"> zápach síry</text:span><text:span text:style-name="T513">.</text:span></text:p>
      <text:p text:style-name="P786"><text:span text:style-name="T1148">Boj:</text:span><text:span text:style-name="T1490"> </text:span><text:span text:style-name="T1126">U</text:span><text:span text:style-name="T1129">rgrador má sílu jako slon</text:span><text:span text:style-name="T1499">. </text:span><text:span text:style-name="T1129">D</text:span><text:span text:style-name="T1500">okáže odhodit člověka několik metrů, utrhnout </text:span><text:span text:style-name="T1501">mu</text:span><text:span text:style-name="T1500"> ruku v kloubu,</text:span><text:span text:style-name="T1501"> rozpárat </text:span><text:span text:style-name="T1510">ho</text:span><text:span text:style-name="T1501"> svými drápy, nebo na něj dupnout a zlámat mu kosti</text:span><text:span text:style-name="T1500">. </text:span><text:span text:style-name="T109">Umí létat, ale potřebuje na to dlouhý rozeběh nebo silný protivítr. Ve vzduchu není moc obratný.</text:span><text:span text:style-name="T1500"> Když má možnost se rozběhnout nebo </text:span><text:span text:style-name="T1502">za</text:span><text:span text:style-name="T1500">útočit z </text:span><text:span text:style-name="T1642">letu</text:span><text:span text:style-name="T1500">, nabere </text:span><text:span text:style-name="T1511">soupeře na</text:span><text:span text:style-name="T1500"> rohy </text:span><text:span text:style-name="T1511">a odhodí ho</text:span><text:span text:style-name="T1500">.</text:span></text:p>
      <text:h text:style-name="P845" text:outline-level="3"><text:bookmark-start text:name="__RefHeading___Toc5534_4216715273"/>Nehmotní démoni<text:bookmark-end text:name="__RefHeading___Toc5534_4216715273"/></text:h>
      <text:p text:style-name="P797"><text:span text:style-name="T1846">T</text:span><text:span text:style-name="T1845">ODO: Osoba posedlá démonem má zvýšené staty a životy.</text:span></text:p>
      <text:p text:style-name="P795"><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7">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77" text:outline-level="4"><text:bookmark-start text:name="__RefHeading___Toc5536_4216715273"/>Příklady nehmotných démonů<text:bookmark-end text:name="__RefHeading___Toc5536_4216715273"/></text:h>
      <text:list xml:id="list652640950" text:style-name="L11">
        <text:list-item>
          <text:p text:style-name="P1027">Démon zla</text:p>
        </text:list-item>
        <text:list-item>
          <text:p text:style-name="P1027">Démon alkoholu</text:p>
        </text:list-item>
        <text:list-item>
          <text:p text:style-name="P1027">Démon touhy po zlatě</text:p>
        </text:list-item>
        <text:list-item>
          <text:p text:style-name="P1027">Démon touhy po krvi</text:p>
        </text:list-item>
        <text:list-item>
          <text:p text:style-name="P1027">Démon obžerství</text:p>
        </text:list-item>
        <text:list-item>
          <text:p text:style-name="P1027">Démon nenávisti</text:p>
        </text:list-item>
        <text:list-item>
          <text:p text:style-name="P1027">Démon touhy po moci</text:p>
        </text:list-item>
        <text:list-item>
          <text:p text:style-name="P1027">Démon neživota</text:p>
          <text:list>
            <text:list-item>
              <text:p text:style-name="P1028">Každý, kdo je zabit postavou pod vlivem <text:span text:style-name="T1148">démona neživota</text:span>, se promění v <text:span text:style-name="T1148">zombii</text:span>.</text:p>
            </text:list-item>
          </text:list>
        </text:list-item>
      </text:list>
      <text:p text:style-name="P571">Příklady použití ve hře:</text:p>
      <text:list xml:id="list45113326168027" text:continue-list="list1150782903" text:style-name="L10">
        <text:list-item>
          <text:p text:style-name="P1012"><text:span text:style-name="T1490">Městský mág přivolal </text:span>démona alkoholu<text:span text:style-name="T1490">, aby se zbavil svého konkurenta.</text:span></text:p>
        </text:list-item>
        <text:list-item>
          <text:p text:style-name="P1012"><text:span text:style-name="T1490">Generála královských vojsk posedl </text:span>démon touhy po moci<text:span text:style-name="T1490"> a schyluje se k občanské válce.</text:span></text:p>
        </text:list-item>
        <text:list-item>
          <text:p text:style-name="P1012"><text:span text:style-name="T1490">Ve starém šlechtickém sídle řádí </text:span>démon neživota<text:span text:style-name="T1490">. Ze služebných se staly zombie a jejich duchové se snaží splnit svůj poslední příkaz nebo úkol.</text:span></text:p>
        </text:list-item>
        <text:list-item>
          <text:p text:style-name="P1012"><text:soft-page-break/><text:span text:style-name="T1490">V dýce vykládané drahokamy, kterou postavy najdou v hrobce dávného krále, je uvězněný </text:span>démon touhy po zlatě<text:span text:style-name="T1490">.</text:span></text:p>
        </text:list-item>
      </text:list>
      <text:h text:style-name="P815"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031875015" text:style-name="L12">
        <text:list-item>
          <text:p text:style-name="P1029"><text:span text:style-name="T1881">Děti, starci a podobně </text:span><text:span text:style-name="T125">m</text:span><text:span text:style-name="T126">ají</text:span><text:span text:style-name="T1881"> vlastnosti 2 1 1 nebo dokonce 1 1 1.</text:span></text:p>
        </text:list-item>
        <text:list-item>
          <text:p text:style-name="P1030">Valná většina <text:span text:style-name="T1869">obyčejných</text:span> lidí, elfů a ostatních příslušníků hratelných ras má vlastnosti 3 2 1.</text:p>
        </text:list-item>
        <text:list-item>
          <text:p text:style-name="P1030">Váleční veteráni, <text:span text:style-name="T1869">členové speciálních jednotek a podobně mají vlastnosti <text:s/>4 3 2.</text:span></text:p>
        </text:list-item>
        <text:list-item>
          <text:p text:style-name="P981">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632549929" text:style-name="L13">
        <text:list-item>
          <text:p text:style-name="P1031"><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1036"><text:span text:style-name="T1882">Ke k</text:span>apitán<text:span text:style-name="T1882">ovi</text:span> gardy s<text:span text:style-name="T1882">e hodí</text:span> <text:span text:style-name="T1148">velitelský hlas</text:span><text:span text:style-name="T1490">.</text:span></text:p>
        </text:list-item>
        <text:list-item>
          <text:p text:style-name="P1037">Generál královské armády bude mít dovednost <text:span text:style-name="T1148">důstojnický výcvik a válčení</text:span>.</text:p>
        </text:list-item>
        <text:list-item>
          <text:p text:style-name="P1031"><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1038">Poustevník <text:span text:style-name="T1882">by mohl znát</text:span> <text:span text:style-name="T1148">řeč zvířat</text:span>.</text:p>
        </text:list-item>
        <text:list-item>
          <text:p text:style-name="P1031"><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1031"><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1031"><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1039">Šlechtic určitě zná <text:span text:style-name="T1148">etiketu vyšší společnosti</text:span>.</text:p>
        </text:list-item>
        <text:list-item>
          <text:p text:style-name="P1040">Písař nepochybně umí <text:span text:style-name="T1148">číst a psát</text:span>.</text:p>
        </text:list-item>
        <text:list-item>
          <text:p text:style-name="P1031"><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45114655802113" text:continue-numbering="true" text:style-name="L13">
        <text:list-item>
          <text:p text:style-name="P1032"><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1033"><text:span text:style-name="T1503">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1034"><text:span text:style-name="T1503">Urozený pán Z</text:span><text:span text:style-name="T168">ard</text:span><text:span text:style-name="T1503"> z Rudé skály: lidský</text:span><text:span text:style-name="T1893"> šlechtic v bohatých šatech s nádherným loveckým psem. U pasu má krátký meč.</text:span></text:p>
        </text:list-item>
        <text:list-item>
          <text:p text:style-name="P1035"><text:span text:style-name="T1503">B</text:span><text:span text:style-name="T397">ai</text:span><text:span text:style-name="T1503">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030249131" text:style-name="L14">
        <text:list-item>
          <text:p text:style-name="P982">Mistři, od kterých se postavy učí při přestupu na vyšší úroveň.</text:p>
        </text:list-item>
        <text:list-item>
          <text:p text:style-name="P1041"><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42"><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1061562546" text:style-name="L15">
        <text:list-item>
          <text:p text:style-name="P1043"><text:span text:style-name="T1495">Barbarský kouzelník </text:span><text:span text:style-name="T1490">Hro</text:span><text:span text:style-name="T1496">t</text:span><text:span text:style-name="T1490">gar </text:span><text:span text:style-name="T1495">(</text:span>6. úrov<text:span text:style-name="T1865">eň)</text:span>, specialista na ledová kouzla <text:span text:style-name="T1866">s těžkou dubovou holí zahalený do dlouhého modrého pláště</text:span>.</text:p>
        </text:list-item>
        <text:list-item>
          <text:p text:style-name="P1044"><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5"><text:span text:style-name="T1688">D</text:span><text:span text:style-name="T1687">ráče:</text:span><text:span text:style-name="T1732"><text:tab/><text:tab/></text:span><text:span text:style-name="T1736">Fyzička 5, Finesa 2, Duše 4, Životy 12</text:span></text:p>
      <text:p text:style-name="P386"><text:span text:style-name="T1687">Mladý drak:</text:span><text:span text:style-name="T1732"><text:tab/></text:span><text:span text:style-name="T1736">Fyzička 7, Finesa 4, Duše 6, Životy 1</text:span><text:span text:style-name="T1818">8</text:span></text:p>
      <text:p text:style-name="P386"><text:span text:style-name="T1844">Dospělý drak:</text:span><text:span text:style-name="T1732"><text:tab/></text:span><text:span text:style-name="T1736">Fyzička 9, Finesa 6, Duše 8, Životy 2</text:span><text:span text:style-name="T1817">1</text:span></text:p>
      <text:p text:style-name="Property_20_Header"><text:span text:style-name="T971">Z</text:span><text:span text:style-name="T969">broj:</text:span></text:p>
      <text:p text:style-name="P359"><text:span text:style-name="T1688">D</text:span><text:span text:style-name="T1687">ráče:<text:tab/><text:tab/></text:span><text:span text:style-name="T1736">1</text:span></text:p>
      <text:p text:style-name="P359"><text:span text:style-name="T1687">Mladý drak:</text:span><text:span text:style-name="T1732"><text:tab/></text:span><text:span text:style-name="T1736">2</text:span></text:p>
      <text:p text:style-name="P360"><text:span text:style-name="T1687">Dospělý drak:<text:tab/></text:span><text:span text:style-name="T1732">3</text:span></text:p>
      <text:p text:style-name="P430"><text:span text:style-name="T971">Rychlost:</text:span><text:span text:style-name="T497"> </text:span><text:span text:style-name="T524">n</text:span><text:span text:style-name="T522">a zemi </text:span><text:span text:style-name="T525">jako člověk,</text:span><text:span text:style-name="T523"> </text:span><text:span text:style-name="T586">létá a plave </text:span><text:span text:style-name="T587">rychlostí</text:span><text:span text:style-name="T586"> k</text:span><text:span text:style-name="T587">oně</text:span><text:span text:style-name="T586"> v trysku</text:span></text:p>
      <text:p text:style-name="P437"><text:span text:style-name="T974">Smysly:</text:span><text:span text:style-name="T504"> </text:span><text:span text:style-name="T524">zrak jako elf, čich jako pes, sluch jako kudůk, infravidění</text:span></text:p>
      <text:p text:style-name="P437"><text:span text:style-name="T998">Detekovatelnost</text:span><text:span text:style-name="T997">:</text:span><text:span text:style-name="T588"> </text:span><text:span text:style-name="T589">Draci</text:span><text:span text:style-name="T588"> jsou studenokrevní, mají stejnou teplotu jako okolí a nejsou tedy vidět pomocí infravidění.</text:span></text:p>
      <text:p text:style-name="Property_20_Header"><text:span text:style-name="T1680">⚔</text:span><text:span text:style-name="T1682"><text:tab/></text:span><text:span text:style-name="T1684">Zuby nebo drápy:</text:span></text:p>
      <text:p text:style-name="P353"><text:span text:style-name="T1688">D</text:span><text:span text:style-name="T1687">ráče:<text:tab/><text:tab/></text:span><text:span text:style-name="T1732">5 + k6, zranění 2</text:span></text:p>
      <text:p text:style-name="P353"><text:span text:style-name="T1687">Mladý drak:<text:tab/></text:span><text:span text:style-name="T1732">7 + k6, zranění 3</text:span></text:p>
      <text:p text:style-name="P353"><text:span text:style-name="T1687">Dospělý drak:<text:tab/></text:span><text:span text:style-name="T1732">9 + k6, zranění 4</text:span></text:p>
      <text:p text:style-name="Property_20_Header"><text:span text:style-name="T1680">⚔</text:span><text:span text:style-name="T1682"><text:tab/></text:span><text:span text:style-name="T1683">Dech:</text:span></text:p>
      <text:p text:style-name="P357"><text:span text:style-name="T1688">D</text:span><text:span text:style-name="T1690">ráče:</text:span><text:span text:style-name="T1735"><text:tab/><text:tab/></text:span><text:span text:style-name="T1737">-</text:span></text:p>
      <text:p text:style-name="P357"><text:span text:style-name="T1687">Mladý drak:<text:tab/></text:span><text:span text:style-name="T1732">7 + k6, zranění </text:span><text:span text:style-name="T1737">6 kz</text:span></text:p>
      <text:p text:style-name="P353"><text:span text:style-name="T1691">Dospělý drak:<text:tab/></text:span><text:span text:style-name="T1737">9 + k6, zranění 10 kz</text:span></text:p>
      <text:p text:style-name="Property_20_level_20_1"><text:span text:style-name="T1690">Rozsah:</text:span><text:span text:style-name="T1735"> v</text:span><text:span text:style-name="T1734">šechno v </text:span><text:span text:style-name="T1689">krátké vzdálenosti</text:span><text:span text:style-name="T1734"> před drakem</text:span></text:p>
      <text:p text:style-name="Property_20_level_20_1"><text:span text:style-name="T1690">Příprava:</text:span><text:span text:style-name="T1735"> jedno kolo hlubokého nádechu</text:span></text:p>
      <text:p text:style-name="Property_20_Header"><text:span text:style-name="T1680">⚔<text:tab/></text:span><text:span text:style-name="T970">O</text:span><text:span text:style-name="T982">cas </text:span><text:span text:style-name="T526">(obvykle jen sráží </text:span><text:span text:style-name="T527">nebo</text:span><text:span text:style-name="T526"> odhazuje):</text:span></text:p>
      <text:p text:style-name="P353"><text:span text:style-name="T1688">D</text:span><text:span text:style-name="T1692">ráče:<text:tab/><text:tab/></text:span><text:span text:style-name="T1738">5 + k6, zranění </text:span><text:span text:style-name="T1739">0</text:span></text:p>
      <text:p text:style-name="P353"><text:span text:style-name="T1687">Mladý drak:<text:tab/></text:span><text:span text:style-name="T1732">7 + k6, zranění </text:span><text:span text:style-name="T1739">0</text:span></text:p>
      <text:p text:style-name="P353"><text:span text:style-name="T1692">Dospělý drak:<text:tab/></text:span><text:span text:style-name="T1738">9 + k6, zranění </text:span><text:span text:style-name="T1739">0</text:span></text:p>
      <text:p text:style-name="Property_20_Header"><text:soft-page-break/><text:span text:style-name="T1680">⚔</text:span><text:span text:style-name="T1682"><text:tab/></text:span><text:span text:style-name="T1685">Děsivý řev:</text:span></text:p>
      <text:p text:style-name="P358"><text:span text:style-name="T1688">D</text:span><text:span text:style-name="T1690">ráče:</text:span><text:span text:style-name="T1735"><text:tab/><text:tab/></text:span><text:span text:style-name="T1740">4 + k6</text:span><text:span text:style-name="T1741"> proti Duši</text:span></text:p>
      <text:p text:style-name="P358"><text:span text:style-name="T1687">Mladý drak:</text:span><text:span text:style-name="T1735"><text:tab/></text:span><text:span text:style-name="T1740">6 + k6</text:span><text:span text:style-name="T1741"> proti Duši</text:span></text:p>
      <text:p text:style-name="P358"><text:span text:style-name="T1691">Dospělý drak:</text:span><text:span text:style-name="T1735"><text:tab/></text:span><text:span text:style-name="T1740">8 + k6</text:span><text:span text:style-name="T1741"> proti Duši</text:span></text:p>
      <text:p text:style-name="Property_20_level_20_1"><text:span text:style-name="T1148">Účinek:</text:span> <text:span text:style-name="T1903">strach (</text:span><text:span text:style-name="T185">nevýhoda</text:span><text:span text:style-name="T224">)</text:span></text:p>
      <text:p text:style-name="P396">Vzhled:</text:p>
      <text:p text:style-name="P361"><text:span text:style-name="T1688">D</text:span><text:span text:style-name="T1692">ráče:</text:span><text:span text:style-name="T1739"> </text:span><text:span text:style-name="T1742">Dráček se zakrnělými křídly velký jako medvěd.</text:span></text:p>
      <text:p text:style-name="P361"><text:span text:style-name="T1687">Mladý drak:</text:span><text:span text:style-name="T1732"> </text:span><text:span text:style-name="T1742">O</text:span><text:span text:style-name="T1743">křídlený plaz se </text:span><text:span text:style-name="T1824">dvěma páry nohou,</text:span><text:span text:style-name="T1743"> silnými drápy a tlamou plnou ostrých zubů </text:span><text:span text:style-name="T1742">velký jako kůň</text:span><text:span text:style-name="T1743">.</text:span></text:p>
      <text:p text:style-name="P384"><text:span text:style-name="T1692">Dospělý drak: </text:span><text:span text:style-name="T1742">O</text:span><text:span text:style-name="T1743">křídlený plaz se </text:span><text:span text:style-name="T1824">dvěma páry nohou,</text:span><text:span text:style-name="T1743"> silnými drápy, </text:span><text:span text:style-name="T1742">rohy a</text:span><text:span text:style-name="T1743"> tlamou plnou ostrých zubů </text:span><text:span text:style-name="T1742">velký jako slon</text:span><text:span text:style-name="T1743">.</text:span></text:p>
      <text:p text:style-name="P787"><text:span text:style-name="T1148">Boj:</text:span><text:span text:style-name="T1490"> </text:span><text:span text:style-name="T1504">Drak </text:span><text:span text:style-name="T174">d</text:span><text:span text:style-name="T175">okáže současně útočit</text:span><text:span text:style-name="T1504"> svými zuby a drápy </text:span><text:span text:style-name="T1505">a pokud </text:span><text:span text:style-name="T175">j</text:span><text:span text:style-name="T179">e někdo za ním</text:span><text:span text:style-name="T1505">,</text:span><text:span text:style-name="T1504"> </text:span><text:span text:style-name="T175">může ho</text:span><text:span text:style-name="T1505"> srazit </text:span><text:span text:style-name="T1512">nebo odhodit</text:span><text:span text:style-name="T1505">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3596072534" text:style-name="L16">
        <text:list-item>
          <text:p text:style-name="P937"><text:span text:style-name="T1148">Dračí dech:</text:span> <text:span text:style-name="T1504">Když se </text:span><text:span text:style-name="T1517">drak</text:span><text:span text:style-name="T1504"> nadechne (jedno kolo </text:span><text:span text:style-name="T1506">neútočí</text:span><text:span text:style-name="T1504">), může použít svůj dech. </text:span><text:span text:style-name="T1517">N</text:span><text:span text:style-name="T1504">a útok si hází Fyzičk</text:span><text:span text:style-name="T1517">a + k6, zranění záleží na jeho velikosti </text:span><text:span text:style-name="T1518">(viz tabulka)</text:span><text:span text:style-name="T1517"> a druh zranění záleží na </text:span><text:span text:style-name="T1519">barvě</text:span><text:span text:style-name="T1517"> draka – bílý drak vydechuje </text:span><text:span text:style-name="T1925">mráz</text:span><text:span text:style-name="T1517">, rudý drak </text:span><text:span text:style-name="T1911">o</text:span><text:span text:style-name="T1912">heň</text:span><text:span text:style-name="T1517">, černý drak </text:span><text:span text:style-name="T1655">ž</text:span><text:span text:style-name="T1656">íravin</text:span><text:span text:style-name="T1657">u</text:span><text:span text:style-name="T1517">, modrý </text:span><text:span text:style-name="T1917">b</text:span><text:span text:style-name="T1918">lesky</text:span><text:span text:style-name="T1517"> a zelený </text:span><text:span text:style-name="T1670">je</text:span><text:span text:style-name="T1671">dovatý plyn</text:span><text:span text:style-name="T1504">. </text:span><text:span text:style-name="T1520">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2">Příklady použití ve hře:</text:p>
      <text:list xml:id="list45113769518413" text:continue-list="list45113326168027" text:style-name="L10">
        <text:list-item>
          <text:p text:style-name="P1013"><text:span text:style-name="T1506">K</text:span><text:span text:style-name="T1490">ult uctívá draka jako svého boha a přináší mu oběti výměnou za ochranu. Dračí sluj slouží jako chrám.</text:span></text:p>
        </text:list-item>
        <text:list-item>
          <text:p text:style-name="P915"><text:soft-page-break/>Draka něco vyhnalo z jeho původního loviště. Ze stád se ztrácejí kusy dobytka, mezi lidmi se šíří panika.</text:p>
        </text:list-item>
        <text:list-item>
          <text:p text:style-name="P1014"><text:span text:style-name="T1490">Královna se někde dozvěděla, že z dračího srdce je možné vyrobit </text:span><text:span text:style-name="T2186">elixír</text:span> mládí<text:span text:style-name="T1490">. Za jeho získání vypsala bohatou odměnu.</text:span></text:p>
        </text:list-item>
      </text:list>
      <text:p text:style-name="P268">Suroviny:</text:p>
      <text:list xml:id="list45113456354145" text:continue-list="list45113400374592" text:style-name="L2">
        <text:list-item>
          <text:p text:style-name="P1046"><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08"><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1047"><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1048"><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49"><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878" text:outline-level="4"><text:bookmark-start text:name="__RefHeading___Toc5548_4216715273"/><text:span text:style-name="T489">Černý</text:span> drak<text:bookmark-end text:name="__RefHeading___Toc5548_4216715273"/></text:h>
      <text:p text:style-name="Property_20_level_20_0"><text:span text:style-name="T1148">Dech:</text:span> <text:span text:style-name="T1655">ž</text:span><text:span text:style-name="T1656">íravina</text:span></text:p>
      <text:p text:style-name="Property_20_level_20_0"><text:span text:style-name="T1162">Prostředí:</text:span><text:span text:style-name="T1898"> </text:span><text:span text:style-name="T180">b</text:span><text:span text:style-name="T183">ažiny, močály</text:span></text:p>
      <text:h text:style-name="P879" text:outline-level="4"><text:bookmark-start text:name="__RefHeading___Toc5550_4216715273"/><text:span text:style-name="T486">M</text:span><text:span text:style-name="T488">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880" text:outline-level="4"><text:bookmark-start text:name="__RefHeading___Toc5552_4216715273"/><text:span text:style-name="T486">R</text:span><text:span text:style-name="T487">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881" text:outline-level="4"><text:bookmark-start text:name="__RefHeading___Toc5554_4216715273"/><text:span text:style-name="T486">Zelený</text:span> drak<text:bookmark-end text:name="__RefHeading___Toc5554_4216715273"/></text:h>
      <text:p text:style-name="P534"><text:span text:style-name="T1148">Dech:</text:span> <text:span text:style-name="T1670">je</text:span><text:span text:style-name="T1671">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641526349" text:style-name="L17">
        <text:list-item>
          <text:p text:style-name="P1050"><text:span text:style-name="T443">P</text:span><text:span text:style-name="T444">lošná</text:span><text:span text:style-name="T1165"> telekineze:</text:span><text:span text:style-name="T1900"> Duše + k6 proti Duši, zranění od 0 do +3 podle předmětu</text:span></text:p>
          <text:list>
            <text:list-header>
              <text:p text:style-name="P1050"><text:span text:style-name="T1148">Rozsah:</text:span> všechno v <text:span text:style-name="T1148">krátké vzdálenosti<text:line-break/></text:span><text:span text:style-name="T1169">Trvání</text:span><text:span text:style-name="T1148">:</text:span><text:span text:style-name="T1490"> </text:span><text:span text:style-name="T1521">po dobu </text:span><text:span text:style-name="T1169">udržování</text:span></text:p>
            </text:list-header>
          </text:list>
          <text:p text:style-name="P1050"><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4017302101" text:style-name="L18">
        <text:list-item>
          <text:p text:style-name="P1051"><text:span text:style-name="T1148">Spánek:</text:span> <text:span text:style-name="T1931">Duše + k6 proti Duši</text:span></text:p>
          <text:list>
            <text:list-header>
              <text:p text:style-name="P1051"><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1051">Drak pošle telepatický příkaz v dračí řeči všem živým bytostem v okolí. Pokud neodolají, okamžitě hluboce usnou a probudí je jen fyzická bolest (například v důsledku zranění).</text:p>
        </text:list-item>
        <text:list-item>
          <text:p text:style-name="P1051"><text:span text:style-name="T1167">Zm</text:span><text:span text:style-name="T1168">ate</text:span><text:span text:style-name="T1167">ní:</text:span><text:span text:style-name="T1932"> Duše + k6 proti Duši</text:span></text:p>
          <text:list>
            <text:list-header>
              <text:p text:style-name="P1051"><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1051"><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1051"><text:span text:style-name="T1167">Rozkaz:</text:span><text:span text:style-name="T1932"> Duše + k6 proti Duši</text:span></text:p>
          <text:list>
            <text:list-header>
              <text:p text:style-name="P1051"><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1053"><text:span text:style-name="T1148">Paralýza:</text:span> <text:s/>Duše + k6 proti Duši</text:p>
          <text:list>
            <text:list-header>
              <text:p text:style-name="P1052"><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983"><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57627655" text:style-name="L19">
        <text:list-item>
          <text:p text:style-name="P1054">Draci „mluvící“ lidskou řečí budou působit pohádkověji, případně je můžeš pojmout jako vládce mocných říší.</text:p>
        </text:list-item>
        <text:list-item>
          <text:p text:style-name="P1054">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816" text:outline-level="2">Dryáda</text:h>
      <text:p text:style-name="P102"><text:span text:style-name="T1263">/</text:span><text:span text:style-name="T1337">* Velikost </text:span><text:span text:style-name="T1352">6</text:span><text:span text:style-name="T1337"> (</text:span><text:span text:style-name="T1352">60</text:span><text:span text:style-name="T1337"> kg) */</text:span></text:p>
      <text:p text:style-name="P102"><text:soft-page-break/><text:span text:style-name="T1263">F</text:span><text:span text:style-name="T1285">yzička </text:span><text:span text:style-name="T1352">2</text:span><text:span text:style-name="T1285">, Finesa </text:span><text:span text:style-name="T1352">4</text:span><text:span text:style-name="T1285">, Duše </text:span><text:span text:style-name="T1352">5</text:span><text:span text:style-name="T502">, </text:span><text:span text:style-name="T547">Ž</text:span><text:span text:style-name="T503">ivot</text:span><text:span text:style-name="T547">y </text:span><text:span text:style-name="T1264">18</text:span></text:p>
      <text:p text:style-name="P453"><text:span text:style-name="T971">Rychlost:</text:span><text:span text:style-name="T497"> </text:span><text:span text:style-name="T646">jako člověk</text:span></text:p>
      <text:p text:style-name="P453"><text:span text:style-name="T974">Smysly:</text:span><text:span text:style-name="T504"> </text:span><text:span text:style-name="T646">jako elf</text:span></text:p>
      <text:p text:style-name="P614"><text:span text:style-name="T1680">⚔<text:tab/></text:span><text:span text:style-name="T1012">Kostěná dýka</text:span><text:span text:style-name="T1266">:</text:span><text:span text:style-name="T1264"> </text:span><text:span text:style-name="T1352">4 + k6, zranění 0</text:span></text:p>
      <text:p text:style-name="P413"><text:span text:style-name="T1680">⚔<text:tab/></text:span><text:span text:style-name="T1265">Dlouhý luk</text:span><text:span text:style-name="T1262"> (šípy s </text:span><text:span text:style-name="T1353">pazourkovým</text:span><text:span text:style-name="T1262"> hrotem): 4 + k6, zranění 1</text:span></text:p>
      <text:p text:style-name="P317"><text:span text:style-name="T1265">Dostřel:</text:span><text:span text:style-name="T1262"> dlouhý</text:span></text:p>
      <text:p text:style-name="P809"><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3">j</text:span><text:span text:style-name="T1669">ed</text:span><text:span text:style-name="T1673">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7"> </text:span><text:span text:style-name="T578">Intenzivní bolest v ráně, otok, brnění, zanícení kůže a citlivost na dotyk, potíže s dýcháním. Později otok a modřiny po celé končeti</text:span><text:span text:style-name="T577">ně.</text:span></text:p>
      <text:p text:style-name="P614"><text:span text:style-name="T1148">Vzhled:</text:span> <text:span text:style-name="T2018">Dívka s kůrou místo kůže a listím místo vlasů.</text:span></text:p>
      <text:p text:style-name="P614"><text:span text:style-name="T1188">Schopnosti</text:span><text:span text:style-name="T1148">:</text:span></text:p>
      <text:list xml:id="list244192986" text:style-name="L20">
        <text:list-item>
          <text:p text:style-name="P1055"><text:span text:style-name="T1188">Splynutí se stromem:</text:span><text:span text:style-name="T155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56"><text:span text:style-name="T1148">Léčení stromu:</text:span><text:span text:style-name="T1490"> Když se dryáda několik minut dotýká stromu svého druhu, zcela ho vyléčí. Veškeré jeho neduhy tím ale přejdou na ni.</text:span></text:p>
        </text:list-item>
        <text:list-item>
          <text:p text:style-name="P1057"><text:span text:style-name="T1148">Stvoření oživlého stromu:</text:span><text:span text:style-name="T1490"> Sedm dryád stejného druhu dokáže společným rituálem v průběhu několika minut přeměnit obyčejný strom v </text:span><text:span text:style-name="T1148">oživlý strom</text:span><text:span text:style-name="T1490">.</text:span></text:p>
        </text:list-item>
        <text:list-item>
          <text:p text:style-name="P1058"><text:soft-page-break/><text:span text:style-name="T1148">Tanec dryád:</text:span><text:span text:style-name="T1490"> Kdo se </text:span><text:span text:style-name="T1641">k němu přidá</text:span><text:span text:style-name="T1490">, propadne kouzlu a bude s </text:span><text:span text:style-name="T1641">dryádami</text:span><text:span text:style-name="T1490"> tancovat až do rána.</text:span></text:p>
        </text:list-item>
      </text:list>
      <text:p text:style-name="P614"><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17" text:outline-level="2">Gargoyla</text:h>
      <text:p text:style-name="P200"><text:span text:style-name="T1263">/</text:span><text:span text:style-name="T1337">* Velikost </text:span><text:span text:style-name="T1453">5 </text:span><text:span text:style-name="T1454">(30 kg)</text:span><text:span text:style-name="T1453"> – jako pes</text:span><text:span text:style-name="T1337"> */</text:span></text:p>
      <text:p text:style-name="P59"><text:span text:style-name="T1263">F</text:span><text:span text:style-name="T1285">yzička </text:span><text:span text:style-name="T1295">4</text:span><text:span text:style-name="T1285">, Finesa </text:span><text:span text:style-name="T1295">2</text:span><text:span text:style-name="T1285">, Duše </text:span><text:span text:style-name="T537">2</text:span><text:span text:style-name="T1285">, </text:span><text:span text:style-name="T1288">Ž</text:span><text:span text:style-name="T1264">ivot</text:span><text:span text:style-name="T1288">y </text:span><text:span text:style-name="T1453">9</text:span></text:p>
      <text:p text:style-name="P432"><text:span text:style-name="T971">Zbroj: </text:span><text:span text:style-name="T541">oživlá</text:span><text:span text:style-name="T497"> </text:span><text:span text:style-name="T537">1, zkamenělá 3</text:span></text:p>
      <text:p text:style-name="P432"><text:span text:style-name="T971">Rychlost:</text:span><text:span text:style-name="T497"> </text:span><text:span text:style-name="T538">na zemi i ve vzduchu jako pes (o něco rychlejší než člověk)</text:span></text:p>
      <text:p text:style-name="P432"><text:span text:style-name="T974">Smysly:</text:span><text:span text:style-name="T504"> </text:span><text:span text:style-name="T537">vidí i v naprosté tmě, sluch jako člověk, nemá hmat ani čich</text:span></text:p>
      <text:p text:style-name="P437"><text:span text:style-name="T998">Detekovatelnost</text:span><text:span text:style-name="T997">:</text:span><text:span text:style-name="T588"> </text:span><text:span text:style-name="T591">Gargoyla není</text:span><text:span text:style-name="T588"> vidět pomocí infravidění.</text:span></text:p>
      <text:p text:style-name="P545"><text:span text:style-name="T1680">⚔<text:tab/></text:span><text:span text:style-name="T970">Z</text:span><text:span text:style-name="T989">uby nebo spáry</text:span><text:span text:style-name="T1266">:</text:span><text:span text:style-name="T1264"> </text:span><text:span text:style-name="T1295">4 + k6, zranění 1</text:span></text:p>
      <text:p text:style-name="P546"><text:span text:style-name="T1148">Vzhled:</text:span><text:span text:style-name="T1490"> </text:span><text:span text:style-name="T1524">Socha čtyřnohé, okřídlené nestvůry velké jako pes.</text:span></text:p>
      <text:p text:style-name="P545"><text:span text:style-name="T1148">Prostředí:</text:span> <text:span text:style-name="T1943">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0"> </text:span><text:span text:style-name="T539">Otisky tlap s drápy zhruba psí velikosti.</text:span></text:p>
      <text:p text:style-name="P547"><text:span text:style-name="T988">Schopnosti</text:span><text:span text:style-name="T983">:</text:span></text:p>
      <text:list xml:id="list45113718679174" text:continue-list="list45113456354145" text:style-name="L2">
        <text:list-item>
          <text:p text:style-name="P932">Gargoyla se umí proměnit v kamennou sochu. V této podobě má zbroj 3. Nemůže se hýbat, ale plně vnímá, co se kolem ní děje. Proměna do sochy nebo zpět zabere jedno kolo.</text:p>
        </text:list-item>
        <text:list-item>
          <text:p text:style-name="P1018">Po smrti se gargoyla automaticky promění v kámen.</text:p>
        </text:list-item>
        <text:list-item>
          <text:p text:style-name="P1059"><text:span text:style-name="T491">Pokud chce,</text:span><text:span text:style-name="T540"> </text:span><text:span text:style-name="T491">přes noc se </text:span><text:span text:style-name="T542">jí</text:span><text:span text:style-name="T491">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3">Příklady použití ve hře:</text:p>
      <text:list xml:id="list45114984598886" text:continue-list="list45113769518413" text:style-name="L10">
        <text:list-item>
          <text:p text:style-name="P1015"><text:span text:style-name="T1490">Obchodník s informacemi používá gargoylu jako špeha. </text:span><text:span text:style-name="T1648">Ve sklepě vězní její sestru jako rukojmí.</text:span></text:p>
        </text:list-item>
        <text:list-item>
          <text:p text:style-name="P1016"><text:span text:style-name="T1648">G</text:span><text:span text:style-name="T1490">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3">F</text:span><text:span text:style-name="T1285">yzička </text:span><text:span text:style-name="T1296">5</text:span><text:span text:style-name="T1285">, Finesa </text:span><text:span text:style-name="T1296">2</text:span><text:span text:style-name="T1285">, Duše </text:span><text:span text:style-name="T502">-, </text:span><text:span text:style-name="T547">Ž</text:span><text:span text:style-name="T503">ivot</text:span><text:span text:style-name="T547">y </text:span><text:span text:style-name="T1296">12</text:span></text:p>
      <text:p text:style-name="P433"><text:span text:style-name="T971">Zbroj:</text:span><text:span text:style-name="T497"> </text:span><text:span text:style-name="T543">0</text:span></text:p>
      <text:p text:style-name="P433"><text:span text:style-name="T971">Rychlost:</text:span><text:span text:style-name="T497"> </text:span><text:span text:style-name="T543">Na zemi jako lev, ve vzduchu jako </text:span><text:span text:style-name="T548">trysk koně</text:span><text:span text:style-name="T543">.</text:span></text:p>
      <text:p text:style-name="P433"><text:span text:style-name="T974">Smysly:</text:span><text:span text:style-name="T504"> </text:span><text:span text:style-name="T543">Výborný zrak a sluch, slabý čich (jako orel).</text:span></text:p>
      <text:p text:style-name="P549"><text:span text:style-name="T1680">⚔<text:tab/></text:span><text:span text:style-name="T970">Z</text:span><text:span text:style-name="T990">obák nebo drápy</text:span><text:span text:style-name="T1266">:</text:span><text:span text:style-name="T1264"> </text:span><text:span text:style-name="T1296">5 + k6, zranění 2</text:span></text:p>
      <text:p text:style-name="P549"><text:span text:style-name="T1148">Vzhled:</text:span> <text:span text:style-name="T1945">Šelma s tělem lva, orlí hlavou a křídly.</text:span></text:p>
      <text:p text:style-name="P549"><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45113251278918" text:continue-list="list45113718679174" text:style-name="L2">
        <text:list-item>
          <text:p text:style-name="P916"><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818" text:outline-level="2"><text:bookmark-start text:name="__RefHeading___Toc1838_3850923094"/>Harpyje<text:bookmark-end text:name="__RefHeading___Toc1838_3850923094"/></text:h>
      <text:p text:style-name="P68">/<text:span text:style-name="T1955">* Velikost 5 (30 kg) */</text:span></text:p>
      <text:p text:style-name="P68"><text:span text:style-name="T1263">F</text:span><text:span text:style-name="T1285">yzička </text:span><text:span text:style-name="T1301">2</text:span><text:span text:style-name="T1285">, Finesa </text:span><text:span text:style-name="T1301">4</text:span><text:span text:style-name="T1285">, Duše </text:span><text:span text:style-name="T1301">3</text:span><text:span text:style-name="T502">, </text:span><text:span text:style-name="T547">Ž</text:span><text:span text:style-name="T503">ivot</text:span><text:span text:style-name="T547">y </text:span><text:span text:style-name="T593">7</text:span></text:p>
      <text:p text:style-name="P439"><text:span text:style-name="T971">Rychlost:</text:span><text:span text:style-name="T497"> </text:span><text:span text:style-name="T593">na zemi jako chůze, </text:span><text:span text:style-name="T960">létá rychlostí lidského běhu</text:span></text:p>
      <text:p text:style-name="P439"><text:span text:style-name="T974">Smysly:</text:span><text:span text:style-name="T504"> </text:span><text:span text:style-name="T593">jako člověk, ale zrak jako orel</text:span></text:p>
      <text:p text:style-name="P586"><text:span text:style-name="T1680">⚔<text:tab/></text:span><text:span text:style-name="T999">Spáry</text:span><text:span text:style-name="T1266">:</text:span><text:span text:style-name="T1264"> </text:span><text:span text:style-name="T1301">4 + k6, zranění 1</text:span></text:p>
      <text:p text:style-name="P586"><text:span text:style-name="T1148">Vzhled:</text:span> <text:span text:style-name="T2185">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4"> Otisky spárů velkého dravého ptáka.</text:span></text:p>
      <text:p text:style-name="P587"><text:span text:style-name="T1148">Schopnosti:</text:span><text:span text:style-name="T1490"> Každá harpyje umí jedno z následujících kouzel: </text:span><text:span text:style-name="T1174">sugesce</text:span><text:span text:style-name="T1528">, </text:span><text:span text:style-name="T1174">přelud</text:span><text:span text:style-name="T1528"> </text:span><text:span text:style-name="T1529">nebo</text:span><text:span text:style-name="T1528"> </text:span><text:span text:style-name="T1174">paralýza</text:span><text:span text:style-name="T1528">. </text:span><text:span text:style-name="T1529">Musí si ho připravovat stejně jako kouzelník a na seslání musí mít možnost mluvit.</text:span></text:p>
      <text:p text:style-name="P586"><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39">, </text:span><text:span text:style-name="T1180">štír</text:span><text:span text:style-name="T1547"> a </text:span><text:span text:style-name="T1180">pavouci</text:span><text:span text:style-name="T1981">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8"> </text:span><text:span text:style-name="T595">Všichni zástupci hmyzu mají</text:span><text:span text:style-name="T588">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3">F</text:span><text:span text:style-name="T1285">yzička </text:span><text:span text:style-name="T1304">1</text:span><text:span text:style-name="T1285">, Finesa </text:span><text:span text:style-name="T1304">2</text:span><text:span text:style-name="T1285">, Duše </text:span><text:span text:style-name="T1302">-</text:span><text:span text:style-name="T502">, </text:span><text:span text:style-name="T547">Ž</text:span><text:span text:style-name="T503">ivot</text:span><text:span text:style-name="T547">y </text:span><text:span text:style-name="T600">4</text:span></text:p>
      <text:p text:style-name="P440"><text:span text:style-name="T971">Zbroj:</text:span><text:span text:style-name="T497"> </text:span><text:span text:style-name="T599">1</text:span><text:span text:style-name="T596"> (</text:span><text:span text:style-name="T599">tvrdé krovky</text:span><text:span text:style-name="T596">), </text:span><text:span text:style-name="T600">zespodu 0</text:span></text:p>
      <text:p text:style-name="P440"><text:span text:style-name="T971">Rychlost:</text:span><text:span text:style-name="T497"> </text:span><text:span text:style-name="T596">na zemi jako člověk, </text:span><text:span text:style-name="T598">létá rychlostí</text:span><text:span text:style-name="T596"> běh</text:span><text:span text:style-name="T598">u</text:span></text:p>
      <text:p text:style-name="P440"><text:span text:style-name="T974">Smysly:</text:span><text:span text:style-name="T504"> </text:span><text:span text:style-name="T602">jako hmyz a </text:span><text:span text:style-name="T599">infravidění</text:span></text:p>
      <text:p text:style-name="P588"><text:span text:style-name="T1680">⚔<text:tab/></text:span><text:span text:style-name="T1000">Kusadla</text:span><text:span text:style-name="T1266">:</text:span><text:span text:style-name="T1264"> </text:span><text:span text:style-name="T1304">2</text:span><text:span text:style-name="T1303"> + k6, zranění </text:span><text:span text:style-name="T1304">0</text:span></text:p>
      <text:p text:style-name="P590"><text:span text:style-name="T1148">Vzhled:</text:span><text:span text:style-name="T1490"> </text:span><text:span text:style-name="T1531">Zhruba půl metru</text:span><text:span text:style-name="T1530"> dlouhý hnědý brouk s</text:span><text:span text:style-name="T1532"> párem žhnoucích skvrn těsně za hlavou, </text:span><text:span text:style-name="T1536">které osvětlují </text:span><text:span text:style-name="T1537">blízké</text:span><text:span text:style-name="T1536"> okolí slabým </text:span><text:span text:style-name="Emphasis"><text:span text:style-name="T1533">rudooranžovým</text:span></text:span><text:span text:style-name="T1536"> světlem.</text:span></text:p>
      <text:p text:style-name="P588"><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8">Brouk ohnivec </text:span><text:span text:style-name="T1307">vnímá rozdíly v teplotě a přitahuje ho teplo – bude vytrvale kroužit kolem postav, případně kolem pochodní nebo táborového ohně.</text:span></text:p>
      <text:p text:style-name="P566">Příklady použití ve hře:</text:p>
      <text:list xml:id="list45113982067322" text:continue-list="list785406565" text:style-name="L3">
        <text:list-item>
          <text:p text:style-name="P933">Skřeti a goblini někdy brouky ohnivce chovají kvůli osvětlení.</text:p>
        </text:list-item>
      </text:list>
      <text:p text:style-name="P271">Suroviny:</text:p>
      <text:list xml:id="list45114742762101" text:continue-list="list45113251278918" text:style-name="L2">
        <text:list-item>
          <text:p text:style-name="P909"><text:span text:style-name="T1264">Z </text:span><text:span text:style-name="T1323">brouka ohnivce je možné </text:span><text:span text:style-name="T1305">získat</text:span><text:span text:style-name="T1323"> dva svítící orgány. Samy o sobě vydrží svítit týden, alchymista z nich může vyrobit </text:span><text:span text:style-name="T1268">lampu z brouka ohnivce</text:span><text:span text:style-name="T1323"> (prodej: </text:span><text:span text:style-name="T1306">12</text:span><text:span text:style-name="T1323"> zl, </text:span><text:span text:style-name="T1307">na jednu lampu spotřebuje oba orgány</text:span><text:span text:style-name="T1323">), která svítí trvale, </text:span><text:span text:style-name="T1305">nebo z nich vytěžit dohromady 6 magů</text:span><text:span text:style-name="T1323">.</text:span></text:p>
        </text:list-item>
      </text:list>
      <text:h text:style-name="P846" text:outline-level="3"><text:soft-page-break/>Obří mravenec</text:h>
      <text:p text:style-name="P77">/<text:span text:style-name="T1955">* Dělnice velikost 5 (30 kg), samec 6 (60 kg), královna 9 (500 kg) */</text:span></text:p>
      <text:p text:style-name="P311"><text:span text:style-name="T1701">D</text:span><text:span text:style-name="T1687">ěln</text:span><text:span text:style-name="T1702">ice</text:span><text:span text:style-name="T1687">:</text:span><text:span text:style-name="T1732"><text:tab/></text:span><text:span text:style-name="T1744">F</text:span><text:span text:style-name="T1745">yzička </text:span><text:span text:style-name="T1771">3</text:span><text:span text:style-name="T1745">, Finesa </text:span><text:span text:style-name="T1769">1</text:span><text:span text:style-name="T1745">, Duše </text:span><text:span text:style-name="T1770">-</text:span><text:span text:style-name="T1745">, </text:span><text:span text:style-name="T1747">Ž</text:span><text:span text:style-name="T1733">ivot</text:span><text:span text:style-name="T1747">y </text:span><text:span text:style-name="T1771">8</text:span></text:p>
      <text:p text:style-name="P311"><text:span text:style-name="T1177">Samec</text:span><text:span text:style-name="T1148">:</text:span><text:span text:style-name="T1732"><text:tab/></text:span><text:span text:style-name="T1744">F</text:span><text:span text:style-name="T1745">yzička </text:span><text:span text:style-name="T1771">4</text:span><text:span text:style-name="T1745">, Finesa </text:span><text:span text:style-name="T1771">2</text:span><text:span text:style-name="T1745">, Duše </text:span><text:span text:style-name="T1770">-</text:span><text:span text:style-name="T1745">, </text:span><text:span text:style-name="T1747">Ž</text:span><text:span text:style-name="T1733">ivot</text:span><text:span text:style-name="T1747">y </text:span><text:span text:style-name="T1769">1</text:span><text:span text:style-name="T1771">0</text:span></text:p>
      <text:p text:style-name="P311"><text:span text:style-name="T1148">Královna:</text:span><text:span text:style-name="T1732"><text:tab/></text:span><text:span text:style-name="T1744">F</text:span><text:span text:style-name="T1745">yzička </text:span><text:span text:style-name="T1772">5</text:span><text:span text:style-name="T1745">, Finesa </text:span><text:span text:style-name="T1771">1</text:span><text:span text:style-name="T1745">, Duše </text:span><text:span text:style-name="T1771">6</text:span><text:span text:style-name="T1745">, </text:span><text:span text:style-name="T1747">Ž</text:span><text:span text:style-name="T1733">ivot</text:span><text:span text:style-name="T1747">y </text:span><text:span text:style-name="T1771">1</text:span><text:span text:style-name="T1772">4</text:span></text:p>
      <text:p text:style-name="P445"><text:span text:style-name="T971">Zbroj:</text:span><text:span text:style-name="T497"> </text:span><text:span text:style-name="T621">tělo </text:span><text:span text:style-name="T619">1, </text:span><text:span text:style-name="T620">nohy a tykadla 0</text:span></text:p>
      <text:p text:style-name="P445"><text:span text:style-name="T971">Rychlost:</text:span><text:span text:style-name="T497"> </text:span><text:span text:style-name="T607">n</text:span><text:span text:style-name="T606">a zemi i ve vzduchu jako chůze</text:span></text:p>
      <text:p text:style-name="P445"><text:span text:style-name="T974">Smysly:</text:span><text:span text:style-name="T504"> </text:span><text:span text:style-name="T602">jako hmyz</text:span></text:p>
      <text:p text:style-name="P411"><text:span text:style-name="T1680">⚔<text:tab/></text:span><text:span text:style-name="T1000">Kusadla</text:span><text:span text:style-name="T1266">:</text:span></text:p>
      <text:p text:style-name="P311"><text:span text:style-name="T1270">Dělnice</text:span><text:span text:style-name="T1269">:</text:span><text:span text:style-name="T1315"> </text:span><text:span text:style-name="T1316">3</text:span><text:span text:style-name="T1314"> + k6, zranění </text:span><text:span text:style-name="T1316">1</text:span></text:p>
      <text:p text:style-name="P311"><text:span text:style-name="T1270">Samec</text:span><text:span text:style-name="T1269">: </text:span><text:span text:style-name="T1325">4</text:span><text:span text:style-name="T1303"> + k6, zranění </text:span><text:span text:style-name="T1332">1</text:span></text:p>
      <text:p text:style-name="P312"><text:span text:style-name="T1270">Královna</text:span><text:span text:style-name="T1269">:</text:span><text:span text:style-name="T1315"> </text:span><text:span text:style-name="T1316">5</text:span><text:span text:style-name="T1314"> + k6, zranění </text:span><text:span text:style-name="T1316">1</text:span></text:p>
      <text:p text:style-name="P396">Vzhled:</text:p>
      <text:p text:style-name="Property_20_level_20_1"><text:span text:style-name="T1701">D</text:span><text:span text:style-name="T1687">ěln</text:span><text:span text:style-name="T1702">ice</text:span><text:span text:style-name="T1687">:</text:span><text:span text:style-name="T1732"> </text:span><text:span text:style-name="T1773">Necelý metr dlouhý hnědý mravenec.</text:span></text:p>
      <text:p text:style-name="P311"><text:span text:style-name="T1178">Samec</text:span><text:span text:style-name="T1148">:</text:span><text:span text:style-name="T1732"> </text:span><text:span text:style-name="T1774">Zhruba metr dlouhý mravenec s křídly.</text:span></text:p>
      <text:p text:style-name="P311"><text:span text:style-name="T1148">Královna:</text:span><text:span text:style-name="T1490"> </text:span><text:span text:style-name="T1545">Velký, dvoumetrový mravenec</text:span><text:span text:style-name="T1732">.</text:span></text:p>
      <text:p text:style-name="P597"><text:span text:style-name="T1148">Schopnosti:</text:span><text:span text:style-name="T1490"> </text:span><text:span text:style-name="T1546">Královna ovládá </text:span><text:span text:style-name="T1179">telepatii</text:span><text:span text:style-name="T1546"> </text:span><text:span text:style-name="T1548">(jako hraničář) a telepaticky ovládá všechny své poddané (na libovolnou vzdálenost).</text:span></text:p>
      <text:p text:style-name="P596"><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3">F</text:span><text:span text:style-name="T1285">yzička </text:span><text:span text:style-name="T1324">4</text:span><text:span text:style-name="T1285">, Finesa </text:span><text:span text:style-name="T1324">1</text:span><text:span text:style-name="T1285">, Duše </text:span><text:span text:style-name="T1302">-</text:span><text:span text:style-name="T502">, </text:span><text:span text:style-name="T547">Ž</text:span><text:span text:style-name="T503">ivot</text:span><text:span text:style-name="T547">y </text:span><text:span text:style-name="T603">1</text:span><text:span text:style-name="T607">2</text:span></text:p>
      <text:p text:style-name="P441"><text:span text:style-name="T971">Zbroj:</text:span><text:span text:style-name="T497"> </text:span><text:span text:style-name="T596">2 (chitinový pancíř), </text:span><text:span text:style-name="T605">zespodu 0</text:span></text:p>
      <text:p text:style-name="P441"><text:span text:style-name="T971">Rychlost:</text:span><text:span text:style-name="T497"> </text:span><text:span text:style-name="T607">n</text:span><text:span text:style-name="T606">a zemi i ve vzduchu jako chůze</text:span></text:p>
      <text:p text:style-name="P441"><text:span text:style-name="T974">Smysly:</text:span><text:span text:style-name="T504"> </text:span><text:span text:style-name="T602">jako hmyz</text:span></text:p>
      <text:p text:style-name="Property_20_Header"><text:span text:style-name="T1680">⚔<text:tab/></text:span><text:span text:style-name="T1000">Kusadla</text:span><text:span text:style-name="T1266">:</text:span></text:p>
      <text:p text:style-name="Property_20_level_20_1"><text:span text:style-name="T1269">Samec: </text:span><text:span text:style-name="T1325">4</text:span><text:span text:style-name="T1303"> + k6, zranění </text:span><text:span text:style-name="T1326">3</text:span></text:p>
      <text:p text:style-name="Property_20_level_20_1"><text:span text:style-name="T1269">Samice: </text:span><text:span text:style-name="T1325">4</text:span><text:span text:style-name="T1303"> + k6, zranění </text:span><text:span text:style-name="T1327">2</text:span></text:p>
      <text:p text:style-name="Standalone_20_Property"><text:span text:style-name="T1148">Vzhled:</text:span><text:span text:style-name="T1701"> </text:span><text:span text:style-name="T1540">Skoro dva metry dlouhý hnědočerný brouk se silným chytinovým pancířem a obřími kusadly </text:span><text:span text:style-name="T1541">(samice mají kusadla o poznání menší)</text:span><text:span text:style-name="T1530">.</text:span></text:p>
      <text:p text:style-name="P791"><text:span text:style-name="T1148">Boj:</text:span> <text:span text:style-name="T1985">Roháč sice umí létat, bojuje ale vždy na zemi. Útočí svými obřími kusadly a snaží se útočníka chytit a sevřít.</text:span></text:p>
      <text:p text:style-name="P574">Příklady použití ve hře:</text:p>
      <text:list xml:id="list45115343629011" text:continue-list="list45114984598886" text:style-name="L10">
        <text:list-item>
          <text:p text:style-name="P1017"><text:span text:style-name="T1490">Obří </text:span><text:span text:style-name="T1649">roháči</text:span><text:span text:style-name="T1490"> utekli z líhní ve staré podzemní laboratoři, kde s nimi dávní mágové dělali pokusy.</text:span></text:p>
        </text:list-item>
      </text:list>
      <text:h text:style-name="P847" text:outline-level="3"><text:span text:style-name="T1988">Obří v</text:span>ážka</text:h>
      <text:p text:style-name="P76">/<text:span text:style-name="T1955">* Velikost 4 (15 kg) */</text:span></text:p>
      <text:p text:style-name="P76"><text:span text:style-name="T1263">F</text:span><text:span text:style-name="T1285">yzička </text:span><text:span text:style-name="T1304">1</text:span><text:span text:style-name="T1285">, Finesa </text:span><text:span text:style-name="T1330">4</text:span><text:span text:style-name="T1285">, Duše </text:span><text:span text:style-name="T1302">-</text:span><text:span text:style-name="T502">, </text:span><text:span text:style-name="T547">Ž</text:span><text:span text:style-name="T503">ivot</text:span><text:span text:style-name="T547">y </text:span><text:span text:style-name="T618">5</text:span></text:p>
      <text:p text:style-name="P444"><text:span text:style-name="T971">Rychlost:</text:span><text:span text:style-name="T497"> </text:span><text:span text:style-name="T596">na zemi jako </text:span><text:span text:style-name="T617">chůze</text:span><text:span text:style-name="T596">, </text:span><text:span text:style-name="T598">létá rychlostí</text:span><text:span text:style-name="T596"> běh</text:span><text:span text:style-name="T598">u</text:span></text:p>
      <text:p text:style-name="P444"><text:span text:style-name="T974">Smysly:</text:span><text:span text:style-name="T504"> </text:span><text:span text:style-name="T617">jako hmyz, ale výborný zrak</text:span></text:p>
      <text:p text:style-name="P595"><text:span text:style-name="T1680">⚔<text:tab/></text:span><text:span text:style-name="T1000">Kusadla</text:span><text:span text:style-name="T1266">:</text:span><text:span text:style-name="T1264"> </text:span><text:span text:style-name="T1331">4</text:span><text:span text:style-name="T1303"> + k6, zranění </text:span><text:span text:style-name="T1331">1</text:span></text:p>
      <text:p text:style-name="P595"><text:soft-page-break/><text:span text:style-name="T1148">Vzhled:</text:span><text:span text:style-name="T1490"> </text:span><text:span text:style-name="T1542">Necelý metr dlouhá vážka</text:span><text:span text:style-name="T1536">.</text:span></text:p>
      <text:p text:style-name="P595"><text:span text:style-name="T1148">Prostředí:</text:span> <text:span text:style-name="T1989">Kdekoliv u vody.</text:span></text:p>
      <text:p text:style-name="P595"><text:span text:style-name="T1148">Boj:</text:span> <text:span text:style-name="T1989">Vážky jsou dravci a výborní letci, útočí silnými kusadly.</text:span></text:p>
      <text:list xml:id="list197845647" text:style-name="L21">
        <text:list-item>
          <text:p text:style-name="P1060"><text:span text:style-name="T1176">Aura ticha:</text:span><text:span text:style-name="T1543"> V </text:span><text:span text:style-name="T1176">krátké vzdálenosti</text:span><text:span text:style-name="T1543"> kolem vážky nejsou slyšet žádné zvuky </text:span><text:span text:style-name="T1544">a nejdou zde tedy ani sesílat kouzla</text:span><text:span text:style-name="T1543">.</text:span></text:p>
        </text:list-item>
      </text:list>
      <text:p text:style-name="P272">Suroviny:</text:p>
      <text:list xml:id="list45115033137074" text:continue-list="list45114742762101" text:style-name="L2">
        <text:list-item>
          <text:p text:style-name="P917"><text:span text:style-name="T1990">A</text:span>lchymista může z vážky vytěžit 5 magů nebo vyrobit <text:span text:style-name="T1148">lektvar ticha</text:span> <text:span text:style-name="T1991">(prodej 30 zl)</text:span>.</text:p>
        </text:list-item>
      </text:list>
      <text:h text:style-name="P847" text:outline-level="3"><text:span text:style-name="T1984">Obří p</text:span>loštice</text:h>
      <text:p text:style-name="P75">/<text:span text:style-name="T1955">* Velikost 7 (125 kg) */</text:span></text:p>
      <text:p text:style-name="P75"><text:span text:style-name="T1263">F</text:span><text:span text:style-name="T1285">yzička </text:span><text:span text:style-name="T1324">4</text:span><text:span text:style-name="T1285">, Finesa </text:span><text:span text:style-name="T1324">1</text:span><text:span text:style-name="T1285">, Duše </text:span><text:span text:style-name="T1302">-</text:span><text:span text:style-name="T502">, </text:span><text:span text:style-name="T547">Ž</text:span><text:span text:style-name="T503">ivot</text:span><text:span text:style-name="T547">y </text:span><text:span text:style-name="T603">11</text:span></text:p>
      <text:p text:style-name="P443"><text:span text:style-name="T971">Zbroj:</text:span><text:span text:style-name="T497"> </text:span><text:span text:style-name="T599">1</text:span><text:span text:style-name="T596"> (</text:span><text:span text:style-name="T599">tvrdé krovky</text:span><text:span text:style-name="T596">), </text:span><text:span text:style-name="T600">zespodu 0</text:span></text:p>
      <text:p text:style-name="P443"><text:span text:style-name="T971">Rychlost:</text:span><text:span text:style-name="T497"> </text:span><text:span text:style-name="T603">jako chůze</text:span></text:p>
      <text:p text:style-name="P443"><text:span text:style-name="T974">Smysly:</text:span><text:span text:style-name="T504"> </text:span><text:span text:style-name="T602">jako hmyz</text:span></text:p>
      <text:p text:style-name="P591"><text:span text:style-name="T1680">⚔<text:tab/></text:span><text:span text:style-name="T1000">Kusadla</text:span><text:span text:style-name="T1266">:</text:span><text:span text:style-name="T1264"> </text:span><text:span text:style-name="T1325">4</text:span><text:span text:style-name="T1303"> + k6, zranění </text:span><text:span text:style-name="T1304">0</text:span></text:p>
      <text:p text:style-name="P591"><text:span text:style-name="T1680">⚔<text:tab/></text:span><text:span text:style-name="T1001">Dávivý zápach</text:span><text:span text:style-name="T1266">:</text:span><text:span text:style-name="T1311"> </text:span><text:span text:style-name="T1312">V</text:span><text:span text:style-name="T1310">dechnutí </text:span><text:span text:style-name="T1312">dráždí ke</text:span><text:span text:style-name="T1310"> zvracení </text:span><text:span text:style-name="T1312">(nevýhoda pro všechny, kdo se ho nadýchají).</text:span><text:span text:style-name="T1310"> </text:span><text:span text:style-name="T1312">P</text:span><text:span text:style-name="T1310">omůže zadržet dech.</text:span></text:p>
      <text:p text:style-name="P591"><text:span text:style-name="T1148">Vzhled:</text:span><text:span text:style-name="T1490"> </text:span><text:span text:style-name="T1538">Skoro dva metry dlouhá ploštice</text:span><text:span text:style-name="T1536">.</text:span></text:p>
      <text:p text:style-name="P591"><text:span text:style-name="T1148">Boj:</text:span> Obří ploštice se živí výhradně mršinami, na postavy nezaútočí. Při ohrožení vylučuje tekutinu, <text:span text:style-name="T1993">jejíž silný zápach</text:span> dráždí ke zvracení.</text:p>
      <text:list xml:id="list1068824939" text:style-name="L22">
        <text:list-item>
          <text:p text:style-name="P1061"><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45113610235908" text:continue-list="list45113982067322" text:style-name="L3">
        <text:list-item>
          <text:p text:style-name="P935"><text:span text:style-name="T601">Skřeti a goblini </text:span><text:span text:style-name="T604">používají obří ploštice jako nákladní zvířata</text:span><text:span text:style-name="T601">. </text:span><text:span text:style-name="T604">Jsou sice pomalé, ale hodně unesou.</text:span></text:p>
        </text:list-item>
      </text:list>
      <text:h text:style-name="P819"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2"><text:tab/><text:tab/></text:span><text:span text:style-name="T496">F</text:span><text:span text:style-name="T502">yzička </text:span><text:span text:style-name="T629">7</text:span><text:span text:style-name="T502">, Finesa </text:span><text:span text:style-name="T628">1</text:span><text:span text:style-name="T502">, Duše -, </text:span><text:span text:style-name="T547">Ž</text:span><text:span text:style-name="T503">ivot</text:span><text:span text:style-name="T547">y: </text:span><text:span text:style-name="T622">16</text:span></text:p>
      <text:p text:style-name="Property_20_level_20_1"><text:span text:style-name="T1006">Rozdvojený</text:span><text:span text:style-name="T1005">:</text:span><text:span text:style-name="T622"><text:tab/><text:tab/></text:span><text:span text:style-name="T496">F</text:span><text:span text:style-name="T502">yzička </text:span><text:span text:style-name="T629">6</text:span><text:span text:style-name="T502">, Finesa </text:span><text:span text:style-name="T629">2</text:span><text:span text:style-name="T502">, Duše -, </text:span><text:span text:style-name="T547">Ž</text:span><text:span text:style-name="T503">ivot</text:span><text:span text:style-name="T547">y: </text:span><text:span text:style-name="T629">8</text:span></text:p>
      <text:p text:style-name="Property_20_level_20_1"><text:span text:style-name="T1006">Rozčtvrcený</text:span><text:span text:style-name="T1005">:</text:span><text:span text:style-name="T622"><text:tab/></text:span><text:span text:style-name="T496">F</text:span><text:span text:style-name="T502">yzička </text:span><text:span text:style-name="T629">5</text:span><text:span text:style-name="T502">, Finesa </text:span><text:span text:style-name="T629">3</text:span><text:span text:style-name="T502">, Duše -, </text:span><text:span text:style-name="T547">Ž</text:span><text:span text:style-name="T503">ivot</text:span><text:span text:style-name="T547">y: </text:span><text:span text:style-name="T629">4</text:span></text:p>
      <text:p text:style-name="P313"><text:span text:style-name="T1006">Rozosmený</text:span><text:span text:style-name="T1005">:</text:span><text:span text:style-name="T622"><text:tab/><text:tab/></text:span><text:span text:style-name="T496">F</text:span><text:span text:style-name="T502">yzička </text:span><text:span text:style-name="T629">4</text:span><text:span text:style-name="T502">, Finesa </text:span><text:span text:style-name="T629">4</text:span><text:span text:style-name="T502">, Duše -, </text:span><text:span text:style-name="T547">Ž</text:span><text:span text:style-name="T503">ivot</text:span><text:span text:style-name="T547">y: </text:span><text:span text:style-name="T629">2</text:span></text:p>
      <text:p text:style-name="Property_20_Header"><text:span text:style-name="T971">Rychlost:</text:span><text:span text:style-name="T497"> </text:span><text:span text:style-name="T625">j</text:span><text:span text:style-name="T623">ako chůze</text:span></text:p>
      <text:p text:style-name="P446"><text:span text:style-name="T974">Smysly:</text:span><text:span text:style-name="T504"> </text:span><text:span text:style-name="T624">hmat, infravidění</text:span></text:p>
      <text:p text:style-name="P601"><text:span text:style-name="T1680">⚔<text:tab/></text:span><text:span text:style-name="T1003">Leptání</text:span><text:span text:style-name="T1266">:</text:span><text:span text:style-name="T1264"> </text:span><text:span text:style-name="T1333">F</text:span><text:span text:style-name="T1334">yzička</text:span><text:span text:style-name="T1333"> + k6, zranění 2</text:span></text:p>
      <text:p text:style-name="P601"><text:span text:style-name="T1148">Vzhled:</text:span> <text:span text:style-name="T1995">Obří, namodralá améba.</text:span></text:p>
      <text:p text:style-name="P602"><text:span text:style-name="T423">S</text:span><text:span text:style-name="T450">chopnosti</text:span><text:span text:style-name="T408">:</text:span></text:p>
      <text:list xml:id="list1293089623" text:style-name="L23">
        <text:list-item>
          <text:p text:style-name="P918">Plíživý hnus se umí v jednom kole rozdělit na dva menší hnusy (a ty se mohou dělit dál). Dva menší hnusy se naopak mohou v jednom kole spojit do jednoho většího.</text:p>
          <text:list>
            <text:list-item>
              <text:p text:style-name="P938"><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38"><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62"><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86954983" text:style-name="L24">
        <text:list-item>
          <text:p text:style-name="P939"><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45113903405371" text:continue-list="list45115033137074" text:style-name="L2">
        <text:list-item>
          <text:p text:style-name="P910"><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20" text:outline-level="2">Huňáč</text:h>
      <text:p text:style-name="P99"><text:span text:style-name="T1263">/</text:span><text:span text:style-name="T1337">* Velikost </text:span><text:span text:style-name="T1343">2</text:span><text:span text:style-name="T1337"> (</text:span><text:span text:style-name="T1343">3</text:span><text:span text:style-name="T1337"> kg) */</text:span></text:p>
      <text:p text:style-name="P99"><text:span text:style-name="T1263">F</text:span><text:span text:style-name="T1285">yzička </text:span><text:span text:style-name="T1343">1</text:span><text:span text:style-name="T1285">, Finesa </text:span><text:span text:style-name="T1343">3</text:span><text:span text:style-name="T1285">, Duše </text:span><text:span text:style-name="T1343">4</text:span><text:span text:style-name="T502">, </text:span><text:span text:style-name="T547">Ž</text:span><text:span text:style-name="T503">ivot</text:span><text:span text:style-name="T547">y </text:span><text:span text:style-name="T636">3</text:span></text:p>
      <text:p text:style-name="P451"><text:span text:style-name="T971">Rychlost:</text:span><text:span text:style-name="T497"> </text:span><text:span text:style-name="T636">jako kočka (tedy jako člověk)</text:span></text:p>
      <text:p text:style-name="P451"><text:span text:style-name="T974">Smysly:</text:span><text:span text:style-name="T504"> </text:span><text:span text:style-name="T636">jako kočka (vynikající zrak, sluch a čich, vidí v šeru jako elf, hmatové vousy)</text:span></text:p>
      <text:p text:style-name="P609"><text:span text:style-name="T1680">⚔<text:tab/></text:span><text:span text:style-name="T970">Z</text:span><text:span text:style-name="T973">uby </text:span><text:span text:style-name="T1010">a drápy</text:span><text:span text:style-name="T1266">:</text:span><text:span text:style-name="T1264"> </text:span><text:span text:style-name="T1344">3 + k6, zranění 0</text:span></text:p>
      <text:p text:style-name="P412"><text:span text:style-name="T1680">⚔<text:tab/></text:span><text:span text:style-name="T1010">Blesk</text:span><text:span text:style-name="T1266">:</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6">:</text:span><text:span text:style-name="T1264"> </text:span><text:span text:style-name="T1262">4 + k6, zranění </text:span><text:span text:style-name="T1346">6</text:span><text:span text:style-name="T1345">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0"> Černá kočka s modře se lesknoucí srstí a modře světélkujícíma očima.</text:span></text:p>
      <text:p text:style-name="P314"><text:span text:style-name="T1148">Huňáč zelený:</text:span><text:span text:style-name="T1490"> Černá kočka se zeleně se lesknoucí srstí a zeleně světélkujícíma očima.</text:span></text:p>
      <text:p text:style-name="P609"><text:soft-page-break/><text:span text:style-name="T1148">Schopnosti:</text:span><text:span text:style-name="T1490"> </text:span><text:span text:style-name="T1556">Huňáč zelený umí </text:span><text:span text:style-name="T1557">v jednom kole</text:span><text:span text:style-name="T1556"> </text:span><text:span text:style-name="T1557">z</text:span><text:span text:style-name="T1556">měnit svůj tvar </text:span><text:span text:style-name="T1557">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2">Příklady použití ve hře:</text:p>
      <text:list xml:id="list45114311066534" text:continue-list="list45113610235908" text:style-name="L3">
        <text:list-item>
          <text:p text:style-name="P940"><text:span text:style-name="T2">Pár huňáčů modrých se usídlil na půdě domu vesnické čarodějky </text:span><text:span text:style-name="T402">a vyvedl tam mladé</text:span><text:span text:style-name="T2">.</text:span></text:p>
        </text:list-item>
        <text:list-item>
          <text:p text:style-name="P984">Skupina huňáčů zelených se zabydlela ve městě a patří mezi vyhlášené zloděje.</text:p>
        </text:list-item>
      </text:list>
      <text:p text:style-name="P281">Suroviny:</text:p>
      <text:list xml:id="list45114953724193" text:continue-list="list45113903405371" text:style-name="L2">
        <text:list-item>
          <text:p text:style-name="P919">Z jater huňáče modrého může alchymista vytěžit 5 magů.</text:p>
        </text:list-item>
        <text:list-item>
          <text:p text:style-name="P911"><text:span text:style-name="T306">Z jater huňáče zeleného může alchymista vytěžit 9 magů nebo vyrobit </text:span><text:span text:style-name="T455">lektvar metamorfózy</text:span><text:span text:style-name="T306">.</text:span></text:p>
        </text:list-item>
      </text:list>
      <text:h text:style-name="P821" text:outline-level="2"><text:bookmark-start text:name="__RefHeading___Toc2712_3430540378"/>Hydra<text:bookmark-end text:name="__RefHeading___Toc2712_3430540378"/></text:h>
      <text:p text:style-name="P100"><text:span text:style-name="T1263">/</text:span><text:span text:style-name="T1337">* Velikost </text:span><text:span text:style-name="T1347">11</text:span><text:span text:style-name="T1337"> (</text:span><text:span text:style-name="T1347">2 tuny</text:span><text:span text:style-name="T1337">) */</text:span></text:p>
      <text:p text:style-name="P315"><text:span text:style-name="T1186">Tělo</text:span><text:span text:style-name="T1183">:</text:span><text:span text:style-name="T622"><text:tab/><text:tab/></text:span><text:span text:style-name="T496">F</text:span><text:span text:style-name="T502">yzička </text:span><text:span text:style-name="T638">5</text:span><text:span text:style-name="T502">, Finesa </text:span><text:span text:style-name="T638">2</text:span><text:span text:style-name="T502">, Duše </text:span><text:span text:style-name="T644">7</text:span><text:span text:style-name="T502">, </text:span><text:span text:style-name="T547">Ž</text:span><text:span text:style-name="T503">ivot</text:span><text:span text:style-name="T547">y: </text:span><text:span text:style-name="T622">1</text:span><text:span text:style-name="T639">6</text:span></text:p>
      <text:p text:style-name="P315"><text:span text:style-name="T1011">Hlava</text:span><text:span text:style-name="T1005">:</text:span><text:span text:style-name="T622"><text:tab/></text:span><text:span text:style-name="T496">F</text:span><text:span text:style-name="T502">yzička </text:span><text:span text:style-name="T638">3</text:span><text:span text:style-name="T502">, Finesa </text:span><text:span text:style-name="T638">5</text:span><text:span text:style-name="T502">, Duše </text:span><text:span text:style-name="T644">7</text:span><text:span text:style-name="T502">, </text:span><text:span text:style-name="T547">Ž</text:span><text:span text:style-name="T503">ivot</text:span><text:span text:style-name="T547">y: </text:span><text:span text:style-name="T639">6</text:span></text:p>
      <text:p text:style-name="P452"><text:span text:style-name="T971">Zbroj:</text:span><text:span text:style-name="T497"> </text:span><text:span text:style-name="T640">t</text:span><text:span text:style-name="T638">ělo má zbroj 2 (šupiny), krky a hlavy 0</text:span></text:p>
      <text:p text:style-name="P452"><text:soft-page-break/><text:span text:style-name="T971">Rychlost:</text:span><text:span text:style-name="T497"> </text:span><text:span text:style-name="T640">jako </text:span><text:span text:style-name="T645">člověk</text:span></text:p>
      <text:p text:style-name="P452"><text:span text:style-name="T974">Smysly:</text:span><text:span text:style-name="T504"> </text:span><text:span text:style-name="T641">slabý zrak a sluch, výborný čich </text:span><text:span text:style-name="T642">a chuť</text:span></text:p>
      <text:p text:style-name="P613"><text:span text:style-name="T1680">⚔<text:tab/></text:span><text:span text:style-name="T970">Z</text:span><text:span text:style-name="T973">uby</text:span><text:span text:style-name="T1266">:</text:span><text:span text:style-name="T1264"> </text:span><text:span text:style-name="T1348">5 + k6, zranění 2</text:span></text:p>
      <text:p text:style-name="Property_20_Header"><text:span text:style-name="T1680">⚔<text:tab/></text:span><text:span text:style-name="T1271">P</text:span><text:span text:style-name="T1265">livnutí:</text:span><text:span text:style-name="T1262"> </text:span><text:span text:style-name="T1349">5 + k6, zranění </text:span><text:span text:style-name="T1351">5</text:span><text:span text:style-name="T1349">kz </text:span><text:span text:style-name="T1660">žíravinou</text:span><text:span text:style-name="T1350"> (odečítá se zbroj)</text:span></text:p>
      <text:p text:style-name="P316"><text:span text:style-name="T1267">D</text:span><text:span text:style-name="T1272">osah:</text:span><text:span text:style-name="T1350"> kontaktní vzdálenost</text:span></text:p>
      <text:p text:style-name="P316"><text:span text:style-name="T1690">Příprava:</text:span><text:span text:style-name="T1735"> jedno kolo </text:span><text:span text:style-name="T1777">natažení slin</text:span></text:p>
      <text:p text:style-name="P613"><text:span text:style-name="T1148">Vzhled:</text:span> <text:span text:style-name="T2012">Plaz velký jako nosorožec se třemi hlavami na dlouhých krcích.</text:span></text:p>
      <text:p text:style-name="P613"><text:span text:style-name="T1148">Boj:</text:span> <text:span text:style-name="T2013">Hydra může v jednom kole každou hlavou bez postihu zaútočit na jiný cíl.</text:span></text:p>
      <text:list xml:id="list1847678122" text:style-name="L25">
        <text:list-item>
          <text:p text:style-name="P1063"><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1065"><text:span text:style-name="T1148">Plivnutí žíraviny:</text:span> Sliny hydry jsou silná žíravina, rozpouští i kov. P<text:span text:style-name="T1256">řed plivnutím musí hlava vždy jedno kolo natáhnout sliny. Každá hlava může natahovat sliny a plivat zvlášť.</text:span></text:p>
        </text:list-item>
      </text:list>
      <text:p text:style-name="P639">Příklady použití ve hře:</text:p>
      <text:list xml:id="list45114538998245" text:continue-list="list45114311066534" text:style-name="L3">
        <text:list-item>
          <text:p text:style-name="P941"><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45115294494755" text:continue-list="list45114953724193" text:style-name="L2">
        <text:list-item>
          <text:p text:style-name="P920">Srdce hydry <text:span text:style-name="T2014">je silné afrodiziakum (prodej 30 zl).</text:span></text:p>
        </text:list-item>
        <text:list-item>
          <text:p text:style-name="P985">Když někdo zasadí zuby hydry do země, přes noc z nich vyrostou kostlivci a budou ho následně poslouchat. <text:span text:style-name="T2017">Nevzdálí se ale z místa, kde vyrostli. Každá hlava má 60 zubů.</text:span></text:p>
        </text:list-item>
        <text:list-item>
          <text:p text:style-name="P986"><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987"><text:span text:style-name="T2085">Alchymista může z hydry vytěžit 55 magů nebo vyrobit </text:span><text:span text:style-name="T1212">lektvar regenerace</text:span> <text:span text:style-name="T2087">(prodej: 60 zl).</text:span></text:p>
        </text:list-item>
      </text:list>
      <text:h text:style-name="P822" text:outline-level="2"><text:bookmark-start text:name="__RefHeading___Toc1844_3850923094"/>Jednorožec<text:bookmark-end text:name="__RefHeading___Toc1844_3850923094"/></text:h>
      <text:p text:style-name="P89"><text:span text:style-name="T1263">/</text:span><text:span text:style-name="T1337">* Velikost </text:span><text:span text:style-name="T1338">9</text:span><text:span text:style-name="T1337"> (</text:span><text:span text:style-name="T1338">500</text:span><text:span text:style-name="T1337"> kg) */</text:span></text:p>
      <text:p text:style-name="P88"><text:span text:style-name="T1263">F</text:span><text:span text:style-name="T1285">yzička </text:span><text:span text:style-name="T1336">5</text:span><text:span text:style-name="T1285">, Finesa </text:span><text:span text:style-name="T1336">2</text:span><text:span text:style-name="T1285">, Duše </text:span><text:span text:style-name="T1336">6</text:span><text:span text:style-name="T502">, </text:span><text:span text:style-name="T547">Ž</text:span><text:span text:style-name="T503">ivot</text:span><text:span text:style-name="T547">y </text:span><text:span text:style-name="T631">14</text:span></text:p>
      <text:p text:style-name="P448"><text:span text:style-name="T971">Rychlost:</text:span><text:span text:style-name="T497"> </text:span><text:span text:style-name="T632">j</text:span><text:span text:style-name="T630">ako kůň</text:span></text:p>
      <text:p text:style-name="P448"><text:span text:style-name="T974">Smysly:</text:span><text:span text:style-name="T504"> </text:span><text:span text:style-name="T632">j</text:span><text:span text:style-name="T630">ako kůň </text:span><text:span text:style-name="T637">(oči mají široký zorný úhel ale nevidí přímo před sebe, výborný sluch a čich, hmat celým povrchem těla a kopyty)</text:span></text:p>
      <text:p text:style-name="P607"><text:span text:style-name="T1680">⚔<text:tab/></text:span><text:span text:style-name="T970">Z</text:span><text:span text:style-name="T973">uby</text:span><text:span text:style-name="T1266">:</text:span><text:span text:style-name="T1264"> </text:span><text:span text:style-name="T1339">5 + k6, zranění 0</text:span></text:p>
      <text:p text:style-name="P607"><text:span text:style-name="T1680">⚔<text:tab/></text:span><text:span text:style-name="T1007">Kopyta </text:span><text:span text:style-name="T1008">nebo roh</text:span><text:span text:style-name="T1266">:</text:span><text:span text:style-name="T1264"> </text:span><text:span text:style-name="T1339">5 + k6, zranění 2</text:span></text:p>
      <text:p text:style-name="P607"><text:span text:style-name="T1148">Vzhled:</text:span> <text:span text:style-name="T2001">Jednorožec.</text:span></text:p>
      <text:p text:style-name="P607"><text:span text:style-name="T1148">Boj:</text:span> <text:span text:style-name="T2002">Jednorožec není agresivní a v případě ohrožení raději uteče. Když musí bojovat, zkusí nepřítele s rozběhem nabodnout na roh, případně ho utlouct kopyty.</text:span></text:p>
      <text:list xml:id="list914384957" text:style-name="L26">
        <text:list-item>
          <text:p text:style-name="P942"><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45113442069259" text:continue-list="list45114538998245" text:style-name="L3">
        <text:list-item>
          <text:p text:style-name="P921">Bohatý šlechtic si usmyslel, že uloví jednorožce. Vypsal tučnou odměnu pro kohokoliv, kdo ho k nějakému dovede.</text:p>
        </text:list-item>
      </text:list>
      <text:p text:style-name="P279">Suroviny:</text:p>
      <text:list xml:id="list45115314309132" text:continue-list="list45115294494755" text:style-name="L2">
        <text:list-item>
          <text:p text:style-name="P922">Roh jednorožce je vzácná magická surovina (prodej 100 zl).</text:p>
          <text:list>
            <text:list-item>
              <text:p text:style-name="P923">Prach z rozemletého rohu neutralizuje všechny jedy a vyléčí všechny nemoci (včetně lykantropie).</text:p>
            </text:list-item>
            <text:list-item>
              <text:p text:style-name="P988">Alchymista z něj může vyrobit <text:span text:style-name="T1148">nápoj lásky</text:span> (prodej 100 zl).</text:p>
            </text:list-item>
            <text:list-item>
              <text:p text:style-name="P988">Je z něj také možné vyrobit <text:span text:style-name="T1148">amulet z rohu jednorožce</text:span> (prodej 100 zl), který dává svému nositeli imunitu na všechny jedy a nemoci.</text:p>
            </text:list-item>
            <text:list-item>
              <text:p text:style-name="P98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3">/</text:span><text:span text:style-name="T1337">* Velikost </text:span><text:span text:style-name="T1340">7</text:span><text:span text:style-name="T1337"> (</text:span><text:span text:style-name="T1340">125</text:span><text:span text:style-name="T1337"> kg) */</text:span></text:p>
      <text:p text:style-name="P93"><text:span text:style-name="T1263">F</text:span><text:span text:style-name="T1285">yzička </text:span><text:span text:style-name="T1340">6</text:span><text:span text:style-name="T1285">, Finesa </text:span><text:span text:style-name="T1340">4</text:span><text:span text:style-name="T1285">, Duše </text:span><text:span text:style-name="T1340">7</text:span><text:span text:style-name="T502">, </text:span><text:span text:style-name="T547">Ž</text:span><text:span text:style-name="T503">ivot</text:span><text:span text:style-name="T547">y </text:span><text:span text:style-name="T1264">1</text:span><text:span text:style-name="T1340">3</text:span></text:p>
      <text:p text:style-name="P449"><text:span text:style-name="T971">Zbroj:</text:span><text:span text:style-name="T497"> </text:span><text:span text:style-name="T633">1 (kostěný pancíř)</text:span></text:p>
      <text:p text:style-name="P449"><text:span text:style-name="T971">Rychlost:</text:span><text:span text:style-name="T497"> </text:span><text:span text:style-name="T633">jako člověk</text:span></text:p>
      <text:p text:style-name="P449"><text:soft-page-break/><text:span text:style-name="T974">Smysly:</text:span><text:span text:style-name="T504"> </text:span><text:span text:style-name="T633">jako člověk a infravidění</text:span></text:p>
      <text:p text:style-name="P608"><text:span text:style-name="T1680">⚔<text:tab/></text:span><text:span text:style-name="T970">Z</text:span><text:span text:style-name="T973">uby</text:span><text:span text:style-name="T1266">:</text:span><text:span text:style-name="T1264"> </text:span><text:span text:style-name="T1340">6 + k6, zranění 1</text:span></text:p>
      <text:p text:style-name="P608"><text:span text:style-name="T1148">Vzhled:</text:span> <text:span text:style-name="T2004">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2797790644" text:style-name="L27">
        <text:list-item>
          <text:p text:style-name="P943"><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67"><text:span text:style-name="T408">Regenerace zranění:</text:span><text:span text:style-name="T2"> V průběhu několika minut odpočinku si kostěj vyléčí všechna zranění. V průběhu boje se neléčí.</text:span></text:p>
        </text:list-item>
        <text:list-item>
          <text:p text:style-name="P1068"><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69"><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4">Kostěj obvykle bojuje lidskými zbraněmi, ale když žádné po ruce nemá, vystačí si se svými ostrými zuby.</text:span></text:p>
      <text:p text:style-name="P569">Příklady použití ve hře:</text:p>
      <text:list xml:id="list45113788930406" text:continue-list="list45113442069259" text:style-name="L3">
        <text:list-item>
          <text:p text:style-name="P1070">Kostěj nesmrtelný bývá nejčastěji pánem vlastního hradu nebo říše. Je krutý a bezcitný a touží po moci.</text:p>
        </text:list-item>
        <text:list-item>
          <text:p text:style-name="P1072"><text:soft-page-break/>Kostěj přísahal krutou pomstu šlechtickému rodu, jehož předek ho před mnoha lety porazil. </text:p>
        </text:list-item>
      </text:list>
      <text:p text:style-name="P280">Suroviny:</text:p>
      <text:list xml:id="list45115364141336" text:continue-list="list45115314309132" text:style-name="L2">
        <text:list-item>
          <text:p text:style-name="P1071"><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3">/</text:span><text:span text:style-name="T1337">* Velikost </text:span><text:span text:style-name="T1341">6</text:span><text:span text:style-name="T1337"> (</text:span><text:span text:style-name="T1341">60</text:span><text:span text:style-name="T1337"> kg) */</text:span></text:p>
      <text:p text:style-name="P392"><text:span text:style-name="T1703">Tělo</text:span><text:span text:style-name="T1687">:</text:span><text:span text:style-name="T1732"><text:tab/><text:tab/></text:span><text:span text:style-name="T1736">Fyzička 5, Finesa 2, Duše </text:span><text:span text:style-name="T1776">3</text:span><text:span text:style-name="T1736">, Životy 1</text:span><text:span text:style-name="T1776">1</text:span></text:p>
      <text:p text:style-name="P392"><text:span text:style-name="T1704">12 š</text:span><text:span text:style-name="T1703">lahoun</text:span><text:span text:style-name="T1704">ů</text:span><text:span text:style-name="T1687">:</text:span><text:span text:style-name="T1732"><text:tab/></text:span><text:span text:style-name="T1736">Fyzička </text:span><text:span text:style-name="T1776">1</text:span><text:span text:style-name="T1736">, Finesa 4, Duše </text:span><text:span text:style-name="T1776">3</text:span><text:span text:style-name="T1736">, Životy 1</text:span></text:p>
      <text:p text:style-name="Property_20_Header"><text:span text:style-name="T971">Rychlost:</text:span><text:span text:style-name="T497"> </text:span><text:span text:style-name="T634">nepohybuje se</text:span></text:p>
      <text:p text:style-name="P450"><text:span text:style-name="T974">Smysly:</text:span><text:span text:style-name="T504"> </text:span><text:span text:style-name="T635">čich, hmat (šlahouny)</text:span></text:p>
      <text:p text:style-name="P610"><text:span text:style-name="T1680">⚔<text:tab/></text:span><text:span text:style-name="T970">Z</text:span><text:span text:style-name="T973">uby</text:span><text:span text:style-name="T1266">:</text:span><text:span text:style-name="T1264"> </text:span><text:span text:style-name="T1342">5 + k6, zranění 2</text:span></text:p>
      <text:p text:style-name="P611"><text:span text:style-name="T1680">⚔<text:tab/></text:span><text:span text:style-name="T1009">Šlahouny</text:span><text:span text:style-name="T1266">:</text:span><text:span text:style-name="T1264"> </text:span><text:span text:style-name="T1342">4 + k6. Nezraňují, pouze omotávají a přitahují</text:span></text:p>
      <text:p text:style-name="P610"><text:span text:style-name="T1148">Vzhled:</text:span> <text:span text:style-name="T2006">Velký hustý keř.</text:span></text:p>
      <text:p text:style-name="P612"><text:span text:style-name="T1148">Boj:</text:span> <text:span text:style-name="T2007">Když se ke dravému keři někdo přiblíží, vystřelí po něm šlahouny, které se ho pokusí omotat a přitáhnout k tlamě plné ostrých zubů.</text:span></text:p>
      <text:list xml:id="list91217415" text:style-name="L28">
        <text:list-item>
          <text:p text:style-name="P1073">Každý šlahoun a tlama mohou současně bez postihu zaútočit zvlášť.</text:p>
        </text:list-item>
        <text:list-item>
          <text:p text:style-name="P1073">Na omotání postavy si šlahouny hází Finesou, na přitažení k tlamě Fyzičkou. Když ale postavu omotá více šlahounů, jejich Fyzička se sčítá.</text:p>
        </text:list-item>
        <text:list-item>
          <text:p text:style-name="P1074"><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1346511207" text:style-name="L29">
        <text:list-item>
          <text:p text:style-name="P1075"><text:span text:style-name="T1190">Proměna ve zvíře:</text:span><text:span text:style-name="T1560"> Proměna </text:span><text:span text:style-name="T1561">tam i zpět</text:span><text:span text:style-name="T1560"> zabere jedno kolo. Lykantrop se nemůže proměnit, když má na sobě zbroj nebo něco podobně pevného. Obyčejné oblečení se při proměně roztrhá. </text:span><text:span text:style-name="T1571">Proměněný lykantrop je vždy výrazně větší než obyčejné zvíře.</text:span></text:p>
        </text:list-item>
        <text:list-item>
          <text:p text:style-name="P1076"><text:span text:style-name="T1191">Regenerace:</text:span><text:span text:style-name="T1561"> </text:span><text:span text:style-name="T1490">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77"><text:span text:style-name="T1148">Ovládání zvířat:</text:span><text:span text:style-name="T1490"> </text:span><text:span text:style-name="T1560">Všichni </text:span><text:span text:style-name="T1490">lykantropové</text:span><text:span text:style-name="T1560"> umí ovládat zvířata svého druhu. </text:span><text:span text:style-name="T1565">Nemohou ale ovládnout zvíře, se kterým má hraničář pouto.</text:span></text:p>
        </text:list-item>
        <text:list-item>
          <text:p text:style-name="P1078"><text:soft-page-break/><text:span text:style-name="T1148">Lykantropie:</text:span><text:span text:style-name="T1490"> Kdokoliv kousnutý lykantropem se nakazí </text:span><text:span text:style-name="T1148">lykantropií</text:span><text:span text:style-name="T1490">. </text:span><text:span text:style-name="T1562">Nemoc se projeví </text:span><text:span text:style-name="T1566">vždy při</text:span><text:span text:style-name="T1562">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4">Postava nakažená lykantropií není lykantrop – nemá jeho zvláštní schopnosti ani zranitelnosti a svou proměnu nemůže ovládat.</text:span></text:p>
          <text:p text:style-name="P1079"><text:span text:style-name="T1563">L</text:span><text:span text:style-name="T1490">ykantropii je velmi obtížné léčit. </text:span><text:span text:style-name="T1564">Jednou z možností je </text:span><text:span text:style-name="T1194">prach z rohu jednorožce</text:span><text:span text:style-name="T1564">, případné další jsou na tobě (například druidský rituál </text:span><text:span text:style-name="T1570">nebo speciální alchymistický recept vyžadující vzácné suroviny</text:span><text:span text:style-name="T1564">).</text:span></text:p>
        </text:list-item>
      </text:list>
      <text:p text:style-name="Standalone_20_Property"><text:span text:style-name="T1148">Imunita:</text:span><text:span text:style-name="T1490"> Lykantropové jsou imuní proti jedům včetně vlčího moru – zbraň potřená vlčím morem lykantropa neotráví, ale znemožní mu regenerovat.</text:span></text:p>
      <text:p text:style-name="P28">Slabiny:</text:p>
      <text:list xml:id="list3675621685" text:style-name="L30">
        <text:list-item>
          <text:p text:style-name="P1080">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6"><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1856320933" text:style-name="L31">
        <text:list-item>
          <text:p text:style-name="P1084"><text:soft-page-break/><text:span text:style-name="T1490">Z krve lykantropa může alchymista </text:span><text:span text:style-name="T1567">vytěžit 13 magů nebo</text:span><text:span text:style-name="T1490"> vyrobit </text:span><text:span text:style-name="T1148">lektvar </text:span><text:span text:style-name="T1193">metamorfózy</text:span><text:span text:style-name="T1568"> do příslušného zvířete – lektvar </text:span><text:span text:style-name="T1490">z krve vlkodlaka </text:span><text:span text:style-name="T1569">například</text:span><text:span text:style-name="T1490"> </text:span><text:span text:style-name="T1568">proměňuje ve vlka (prodej: 40 zl).</text:span></text:p>
        </text:list-item>
      </text:list>
      <text:h text:style-name="P848" text:outline-level="3"><text:bookmark-start text:name="__RefHeading___Toc2876_3430540378"/>Kancodlak<text:bookmark-end text:name="__RefHeading___Toc2876_3430540378"/></text:h>
      <text:p text:style-name="P110"><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0">8</text:span><text:span text:style-name="T1357"> (</text:span><text:span text:style-name="T1360">2</text:span><text:span text:style-name="T1357">50 kg)</text:span><text:span text:style-name="T1337"> */</text:span></text:p>
      <text:p text:style-name="P318"><text:span text:style-name="T1195">Člověk</text:span><text:span text:style-name="T1183">:</text:span><text:span text:style-name="T622"><text:tab/></text:span><text:span text:style-name="T496">F</text:span><text:span text:style-name="T502">yzička </text:span><text:span text:style-name="T649">4</text:span><text:span text:style-name="T502">, Finesa </text:span><text:span text:style-name="T649">2</text:span><text:span text:style-name="T502">, Duše </text:span><text:span text:style-name="T653">4</text:span><text:span text:style-name="T502">, </text:span><text:span text:style-name="T547">Ž</text:span><text:span text:style-name="T503">ivot</text:span><text:span text:style-name="T547">y: </text:span><text:span text:style-name="T622">1</text:span><text:span text:style-name="T649">0</text:span></text:p>
      <text:p text:style-name="P318"><text:span text:style-name="T1015">Zvíře</text:span><text:span text:style-name="T1005">:</text:span><text:span text:style-name="T622"><text:tab/></text:span><text:span text:style-name="T496">F</text:span><text:span text:style-name="T502">yzička </text:span><text:span text:style-name="T649">5</text:span><text:span text:style-name="T502">, Finesa </text:span><text:span text:style-name="T649">3</text:span><text:span text:style-name="T502">, Duše </text:span><text:span text:style-name="T653">4</text:span><text:span text:style-name="T502">, </text:span><text:span text:style-name="T547">Ž</text:span><text:span text:style-name="T503">ivot</text:span><text:span text:style-name="T547">y: </text:span><text:span text:style-name="T649">1</text:span><text:span text:style-name="T656">3</text:span></text:p>
      <text:p text:style-name="P455"><text:span text:style-name="T971">Zbroj:</text:span><text:span text:style-name="T497"> </text:span><text:span text:style-name="T649">v lidské podobně 0, ve zvířecí 1 (silná kůže)</text:span></text:p>
      <text:p text:style-name="P455"><text:span text:style-name="T971">Rychlost:</text:span><text:span text:style-name="T497"> </text:span><text:span text:style-name="T650">v lidské i zvířecí podobě jako člověk</text:span></text:p>
      <text:p text:style-name="P455"><text:span text:style-name="T974">Smysly:</text:span><text:span text:style-name="T504"> </text:span><text:span text:style-name="T651">v lidské podobně jako člověk, ve </text:span><text:span text:style-name="T655">zvířecí</text:span><text:span text:style-name="T651"> skvělý čich a sluch, slabý zrak</text:span><text:span text:style-name="T652"> (jako </text:span><text:span text:style-name="T663">kanec</text:span><text:span text:style-name="T652">)</text:span></text:p>
      <text:p text:style-name="P617"><text:span text:style-name="T1680">⚔<text:tab/></text:span><text:span text:style-name="T1016">Páráky a klektáky</text:span><text:span text:style-name="T1266">:</text:span><text:span text:style-name="T1264"> </text:span><text:span text:style-name="T1358">5 + k6, zranění 2</text:span></text:p>
      <text:p text:style-name="P399">Vzhled:</text:p>
      <text:p text:style-name="P323"><text:span text:style-name="T1195">Člověk</text:span><text:span text:style-name="T1183">:</text:span><text:span text:style-name="T622"> </text:span><text:span text:style-name="T658">Člověk robustní postavy s hrubou tváří </text:span><text:span text:style-name="T660">a dlouhými chlupy v uších</text:span><text:span text:style-name="T656">.</text:span></text:p>
      <text:p text:style-name="P322"><text:span text:style-name="T1015">Zvíře</text:span><text:span text:style-name="T1005">:</text:span><text:span text:style-name="T629"> </text:span><text:span text:style-name="T656">Kanec velký jako medvěd.</text:span></text:p>
      <text:p text:style-name="P113"><text:span text:style-name="T656">K</text:span><text:span text:style-name="T491">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3">/</text:span><text:span text:style-name="T1337">* </text:span><text:span text:style-name="T1356">V lidské </text:span><text:span text:style-name="T1359">i zvířecí</text:span><text:span text:style-name="T1356"> podobě v</text:span><text:span text:style-name="T1337">elikost </text:span><text:span text:style-name="T1356">6</text:span><text:span text:style-name="T1337"> (</text:span><text:span text:style-name="T1356">60</text:span><text:span text:style-name="T1337"> kg) */</text:span></text:p>
      <text:p text:style-name="P319"><text:span text:style-name="T1195">Člověk</text:span><text:span text:style-name="T1183">:</text:span><text:span text:style-name="T622"><text:tab/></text:span><text:span text:style-name="T496">F</text:span><text:span text:style-name="T502">yzička </text:span><text:span text:style-name="T653">2</text:span><text:span text:style-name="T502">, Finesa </text:span><text:span text:style-name="T653">4</text:span><text:span text:style-name="T502">, Duše </text:span><text:span text:style-name="T653">4</text:span><text:span text:style-name="T502">, </text:span><text:span text:style-name="T547">Ž</text:span><text:span text:style-name="T503">ivot</text:span><text:span text:style-name="T547">y: </text:span><text:span text:style-name="T653">8</text:span></text:p>
      <text:p text:style-name="P319"><text:span text:style-name="T1015">Zvíře</text:span><text:span text:style-name="T1005">:</text:span><text:span text:style-name="T622"><text:tab/></text:span><text:span text:style-name="T496">F</text:span><text:span text:style-name="T502">yzička </text:span><text:span text:style-name="T653">3</text:span><text:span text:style-name="T502">, Finesa </text:span><text:span text:style-name="T653">5</text:span><text:span text:style-name="T502">, Duše </text:span><text:span text:style-name="T653">4</text:span><text:span text:style-name="T502">, </text:span><text:span text:style-name="T547">Ž</text:span><text:span text:style-name="T503">ivot</text:span><text:span text:style-name="T547">y: </text:span><text:span text:style-name="T653">9</text:span></text:p>
      <text:p text:style-name="P456"><text:span text:style-name="T971">Rychlost:</text:span><text:span text:style-name="T497"> </text:span><text:span text:style-name="T650">v lidské i zvířecí podobě jako člověk</text:span></text:p>
      <text:p text:style-name="P456"><text:soft-page-break/><text:span text:style-name="T974">Smysly:</text:span><text:span text:style-name="T504"> </text:span><text:span text:style-name="T651">v lidské podobně jako člověk, ve zvířecí </text:span><text:span text:style-name="T652">skvělý čich </text:span><text:span text:style-name="T663">(jako krysa)</text:span></text:p>
      <text:p text:style-name="P618"><text:span text:style-name="T1680">⚔<text:tab/></text:span><text:span text:style-name="T1016">Zuby</text:span><text:span text:style-name="T1266">:</text:span><text:span text:style-name="T1264"> </text:span><text:span text:style-name="T1358">5 + k6, zranění 1</text:span></text:p>
      <text:p text:style-name="P398">Vzhled:</text:p>
      <text:p text:style-name="P320"><text:span text:style-name="T1195">Člověk</text:span><text:span text:style-name="T1183">:</text:span><text:span text:style-name="T622"> </text:span><text:span text:style-name="T656">Malý, vychrtlý člověk s výraznými horními řezáky </text:span><text:span text:style-name="T659">a dlouhým hustým obočím</text:span><text:span text:style-name="T656">.</text:span></text:p>
      <text:p text:style-name="P321"><text:span text:style-name="T1015">Zvíře</text:span><text:span text:style-name="T1005">:</text:span><text:span text:style-name="T629"> </text:span><text:span text:style-name="T656">Obří krysa velká jako </text:span><text:span text:style-name="T657">doga</text:span><text:span text:style-name="T656">.</text:span></text:p>
      <text:p text:style-name="P113"><text:span text:style-name="T656">K</text:span><text:span text:style-name="T491">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0">10</text:span><text:span text:style-name="T1357"> (</text:span><text:span text:style-name="T1360">1 tuna</text:span><text:span text:style-name="T1357">)</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66">5</text:span><text:span text:style-name="T502">, Finesa </text:span><text:span text:style-name="T666">2</text:span><text:span text:style-name="T502">, Duše </text:span><text:span text:style-name="T666">5</text:span><text:span text:style-name="T502">, </text:span><text:span text:style-name="T547">Ž</text:span><text:span text:style-name="T503">ivot</text:span><text:span text:style-name="T547">y: </text:span><text:span text:style-name="T622">1</text:span><text:span text:style-name="T666">1</text:span></text:p>
      <text:p text:style-name="P320"><text:span text:style-name="T1015">Zvíře</text:span><text:span text:style-name="T1005">:</text:span><text:span text:style-name="T622"><text:tab/></text:span><text:span text:style-name="T496">F</text:span><text:span text:style-name="T502">yzička </text:span><text:span text:style-name="T666">6</text:span><text:span text:style-name="T502">, Finesa </text:span><text:span text:style-name="T666">2</text:span><text:span text:style-name="T502">, Duše </text:span><text:span text:style-name="T666">5</text:span><text:span text:style-name="T502">, </text:span><text:span text:style-name="T547">Ž</text:span><text:span text:style-name="T503">ivot</text:span><text:span text:style-name="T547">y: </text:span><text:span text:style-name="T649">1</text:span><text:span text:style-name="T666">6</text:span></text:p>
      <text:p text:style-name="P457"><text:span text:style-name="T971">Zbroj:</text:span><text:span text:style-name="T497"> </text:span><text:span text:style-name="T649">v lidské podobně 0, ve zvířecí 1 (silná kůže)</text:span></text:p>
      <text:p text:style-name="P457"><text:span text:style-name="T971">Rychlost:</text:span><text:span text:style-name="T497"> </text:span><text:span text:style-name="T650">v lidské i zvířecí podobě jako člověk</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53">dobrý</text:span><text:span text:style-name="T652"> </text:span><text:span text:style-name="T654">zrak</text:span><text:span text:style-name="T652"> a sluch </text:span><text:span text:style-name="T666">a výborný čich</text:span><text:span text:style-name="T652"> (jako </text:span><text:span text:style-name="T666">medvěd</text:span><text:span text:style-name="T652">)</text:span></text:p>
      <text:p text:style-name="P621"><text:span text:style-name="T1680">⚔<text:tab/></text:span><text:span text:style-name="T1017">Zuby a drápy</text:span><text:span text:style-name="T1266">:</text:span><text:span text:style-name="T1264"> </text:span><text:span text:style-name="T1363">6</text:span><text:span text:style-name="T1358"> + k6, zranění </text:span><text:span text:style-name="T1362">2</text:span></text:p>
      <text:p text:style-name="P396">Vzhled:</text:p>
      <text:p text:style-name="P320"><text:span text:style-name="T1195">Člověk</text:span><text:span text:style-name="T1183">:</text:span><text:span text:style-name="T622"> </text:span><text:span text:style-name="T658">Velký</text:span><text:span text:style-name="T656">, zavalit</text:span><text:span text:style-name="T658">ý a</text:span><text:span text:style-name="T656"> chlupat</text:span><text:span text:style-name="T658">ý člověk</text:span><text:span text:style-name="T656">.</text:span></text:p>
      <text:p text:style-name="P320"><text:span text:style-name="T1015">Zvíře</text:span><text:span text:style-name="T1005">: </text:span><text:span text:style-name="T1360">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57">9 (500 kg)</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66">5</text:span><text:span text:style-name="T502">, Finesa </text:span><text:span text:style-name="T649">2</text:span><text:span text:style-name="T502">, Duše </text:span><text:span text:style-name="T666">5</text:span><text:span text:style-name="T502">, </text:span><text:span text:style-name="T547">Ž</text:span><text:span text:style-name="T503">ivot</text:span><text:span text:style-name="T547">y: </text:span><text:span text:style-name="T622">1</text:span><text:span text:style-name="T666">1</text:span></text:p>
      <text:p text:style-name="P320"><text:span text:style-name="T1015">Zvíře</text:span><text:span text:style-name="T1005">:</text:span><text:span text:style-name="T622"><text:tab/></text:span><text:span text:style-name="T496">F</text:span><text:span text:style-name="T502">yzička </text:span><text:span text:style-name="T666">6</text:span><text:span text:style-name="T502">, Finesa </text:span><text:span text:style-name="T666">3</text:span><text:span text:style-name="T502">, Duše </text:span><text:span text:style-name="T666">5</text:span><text:span text:style-name="T502">, </text:span><text:span text:style-name="T547">Ž</text:span><text:span text:style-name="T503">ivot</text:span><text:span text:style-name="T547">y: </text:span><text:span text:style-name="T649">1</text:span><text:span text:style-name="T666">5</text:span></text:p>
      <text:p text:style-name="P457"><text:span text:style-name="T971">Rychlost:</text:span><text:span text:style-name="T497"> </text:span><text:span text:style-name="T650">v lidské podobě jako člověk, </text:span><text:span text:style-name="T666">ve zvířecí jako kůň</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66">dobrý sluch,</text:span><text:span text:style-name="T653"> </text:span><text:span text:style-name="T654">čic</text:span><text:span text:style-name="T666">h,</text:span><text:span text:style-name="T651"> </text:span><text:span text:style-name="T666">zrak a noční vidění</text:span></text:p>
      <text:p text:style-name="P620"><text:span text:style-name="T1680">⚔<text:tab/></text:span><text:span text:style-name="T1017">Zuby a drápy</text:span><text:span text:style-name="T1266">:</text:span><text:span text:style-name="T1264"> </text:span><text:span text:style-name="T1364">6</text:span><text:span text:style-name="T1358"> + k6, zranění </text:span><text:span text:style-name="T1362">2</text:span></text:p>
      <text:p text:style-name="P399">Vzhled:</text:p>
      <text:p text:style-name="P323"><text:span text:style-name="T1195">Člověk</text:span><text:span text:style-name="T1183">:</text:span><text:span text:style-name="T622"> </text:span><text:span text:style-name="T661">Vysoký člověk </text:span><text:span text:style-name="T662">se svalnatou, atletickou</text:span><text:span text:style-name="T661"> </text:span><text:span text:style-name="T662">postavou a ryšavými vlasy, případně vousy</text:span><text:span text:style-name="T656">.</text:span></text:p>
      <text:p text:style-name="P323"><text:span text:style-name="T1015">Zvíře</text:span><text:span text:style-name="T1005">:</text:span><text:span text:style-name="T629"> </text:span><text:span text:style-name="T661">Tygr velký jako kůň</text:span><text:span text:style-name="T1317">.</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3">/</text:span><text:span text:style-name="T1337">* </text:span><text:span text:style-name="T1356">V lidské podobě v</text:span><text:span text:style-name="T1337">elikost </text:span><text:span text:style-name="T1356">6</text:span><text:span text:style-name="T1337"> (</text:span><text:span text:style-name="T1356">60</text:span><text:span text:style-name="T1337"> kg), </text:span><text:span text:style-name="T1356">ve zvířecí </text:span><text:span text:style-name="T1361">7</text:span><text:span text:style-name="T1357"> (</text:span><text:span text:style-name="T1361">125</text:span><text:span text:style-name="T1357"> kg)</text:span><text:span text:style-name="T1337"> */</text:span></text:p>
      <text:p text:style-name="P320"><text:span text:style-name="T1195">Člověk</text:span><text:span text:style-name="T1183">:</text:span><text:span text:style-name="T622"><text:tab/></text:span><text:span text:style-name="T496">F</text:span><text:span text:style-name="T502">yzička </text:span><text:span text:style-name="T649">4</text:span><text:span text:style-name="T502">, Finesa </text:span><text:span text:style-name="T649">2</text:span><text:span text:style-name="T502">, Duše </text:span><text:span text:style-name="T653">4</text:span><text:span text:style-name="T502">, </text:span><text:span text:style-name="T547">Ž</text:span><text:span text:style-name="T503">ivot</text:span><text:span text:style-name="T547">y: </text:span><text:span text:style-name="T622">1</text:span><text:span text:style-name="T649">0</text:span></text:p>
      <text:p text:style-name="P320"><text:span text:style-name="T1015">Zvíře</text:span><text:span text:style-name="T1005">:</text:span><text:span text:style-name="T622"><text:tab/></text:span><text:span text:style-name="T496">F</text:span><text:span text:style-name="T502">yzička </text:span><text:span text:style-name="T649">5</text:span><text:span text:style-name="T502">, Finesa </text:span><text:span text:style-name="T649">3</text:span><text:span text:style-name="T502">, Duše </text:span><text:span text:style-name="T653">4</text:span><text:span text:style-name="T502">, </text:span><text:span text:style-name="T547">Ž</text:span><text:span text:style-name="T503">ivot</text:span><text:span text:style-name="T547">y: </text:span><text:span text:style-name="T649">14</text:span></text:p>
      <text:p text:style-name="P457"><text:span text:style-name="T971">Rychlost:</text:span><text:span text:style-name="T497"> </text:span><text:span text:style-name="T650">v lidské i zvířecí podobě jako člověk</text:span></text:p>
      <text:p text:style-name="P457"><text:span text:style-name="T974">Smysly:</text:span><text:span text:style-name="T504"> </text:span><text:span text:style-name="T651">v lidské podobně jako člověk, ve </text:span><text:span text:style-name="T655">zvířecí</text:span><text:span text:style-name="T651"> </text:span><text:span text:style-name="T667">vynikající</text:span><text:span text:style-name="T653"> </text:span><text:span text:style-name="T654">čich, </text:span><text:span text:style-name="T667">výborný sluch</text:span><text:span text:style-name="T654">,</text:span><text:span text:style-name="T651"> </text:span><text:span text:style-name="T653">dobrý</text:span><text:span text:style-name="T652"> </text:span><text:span text:style-name="T654">zrak</text:span><text:span text:style-name="T652"> </text:span><text:span text:style-name="T667">a noční vidění</text:span></text:p>
      <text:p text:style-name="P619"><text:span text:style-name="T1680">⚔<text:tab/></text:span><text:span text:style-name="T1017">Zuby a drápy</text:span><text:span text:style-name="T1266">:</text:span><text:span text:style-name="T1264"> </text:span><text:span text:style-name="T1358">5 + k6, zranění </text:span><text:span text:style-name="T1362">1</text:span></text:p>
      <text:p text:style-name="P400">Vzhled:</text:p>
      <text:p text:style-name="P324"><text:span text:style-name="T1195">Člověk</text:span><text:span text:style-name="T1183">:</text:span><text:span text:style-name="T622"> </text:span><text:span text:style-name="T665">V</text:span><text:span text:style-name="T664">yso</text:span><text:span text:style-name="T665">ký</text:span><text:span text:style-name="T664">, šlachovit</text:span><text:span text:style-name="T665">ý člověk</text:span><text:span text:style-name="T664"> se sveřepými rysy</text:span><text:span text:style-name="T656">.</text:span></text:p>
      <text:p text:style-name="P324"><text:soft-page-break/><text:span text:style-name="T1015">Zvíře</text:span><text:span text:style-name="T1005">:</text:span><text:span text:style-name="T629"> </text:span><text:span text:style-name="T665">Vlk velký jako medvěd</text:span><text:span text:style-name="T1317">.</text:span></text:p>
      <text:p text:style-name="P114">Vlkodlaci žijící mezi lidmi obvykle tvoří smečku, případně si může jeden vlkodlak budovat „smečku“ z obyčejných lidí. Mohou se živit například jako kočovní umělci, nájemní žoldáci a podobně.</text:p>
      <text:h text:style-name="P823" text:outline-level="2">Mantikora</text:h>
      <text:p text:style-name="P253">/<text:span text:style-name="T1955">* Velikost 8 (250 kg) */</text:span></text:p>
      <text:p text:style-name="Standalone_20_Property"><text:span text:style-name="T496">F</text:span><text:span text:style-name="T502">yzička </text:span><text:span text:style-name="T875">5</text:span><text:span text:style-name="T502">, Finesa </text:span><text:span text:style-name="T962">2</text:span><text:span text:style-name="T502">, Duše -, </text:span><text:span text:style-name="T547">Ž</text:span><text:span text:style-name="T503">ivot</text:span><text:span text:style-name="T547">y </text:span><text:span text:style-name="T503">1</text:span><text:span text:style-name="T875">3</text:span></text:p>
      <text:p text:style-name="Property_20_level_20_0"><text:span text:style-name="T971">Rychlost:</text:span><text:span text:style-name="T497"> </text:span><text:span text:style-name="T612">jako kůň</text:span></text:p>
      <text:p text:style-name="Property_20_level_20_0"><text:span text:style-name="T974">Smysly:</text:span><text:span text:style-name="T504"> </text:span><text:span text:style-name="T865">dobrý čich, výborný zrak a sluch, vidění v šeru</text:span></text:p>
      <text:p text:style-name="P792"><text:span text:style-name="T1680">⚔<text:tab/></text:span><text:span text:style-name="T970">Z</text:span><text:span text:style-name="T973">uby </text:span><text:span text:style-name="T1071">nebo drápy</text:span><text:span text:style-name="T1266">:</text:span><text:span text:style-name="T1269"> </text:span><text:span text:style-name="T1313">5</text:span><text:span text:style-name="T1314"> + k6</text:span><text:span text:style-name="T1303">, zranění </text:span><text:span text:style-name="T1328">2</text:span></text:p>
      <text:p text:style-name="P426"><text:span text:style-name="T1680">⚔<text:tab/></text:span><text:span text:style-name="T1002">Osten na ocasu</text:span><text:span text:style-name="T1266">:</text:span><text:span text:style-name="T1269"> </text:span><text:span text:style-name="T1313">5</text:span><text:span text:style-name="T1314"> + k6</text:span><text:span text:style-name="T1303">, zranění </text:span><text:span text:style-name="T1328">1</text:span></text:p>
      <text:p text:style-name="P352"><text:span text:style-name="T1959">6</text:span> dáv<text:span text:style-name="T1959">ek</text:span> <text:span text:style-name="T1669">jed</text:span><text:span text:style-name="T1672">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5"> </text:span><text:span text:style-name="T613">Bolest v nadbřišku, svírání, suchost a škrábání v hrdle, odkašlávání, </text:span><text:span text:style-name="T614">slinění,</text:span><text:span text:style-name="T613"> poruchy řeči, neklid, úzkost, podrážděnost. </text:span><text:span text:style-name="T615">Později</text:span><text:span text:style-name="T613"> </text:span><text:span text:style-name="T615">pocení, svalové záškuby, lapavé nádechy a křeče</text:span><text:span text:style-name="T557">.</text:span></text:p>
      <text:p text:style-name="P792"><text:span text:style-name="T1148">Vzhled:</text:span><text:span text:style-name="T1701"> </text:span><text:span text:style-name="T1819">Tvor s tělem lva,</text:span><text:span text:style-name="T1775"> </text:span><text:span text:style-name="T1819">štířím ocasem a blanitými netopýřími křídly.</text:span></text:p>
      <text:p text:style-name="P792"><text:span text:style-name="T1728">D</text:span><text:span text:style-name="T1729">ovednosti:</text:span><text:span text:style-name="T1820"> </text:span><text:span text:style-name="T1819">Mantikora </text:span><text:span text:style-name="T1820">se umí plížit, jako kdyby měl</text:span><text:span text:style-name="T1819">a</text:span><text:span text:style-name="T1820"> pokročilé </text:span><text:span text:style-name="T1729">plížení</text:span><text:span text:style-name="T1820">.</text:span></text:p>
      <text:p text:style-name="P792"><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45114872921093" text:continue-list="list3894632938" text:style-name="L4">
        <text:list-item>
          <text:p text:style-name="P989">Z ostnu na ocase <text:span text:style-name="T2189">mantikory</text:span> je možno získat až 6 dávek jedu (prodej 3 zl za dávku).</text:p>
        </text:list-item>
        <text:list-item>
          <text:p text:style-name="P995">Alchymista může ze srdce manticory vytěžit 13 magů.</text:p>
        </text:list-item>
      </text:list>
      <text:h text:style-name="P824" text:outline-level="2"><text:bookmark-start text:name="__RefHeading___Toc5564_4216715273"/>Medůza<text:bookmark-end text:name="__RefHeading___Toc5564_4216715273"/></text:h>
      <text:p text:style-name="P57"><text:span text:style-name="T1263">F</text:span><text:span text:style-name="T1285">yzička </text:span><text:span text:style-name="T1290">3</text:span><text:span text:style-name="T1285">, Finesa </text:span><text:span text:style-name="T1290">5</text:span><text:span text:style-name="T1285">, Duše </text:span><text:span text:style-name="T530">4</text:span><text:span text:style-name="T1285">, </text:span><text:span text:style-name="T1290">9</text:span><text:span text:style-name="T1264"> životů</text:span></text:p>
      <text:p text:style-name="P431"><text:span text:style-name="T971">Zbroj:</text:span><text:span text:style-name="T497"> </text:span><text:span text:style-name="T530">1 (silná </text:span><text:span text:style-name="T531">šupinatá</text:span><text:span text:style-name="T530"> kůže)</text:span><text:span text:style-name="T533">, se štítem 2</text:span></text:p>
      <text:p text:style-name="P431"><text:span text:style-name="T971">Rychlost:</text:span><text:span text:style-name="T497"> </text:span><text:span text:style-name="T530">jako člověk</text:span></text:p>
      <text:p text:style-name="P431"><text:span text:style-name="T974">Smysly:</text:span><text:span text:style-name="T504"> </text:span><text:span text:style-name="T530">zrak a sluch jako člověk, výborný čich</text:span></text:p>
      <text:p text:style-name="P542"><text:span text:style-name="T1680">⚔<text:tab/></text:span><text:span text:style-name="T985">Dlouhý luk</text:span><text:span text:style-name="T1266">:</text:span><text:span text:style-name="T1264"> </text:span><text:span text:style-name="T1292">5 + k6, zranění 2, </text:span><text:span text:style-name="T1293">dlouhý dostřel</text:span></text:p>
      <text:p text:style-name="P543"><text:span text:style-name="T1680">⚔<text:tab/></text:span><text:span text:style-name="T985">D</text:span><text:span text:style-name="T986">ýka</text:span><text:span text:style-name="T1266">:</text:span><text:span text:style-name="T1264"> </text:span><text:span text:style-name="T1292">5 + k6, zranění </text:span><text:span text:style-name="T1294">1</text:span></text:p>
      <text:p text:style-name="P543"><text:span text:style-name="T1680">⚔<text:tab/></text:span><text:span text:style-name="T987">Krátký meč a štít</text:span><text:span text:style-name="T1266">:</text:span><text:span text:style-name="T1264"> </text:span><text:span text:style-name="T1292">5 + k6, zranění </text:span><text:span text:style-name="T1294">1</text:span></text:p>
      <text:p text:style-name="Property_20_Header"><text:span text:style-name="T1680">⚔<text:tab/></text:span><text:span text:style-name="T984">Hadi místo vlasů</text:span><text:span text:style-name="T1266">:</text:span><text:span text:style-name="T1264"> </text:span><text:span text:style-name="T1291">5 + k6. </text:span><text:span text:style-name="T1294">N</text:span><text:span text:style-name="T1291">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69">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0">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0">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0"> </text:span><text:span text:style-name="T532">Brázda od velkého hada.</text:span></text:p>
      <text:p text:style-name="P541"><text:span text:style-name="T988">Schopnosti</text:span><text:span text:style-name="T983">:</text:span></text:p>
      <text:list xml:id="list45115056286749" text:continue-list="list45115364141336" text:style-name="L2">
        <text:list-item>
          <text:p text:style-name="P912"><text:span text:style-name="T534">Kdokoliv živý na medůzu pohlédne, </text:span><text:span text:style-name="T535">na místě</text:span><text:span text:style-name="T534"> zkamení. </text:span><text:span text:style-name="T536">Její odraz v zrcadle tuto schopnost nemá.</text:span></text:p>
        </text:list-item>
        <text:list-item>
          <text:p text:style-name="P1019">Po několika minutách odpočinku se medůze vyléčí veškerá zranění.</text:p>
        </text:list-item>
      </text:list>
      <text:p text:style-name="P544"><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45113988330085" text:continue-list="list45113788930406" text:style-name="L3">
        <text:list-item>
          <text:p text:style-name="P1085">Ctižádostivý šlechtic najal medůzu, aby udělala sochu z jeho politického soupeře.</text:p>
        </text:list-item>
        <text:list-item>
          <text:p text:style-name="P1085">Medůza si dělá sbírku soch osob, které ji zaujmou. Posílá jim pozvánky k návštěvě svého hradu psané zlatým písmem na černém papíře.</text:p>
        </text:list-item>
      </text:list>
      <text:p text:style-name="P270">Suroviny</text:p>
      <text:list xml:id="list45114944763927" text:continue-list="list45114872921093" text:style-name="L4">
        <text:list-item>
          <text:p text:style-name="P996"><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997">Alchymista může z krve vyextrahovat tři flakóny <text:span text:style-name="T1148">Lektvaru z krve medůzy</text:span> (má stejné účinky jako čerstvá krev, ale nekazí se).</text:p>
            </text:list-item>
          </text:list>
        </text:list-item>
        <text:list-item>
          <text:p text:style-name="P998">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25" text:outline-level="2"><text:bookmark-start text:name="__RefHeading___Toc1862_3850923094"/>Mořští tvorové<text:bookmark-end text:name="__RefHeading___Toc1862_3850923094"/></text:h>
      <text:h text:style-name="P849" text:outline-level="3"><text:bookmark-start text:name="__RefHeading___Toc2886_3430540378"/>Kraken<text:bookmark-end text:name="__RefHeading___Toc2886_3430540378"/></text:h>
      <text:p text:style-name="P115"><text:span text:style-name="T1263">/</text:span><text:span text:style-name="T1337">* Velikost </text:span><text:span text:style-name="T1347">1</text:span><text:span text:style-name="T1365">2</text:span><text:span text:style-name="T1337"> (</text:span><text:span text:style-name="T1365">4</text:span><text:span text:style-name="T1347"> tuny</text:span><text:span text:style-name="T1337">) */</text:span></text:p>
      <text:p text:style-name="P325"><text:span text:style-name="T1186">Tělo</text:span><text:span text:style-name="T1183">:</text:span><text:span text:style-name="T622"><text:tab/><text:tab/></text:span><text:span text:style-name="T496">F</text:span><text:span text:style-name="T502">yzička </text:span><text:span text:style-name="T668">8</text:span><text:span text:style-name="T502">, Finesa </text:span><text:span text:style-name="T668">3</text:span><text:span text:style-name="T502">, Duše </text:span><text:span text:style-name="T644">-</text:span><text:span text:style-name="T502">, </text:span><text:span text:style-name="T547">Ž</text:span><text:span text:style-name="T503">ivot</text:span><text:span text:style-name="T547">y: </text:span><text:span text:style-name="T668">20</text:span></text:p>
      <text:p text:style-name="P325"><text:span text:style-name="T1018">10 chapadel</text:span><text:span text:style-name="T1005">:</text:span><text:span text:style-name="T622"><text:tab/></text:span><text:span text:style-name="T496">F</text:span><text:span text:style-name="T502">yzička </text:span><text:span text:style-name="T668">4</text:span><text:span text:style-name="T502">, Finesa </text:span><text:span text:style-name="T638">5</text:span><text:span text:style-name="T502">, Duše </text:span><text:span text:style-name="T644">-</text:span><text:span text:style-name="T502">, </text:span><text:span text:style-name="T547">Ž</text:span><text:span text:style-name="T503">ivot</text:span><text:span text:style-name="T547">y: </text:span><text:span text:style-name="T639">6</text:span></text:p>
      <text:p text:style-name="P458"><text:span text:style-name="T971">Zbroj:</text:span><text:span text:style-name="T497"> </text:span><text:span text:style-name="T640">t</text:span><text:span text:style-name="T638">ělo má zbroj 2, </text:span><text:span text:style-name="T668">chapadla 0</text:span></text:p>
      <text:p text:style-name="P458"><text:span text:style-name="T971">Rychlost:</text:span><text:span text:style-name="T497"> </text:span><text:span text:style-name="T668">plave mnohem rychleji než</text:span><text:span text:style-name="T640"> </text:span><text:span text:style-name="T645">člověk</text:span></text:p>
      <text:p text:style-name="P458"><text:span text:style-name="T974">Smysly:</text:span><text:span text:style-name="T504"> </text:span><text:span text:style-name="T669">dobrý</text:span><text:span text:style-name="T641"> zrak, </text:span><text:span text:style-name="T672">čich</text:span></text:p>
      <text:p text:style-name="P460"><text:span text:style-name="T998">Detekovatelnost</text:span><text:span text:style-name="T997">:</text:span><text:span text:style-name="T588"> </text:span><text:span text:style-name="T671">Kraken</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2"><text:span text:style-name="T1680">⚔<text:tab/></text:span><text:span text:style-name="T1019">Háky na chapadlech</text:span><text:span text:style-name="T1266">:</text:span><text:span text:style-name="T1264"> </text:span><text:span text:style-name="T1366">5</text:span><text:span text:style-name="T1348"> + k6, zranění </text:span><text:span text:style-name="T1366">1</text:span></text:p>
      <text:p text:style-name="P643"><text:span text:style-name="T1680">⚔<text:tab/></text:span><text:span text:style-name="T1019">Přísavky</text:span><text:span text:style-name="T1266">:</text:span><text:span text:style-name="T1264"> </text:span><text:span text:style-name="T1348">5 + k6 </text:span><text:span text:style-name="T1366">(nezraňují)</text:span></text:p>
      <text:p text:style-name="P643"><text:span text:style-name="T1680">⚔<text:tab/></text:span><text:span text:style-name="T1019">Zobák</text:span><text:span text:style-name="T1266">:</text:span><text:span text:style-name="T1264"> </text:span><text:span text:style-name="T1366">8</text:span><text:span text:style-name="T1348"> + k6, zranění </text:span><text:span text:style-name="T1366">3</text:span></text:p>
      <text:p text:style-name="P642"><text:span text:style-name="T1148">Vzhled:</text:span> <text:span text:style-name="T2029">Obří chobotnice s několikametrovými chapadly. Dvě z nich jsou zhruba dvakrát tak dlouhá než ostatní.</text:span></text:p>
      <text:p text:style-name="P642"><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892370846" text:style-name="L32">
        <text:list-item>
          <text:p text:style-name="P1086"><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850"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78">9</text:span></text:p>
      <text:p text:style-name="P459"><text:span text:style-name="T971">Zbroj:</text:span><text:span text:style-name="T497"> 1 (silná kůže)</text:span></text:p>
      <text:p text:style-name="P459"><text:span text:style-name="T971">Rychlost:</text:span><text:span text:style-name="T497"> </text:span><text:span text:style-name="T670">plave mnohem rychleji než člověk</text:span></text:p>
      <text:p text:style-name="P459"><text:span text:style-name="T974">Smysly:</text:span><text:span text:style-name="T504"> </text:span><text:span text:style-name="T505">slabý zrak (detekuje hlavně pohyb), slabý sluch, výborný čich</text:span></text:p>
      <text:p text:style-name="P460"><text:span text:style-name="T998">Detekovatelnost</text:span><text:span text:style-name="T997">:</text:span><text:span text:style-name="T588"> </text:span><text:span text:style-name="T671">Mořský had</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Standalone_20_Property"><text:span text:style-name="T1680">⚔<text:tab/></text:span><text:span text:style-name="T970">Z</text:span><text:span text:style-name="T973">uby: </text:span><text:span text:style-name="T1778">5 + k6, zranění 2</text:span></text:p>
      <text:p text:style-name="Standalone_20_Property"><text:span text:style-name="T1680">⚔<text:tab/></text:span><text:span text:style-name="T992">Škrcení</text:span><text:span text:style-name="T1266">:</text:span><text:span text:style-name="T1264"> </text:span><text:span text:style-name="T1367">7</text:span><text:span text:style-name="T1297"> + k6, zranění </text:span><text:span text:style-name="T1367">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2">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851" text:outline-level="3"><text:bookmark-start text:name="__RefHeading___Toc2890_3430540378"/>Obří mořský koník<text:bookmark-end text:name="__RefHeading___Toc2890_3430540378"/></text:h>
      <text:p text:style-name="P118">/<text:span text:style-name="T2031">* Velikost 8 (250 kg) */</text:span></text:p>
      <text:p text:style-name="P645"><text:soft-page-break/><text:span text:style-name="T1744">F</text:span><text:span text:style-name="T1745">yzička </text:span><text:span text:style-name="T1779">4</text:span><text:span text:style-name="T1745">, Finesa </text:span><text:span text:style-name="T1779">2</text:span><text:span text:style-name="T1745">, Duše -, </text:span><text:span text:style-name="T1747">Ž</text:span><text:span text:style-name="T1733">ivot</text:span><text:span text:style-name="T1747">y </text:span><text:span text:style-name="T1733">1</text:span><text:span text:style-name="T1779">2</text:span></text:p>
      <text:p text:style-name="P461"><text:span text:style-name="T971">Rychlost:</text:span><text:span text:style-name="T497"> </text:span><text:span text:style-name="T670">plave mnohem rychleji než člověk</text:span></text:p>
      <text:p text:style-name="P461"><text:span text:style-name="T974">Smysly:</text:span><text:span text:style-name="T504"> </text:span><text:span text:style-name="T672">dobrý zrak, čich</text:span></text:p>
      <text:p text:style-name="P461"><text:span text:style-name="T998">Detekovatelnost</text:span><text:span text:style-name="T997">:</text:span><text:span text:style-name="T588"> </text:span><text:span text:style-name="T671">Mořský </text:span><text:span text:style-name="T672">koní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2">Mořský koník není dravý. Na postavy nezaútočí a před případnou hrozbou se pokusí uplavat.</text:span></text:p>
      <text:h text:style-name="P851" text:outline-level="3"><text:bookmark-start text:name="__RefHeading___Toc2892_3430540378"/>Obří krab<text:bookmark-end text:name="__RefHeading___Toc2892_3430540378"/></text:h>
      <text:p text:style-name="P119"><text:span text:style-name="T1263">/</text:span><text:span text:style-name="T1337">* Velikost </text:span><text:span text:style-name="T1347">1</text:span><text:span text:style-name="T1368">0</text:span><text:span text:style-name="T1337"> (</text:span><text:span text:style-name="T1368">1</text:span><text:span text:style-name="T1347"> tun</text:span><text:span text:style-name="T1368">a</text:span><text:span text:style-name="T1337">) */</text:span></text:p>
      <text:p text:style-name="P326"><text:span text:style-name="T1186">Tělo</text:span><text:span text:style-name="T1183">:</text:span><text:span text:style-name="T622"><text:tab/><text:tab/><text:tab/></text:span><text:span text:style-name="T496">F</text:span><text:span text:style-name="T502">yzička </text:span><text:span text:style-name="T668">8</text:span><text:span text:style-name="T502">, Finesa </text:span><text:span text:style-name="T668">3</text:span><text:span text:style-name="T502">, Duše </text:span><text:span text:style-name="T644">-</text:span><text:span text:style-name="T502">, </text:span><text:span text:style-name="T547">Ž</text:span><text:span text:style-name="T503">ivot</text:span><text:span text:style-name="T547">y: </text:span><text:span text:style-name="T673">18</text:span></text:p>
      <text:p text:style-name="P326"><text:span text:style-name="T1020">Velké klepeto</text:span><text:span text:style-name="T1005">:</text:span><text:span text:style-name="T622"><text:tab/></text:span><text:span text:style-name="T496">F</text:span><text:span text:style-name="T502">yzička </text:span><text:span text:style-name="T673">5</text:span><text:span text:style-name="T502">, Finesa </text:span><text:span text:style-name="T673">3</text:span><text:span text:style-name="T502">, Duše </text:span><text:span text:style-name="T644">-</text:span><text:span text:style-name="T502">, </text:span><text:span text:style-name="T547">Ž</text:span><text:span text:style-name="T503">ivot</text:span><text:span text:style-name="T547">y: </text:span><text:span text:style-name="T673">8</text:span></text:p>
      <text:p text:style-name="P326"><text:span text:style-name="T1020">Malé klepeto</text:span><text:span text:style-name="T1005">:</text:span><text:span text:style-name="T622"><text:tab/></text:span><text:span text:style-name="T496">F</text:span><text:span text:style-name="T502">yzička </text:span><text:span text:style-name="T673">3</text:span><text:span text:style-name="T502">, Finesa </text:span><text:span text:style-name="T673">5</text:span><text:span text:style-name="T502">, Duše </text:span><text:span text:style-name="T644">-</text:span><text:span text:style-name="T502">, </text:span><text:span text:style-name="T547">Ž</text:span><text:span text:style-name="T503">ivot</text:span><text:span text:style-name="T547">y: </text:span><text:span text:style-name="T673">4</text:span></text:p>
      <text:p text:style-name="P462"><text:span text:style-name="T971">Zbroj:</text:span><text:span text:style-name="T497"> </text:span><text:span text:style-name="T640">t</text:span><text:span text:style-name="T638">ělo </text:span><text:span text:style-name="T674">3,</text:span><text:span text:style-name="T638"> </text:span><text:span text:style-name="T674">velké klepeto</text:span><text:span text:style-name="T638"> 2, </text:span><text:span text:style-name="T674">malé klepeto 1</text:span></text:p>
      <text:p text:style-name="P462"><text:span text:style-name="T971">Rychlost:</text:span><text:span text:style-name="T497"> </text:span><text:span text:style-name="T668">plave rychleji než</text:span><text:span text:style-name="T640"> </text:span><text:span text:style-name="T645">člověk, </text:span><text:span text:style-name="T674">běhá rychle jako člověk</text:span></text:p>
      <text:p text:style-name="P462"><text:span text:style-name="T974">Smysly:</text:span><text:span text:style-name="T504"> </text:span><text:span text:style-name="T674">slabý</text:span><text:span text:style-name="T641"> zrak, </text:span><text:span text:style-name="T674">dobrý</text:span><text:span text:style-name="T641"> </text:span><text:span text:style-name="T672">čich</text:span></text:p>
      <text:p text:style-name="P462"><text:span text:style-name="T998">Detekovatelnost</text:span><text:span text:style-name="T997">:</text:span><text:span text:style-name="T588"> </text:span><text:span text:style-name="T674">Obří krab</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6"><text:span text:style-name="T1680">⚔<text:tab/></text:span><text:span text:style-name="T1021">Malé klepeto</text:span><text:span text:style-name="T1266">:</text:span><text:span text:style-name="T1264"> </text:span><text:span text:style-name="T1366">5</text:span><text:span text:style-name="T1348"> + k6, zranění </text:span><text:span text:style-name="T1369">2</text:span></text:p>
      <text:p text:style-name="P647"><text:span text:style-name="T1680">⚔<text:tab/></text:span><text:span text:style-name="T1021">Velké klepeto</text:span><text:span text:style-name="T1266">:</text:span><text:span text:style-name="T1264"> </text:span><text:span text:style-name="T1366">5</text:span><text:span text:style-name="T1348"> + k6, zranění </text:span><text:span text:style-name="T1369">3</text:span></text:p>
      <text:p text:style-name="P646"><text:span text:style-name="T1148">Vzhled:</text:span> <text:span text:style-name="T2029">Obří krab s jedním klepetem výrazně větším.</text:span></text:p>
      <text:p text:style-name="P646"><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3">/</text:span><text:span text:style-name="T1337">* Velikost </text:span><text:span text:style-name="T1370">6</text:span><text:span text:style-name="T1337"> (</text:span><text:span text:style-name="T1370">60</text:span><text:span text:style-name="T1347"> </text:span><text:span text:style-name="T1370">kg</text:span><text:span text:style-name="T1337">) */</text:span></text:p>
      <text:p text:style-name="Standalone_20_Property"><text:span text:style-name="T496">F</text:span><text:span text:style-name="T502">yzička </text:span><text:span text:style-name="T675">2</text:span><text:span text:style-name="T502">, Finesa </text:span><text:span text:style-name="T675">4</text:span><text:span text:style-name="T502">, Duše </text:span><text:span text:style-name="T675">3</text:span><text:span text:style-name="T502">, </text:span><text:span text:style-name="T547">Ž</text:span><text:span text:style-name="T503">ivot</text:span><text:span text:style-name="T547">y: </text:span><text:span text:style-name="T675">8</text:span></text:p>
      <text:p text:style-name="P463"><text:span text:style-name="T971">Rychlost:</text:span><text:span text:style-name="T497"> </text:span><text:span text:style-name="T668">plave rychleji než</text:span><text:span text:style-name="T640"> </text:span><text:span text:style-name="T645">člověk</text:span></text:p>
      <text:p text:style-name="P463"><text:span text:style-name="T974">Smysly:</text:span><text:span text:style-name="T504"> </text:span><text:span text:style-name="T675">jako člověk</text:span></text:p>
      <text:p text:style-name="P463"><text:span text:style-name="T998">Detekovatelnost</text:span><text:span text:style-name="T997">:</text:span><text:span text:style-name="T588"> </text:span><text:span text:style-name="T675">Mořská panna</text:span><text:span text:style-name="T588"> j</text:span><text:span text:style-name="T590">e</text:span><text:span text:style-name="T588"> studenokrevn</text:span><text:span text:style-name="T675">á</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48"><text:span text:style-name="T1680">⚔<text:tab/></text:span><text:span text:style-name="T1022">Zuby</text:span><text:span text:style-name="T1266">:</text:span><text:span text:style-name="T1264"> </text:span><text:span text:style-name="T1370">4 + k6, zranění 0</text:span></text:p>
      <text:p text:style-name="P648"><text:span text:style-name="T1680">⚔<text:tab/></text:span><text:span text:style-name="T1022">Dýka</text:span><text:span text:style-name="T1266">:</text:span><text:span text:style-name="T1264"> </text:span><text:span text:style-name="T1370">4 + k6, zranění 1</text:span></text:p>
      <text:p text:style-name="P649"><text:span text:style-name="T1680">⚔<text:tab/></text:span><text:span text:style-name="T1098">D</text:span><text:span text:style-name="T1099">vojruční </text:span><text:span text:style-name="T1098">h</text:span><text:span text:style-name="T1099">arpuna</text:span><text:span text:style-name="T1284">:</text:span><text:span text:style-name="T1264"> </text:span><text:span text:style-name="T1370">4 + k6, zranění 2</text:span></text:p>
      <text:p text:style-name="P648"><text:span text:style-name="T1148">Vzhled:</text:span> <text:span text:style-name="T2033">Nahá dívka se zelenou šupinatou kůží a rybím ocasem místo nohou.</text:span></text:p>
      <text:p text:style-name="P648"><text:span text:style-name="T1197">Schopnosti</text:span><text:span text:style-name="T1148">:</text:span></text:p>
      <text:list xml:id="list1072571382" text:style-name="L33">
        <text:list-item>
          <text:p text:style-name="P1087"><text:span text:style-name="T1197">Telepatie:</text:span><text:span text:style-name="T1573"> Mořsk</text:span><text:span text:style-name="T1574">á</text:span><text:span text:style-name="T1573"> pann</text:span><text:span text:style-name="T1574">a je němá,</text:span><text:span text:style-name="T1573"> umí </text:span><text:span text:style-name="T1574">ale</text:span><text:span text:style-name="T1573"> používat </text:span><text:span text:style-name="T1197">telepatii</text:span><text:span text:style-name="T1573"> stejně jako hraničář.</text:span></text:p>
        </text:list-item>
        <text:list-item>
          <text:p text:style-name="P1088"><text:span text:style-name="T1197">V</text:span><text:span text:style-name="T1148">odní dech:</text:span><text:span text:style-name="T1490">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3">Mořské panny bojují nejčastěji dýkou nebo dvojruční harpunou, ale nezdráhají se ani použít své ostré zuby.</text:span></text:p>
      <text:p text:style-name="P576">Příklady použití ve hře:</text:p>
      <text:list xml:id="list45114529186163" text:continue-list="list45113988330085" text:style-name="L3">
        <text:list-item>
          <text:p text:style-name="P1089">Mořské panny stráží ruiny dávného města, které v dávných dobách pohltilo moře.</text:p>
        </text:list-item>
        <text:list-item>
          <text:p text:style-name="P1090"><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50"><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78">9</text:span></text:p>
      <text:p text:style-name="P464"><text:span text:style-name="T971">Zbroj:</text:span><text:span text:style-name="T497"> 1 (silná kůže)</text:span></text:p>
      <text:p text:style-name="P464"><text:span text:style-name="T971">Rychlost:</text:span><text:span text:style-name="T497"> </text:span><text:span text:style-name="T670">plave mnohem rychleji než člověk</text:span></text:p>
      <text:p text:style-name="P464"><text:span text:style-name="T974">Smysly:</text:span><text:span text:style-name="T504"> </text:span><text:span text:style-name="T505">slabý zrak, výborný čich</text:span></text:p>
      <text:p text:style-name="P464"><text:span text:style-name="T998">Detekovatelnost</text:span><text:span text:style-name="T997">:</text:span><text:span text:style-name="T588"> </text:span><text:span text:style-name="T676">Žralok</text:span><text:span text:style-name="T588"> j</text:span><text:span text:style-name="T590">e</text:span><text:span text:style-name="T588"> studenokrevn</text:span><text:span text:style-name="T590">ý</text:span><text:span text:style-name="T588">, m</text:span><text:span text:style-name="T590">á</text:span><text:span text:style-name="T588"> stejnou teplotu jako </text:span><text:span text:style-name="T671">moře</text:span><text:span text:style-name="T588"> a ne</text:span><text:span text:style-name="T590">ní</text:span><text:span text:style-name="T588"> tedy vidět pomocí infravidění.</text:span></text:p>
      <text:p text:style-name="P650"><text:span text:style-name="T1680">⚔<text:tab/></text:span><text:span text:style-name="T970">Z</text:span><text:span text:style-name="T973">uby:</text:span><text:span text:style-name="T677"> </text:span><text:span text:style-name="T676">7</text:span><text:span text:style-name="T1778"> + k6, zranění </text:span><text:span text:style-name="T1780">3</text:span></text:p>
      <text:p text:style-name="P650"><text:span text:style-name="T458">Vzhled:</text:span><text:span text:style-name="T30"> Velký šedý žralok s bílým břichem.</text:span></text:p>
      <text:p text:style-name="P650"><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826" text:outline-level="2">Moucha zlodějka</text:h>
      <text:p text:style-name="P86">/<text:span text:style-name="T1955">* Velikost 5 (30 kg) */</text:span></text:p>
      <text:p text:style-name="P86"><text:soft-page-break/><text:span text:style-name="T1263">F</text:span><text:span text:style-name="T1285">yzička </text:span><text:span text:style-name="T1304">1</text:span><text:span text:style-name="T1285">, Finesa </text:span><text:span text:style-name="T1330">4</text:span><text:span text:style-name="T1285">, Duše </text:span><text:span text:style-name="T1335">2</text:span><text:span text:style-name="T502">, </text:span><text:span text:style-name="T547">Ž</text:span><text:span text:style-name="T503">ivot</text:span><text:span text:style-name="T547">y </text:span><text:span text:style-name="T626">9</text:span></text:p>
      <text:p text:style-name="P447"><text:span text:style-name="T971">Rychlost:</text:span><text:span text:style-name="T497"> </text:span><text:span text:style-name="T596">na zemi jako </text:span><text:span text:style-name="T617">chůze</text:span><text:span text:style-name="T596">, </text:span><text:span text:style-name="T598">létá rychlostí</text:span><text:span text:style-name="T596"> běh</text:span><text:span text:style-name="T598">u</text:span></text:p>
      <text:p text:style-name="P447"><text:span text:style-name="T974">Smysly:</text:span><text:span text:style-name="T504"> </text:span><text:span text:style-name="T617">jako </text:span><text:span text:style-name="T626">člověk</text:span></text:p>
      <text:p text:style-name="P606"><text:span text:style-name="T1680">⚔<text:tab/></text:span><text:span text:style-name="T1004">Dýka</text:span><text:span text:style-name="T970">:</text:span><text:span text:style-name="T503"> </text:span><text:span text:style-name="T627">4 + k6, zranění 1</text:span></text:p>
      <text:p text:style-name="P604"><text:span text:style-name="T1148">Vzhled:</text:span><text:span text:style-name="T1490"> </text:span><text:span text:style-name="T1549">Moucha zlodějka má tělo </text:span><text:span text:style-name="T1550">zhruba metr</text:span><text:span text:style-name="T1549"> </text:span><text:span text:style-name="T1550">dlouhé</text:span><text:span text:style-name="T1549"> mouchy, ale malou, lidskou hlavu a místo předního páru nohou má lidské ruce. </text:span><text:span text:style-name="T1550">Při letu bzučí jako velká masařka.</text:span></text:p>
      <text:p text:style-name="P605"><text:span text:style-name="T1148">Dovednosti:</text:span><text:span text:style-name="T1490"> dvě z následujících dovedností na pokročilém stupni: </text:span><text:span text:style-name="T1148">břichomluvectví</text:span><text:span text:style-name="T1490">, </text:span><text:span text:style-name="T1148">falešná hra</text:span><text:span text:style-name="T1490">, </text:span><text:span text:style-name="T1148">líčení a odstraňování pastí</text:span><text:span text:style-name="T1490">, </text:span><text:span text:style-name="T1148">odezírání ze rtů</text:span><text:span text:style-name="T1490">, </text:span><text:span text:style-name="T1148">ostražitost a plížení</text:span><text:span text:style-name="T1490">, </text:span><text:span text:style-name="T1148">otevírání zámků</text:span><text:span text:style-name="T1490">.</text:span></text:p>
      <text:p text:style-name="P604"><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2394817245" text:style-name="L34">
        <text:list-item>
          <text:p text:style-name="P944"><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1091"><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3">/</text:span><text:span text:style-name="T1337">* Velikost </text:span><text:span text:style-name="T1371">3</text:span><text:span text:style-name="T1337"> (</text:span><text:span text:style-name="T1371">7</text:span><text:span text:style-name="T1337"> kg) */</text:span></text:p>
      <text:p text:style-name="P124"><text:span text:style-name="T1263">F</text:span><text:span text:style-name="T1285">yzička </text:span><text:span text:style-name="T1375">1</text:span><text:span text:style-name="T1285">, Finesa </text:span><text:span text:style-name="T1371">3</text:span><text:span text:style-name="T1285">, Duše </text:span><text:span text:style-name="T1375">2</text:span><text:span text:style-name="T502">, </text:span><text:span text:style-name="T547">Ž</text:span><text:span text:style-name="T503">ivot</text:span><text:span text:style-name="T547">y </text:span><text:span text:style-name="T680">5</text:span></text:p>
      <text:p text:style-name="P469"><text:span text:style-name="T971">Zbroj:</text:span><text:span text:style-name="T497"> </text:span><text:span text:style-name="T695">proti bodu </text:span><text:span text:style-name="T715">a mrazu</text:span><text:span text:style-name="T695"> 3</text:span></text:p>
      <text:p text:style-name="P469"><text:span text:style-name="T971">Rychlost:</text:span><text:span text:style-name="T497"> </text:span><text:span text:style-name="T678">jako člověk</text:span></text:p>
      <text:p text:style-name="P465"><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Kostlivec není</text:span><text:span text:style-name="T588"> vidět pomocí infravidění.</text:span></text:p>
      <text:p text:style-name="P651"><text:span text:style-name="T1680">⚔<text:tab/></text:span><text:span text:style-name="T1023">Pařáty</text:span><text:span text:style-name="T1266">:</text:span><text:span text:style-name="T1264"> </text:span><text:span text:style-name="T1372">3 + k6, zranění 1</text:span></text:p>
      <text:p text:style-name="P651"><text:span text:style-name="T1148">Vzhled:</text:span> <text:span text:style-name="T2036">Chodící kostra.</text:span></text:p>
      <text:p text:style-name="P661"><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5"> </text:span><text:span text:style-name="T1576">Jako za života.</text:span></text:p>
      <text:p text:style-name="P651"><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3">/</text:span><text:span text:style-name="T1337">* Velikost </text:span><text:span text:style-name="T1373">6</text:span><text:span text:style-name="T1337"> (</text:span><text:span text:style-name="T1373">60</text:span><text:span text:style-name="T1337"> kg) */</text:span></text:p>
      <text:p text:style-name="P125"><text:span text:style-name="T1263">F</text:span><text:span text:style-name="T1285">yzička </text:span><text:span text:style-name="T1373">3</text:span><text:span text:style-name="T1285">, Finesa </text:span><text:span text:style-name="T1373">1</text:span><text:span text:style-name="T1285">, Duše </text:span><text:span text:style-name="T1371">-</text:span><text:span text:style-name="T502">, </text:span><text:span text:style-name="T547">Ž</text:span><text:span text:style-name="T503">ivot</text:span><text:span text:style-name="T547">y </text:span><text:span text:style-name="T862">13</text:span></text:p>
      <text:p text:style-name="P466"><text:span text:style-name="T971">Rychlost:</text:span><text:span text:style-name="T497"> </text:span><text:span text:style-name="T678">jako </text:span><text:span text:style-name="T681">chůze</text:span></text:p>
      <text:p text:style-name="P466"><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Zombie není</text:span><text:span text:style-name="T588"> vidět pomocí infravidění.</text:span></text:p>
      <text:p text:style-name="P653"><text:span text:style-name="T1680">⚔<text:tab/></text:span><text:span text:style-name="T1023">Pařáty</text:span><text:span text:style-name="T970">:</text:span><text:span text:style-name="T503"> </text:span><text:span text:style-name="T680">3 + k6, zranění 1</text:span></text:p>
      <text:p text:style-name="P651"><text:span text:style-name="T1680">⚔<text:tab/></text:span><text:span text:style-name="T970">Z</text:span><text:span text:style-name="T973">uby</text:span><text:span text:style-name="T1266">:</text:span><text:span text:style-name="T1264"> </text:span><text:span text:style-name="T1374">3 + k6, zranění 0</text:span></text:p>
      <text:p text:style-name="P651"><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4">S</text:span><text:span text:style-name="T1262">ilný </text:span><text:span text:style-name="T1380">mrtvolný</text:span><text:span text:style-name="T1262"> zápach.</text:span></text:p>
      <text:p text:style-name="P659"><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2"><text:span text:style-name="T1204">Schopnosti</text:span><text:span text:style-name="T1148">:</text:span><text:span text:style-name="T1490"> </text:span><text:span text:style-name="T1577">Z</text:span><text:span text:style-name="T1578">ombie je mrtvá, takže zranění, která by živého člověka zabila, ji pouze trochu zpomalí (má </text:span><text:span text:style-name="T1640">o 4 životy víc než by</text:span><text:span text:style-name="T1578"> měl živý člověk).</text:span></text:p>
      <text:p text:style-name="P651"><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3">/</text:span><text:span text:style-name="T1337">* Velikost </text:span><text:span text:style-name="T1376">6</text:span><text:span text:style-name="T1337"> (</text:span><text:span text:style-name="T1376">60</text:span><text:span text:style-name="T1337"> kg) */</text:span></text:p>
      <text:p text:style-name="P124"><text:span text:style-name="T1263">F</text:span><text:span text:style-name="T1285">yzička </text:span><text:span text:style-name="T1376">4</text:span><text:span text:style-name="T1285">, Finesa </text:span><text:span text:style-name="T1376">2</text:span><text:span text:style-name="T1285">, Duše </text:span><text:span text:style-name="T1376">3</text:span><text:span text:style-name="T502">, </text:span><text:span text:style-name="T547">Ž</text:span><text:span text:style-name="T503">ivot</text:span><text:span text:style-name="T547">y </text:span><text:span text:style-name="T682">1</text:span><text:span text:style-name="T862">4</text:span></text:p>
      <text:p text:style-name="P465"><text:span text:style-name="T971">Rychlost:</text:span><text:span text:style-name="T497"> </text:span><text:span text:style-name="T682">jako člověk</text:span></text:p>
      <text:p text:style-name="P472"><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Ghůl není</text:span><text:span text:style-name="T588"> vidět pomocí infravidění.</text:span></text:p>
      <text:p text:style-name="P651"><text:soft-page-break/><text:span text:style-name="T1680">⚔<text:tab/></text:span><text:span text:style-name="T970">Z</text:span><text:span text:style-name="T973">uby</text:span><text:span text:style-name="T1266">:</text:span><text:span text:style-name="T1264"> </text:span><text:span text:style-name="T1376">4 + k6, zranění 0</text:span></text:p>
      <text:p text:style-name="P651"><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5"><text:span text:style-name="T1198">Léčení</text:span><text:span text:style-name="T1148">:</text:span> <text:span text:style-name="T2039">Ghůl se léčí požíráním humanoidního masa nebo vnitřností, na rozdíl od zombie mu nestačí maso zvířat.</text:span></text:p>
      <text:p text:style-name="P741"><text:span text:style-name="T1199">Schopnosti</text:span><text:span text:style-name="T1148">:</text:span></text:p>
      <text:list xml:id="list73333509" text:style-name="L35">
        <text:list-item>
          <text:p text:style-name="P946">Ghůl mění svou tvář podle toho, čí maso naposledy pozřel.</text:p>
        </text:list-item>
        <text:list-item>
          <text:p text:style-name="P945"><text:span text:style-name="T1640">Ghůl je mrtvý</text:span><text:span text:style-name="T1578">, takže zranění, která by živého člověka zabila, j</text:span><text:span text:style-name="T1640">ej</text:span><text:span text:style-name="T1578"> pouze trochu zpomalí (má </text:span><text:span text:style-name="T1640">o 4 životy víc než by</text:span><text:span text:style-name="T1578"> měl živý člověk).</text:span></text:p>
        </text:list-item>
      </text:list>
      <text:p text:style-name="P658"><text:span text:style-name="T1202">Dovednosti</text:span><text:span text:style-name="T1199">:</text:span><text:span text:style-name="T1575"> </text:span><text:span text:style-name="T1576">Jako za života.</text:span></text:p>
      <text:p text:style-name="P651"><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3">/</text:span><text:span text:style-name="T1337">* Velikost - */</text:span></text:p>
      <text:p text:style-name="P124"><text:span text:style-name="T1263">F</text:span><text:span text:style-name="T1285">yzička -, Finesa -, Duše </text:span><text:span text:style-name="T1377">4</text:span><text:span text:style-name="T502">, </text:span><text:span text:style-name="T547">Ž</text:span><text:span text:style-name="T503">ivot</text:span><text:span text:style-name="T547">y </text:span><text:span text:style-name="T503">-</text:span></text:p>
      <text:p text:style-name="P656"><text:soft-page-break/><text:span text:style-name="T1680">⚔<text:tab/></text:span><text:span text:style-name="T970">T</text:span><text:span text:style-name="T1024">elekineze:</text:span><text:span text:style-name="T503"> </text:span><text:span text:style-name="T682">4 + k6, zranění 0</text:span></text:p>
      <text:p text:style-name="P622"><text:span text:style-name="T1101">S</text:span><text:span text:style-name="T1100">chopnosti:</text:span></text:p>
      <text:list xml:id="list2051053879" text:style-name="L36">
        <text:list-item>
          <text:p text:style-name="P1092"><text:span text:style-name="T1025">Posednutí:</text:span><text:span text:style-name="T684"> </text:span><text:span text:style-name="T685">Duch, podobně jako démon, může někoho posednout a mluvit jeho ústy případně řídit jeho tělo.</text:span><text:span text:style-name="T684"> </text:span><text:span text:style-name="T686">Ducha je možné z posednuté osoby vyhnat pomocí vymítacího rituálu, který obvykle bývá zapsán</text:span><text:span text:style-name="T692"> ve starém jazyce</text:span><text:span text:style-name="T686">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7">Příklady použití ve hře:</text:p>
      <text:list xml:id="list45115467483417" text:continue-list="list45114529186163" text:style-name="L3">
        <text:list-item>
          <text:p text:style-name="P1090">Duch temného mága buduje tajný kult hledá způsob, jak znovu získat tělo a ztracenou moc.</text:p>
        </text:list-item>
      </text:list>
      <text:p text:style-name="P130"><text:span text:style-name="T497">D</text:span><text:span text:style-name="T491">uch nemá hmotné tělo </text:span><text:span text:style-name="T683">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3">/</text:span><text:span text:style-name="T1378">* Apparition */</text:span></text:p>
      <text:p text:style-name="P124"><text:soft-page-break/><text:span text:style-name="T1263">/</text:span><text:span text:style-name="T1337">* Velikost </text:span><text:span text:style-name="T1379">6</text:span><text:span text:style-name="T1337"> (</text:span><text:span text:style-name="T1379">60</text:span><text:span text:style-name="T1337"> kg) */</text:span></text:p>
      <text:p text:style-name="P124"><text:span text:style-name="T1263">F</text:span><text:span text:style-name="T1285">yzička -, Finesa -, Duše </text:span><text:span text:style-name="T1379">5</text:span><text:span text:style-name="T502">, </text:span><text:span text:style-name="T547">Ž</text:span><text:span text:style-name="T503">ivot</text:span><text:span text:style-name="T547">y </text:span><text:span text:style-name="T687">6</text:span></text:p>
      <text:p text:style-name="P465"><text:span text:style-name="T971">Rychlost:</text:span><text:span text:style-name="T497"> </text:span><text:span text:style-name="T687">levituje rychlostí chůze</text:span></text:p>
      <text:p text:style-name="P467"><text:span text:style-name="T974">Smysly:</text:span><text:span text:style-name="T504"> </text:span><text:span text:style-name="T679">magický zrak a sluch</text:span></text:p>
      <text:p text:style-name="P471"><text:span text:style-name="T998">Detekovatelnost</text:span><text:span text:style-name="T997">:</text:span><text:span text:style-name="T588"> </text:span><text:span text:style-name="T701">Přízrak není slyšet a cítit a není</text:span><text:span text:style-name="T588"> vidět pomocí </text:span><text:span text:style-name="T701">ultrasluchu a</text:span><text:span text:style-name="T588"> infravidění.</text:span></text:p>
      <text:p text:style-name="Property_20_Header"><text:span text:style-name="T1680">⚔<text:tab/></text:span><text:span text:style-name="T1026">Hrozivý zjev</text:span><text:span text:style-name="T1024">:</text:span><text:span text:style-name="T503"> </text:span><text:span text:style-name="T688">5</text:span><text:span text:style-name="T682"> + k</text:span><text:span text:style-name="T688">6</text:span></text:p>
      <text:p text:style-name="Property_20_level_20_1"><text:span text:style-name="T691">• <text:tab/><text:tab/></text:span><text:span text:style-name="T690">Z</text:span><text:span text:style-name="T688">a první úspěch strach (nevýhoda na několik minut)</text:span></text:p>
      <text:p text:style-name="P327"><text:span text:style-name="T691">• • <text:tab/></text:span><text:span text:style-name="T690">Z</text:span><text:span text:style-name="T688">a druhý děs (postava v hrůze prchne a několik hodin se n</text:span><text:span text:style-name="T689">e</text:span><text:span text:style-name="T688">odváží k přízraku přiblížit)</text:span></text:p>
      <text:p text:style-name="P327"><text:span text:style-name="T691">• • • <text:tab/></text:span><text:span text:style-name="T2047">Z</text:span>a třetí naprostá hrůza (postava zkolabuje a nikdy už se nedokáže k přízraku přiblížit)</text:p>
      <text:p text:style-name="P651"><text:span text:style-name="T1148">Vzhled:</text:span> <text:span text:style-name="T2044">Přízračná humanoidní postava.</text:span></text:p>
      <text:p text:style-name="P651"><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3">/</text:span><text:span text:style-name="T1337">* Velikost </text:span><text:span text:style-name="T1381">6</text:span><text:span text:style-name="T1337"> (</text:span><text:span text:style-name="T1381">60</text:span><text:span text:style-name="T1337"> kg) */</text:span></text:p>
      <text:p text:style-name="P124"><text:span text:style-name="T1263">F</text:span><text:span text:style-name="T1285">yzička </text:span><text:span text:style-name="T1382">6</text:span><text:span text:style-name="T1285">, Finesa </text:span><text:span text:style-name="T1383">4</text:span><text:span text:style-name="T1285">, Duše </text:span><text:span text:style-name="T1382">5</text:span><text:span text:style-name="T502">, </text:span><text:span text:style-name="T547">Ž</text:span><text:span text:style-name="T503">ivot</text:span><text:span text:style-name="T547">y </text:span><text:span text:style-name="T693">1</text:span><text:span text:style-name="T862">6</text:span></text:p>
      <text:p text:style-name="P465"><text:span text:style-name="T971">Rychlost:</text:span><text:span text:style-name="T497"> </text:span><text:span text:style-name="T700">j</text:span><text:span text:style-name="T693">ako člověk</text:span></text:p>
      <text:p text:style-name="P468"><text:span text:style-name="T974">Smysly:</text:span><text:span text:style-name="T504"> </text:span><text:span text:style-name="T679">magický zrak a sluch</text:span></text:p>
      <text:p text:style-name="P473"><text:soft-page-break/><text:span text:style-name="T998">Detekovatelnost</text:span><text:span text:style-name="T997">:</text:span><text:span text:style-name="T588"> </text:span><text:span text:style-name="T702">Fext</text:span><text:span text:style-name="T701"> není</text:span><text:span text:style-name="T588"> vidět pomocí infravidění.</text:span></text:p>
      <text:p text:style-name="Property_20_Header"><text:span text:style-name="T1680">⚔<text:tab/></text:span><text:span text:style-name="T1027">Vysávání síly:</text:span><text:span text:style-name="T696"> </text:span><text:span text:style-name="T698">5</text:span><text:span text:style-name="T696"> + k6 proti Duši</text:span></text:p>
      <text:p text:style-name="Property_20_level_20_1"><text:span text:style-name="T1027">D</text:span><text:span text:style-name="T969">osah:</text:span><text:span text:style-name="T491"> krátká vzdálenost.</text:span></text:p>
      <text:p text:style-name="Property_20_level_20_1"><text:span text:style-name="T969">Účinek:</text:span><text:span text:style-name="T491"> </text:span><text:span text:style-name="T696">každý úspěch sníží Fyzičku a Finesu cíle o 1 </text:span><text:span text:style-name="T697">a vyléčí fextovi 1 život</text:span></text:p>
      <text:p text:style-name="P651"><text:span text:style-name="T1148">Vzhled:</text:span> <text:span text:style-name="T2062">Člověk se strnulým, bledým obličejem.</text:span></text:p>
      <text:p text:style-name="P663"><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0">Fext vysává sílu ze živých tvorů.</text:span></text:p>
      <text:p text:style-name="P741"><text:span text:style-name="T1204">Schopnosti</text:span><text:span text:style-name="T1148">:</text:span></text:p>
      <text:list xml:id="list927976466" text:style-name="L37">
        <text:list-item>
          <text:p text:style-name="P948"><text:span text:style-name="T1640">Fext</text:span><text:span text:style-name="T1578"> je mrtv</text:span><text:span text:style-name="T1583">ý</text:span><text:span text:style-name="T1578">, takže zranění, která by živého člověka zabila, </text:span><text:span text:style-name="T1583">ho</text:span><text:span text:style-name="T1578"> pouze trochu zpomalí (má </text:span><text:span text:style-name="T1640">o 4 životy víc než by</text:span><text:span text:style-name="T1578"> měl živý člověk).</text:span></text:p>
        </text:list-item>
      </text:list>
      <text:p text:style-name="P651"><text:span text:style-name="T1148">Boj:</text:span> <text:span text:style-name="T2059">Jako člověk.</text:span></text:p>
      <text:list xml:id="list2607586716" text:style-name="L38">
        <text:list-item>
          <text:p text:style-name="P1093"><text:span text:style-name="T1148">Vysávání síly:</text:span> Vysáváním síly fext snižuje Fyzičku a Finesu cíle a zároveň se léčí. Postava, které klesne Fyzička nebo Finesa na nulu, je vyřazena a nemůže se hýbat.</text:p>
          <text:list>
            <text:list-item>
              <text:p text:style-name="P1094">Ztracená Fyzička i Finesa se zcela obnoví po vydatném spánku.</text:p>
            </text:list-item>
            <text:list-item>
              <text:p text:style-name="P1093">Když postava s Fyzičkou i Finesou vysátou na nulu umře, stane se z ní fext.</text:p>
            </text:list-item>
          </text:list>
        </text:list-item>
      </text:list>
      <text:p text:style-name="P568">Příklady použití ve hře:</text:p>
      <text:list xml:id="list2244511557" text:style-name="L39">
        <text:list-item>
          <text:p text:style-name="P999"><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1000">Fexti obvykle touží po moci a slávě. Stávají se z nich slavní vojevůdci (známí svou nezranitelností v boji), případně vládci <text:span text:style-name="T2063">temných</text:span> říší.</text:p>
        </text:list-item>
      </text:list>
      <text:p text:style-name="P284">Suroviny:</text:p>
      <text:list xml:id="list45114250674150" text:continue-list="list45115056286749" text:style-name="L2">
        <text:list-item>
          <text:p text:style-name="P924"><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3">/</text:span><text:span text:style-name="T1337">* Velikost </text:span><text:span text:style-name="T1384">6</text:span><text:span text:style-name="T1337"> (</text:span><text:span text:style-name="T1384">6</text:span><text:span text:style-name="T1337"> kg) */</text:span></text:p>
      <text:p text:style-name="P124"><text:span text:style-name="T1263">F</text:span><text:span text:style-name="T1285">yzička </text:span><text:span text:style-name="T1384">5</text:span><text:span text:style-name="T1285">, Finesa </text:span><text:span text:style-name="T1384">3</text:span><text:span text:style-name="T1285">, Duše </text:span><text:span text:style-name="T1384">5</text:span><text:span text:style-name="T502">, </text:span><text:span text:style-name="T547">Ž</text:span><text:span text:style-name="T503">ivot</text:span><text:span text:style-name="T547">y </text:span><text:span text:style-name="T862">15</text:span></text:p>
      <text:p text:style-name="P465"><text:span text:style-name="T971">Rychlost:</text:span><text:span text:style-name="T497"> </text:span><text:span text:style-name="T700">j</text:span><text:span text:style-name="T699">ako člověk</text:span></text:p>
      <text:p text:style-name="P470"><text:span text:style-name="T974">Smysly:</text:span><text:span text:style-name="T504"> </text:span><text:span text:style-name="T679">magický zrak a sluch</text:span></text:p>
      <text:p text:style-name="P474"><text:span text:style-name="T998">Detekovatelnost</text:span><text:span text:style-name="T997">:</text:span><text:span text:style-name="T588"> </text:span><text:span text:style-name="T754">Mumie</text:span><text:span text:style-name="T701"> není</text:span><text:span text:style-name="T588"> vidět pomocí infravidění.</text:span></text:p>
      <text:p text:style-name="P651"><text:span text:style-name="T1680">⚔<text:tab/></text:span><text:span text:style-name="T970">Z</text:span><text:span text:style-name="T973">uby </text:span><text:span text:style-name="T1028">a pařáty</text:span><text:span text:style-name="T1266">:</text:span><text:span text:style-name="T1264"> </text:span><text:span text:style-name="T1385">5 + k6, zranění </text:span><text:span text:style-name="T1386">2</text:span></text:p>
      <text:p text:style-name="P651"><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09">.</text:span></text:p>
      <text:p text:style-name="P664"><text:soft-page-break/><text:span text:style-name="T1198">Léčení</text:span><text:span text:style-name="T1148">:</text:span> <text:span text:style-name="T2067">Mumie se sama nedokáže léčit, může ji ale „spravit“ balzamovač.</text:span></text:p>
      <text:p text:style-name="P665"><text:span text:style-name="T1204">Schopnosti</text:span><text:span text:style-name="T1148">:</text:span></text:p>
      <text:list xml:id="list45113750006217" text:continue-list="list927976466" text:style-name="L37">
        <text:list-item>
          <text:p text:style-name="P949"><text:span text:style-name="T1579">Mumie</text:span><text:span text:style-name="T1578"> je mrtvá, takže zranění, která by živého člověka zabila, ji pouze trochu zpomalí (má </text:span><text:span text:style-name="T1640">o 4 životy víc než by</text:span><text:span text:style-name="T1578"> měl živý člověk).</text:span></text:p>
        </text:list-item>
        <text:list-item>
          <text:p text:style-name="P951"><text:span text:style-name="T1578">M</text:span><text:span text:style-name="T1490">umie má nadlidskou sílu. Člověka dokáže zvednout a odhodit několik metrů daleko a při boji zblízka má +1 ke zranění </text:span><text:span text:style-name="T1582">(ve zranění zubů a pařátů už je bonus započítaný)</text:span><text:span text:style-name="T1490">.</text:span></text:p>
        </text:list-item>
        <text:list-item>
          <text:p text:style-name="P1095"><text:span text:style-name="T1578">M</text:span><text:span text:style-name="T1490">umie dokáže v krátké vzdálenosti kolem sebe </text:span><text:span text:style-name="T1581">na několik minut</text:span><text:span text:style-name="T1490"> vyvolat prašnou nebo písečnou bouři. Uvnitř je ztížená viditelnost (nevýhoda) a zdvižený prach nebo písek chrání mumii před slunečním světlem. </text:span><text:span text:style-name="T1581">Znovu může bouři vyvolat za několik hodin.</text:span></text:p>
        </text:list-item>
        <text:list-item>
          <text:p text:style-name="P1096"><text:span text:style-name="T1490">Mumie ovládá brouky a červy. </text:span><text:span text:style-name="T1580">Ti obvykle pro postavy nejsou nebezpeční, ale mohou jim ztěžovat výhled, lézt do očí a podobně (nevýhoda).</text:span></text:p>
        </text:list-item>
      </text:list>
      <text:p text:style-name="P667"><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3">/</text:span><text:span text:style-name="T1337">* Velikost </text:span><text:span text:style-name="T1387">6</text:span><text:span text:style-name="T1337"> (</text:span><text:span text:style-name="T1387">6</text:span><text:span text:style-name="T1337"> kg) */</text:span></text:p>
      <text:p text:style-name="P124"><text:span text:style-name="T1263">F</text:span><text:span text:style-name="T1285">yzička </text:span><text:span text:style-name="T1400">6</text:span><text:span text:style-name="T1285">, Finesa </text:span><text:span text:style-name="T1388">4</text:span><text:span text:style-name="T1285">, Duše </text:span><text:span text:style-name="T1400">5</text:span><text:span text:style-name="T502">, </text:span><text:span text:style-name="T547">Ž</text:span><text:span text:style-name="T503">ivot</text:span><text:span text:style-name="T547">y </text:span><text:span text:style-name="T703">12</text:span></text:p>
      <text:p text:style-name="P475"><text:soft-page-break/><text:span text:style-name="T971">Zbroj:</text:span><text:span text:style-name="T497"> </text:span><text:span text:style-name="T710">proti </text:span><text:span text:style-name="T704">všem fyzickým útokům</text:span><text:span text:style-name="T695"> 3</text:span></text:p>
      <text:p text:style-name="P474"><text:span text:style-name="T971">Rychlost:</text:span><text:span text:style-name="T497"> </text:span><text:span text:style-name="T700">j</text:span><text:span text:style-name="T693">ako člověk</text:span></text:p>
      <text:p text:style-name="P474"><text:span text:style-name="T974">Smysly:</text:span><text:span text:style-name="T504"> </text:span><text:span text:style-name="T679">magický zrak a sluch</text:span></text:p>
      <text:p text:style-name="P474"><text:span text:style-name="T998">Detekovatelnost</text:span><text:span text:style-name="T997">:</text:span><text:span text:style-name="T588"> </text:span><text:span text:style-name="T705">Spektra</text:span><text:span text:style-name="T701"> není</text:span><text:span text:style-name="T588"> vidět pomocí infravidění. </text:span><text:span text:style-name="T707">K</text:span><text:span text:style-name="T706">rollím ultrasluchem je vidět jako </text:span><text:span text:style-name="T711">nezřetelný</text:span><text:span text:style-name="T706"> </text:span><text:span text:style-name="T707">oblak bez </text:span><text:span text:style-name="T711">jasných</text:span><text:span text:style-name="T707"> obrysů</text:span><text:span text:style-name="T588">.</text:span></text:p>
      <text:p text:style-name="P651"><text:span text:style-name="T1680">⚔<text:tab/></text:span><text:span text:style-name="T1030">Mrazivý d</text:span><text:span text:style-name="T1029">otyk</text:span><text:span text:style-name="T1266">:</text:span><text:span text:style-name="T1264"> </text:span><text:span text:style-name="T1388">6 + k6, zranění 2 (neodečítá se zbroj)</text:span></text:p>
      <text:p text:style-name="P651"><text:span text:style-name="T1148">Vzhled:</text:span> <text:span text:style-name="T2070">Přízračná, částečně průhledná postava.</text:span></text:p>
      <text:p text:style-name="P668"><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51"><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3">/</text:span><text:span text:style-name="T1337">* Velikost </text:span><text:span text:style-name="T1389">6</text:span><text:span text:style-name="T1337"> (</text:span><text:span text:style-name="T1389">6</text:span><text:span text:style-name="T1337"> kg) */</text:span></text:p>
      <text:p text:style-name="P124"><text:span text:style-name="T1263">F</text:span><text:span text:style-name="T1285">yzička </text:span><text:span text:style-name="T1390">5</text:span><text:span text:style-name="T1285">, Finesa </text:span><text:span text:style-name="T1390">7</text:span><text:span text:style-name="T1285">, Duše </text:span><text:span text:style-name="T1389">6</text:span><text:span text:style-name="T502">, </text:span><text:span text:style-name="T547">Ž</text:span><text:span text:style-name="T503">ivot</text:span><text:span text:style-name="T547">y </text:span><text:span text:style-name="T862">15</text:span></text:p>
      <text:p text:style-name="P465"><text:span text:style-name="T971">Rychlost:</text:span><text:span text:style-name="T497"> </text:span><text:span text:style-name="T712">j</text:span><text:span text:style-name="T708">ako člověk</text:span></text:p>
      <text:p text:style-name="P476"><text:span text:style-name="T974">Smysly:</text:span><text:span text:style-name="T504"> </text:span><text:span text:style-name="T679">magický zrak, </text:span><text:span text:style-name="T716">výborný</text:span><text:span text:style-name="T679"> sluch </text:span><text:span text:style-name="T716">a čich</text:span></text:p>
      <text:p text:style-name="P476"><text:span text:style-name="T998">Detekovatelnost</text:span><text:span text:style-name="T997">:</text:span><text:span text:style-name="T588"> </text:span><text:span text:style-name="T709">Upír</text:span><text:span text:style-name="T701"> není</text:span><text:span text:style-name="T588"> vidět pomocí infravidění.</text:span></text:p>
      <text:p text:style-name="P672"><text:span text:style-name="T1680">⚔<text:tab/></text:span><text:span text:style-name="T1031">Sání krve</text:span><text:span text:style-name="T970">:</text:span><text:span text:style-name="T503"> </text:span><text:span text:style-name="T714">5</text:span><text:span text:style-name="T713"> + k6, zranění </text:span><text:span text:style-name="T714">1</text:span><text:span text:style-name="T713"> (neodečítá se zbroj)</text:span></text:p>
      <text:p text:style-name="P671"><text:soft-page-break/><text:span text:style-name="T1148">Vzhled:</text:span> <text:span text:style-name="T2076">Štíhlý člověk s mrtvolně bledou tváří, rudými rty, černými vlasy a dlouhými, ostrými špičáky.</text:span></text:p>
      <text:p text:style-name="P673"><text:span text:style-name="T462">S</text:span><text:span text:style-name="T408">labiny:</text:span></text:p>
      <text:list xml:id="list3034185392" text:style-name="L40">
        <text:list-item>
          <text:p text:style-name="P1081"><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953"><text:span text:style-name="T463">Kromě toho má k</text:span><text:span text:style-name="T462">aždý upír </text:span><text:span text:style-name="T466">tři</text:span><text:span text:style-name="T462"> z následujících slabin:</text:span></text:p>
          <text:list>
            <text:list-item>
              <text:p text:style-name="P1001">Jeho obraz se neodráží v zrcadle.</text:p>
            </text:list-item>
            <text:list-item>
              <text:p text:style-name="P1001">Nemůže přejít proudící vodu.</text:p>
            </text:list-item>
            <text:list-item>
              <text:p text:style-name="P1001">Nemůže vstoupit do domu, pokud nebyl pozván.</text:p>
            </text:list-item>
            <text:list-item>
              <text:p text:style-name="P1097"><text:span text:style-name="T327">Nemůže vystát</text:span><text:span text:style-name="T326"> zápach česneku.</text:span></text:p>
            </text:list-item>
            <text:list-item>
              <text:p text:style-name="P1098"><text:span text:style-name="T334">M</text:span><text:span text:style-name="T2">á znetvořenou tvář a pokřivené tělo.</text:span></text:p>
            </text:list-item>
            <text:list-item>
              <text:p text:style-name="P1002">Má panickou hrůzu ze svatých symbolů víry, kterou vyznával za života.</text:p>
            </text:list-item>
          </text:list>
        </text:list-item>
      </text:list>
      <text:p text:style-name="P666"><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45115855494564" text:continue-list="list45113750006217" text:style-name="L37">
        <text:list-item>
          <text:p text:style-name="P950"><text:span text:style-name="T1583">Upír</text:span><text:span text:style-name="T1578"> je mrtv</text:span><text:span text:style-name="T1583">ý</text:span><text:span text:style-name="T1578">, takže zranění, která by živého člověka zabila, </text:span><text:span text:style-name="T1583">ho</text:span><text:span text:style-name="T1578"> pouze trochu zpomalí (má </text:span><text:span text:style-name="T1640">o 4 životy víc než by</text:span><text:span text:style-name="T1578"> měl živý člověk).</text:span></text:p>
        </text:list-item>
        <text:list-item>
          <text:p text:style-name="P1099"><text:soft-page-break/><text:span text:style-name="T1490">Upír může stvořit dalšího upíra z živého humanoida, když kompletně vysaje jeho krev a vpraví mu do úst trochu své vlastní krve. </text:span><text:span text:style-name="T1595">Stává se to ale nesmírně zřídka.</text:span></text:p>
        </text:list-item>
        <text:list-item>
          <text:p text:style-name="P1100">Každý upír navíc má <text:span text:style-name="T2097">tři</text:span> z následujících schopností:</text:p>
          <text:list>
            <text:list-item>
              <text:p text:style-name="P952"><text:span text:style-name="T1207">Nadlidská síla:</text:span><text:span text:style-name="T1490"> Člověka dokáže zvednout a odhodit několik metrů daleko a při boji zblízka má +1 ke zranění.</text:span></text:p>
            </text:list-item>
            <text:list-item>
              <text:p text:style-name="P1111"><text:span text:style-name="T1148">Nadlidská rychlost:</text:span><text:span text:style-name="T1490"> Upír se pohybuje dvakrát rychleji než člověk.</text:span></text:p>
            </text:list-item>
            <text:list-item>
              <text:p text:style-name="P1112"><text:span text:style-name="T1148">Pouto krve:</text:span><text:span text:style-name="T1490"> Kdokoliv živý pozře kapku upírovy krve, následující den bude jeho věrným služebníkem.</text:span></text:p>
            </text:list-item>
            <text:list-item>
              <text:p text:style-name="P1113"><text:span text:style-name="T1148">Proměna v mlhu:</text:span><text:span text:style-name="T1490"> </text:span><text:span text:style-name="T1585">Proměna </text:span><text:span text:style-name="T1586">zabere</text:span><text:span text:style-name="T1585"> 1 kolo </text:span><text:span text:style-name="T1586">a trvá několik minut</text:span><text:span text:style-name="T1585">. </text:span><text:span text:style-name="T1587">V mlžné podobě je upír zranitelný pouze ohněm, bleskem, mrazem a duševními útoky a nezraňuje jej sluneční světlo.</text:span><text:span text:style-name="T1585"> </text:span><text:span text:style-name="T1586">Upír se může proměnit v mlhu jen jednou za den.</text:span></text:p>
            </text:list-item>
            <text:list-item>
              <text:p text:style-name="P1114"><text:span text:style-name="T1148">Proměna v obřího netopýra:</text:span><text:span text:style-name="T1490"> </text:span><text:span text:style-name="T1585">Proměna trvá 1 kolo. </text:span><text:span text:style-name="T1590">V této podobě je stále nemrtvý (má dvojnásobek životů než obyčejný </text:span><text:span text:style-name="T1210">obří netopýr</text:span><text:span text:style-name="T1590">, </text:span><text:span text:style-name="T1593">vnímá magickým zrakem a sluchem </text:span><text:span text:style-name="T1590">a je zranitelný svěcenou vodou a slunečním světlem), ale nemá žádnou jinou ze svých schopností kromě sání krve, </text:span><text:span text:style-name="T1591">kterým se léčí </text:span><text:span text:style-name="T1594">stejně jako v upírské podobě</text:span><text:span text:style-name="T1590">. </text:span><text:span text:style-name="T1592">Má ale stále svoje slabiny.</text:span></text:p>
            </text:list-item>
            <text:list-item>
              <text:p text:style-name="P1114"><text:span text:style-name="T1148">Ovládání nižších nemrtvých:</text:span><text:span text:style-name="T1490"> </text:span><text:span text:style-name="T1589">Upíra poslouchají všichni ghůlové, kostlivci a zombie.</text:span></text:p>
            </text:list-item>
            <text:list-item>
              <text:p text:style-name="P1115"><text:soft-page-break/><text:span text:style-name="T1148">Ovládání zvířat: </text:span><text:span text:style-name="T1490"><text:s/></text:span><text:span text:style-name="T1588">Když se upír zadívá nějakému zvířeti do očí, získá jeho naprostou důvěru a zvíře pak bude několik minut plnit všechna jeho přání. Upír nemůže ovládnout zvíře, se kterým má hraničář pouto.</text:span></text:p>
            </text:list-item>
            <text:list-item>
              <text:p text:style-name="P1116"><text:span text:style-name="T1208">L</text:span><text:span text:style-name="T1148">idská tvář:</text:span><text:span text:style-name="T1490"> Upír na sobě dokáže udržovat iluzi, jako kdyby uměl kouzlo </text:span><text:span text:style-name="T1148">změna podoby</text:span><text:span text:style-name="T1490">.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5"> </text:span><text:span text:style-name="T1576">Jako za života.</text:span></text:p>
      <text:p text:style-name="P669"><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515568908" text:style-name="L41">
        <text:list-item>
          <text:p text:style-name="P1117">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7">Příklady použití ve hře:</text:p>
      <text:list xml:id="list45115762482784" text:continue-list="list45115467483417" text:style-name="L3">
        <text:list-item>
          <text:p text:style-name="P1090">Fešný upír pořádá noční seance, kam zve mladé dívky.</text:p>
        </text:list-item>
        <text:list-item>
          <text:p text:style-name="P1003">Upír chce získat zpět hrad, který mu podle něj po právu patří.</text:p>
        </text:list-item>
      </text:list>
      <text:p text:style-name="P284">Suroviny:</text:p>
      <text:list xml:id="list45115646485211" text:continue-list="list45114250674150" text:style-name="L2">
        <text:list-item>
          <text:p text:style-name="P914">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827" text:outline-level="2"><text:bookmark-start text:name="__RefHeading___Toc2716_3430540378"/>Netvor bahenní<text:bookmark-end text:name="__RefHeading___Toc2716_3430540378"/></text:h>
      <text:p text:style-name="P136"><text:span text:style-name="T1263">/</text:span><text:span text:style-name="T1337">* Velikost </text:span><text:span text:style-name="T1391">7</text:span><text:span text:style-name="T1337"> (</text:span><text:span text:style-name="T1391">125</text:span><text:span text:style-name="T1337"> kg) */</text:span></text:p>
      <text:p text:style-name="P136"><text:span text:style-name="T1263">F</text:span><text:span text:style-name="T1285">yzička </text:span><text:span text:style-name="T1391">5</text:span><text:span text:style-name="T1285">, Finesa </text:span><text:span text:style-name="T1391">2</text:span><text:span text:style-name="T1285">, Duše </text:span><text:span text:style-name="T1393">3</text:span><text:span text:style-name="T502">, </text:span><text:span text:style-name="T547">Ž</text:span><text:span text:style-name="T503">ivot</text:span><text:span text:style-name="T547">y </text:span><text:span text:style-name="T717">12</text:span></text:p>
      <text:p text:style-name="P477"><text:span text:style-name="T971">Zbroj:</text:span><text:span text:style-name="T497"> </text:span><text:span text:style-name="T717">1 (šupiny)</text:span></text:p>
      <text:p text:style-name="P477"><text:span text:style-name="T971">Rychlost:</text:span><text:span text:style-name="T497"> </text:span><text:span text:style-name="T718">n</text:span><text:span text:style-name="T717">a zemi pomalejší než člověk, ve vodě rychlejší</text:span></text:p>
      <text:p text:style-name="P478"><text:span text:style-name="T974">Smysly:</text:span><text:span text:style-name="T504"> </text:span><text:span text:style-name="T641">slabý zrak a sluch, výborný čich </text:span><text:span text:style-name="T642">a chuť, </text:span><text:span text:style-name="T718">infravidění</text:span></text:p>
      <text:p text:style-name="P674"><text:span text:style-name="T1680">⚔<text:tab/></text:span><text:span text:style-name="T1032">Pařáty</text:span><text:span text:style-name="T1266">:</text:span><text:span text:style-name="T1264"> </text:span><text:span text:style-name="T1392">5 + k6, zranění 1</text:span></text:p>
      <text:p text:style-name="P674"><text:span text:style-name="T1148">Vzhled:</text:span> Humanoidní tvor s <text:span text:style-name="T2083">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3373026894" text:style-name="L42">
        <text:list-item>
          <text:p text:style-name="P1082">Vydrží až hodinu bez nadechnutí.</text:p>
        </text:list-item>
      </text:list>
      <text:list xml:id="list2892946895" text:style-name="L43">
        <text:list-item>
          <text:p text:style-name="P954"><text:span text:style-name="T1597">U</text:span><text:span text:style-name="T1596">mí soustředěním vytvořit hustou mlhu.</text:span></text:p>
        </text:list-item>
      </text:list>
      <text:p text:style-name="P674"><text:span text:style-name="T1148">Boj:</text:span> <text:span text:style-name="T2084">Bahenní netvor nejraději číhá ve vodě nebo v bažině podobně jako krokodýl. Při boji v tomto prostředí má oproti postavám výhodu.</text:span></text:p>
      <text:p text:style-name="P577">Příklady použití ve hře:</text:p>
      <text:list xml:id="list45115896161277" text:continue-list="list45115762482784" text:style-name="L3">
        <text:list-item>
          <text:p text:style-name="P1090">Bahenní netvor je ve skutečnosti prokletý šlechtic, který se ucházel o ruku dcery temného mága. Ta za ním tajně chodí a hledá způsob, jak otcovo prokletí zlomit.</text:p>
        </text:list-item>
      </text:list>
      <text:h text:style-name="P828" text:outline-level="2"><text:bookmark-start text:name="__RefHeading___Toc1864_3850923094"/><text:soft-page-break/>Nevidění<text:bookmark-end text:name="__RefHeading___Toc1864_3850923094"/></text:h>
      <text:p text:style-name="P328">Spící hrůza<text:tab/>-<text:tab/><text:span text:style-name="T1263">F</text:span><text:span text:style-name="T1285">yzička </text:span><text:span text:style-name="T1395">2</text:span><text:span text:style-name="T1285">, Finesa </text:span><text:span text:style-name="T1395">2</text:span><text:span text:style-name="T1285">, Duše </text:span><text:span text:style-name="T1394">2</text:span><text:span text:style-name="T502">, </text:span><text:span text:style-name="T547">Ž</text:span><text:span text:style-name="T503">ivot</text:span><text:span text:style-name="T547">y </text:span><text:span text:style-name="T1107">1</text:span></text:p>
      <text:p text:style-name="P329">Plíživá hrůza<text:tab/>-<text:tab/><text:span text:style-name="T1263">Fyzička 2, Finesa 2,</text:span><text:span text:style-name="T1285"> Duše </text:span><text:span text:style-name="T1394">2</text:span><text:span text:style-name="T502">, </text:span><text:span text:style-name="T547">Ž</text:span><text:span text:style-name="T503">ivot</text:span><text:span text:style-name="T547">y </text:span><text:span text:style-name="T1107">2</text:span></text:p>
      <text:p text:style-name="P329">Pomalá hrůza -<text:tab/><text:span text:style-name="T1263">Fyzička 2, Finesa 2,</text:span><text:span text:style-name="T1285"> Duše </text:span><text:span text:style-name="T1394">2</text:span><text:span text:style-name="T502">, </text:span><text:span text:style-name="T547">Ž</text:span><text:span text:style-name="T503">ivot</text:span><text:span text:style-name="T547">y </text:span><text:span text:style-name="T1107">3</text:span></text:p>
      <text:p text:style-name="P329">Mlčící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4</text:span></text:p>
      <text:p text:style-name="P329">Chtivá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5</text:span></text:p>
      <text:p text:style-name="P329">Lačná hrůza<text:tab/>-<text:tab/><text:span text:style-name="T1263">Fyzička 3, Finesa 3,</text:span><text:span text:style-name="T1285"> Duše </text:span><text:span text:style-name="T1394">3</text:span><text:span text:style-name="T502">, </text:span><text:span text:style-name="T547">Ž</text:span><text:span text:style-name="T503">ivot</text:span><text:span text:style-name="T547">y </text:span><text:span text:style-name="T1107">6</text:span></text:p>
      <text:p text:style-name="P329">Ssavá hrůza<text:tab/>-<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1107">7</text:span></text:p>
      <text:p text:style-name="P329">Noční hrůza<text:tab/>-<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719">8</text:span></text:p>
      <text:p text:style-name="P329">Temná hrůza<text:tab/> -<text:tab/><text:span text:style-name="T1263">Fyzička 4, Finesa 4,</text:span><text:span text:style-name="T1285"> Duše </text:span><text:span text:style-name="T1394">4</text:span><text:span text:style-name="T502">, </text:span><text:span text:style-name="T547">Ž</text:span><text:span text:style-name="T503">ivot</text:span><text:span text:style-name="T547">y </text:span><text:span text:style-name="T1107">9</text:span></text:p>
      <text:p text:style-name="P329">Čern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0</text:span></text:p>
      <text:p text:style-name="P329">Bíl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1</text:span></text:p>
      <text:p text:style-name="P329">Čirá hrůza<text:tab/>-<text:tab/><text:span text:style-name="T1263">Fyzička 5, Finesa 5,</text:span><text:span text:style-name="T1285"> Duše </text:span><text:span text:style-name="T1394">5</text:span><text:span text:style-name="T502">, </text:span><text:span text:style-name="T547">Ž</text:span><text:span text:style-name="T503">ivot</text:span><text:span text:style-name="T547">y </text:span><text:span text:style-name="T1107">12</text:span></text:p>
      <text:p text:style-name="P329">Zářící hrůza<text:tab/>-<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3</text:span></text:p>
      <text:p text:style-name="P329">Neznámá hrůza -<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4</text:span></text:p>
      <text:p text:style-name="P329">Měkká hrůza<text:tab/> -<text:tab/><text:span text:style-name="T1263">Fyzička 6, Finesa 6,</text:span><text:span text:style-name="T1285"> Duše </text:span><text:span text:style-name="T1394">6</text:span><text:span text:style-name="T502">, </text:span><text:span text:style-name="T547">Ž</text:span><text:span text:style-name="T503">ivot</text:span><text:span text:style-name="T547">y </text:span><text:span text:style-name="T1107">15</text:span></text:p>
      <text:p text:style-name="P329">Živá hrůza<text:tab/>-<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6</text:span></text:p>
      <text:p text:style-name="P329">Vražedná hrůza -<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7</text:span></text:p>
      <text:p text:style-name="P329">Krvavá hrůza -<text:tab/><text:span text:style-name="T1263">Fyzička 7, Finesa 7,</text:span><text:span text:style-name="T1285"> Duše </text:span><text:span text:style-name="T1394">7</text:span><text:span text:style-name="T502">, </text:span><text:span text:style-name="T547">Ž</text:span><text:span text:style-name="T503">ivot</text:span><text:span text:style-name="T547">y </text:span><text:span text:style-name="T1107">18</text:span></text:p>
      <text:p text:style-name="P480"><text:span text:style-name="T971">Rychlost:</text:span><text:span text:style-name="T497"> </text:span><text:span text:style-name="T734">jako člověk</text:span></text:p>
      <text:p text:style-name="P479"><text:span text:style-name="T974">Smysly:</text:span><text:span text:style-name="T504"> </text:span><text:span text:style-name="T720">magický zrak a sluch, vidí potmě a vnímá duše</text:span></text:p>
      <text:p text:style-name="Property_20_level_20_0"><text:span text:style-name="T1035">D</text:span><text:span text:style-name="T969">etekovatelnost:</text:span><text:span text:style-name="T491"> </text:span><text:span text:style-name="T755">N</text:span><text:span text:style-name="T491">eviděn</text:span><text:span text:style-name="T732">ý</text:span><text:span text:style-name="T491"> </text:span><text:span text:style-name="T731">ne</text:span><text:span text:style-name="T732">ní</text:span><text:span text:style-name="T731"> vidět zrakem, infraviděním ani ultrasluchem, ne</text:span><text:span text:style-name="T732">ní</text:span><text:span text:style-name="T731"> slyšet </text:span><text:span text:style-name="T755">a nemá žádný pach</text:span><text:span text:style-name="T731">. </text:span><text:span text:style-name="T755">Je ale hmotný, takže jde nahmatat, jde s ním normálně bojovat </text:span><text:span text:style-name="T762">a v měkkém terénu zanechává otisky tlap s dlouhými drápy</text:span><text:span text:style-name="T755">.</text:span></text:p>
      <text:p text:style-name="P677"><text:span text:style-name="T1680">⚔<text:tab/></text:span><text:span text:style-name="T1034">Útok</text:span><text:span text:style-name="T970">:</text:span><text:span text:style-name="T503"> </text:span><text:span text:style-name="T741">Fyzička</text:span><text:span text:style-name="T718"> + k6, zranění </text:span><text:span text:style-name="T730">1</text:span></text:p>
      <text:p text:style-name="P138"><text:span text:style-name="T1034">V</text:span><text:span text:style-name="T969">zhled:</text:span><text:span text:style-name="T491"> Neviděného může spatřit pouze postava s aktivním kouzlem </text:span><text:span text:style-name="T969">najdi neviditelné</text:span><text:span text:style-name="T491">. V</text:span><text:span text:style-name="T733">ypadá jako přízračná, nepříliš zřetelná šelma (tím větší, čím více je probuzený).</text:span></text:p>
      <text:p text:style-name="P678"><text:soft-page-break/><text:span text:style-name="T1037">Léčení</text:span><text:span text:style-name="T969">:</text:span><text:span text:style-name="T491"> Pokaždé, když neviděný někoho zabije, se doléčí do plných životů. Jiné možnosti léčení nemá.</text:span></text:p>
      <text:p text:style-name="Standalone_20_Property"><text:span text:style-name="T1034">B</text:span><text:span text:style-name="T969">oj:</text:span><text:span text:style-name="T491"> </text:span><text:span text:style-name="T740">Pokud postavy nemají kouzlo </text:span><text:span text:style-name="T1036">najdi nevid</text:span><text:span text:style-name="T1038">iteln</text:span><text:span text:style-name="T1036">é</text:span><text:span text:style-name="T740">, mohou na neviděného útočit pouze na základě jeho projevů – když na někoho zaútočí, </text:span><text:span text:style-name="T763">nebo třeba podle stop, pohybu rozhrnutých větví a podobně</text:span><text:span text:style-name="T740">. Obvykle budou mít jen jednu šanci, protože když je neviděný v ohrožení, stáhne se a vyčíhá si jinou, snazší oběť. </text:span><text:span text:style-name="T755">Mohou na něj také nastražit past.</text:span></text:p>
      <text:p text:style-name="P137"><text:span text:style-name="T491">Nevidění jsou obzvláště nebezpečné vražedné nestvůry schopné vyhladit celá města. </text:span><text:span text:style-name="T721">Temným magickým rituálem vyžadujícím lidské oběti vznikne zárodek neviděného – Spící hrůza. Ten následně čeká, až se k němu přiblíží nějaká dostatečně slabá oběť. </text:span><text:span text:style-name="T722">Když ji zabije, vysaje její duševní sílu. Tím se probudí na další stupeň a stane se z n</text:span><text:span text:style-name="T735">ěj</text:span><text:span text:style-name="T722"> Plíživá hrůza. </text:span><text:span text:style-name="T723">Ta už nečeká na místě a vydává se sama na lov.<text:line-break/><text:tab/></text:span><text:span text:style-name="T724">Dokud má neviděný koho zabíjet, cyklus probouzení pokračuje. Na každý další stupeň musí pozřít dvojnásobek duší – z prvního na druhý mu stačí jedna, na třetí už potřebuje dvě, na čtvrtý čtyři, na pátý osm a tak dále.</text:span><text:span text:style-name="T723"><text:line-break/><text:tab/>Neviděný </text:span><text:span text:style-name="T764">loví chytře.</text:span><text:span text:style-name="T723"> </text:span><text:span text:style-name="T764">N</text:span><text:span text:style-name="T723">ikdy nespěchá, vždy si vybírá co nejslabší kořist. Mezi jednotlivými </text:span><text:span text:style-name="T764">útoky</text:span><text:span text:style-name="T723"> může klidně uplynout několik dní. </text:span><text:span text:style-name="T724">Když začne řádit například ve městě, začne nejdřív zabíjet děti a starce. Až dojdou, pustí se do nemocných dospělých, pak do zdravých. Na městskou stráž, vojáky, čaroděje </text:span><text:span text:style-name="T765">a</text:span><text:span text:style-name="T724"> hráčské postavy zaútočí až úplně nakonec, až bude co možná nejsilnější.<text:line-break/><text:tab/></text:span><text:span text:style-name="T733">Když neviděný nemá dál koho zabíjet, začne zase usínat. </text:span><text:span text:style-name="T764">Každých několik dní</text:span><text:span text:style-name="T733"> kles</text:span><text:span text:style-name="T764">ne</text:span><text:span text:style-name="T733"> na nižší stup</text:span><text:span text:style-name="T764">eň</text:span><text:span text:style-name="T733">, až se postupně scvrkne na Spící hrůzu. V této formě vydrží čekat celé věky.</text:span></text:p>
      <text:p text:style-name="Standalone_20_Property"><text:soft-page-break/><text:span text:style-name="T1033">Použití ve hře:</text:span><text:span text:style-name="T724"> </text:span><text:span text:style-name="T725">Neposílej neviděného na samotnou družinu – dobrodruhům se </text:span><text:span text:style-name="T727">málo probuzený</text:span><text:span text:style-name="T725"> neviděný vyhne a raději si počíhá na slabší kořist. </text:span><text:span text:style-name="T727">Nech ho raději řádit ve velké skupině cizích postav</text:span><text:span text:style-name="T726">. Může to být vesnice, město, karavana, kterou postavy doprovází a podobně. </text:span><text:span text:style-name="T728">Postavy by se s ním ze začátku vůbec neměly potkat, měly by pouze nacházet stopy po jeho řádění. </text:span><text:span text:style-name="T737">Postupně</text:span><text:span text:style-name="T728"> měň popis, jak byly oběti zabity: </text:span><text:span text:style-name="T737">z</text:span><text:span text:style-name="T728">počátku </text:span><text:span text:style-name="T736">to bud</text:span><text:span text:style-name="T737">ou</text:span><text:span text:style-name="T728"> rány od zubů a spárů malé šelmy (zhruba jako </text:span><text:span text:style-name="T729">od</text:span><text:span text:style-name="T728"> p</text:span><text:span text:style-name="T729">sa nebo rysa</text:span><text:span text:style-name="T728">) a s tím, jak se </text:span><text:span text:style-name="T730">bude</text:span><text:span text:style-name="T728"> neviděný probouz</text:span><text:span text:style-name="T730">et</text:span><text:span text:style-name="T728">, se postupně budou zvětšovat. </text:span><text:span text:style-name="T730">U hodně probuzeného nemrtvého můžeš popisovat utržené končetiny, ukousnutou půlku </text:span><text:span text:style-name="T738">obličeje</text:span><text:span text:style-name="T730"> a podobně.</text:span><text:span text:style-name="T728"> Nezapomeň </text:span><text:span text:style-name="T730">také</text:span><text:span text:style-name="T728"> hrát hrůzu obyčejných lidí a rostoucí paniku. Lidé se </text:span><text:span text:style-name="T739">například</text:span><text:span text:style-name="T728"> začnou zabedňovat ve svých domech, později začnou z města prchat – nejdříve po jednom, pak po stále větších skupinách.</text:span></text:p>
      <text:h text:style-name="P829" text:outline-level="2"><text:bookmark-start text:name="__RefHeading___Toc2718_3430540378"/>Nezmar<text:bookmark-end text:name="__RefHeading___Toc2718_3430540378"/></text:h>
      <text:p text:style-name="P139"><text:span text:style-name="T1263">/</text:span><text:span text:style-name="T1337">* Velikost </text:span><text:span text:style-name="T1396">7</text:span><text:span text:style-name="T1337"> (</text:span><text:span text:style-name="T1396">125 kg</text:span><text:span text:style-name="T1337">) */</text:span></text:p>
      <text:p text:style-name="P330"><text:span text:style-name="T1186">Tělo</text:span><text:span text:style-name="T1183">:</text:span><text:span text:style-name="T622"><text:tab/><text:tab/></text:span><text:span text:style-name="T496">F</text:span><text:span text:style-name="T502">yzička </text:span><text:span text:style-name="T742">4</text:span><text:span text:style-name="T502">, Finesa </text:span><text:span text:style-name="T638">2</text:span><text:span text:style-name="T502">, Duše </text:span><text:span text:style-name="T742">3</text:span><text:span text:style-name="T502">, </text:span><text:span text:style-name="T547">Ž</text:span><text:span text:style-name="T503">ivot</text:span><text:span text:style-name="T547">y: </text:span><text:span text:style-name="T622">1</text:span><text:span text:style-name="T639">6</text:span></text:p>
      <text:p text:style-name="P330"><text:span text:style-name="T1011">Hlava</text:span><text:span text:style-name="T1005">:</text:span><text:span text:style-name="T622"><text:tab/></text:span><text:span text:style-name="T496">F</text:span><text:span text:style-name="T502">yzička </text:span><text:span text:style-name="T742">2</text:span><text:span text:style-name="T502">, Finesa </text:span><text:span text:style-name="T742">4</text:span><text:span text:style-name="T502">, Duše </text:span><text:span text:style-name="T742">3</text:span><text:span text:style-name="T502">, </text:span><text:span text:style-name="T547">Ž</text:span><text:span text:style-name="T503">ivot</text:span><text:span text:style-name="T547">y: </text:span><text:span text:style-name="T639">6</text:span></text:p>
      <text:p text:style-name="P481"><text:span text:style-name="T971">Zbroj:</text:span><text:span text:style-name="T497"> </text:span><text:span text:style-name="T640">t</text:span><text:span text:style-name="T638">ělo má zbroj </text:span><text:span text:style-name="T742">3</text:span><text:span text:style-name="T638"> (</text:span><text:span text:style-name="T742">krunýř</text:span><text:span text:style-name="T638">), </text:span><text:span text:style-name="T742">hlavy</text:span><text:span text:style-name="T638"> 0</text:span></text:p>
      <text:p text:style-name="P481"><text:span text:style-name="T971">Rychlost:</text:span><text:span text:style-name="T497"> </text:span><text:span text:style-name="T640">jako </text:span><text:span text:style-name="T742">chůze</text:span></text:p>
      <text:p text:style-name="P481"><text:span text:style-name="T974">Smysly:</text:span><text:span text:style-name="T504"> </text:span><text:span text:style-name="T641">slabý zrak a sluch, výborný čich </text:span><text:span text:style-name="T642">a chuť</text:span></text:p>
      <text:p text:style-name="P679"><text:span text:style-name="T1680">⚔<text:tab/></text:span><text:span text:style-name="T970">Z</text:span><text:span text:style-name="T973">uby</text:span><text:span text:style-name="T1266">:</text:span><text:span text:style-name="T1264"> </text:span><text:span text:style-name="T1396">4</text:span><text:span text:style-name="T1348"> + k6, zranění </text:span><text:span text:style-name="T1396">1</text:span></text:p>
      <text:p text:style-name="P679"><text:span text:style-name="T1148">Vzhled:</text:span> <text:span text:style-name="T2086">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2701698406" text:style-name="L44">
        <text:list-item>
          <text:p text:style-name="P955"><text:soft-page-break/>Nezmar může v jednom kole každou hlavou bez postihu zaútočit na jiný cíl v kontaktní vzdálenosti.</text:p>
        </text:list-item>
      </text:list>
      <text:list xml:id="list45114126526418" text:continue-list="list1847678122" text:style-name="L25">
        <text:list-item>
          <text:p text:style-name="P1064"><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1066"><text:span text:style-name="T1260">Nezmara je možné vyřadit pouze ubráním všech životů těla nebo současným vyřazením všech tří hlav</text:span><text:span text:style-name="T1256">.</text:span></text:p>
        </text:list-item>
      </text:list>
      <text:p text:style-name="P578">Příklady použití ve hře:</text:p>
      <text:list xml:id="list45115160443238" text:continue-list="list45115896161277" text:style-name="L3">
        <text:list-item>
          <text:p text:style-name="P1118">Nezmar zabil alchymistu, který ho stvořil, a žije teď v jeho laboratoři.</text:p>
        </text:list-item>
      </text:list>
      <text:p text:style-name="P285">Suroviny:</text:p>
      <text:list xml:id="list2616400542" text:style-name="L45">
        <text:list-item>
          <text:p text:style-name="P1120"><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3">/</text:span><text:span text:style-name="T1337">* Velikost </text:span><text:span text:style-name="T1397">10</text:span><text:span text:style-name="T1337"> (</text:span><text:span text:style-name="T1397">1 tuna</text:span><text:span text:style-name="T1337">) */</text:span></text:p>
      <text:p text:style-name="P141"><text:span text:style-name="T1263">F</text:span><text:span text:style-name="T1285">yzička </text:span><text:span text:style-name="T1397">7</text:span><text:span text:style-name="T1285">, Finesa </text:span><text:span text:style-name="T1397">3</text:span><text:span text:style-name="T1285">, Duše </text:span><text:span text:style-name="T1397">4</text:span><text:span text:style-name="T502">, </text:span><text:span text:style-name="T547">Ž</text:span><text:span text:style-name="T503">ivot</text:span><text:span text:style-name="T547">y </text:span><text:span text:style-name="T743">17</text:span></text:p>
      <text:p text:style-name="P482"><text:span text:style-name="T971">Rychlost:</text:span><text:span text:style-name="T497"> </text:span><text:span text:style-name="T743">jako člověk</text:span></text:p>
      <text:p text:style-name="P482"><text:span text:style-name="T974">Smysly:</text:span><text:span text:style-name="T504"> </text:span><text:span text:style-name="T743">jako člověk</text:span></text:p>
      <text:p text:style-name="P680"><text:span text:style-name="T1680">⚔<text:tab/></text:span><text:span text:style-name="T1039">Kmen stromu</text:span><text:span text:style-name="T970">:</text:span><text:span text:style-name="T503"> </text:span><text:span text:style-name="T744">7 + k6, zranění 6</text:span></text:p>
      <text:p text:style-name="Property_20_Header"><text:span text:style-name="T1680">⚔<text:tab/></text:span><text:span text:style-name="T1040">Balvan</text:span><text:span text:style-name="T970">:</text:span><text:span text:style-name="T503"> </text:span><text:span text:style-name="T744">7 + k6, zranění </text:span><text:span text:style-name="T745">4</text:span></text:p>
      <text:p text:style-name="Property_20_level_20_1"><text:span text:style-name="T969">Dostřel:</text:span><text:span text:style-name="T491"> </text:span><text:span text:style-name="T746">střední</text:span></text:p>
      <text:p text:style-name="P680"><text:span text:style-name="T1148">Vzhled:</text:span> <text:span text:style-name="T2089">Čtyřmetrový obr.</text:span></text:p>
      <text:p text:style-name="P622"><text:soft-page-break/>Schopnosti:</text:p>
      <text:list xml:id="list2676903242" text:style-name="L46">
        <text:list-item>
          <text:p text:style-name="P1121"><text:span text:style-name="T1148">Děsivý řev:</text:span> Slabší povahy prchnou nebo se schoulí, silnější budou mít při boji s obrem nevýhodu.</text:p>
        </text:list-item>
        <text:list-item>
          <text:p text:style-name="P1121"><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80"><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41">Použití ve hře:</text:p>
      <text:list xml:id="list4181067992" text:style-name="L47">
        <text:list-item>
          <text:p text:style-name="P957">Skupina posluhovačů shání obrovi potravu a on je na oplátku chrání.</text:p>
        </text:list-item>
        <text:list-item>
          <text:p text:style-name="P956">Chytrý goblin nebo skřet obrovi našeptává a ovládá ho.</text:p>
        </text:list-item>
        <text:list-item>
          <text:p text:style-name="P1119">Osamělý obr putuje krajem a hledá si družku.</text:p>
        </text:list-item>
      </text:list>
      <text:p text:style-name="Text_20_body">Obři obyčejně sídlí ve velké jeskyni, případně zaberou osamělý hrad nebo tvrz.</text:p>
      <text:h text:style-name="P830" text:outline-level="2"><text:bookmark-start text:name="__RefHeading___Toc1868_3850923094"/>Ogloj-chorchoj<text:bookmark-end text:name="__RefHeading___Toc1868_3850923094"/></text:h>
      <text:p text:style-name="P142"><text:span text:style-name="T1263">/</text:span><text:span text:style-name="T1337">* Velikost </text:span><text:span text:style-name="T1398">7</text:span><text:span text:style-name="T1337"> (</text:span><text:span text:style-name="T1398">125</text:span><text:span text:style-name="T1337"> kg) */</text:span></text:p>
      <text:p text:style-name="P142"><text:span text:style-name="T1263">F</text:span><text:span text:style-name="T1285">yzička </text:span><text:span text:style-name="T1398">5</text:span><text:span text:style-name="T1285">, Finesa </text:span><text:span text:style-name="T1398">3</text:span><text:span text:style-name="T1285">, Duše </text:span><text:span text:style-name="T1398">4</text:span><text:span text:style-name="T502">, </text:span><text:span text:style-name="T547">Ž</text:span><text:span text:style-name="T503">ivot</text:span><text:span text:style-name="T547">y </text:span><text:span text:style-name="T747">12</text:span></text:p>
      <text:p text:style-name="P483"><text:span text:style-name="T971">Rychlost:</text:span><text:span text:style-name="T497"> </text:span><text:span text:style-name="T747">jako chůze</text:span></text:p>
      <text:p text:style-name="P484"><text:span text:style-name="T974">Smysly:</text:span><text:span text:style-name="T504"> </text:span><text:span text:style-name="T509">hmat (celým tělem), čich</text:span></text:p>
      <text:p text:style-name="P484"><text:span text:style-name="T998">Detekovatelnost</text:span><text:span text:style-name="T997">:</text:span><text:span text:style-name="T588"> </text:span><text:span text:style-name="T592">O</text:span><text:span text:style-name="T748">gloj-chorchoj</text:span><text:span text:style-name="T592"> není</text:span><text:span text:style-name="T588"> vidět pomocí infravidění.</text:span></text:p>
      <text:p text:style-name="Property_20_Header"><text:soft-page-break/><text:span text:style-name="T1680">⚔<text:tab/></text:span><text:span text:style-name="T1042">Bílý blesk</text:span><text:span text:style-name="T1266">:</text:span><text:span text:style-name="T1264"> </text:span><text:span text:style-name="T1398">4 + k6</text:span></text:p>
      <text:p text:style-name="Property_20_level_20_1"><text:span text:style-name="T1265">Dosah:</text:span><text:span text:style-name="T1262"> krátký</text:span></text:p>
      <text:p text:style-name="P331"><text:span text:style-name="T1273">Roz</text:span><text:span text:style-name="T1265">sah:</text:span><text:span text:style-name="T1262"> </text:span><text:span text:style-name="T1399">1-3 tvorové</text:span></text:p>
      <text:p text:style-name="Property_20_level_20_1"><text:span text:style-name="T1041">Ú</text:span><text:span text:style-name="T969">činek:</text:span><text:span text:style-name="T491"> kompletní paralýza na počet kol rovný počtu úspěchů</text:span></text:p>
      <text:p text:style-name="P682"><text:span text:style-name="T1680">⚔<text:tab/></text:span><text:span text:style-name="T1043">Kusadla</text:span><text:span text:style-name="T970">:</text:span><text:span text:style-name="T503"> </text:span><text:span text:style-name="T747">5</text:span><text:span text:style-name="T744"> + </text:span><text:span text:style-name="T747">k6, zranění 2</text:span></text:p>
      <text:p text:style-name="P681"><text:span text:style-name="T1148">Vzhled:</text:span> <text:span text:style-name="T2091">Čtyři metry dlouhý červ tlustý jako mužské stehno. Na jednom konci má chomáč tenkých chapadel.</text:span></text:p>
      <text:p text:style-name="P683"><text:span text:style-name="T1148">Boj:</text:span><text:span text:style-name="T1490"> </text:span><text:span text:style-name="T1598">Ogloj-chorchoj nejprve kořist paralyzuje bílým bleskem, který vysílá z chapadel na přední části těla, </text:span><text:span text:style-name="T1600">následně ji zabije svými ostrými zuby. Potom ji odvleče do svého obvykle dobře skrytého doupěte, kde ji pak několik týdnů požírá.</text:span></text:p>
      <text:list xml:id="list2264281039" text:style-name="L48">
        <text:list-item>
          <text:p text:style-name="P958"><text:span text:style-name="T1213">Bílý blesk:</text:span><text:span text:style-name="T1599"> </text:span><text:span text:style-name="T2092">Po zásahu začnou oběti po těle přebíhat drobné výboje a v křečích svalí na zem. </text:span></text:p>
        </text:list-item>
      </text:list>
      <text:p text:style-name="P286">Suroviny:</text:p>
      <text:list xml:id="list45114310272282" text:continue-list="list45115646485211" text:style-name="L2">
        <text:list-item>
          <text:p text:style-name="P959">Z chapadel ogloje-chorchoje může alchymista vytěžit <text:span text:style-name="T2093">9</text:span> magů.</text:p>
        </text:list-item>
      </text:list>
      <text:p text:style-name="P145">V doupěti ogloje-chorchoje se dají najít věci, které měly jeho oběti u sebe.</text:p>
      <text:h text:style-name="P831" text:outline-level="2"><text:span text:style-name="T1255">O</text:span>živlý <text:span text:style-name="T1255">strom</text:span></text:h>
      <text:p text:style-name="P106"><text:span text:style-name="T1263">/</text:span><text:span text:style-name="T1337">* Velikost </text:span><text:span text:style-name="T1354">12</text:span><text:span text:style-name="T1337"> (</text:span><text:span text:style-name="T1354">4</text:span><text:span text:style-name="T1337"> </text:span><text:span text:style-name="T1354">tuny</text:span><text:span text:style-name="T1337">) */</text:span></text:p>
      <text:p text:style-name="P106"><text:span text:style-name="T1263">F</text:span><text:span text:style-name="T1285">yzička 8, Finesa </text:span><text:span text:style-name="T1354">1</text:span><text:span text:style-name="T1285">, Duše </text:span><text:span text:style-name="T1354">7</text:span><text:span text:style-name="T502">, </text:span><text:span text:style-name="T547">Ž</text:span><text:span text:style-name="T503">ivot</text:span><text:span text:style-name="T547">y </text:span><text:span text:style-name="T648">20</text:span></text:p>
      <text:p text:style-name="P504"><text:span text:style-name="T971">Zbroj:</text:span><text:span text:style-name="T497"> </text:span><text:span text:style-name="T647">proti </text:span><text:span text:style-name="T2149">bodu</text:span><text:span text:style-name="T647"> a </text:span><text:span text:style-name="T1858">dr</text:span><text:span text:style-name="T1859">cení</text:span><text:span text:style-name="T647"> 3, </text:span><text:span text:style-name="T648">jinak 0</text:span></text:p>
      <text:p text:style-name="P454"><text:span text:style-name="T971">Rychlost:</text:span><text:span text:style-name="T497"> </text:span><text:span text:style-name="T648">jako chůze</text:span></text:p>
      <text:p text:style-name="P454"><text:soft-page-break/><text:span text:style-name="T974">Smysly:</text:span><text:span text:style-name="T504"> </text:span><text:span text:style-name="T648">žádné nemá, vnímá skrze hmyz, ptáky a jiné drobné tvory v okolí</text:span></text:p>
      <text:p text:style-name="P615"><text:span text:style-name="T1680">⚔<text:tab/></text:span><text:span text:style-name="T1013">Větve, </text:span><text:span text:style-name="T1014">kořeny</text:span><text:span text:style-name="T1266">:</text:span><text:span text:style-name="T1264"> </text:span><text:span text:style-name="T1355">8 + k6, zranění 4</text:span></text:p>
      <text:p text:style-name="P615"><text:span text:style-name="T1148">Vzhled:</text:span> <text:span text:style-name="T2020">Vykořenělý kráčející strom.</text:span></text:p>
      <text:p text:style-name="P615"><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3">hvozd může ožívat sám o sobě</text:span></text:p>
      <text:p text:style-name="P104">- strom může někdo cíleně oživit (druidi? Lesní víly – to by šlo)</text:p>
      <text:p text:style-name="P107">*/</text:p>
      <text:h text:style-name="P832"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105354391" text:style-name="L49">
        <text:list-item>
          <text:p text:style-name="P1122"><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852" text:outline-level="3"><text:bookmark-start text:name="__RefHeading___Toc2896_3430540378"/>Křižák obří<text:bookmark-end text:name="__RefHeading___Toc2896_3430540378"/></text:h>
      <text:p text:style-name="P144"><text:span text:style-name="T1263">/</text:span><text:span text:style-name="T1337">* Velikost </text:span><text:span text:style-name="T1401">6</text:span><text:span text:style-name="T1337"> (</text:span><text:span text:style-name="T1401">60</text:span><text:span text:style-name="T1337"> kg) */</text:span></text:p>
      <text:p text:style-name="P144"><text:span text:style-name="T1263">F</text:span><text:span text:style-name="T1285">yzička </text:span><text:span text:style-name="T1401">2</text:span><text:span text:style-name="T1285">, Finesa </text:span><text:span text:style-name="T1401">4</text:span><text:span text:style-name="T1285">, Duše -</text:span><text:span text:style-name="T502">, </text:span><text:span text:style-name="T547">Ž</text:span><text:span text:style-name="T503">ivot</text:span><text:span text:style-name="T547">y </text:span><text:span text:style-name="T756">8</text:span></text:p>
      <text:p text:style-name="P485"><text:span text:style-name="T971">Rychlost:</text:span><text:span text:style-name="T497"> </text:span><text:span text:style-name="T749">jako člověk</text:span></text:p>
      <text:p text:style-name="P485"><text:span text:style-name="T974">Smysly:</text:span><text:span text:style-name="T504"> </text:span><text:span text:style-name="T752">slabý</text:span><text:span text:style-name="T751"> zrak, </text:span><text:span text:style-name="T752">dobrý</text:span><text:span text:style-name="T751">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Property_20_Header"><text:span text:style-name="T1680">⚔<text:tab/></text:span><text:span text:style-name="T1045">Kusadla</text:span><text:span text:style-name="T1266">:</text:span><text:span text:style-name="T1264"> </text:span><text:span text:style-name="T1402">4 + k6, zranění 0</text:span></text:p>
      <text:p text:style-name="P332"><text:span text:style-name="T1958">3</text:span> dávk<text:span text:style-name="T1958">y</text:span> <text:span text:style-name="T1669">jed</text:span><text:span text:style-name="T1672">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7"> </text:span><text:span text:style-name="T757">Poruchy dýchání, modrání rtů a obličeje, zmatenost, bolesti břicha, nevolnost</text:span><text:span text:style-name="T577">.</text:span></text:p>
      <text:p text:style-name="P684"><text:span text:style-name="T1148">Vzhled:</text:span> <text:span text:style-name="T2096">Velký, hnědý pavouk s bílým křížem na zádech. Rozpětí nohou má zhruba dva metry.</text:span></text:p>
      <text:p text:style-name="P624">Schopnosti:</text:p>
      <text:list xml:id="list3765364563" text:style-name="L50">
        <text:list-item>
          <text:p text:style-name="P960"><text:span text:style-name="T1217">P</text:span><text:span text:style-name="T1216">avučina:</text:span><text:span text:style-name="T1603"> </text:span><text:span text:style-name="T1602">Křižák tká kruhové pavučiny s velmi charakteristickým, pravidelným tvarem.</text:span></text:p>
        </text:list-item>
      </text:list>
      <text:p text:style-name="P685"><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45114954125029" text:continue-list="list45114310272282" text:style-name="L2">
        <text:list-item>
          <text:p text:style-name="P1045"><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53" text:outline-level="3"><text:bookmark-start text:name="__RefHeading___Toc2898_3430540378"/><text:soft-page-break/>Obří sklípkan<text:bookmark-end text:name="__RefHeading___Toc2898_3430540378"/></text:h>
      <text:p text:style-name="P146"><text:span text:style-name="T1263">/</text:span><text:span text:style-name="T1337">* Velikost </text:span><text:span text:style-name="T1403">8</text:span><text:span text:style-name="T1337"> (</text:span><text:span text:style-name="T1403">250</text:span><text:span text:style-name="T1337"> kg) */</text:span></text:p>
      <text:p text:style-name="P146"><text:span text:style-name="T1263">F</text:span><text:span text:style-name="T1285">yzička </text:span><text:span text:style-name="T1406">5</text:span><text:span text:style-name="T1285">, Finesa </text:span><text:span text:style-name="T1403">3</text:span><text:span text:style-name="T1285">, Duše -</text:span><text:span text:style-name="T502">, </text:span><text:span text:style-name="T547">Ž</text:span><text:span text:style-name="T503">ivot</text:span><text:span text:style-name="T547">y </text:span><text:span text:style-name="T758">14</text:span></text:p>
      <text:p text:style-name="P486"><text:span text:style-name="T971">Rychlost:</text:span><text:span text:style-name="T497"> </text:span><text:span text:style-name="T749">jako člověk</text:span></text:p>
      <text:p text:style-name="P486"><text:span text:style-name="T974">Smysly:</text:span><text:span text:style-name="T504"> </text:span><text:span text:style-name="T759">dobrý</text:span><text:span text:style-name="T751"> zrak,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P414"><text:span text:style-name="T1680">⚔<text:tab/></text:span><text:span text:style-name="T1045">Kusadla </text:span><text:span text:style-name="T1266">:</text:span><text:span text:style-name="T1264"> </text:span><text:span text:style-name="T1404">6</text:span><text:span text:style-name="T1402"> + k6, zranění </text:span><text:span text:style-name="T1405">2</text:span></text:p>
      <text:p text:style-name="P333"><text:span text:style-name="T1958">3</text:span> dávk<text:span text:style-name="T1958">y</text:span> <text:span text:style-name="T1669">jed</text:span><text:span text:style-name="T1672">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7"> </text:span><text:span text:style-name="T760">Bolestivý otok a puchýře kolem rány, vyrážka.</text:span></text:p>
      <text:p text:style-name="P378"><text:span text:style-name="T1044">Účinek:</text:span><text:span text:style-name="T577"> </text:span><text:span text:style-name="T761">P</text:span><text:span text:style-name="T577">aralýza na několik minut (za první úspěch zpomalení, za druhý nevýhoda, za třetí kompletní znehybnění).</text:span></text:p>
      <text:p text:style-name="P625">Schopnosti:</text:p>
      <text:list xml:id="list216442771" text:style-name="L51">
        <text:list-item>
          <text:p text:style-name="P961"><text:span text:style-name="T1216">Oblak chloupků:</text:span><text:span text:style-name="T1603"> </text:span><text:span text:style-name="T1601">Když se sklípkan cítí ohrožený, vypustí před sebe oblak jemných chloupků, které dráždí kůži a vyvolávají intenzivní slzení (nevýhoda).</text:span></text:p>
        </text:list-item>
        <text:list-item>
          <text:p text:style-name="P962"><text:span text:style-name="T1217">P</text:span><text:span text:style-name="T1215">avučina:</text:span><text:span text:style-name="T1601"> </text:span><text:span text:style-name="T1490">Sklípkan si ze své pavučiny staví doupě a kolem něj soustavu křivolakých tunelů. </text:span><text:span text:style-name="T1604">Na některých místech tvoří pavučiny falešnou podlahu.</text:span></text:p>
        </text:list-item>
      </text:list>
      <text:p text:style-name="P686"><text:span text:style-name="T1148">Vzhled:</text:span> <text:span text:style-name="T2098">Obrovský rezavohnědý pavouk. V rozpětí nohou měří čtyři metry.</text:span></text:p>
      <text:p text:style-name="P686"><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45114051572816" text:continue-list="list45114954125029" text:style-name="L2">
        <text:list-item>
          <text:p text:style-name="P1123"><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33"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5">Kudůcká podoba</text:span><text:span text:style-name="T1687">:</text:span><text:span text:style-name="T1732"><text:tab/></text:span><text:span text:style-name="T1744">F</text:span><text:span text:style-name="T1745">yzička </text:span><text:span text:style-name="T1758">2</text:span><text:span text:style-name="T1745">, Finesa </text:span><text:span text:style-name="T1782">5</text:span><text:span text:style-name="T1745">, Duše </text:span><text:span text:style-name="T1782">4</text:span><text:span text:style-name="T1745">, </text:span><text:span text:style-name="T1747">Ž</text:span><text:span text:style-name="T1733">ivot</text:span><text:span text:style-name="T1747">y </text:span><text:span text:style-name="T1781">7</text:span></text:p>
      <text:p text:style-name="Property_20_level_20_1"><text:span text:style-name="T1705">Pavoučí podoba</text:span><text:span text:style-name="T1706">:</text:span><text:span text:style-name="T1733"><text:tab/></text:span><text:span text:style-name="T1744">F</text:span><text:span text:style-name="T1745">yzička </text:span><text:span text:style-name="T1758">3</text:span><text:span text:style-name="T1745">, Finesa </text:span><text:span text:style-name="T1782">6</text:span><text:span text:style-name="T1745">, Duše </text:span><text:span text:style-name="T1782">4</text:span><text:span text:style-name="T1745">, </text:span><text:span text:style-name="T1747">Ž</text:span><text:span text:style-name="T1733">ivot</text:span><text:span text:style-name="T1747">y </text:span><text:span text:style-name="T1782">9</text:span></text:p>
      <text:p text:style-name="P415"><text:span text:style-name="T971">Rychlost:</text:span><text:span text:style-name="T497"> </text:span><text:span text:style-name="T766">jako člověk</text:span></text:p>
      <text:p text:style-name="P487"><text:span text:style-name="T974">Smysly:</text:span><text:span text:style-name="T504"> </text:span><text:span text:style-name="T766">v kudůcké podobě jako kudůk, v pavoučí podobě </text:span><text:span text:style-name="T752">slabý</text:span><text:span text:style-name="T751"> zrak, </text:span><text:span text:style-name="T752">dobrý</text:span><text:span text:style-name="T751"> čich </text:span><text:span text:style-name="T753">a chuť</text:span><text:span text:style-name="T751">, </text:span><text:span text:style-name="T750">detek</text:span><text:span text:style-name="T751">ce</text:span><text:span text:style-name="T750"> vibrac</text:span><text:span text:style-name="T751">í</text:span><text:span text:style-name="T750"> v pavučině</text:span></text:p>
      <text:p text:style-name="Standalone_20_Property"><text:span text:style-name="T1680">⚔<text:tab/></text:span><text:span text:style-name="T1047">Dýka</text:span><text:span text:style-name="T766"> (v </text:span><text:span text:style-name="T767">kudůcké</text:span><text:span text:style-name="T766"> podobě)</text:span><text:span text:style-name="T677">:</text:span><text:span text:style-name="T1783"> </text:span><text:span text:style-name="T1784">5</text:span><text:span text:style-name="T1759"> </text:span><text:span text:style-name="T1732">+ k6, zranění </text:span><text:span text:style-name="T1782">1</text:span></text:p>
      <text:p text:style-name="P415"><text:span text:style-name="T1680">⚔<text:tab/></text:span><text:span text:style-name="T1046">Kusadla</text:span><text:span text:style-name="T766"> (v pavoučí podobě)</text:span><text:span text:style-name="T677">:</text:span><text:span text:style-name="T1783"> </text:span><text:span text:style-name="T1782">6</text:span><text:span text:style-name="T1759"> </text:span><text:span text:style-name="T1732">+ k6, zranění </text:span><text:span text:style-name="T1782">1</text:span></text:p>
      <text:p text:style-name="P335"><text:span text:style-name="T1958">3</text:span> dávk<text:span text:style-name="T1958">y</text:span> <text:span text:style-name="T1669">jed</text:span><text:span text:style-name="T1672">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7"> </text:span><text:span text:style-name="T757">Poruchy dýchání, modrání rtů a obličeje, zmatenost, bolesti břicha, nevolnost</text:span><text:span text:style-name="T577">.</text:span></text:p>
      <text:p text:style-name="P401">Vzhled:</text:p>
      <text:p text:style-name="P334"><text:span text:style-name="T1218">Kudůcká podoba</text:span><text:span text:style-name="T1148">:</text:span><text:span text:style-name="T1490"> </text:span><text:span text:style-name="T1605">K</text:span><text:span text:style-name="T1606">udůcká dívka s dlouhými černými vlasy a uhrančivým pohledem </text:span><text:span text:style-name="T1605">v honosných černých šatech protkávaných stříbrem</text:span><text:span text:style-name="T1606">.</text:span></text:p>
      <text:p text:style-name="P334"><text:span text:style-name="T1218">Pavoučí podoba</text:span><text:span text:style-name="T1219">:</text:span><text:span text:style-name="T1606"> </text:span><text:span text:style-name="T1605">Černý pavouk s dvoumetrovým rozpětím nohou</text:span><text:span text:style-name="T1606">.</text:span></text:p>
      <text:p text:style-name="P689"><text:span text:style-name="T1220">Schopnosti</text:span><text:span text:style-name="T1148">:</text:span></text:p>
      <text:list xml:id="list3968229225" text:style-name="L52">
        <text:list-item>
          <text:p text:style-name="P947">Pavoučnatka se umí proměnit v obřího černého pavouka a zpět. Proměna jí trvá 1 kolo.</text:p>
        </text:list-item>
        <text:list-item>
          <text:p text:style-name="P1124"><text:soft-page-break/><text:span text:style-name="T1607">P</text:span><text:span text:style-name="T1490">avoučnatka ovládá obří i obyčejné pavouky.</text:span></text:p>
        </text:list-item>
        <text:list-item>
          <text:p text:style-name="P1125"><text:span text:style-name="T1490">Pavoučnatka umí následující kouzla: </text:span><text:span text:style-name="T1148">oko</text:span><text:span text:style-name="T1490">, </text:span><text:span text:style-name="T1148">neviditelná zbroj</text:span><text:span text:style-name="T1490">, </text:span><text:span text:style-name="T1148">detekční runy</text:span><text:span text:style-name="T1490">, </text:span><text:span text:style-name="T1148">neviditelnost</text:span><text:span text:style-name="T1490">, </text:span><text:span text:style-name="T1148">návrat</text:span><text:span text:style-name="T1490">, </text:span><text:span text:style-name="T1148">černý blesk</text:span><text:span text:style-name="T1490">.</text:span></text:p>
        </text:list-item>
      </text:list>
      <text:p text:style-name="P690"><text:span text:style-name="T1221">Léčení</text:span><text:span text:style-name="T1148">:</text:span><text:span text:style-name="T1490"> </text:span><text:span text:style-name="T1608">Pavoučnatka přes den zregeneruje všechna zranění.</text:span></text:p>
      <text:p text:style-name="P688"><text:span text:style-name="T1220">Slabiny:</text:span><text:span text:style-name="T1607"> Přímé sluneční světlo pavoučnatku zraňuje za 3kz každé kolo.</text:span></text:p>
      <text:p text:style-name="P687"><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609643541" text:style-name="L53">
        <text:list-item>
          <text:p text:style-name="P994"><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34" text:outline-level="2"><text:bookmark-start text:name="__RefHeading___Toc1874_3850923094"/>Pegas<text:bookmark-end text:name="__RefHeading___Toc1874_3850923094"/></text:h>
      <text:p text:style-name="P148"><text:span text:style-name="T1263">/</text:span><text:span text:style-name="T1337">* Velikost </text:span><text:span text:style-name="T1338">9</text:span><text:span text:style-name="T1337"> (</text:span><text:span text:style-name="T1338">500</text:span><text:span text:style-name="T1337"> kg) */</text:span></text:p>
      <text:p text:style-name="P148"><text:span text:style-name="T1263">F</text:span><text:span text:style-name="T1285">yzička </text:span><text:span text:style-name="T1336">5</text:span><text:span text:style-name="T1285">, Finesa </text:span><text:span text:style-name="T1336">2</text:span><text:span text:style-name="T1285">, Duše </text:span><text:span text:style-name="T1407">3</text:span><text:span text:style-name="T502">, </text:span><text:span text:style-name="T547">Ž</text:span><text:span text:style-name="T503">ivot</text:span><text:span text:style-name="T547">y </text:span><text:span text:style-name="T631">14</text:span></text:p>
      <text:p text:style-name="P488"><text:span text:style-name="T971">Rychlost:</text:span><text:span text:style-name="T497"> </text:span><text:span text:style-name="T768">na zemi i ve vzduchu </text:span><text:span text:style-name="T632">j</text:span><text:span text:style-name="T630">ako kůň</text:span></text:p>
      <text:p text:style-name="P488"><text:span text:style-name="T974">Smysly:</text:span><text:span text:style-name="T504"> </text:span><text:span text:style-name="T632">j</text:span><text:span text:style-name="T630">ako kůň </text:span><text:span text:style-name="T637">(oči mají široký zorný úhel ale nevidí přímo před sebe, výborný sluch a čich, hmat celým povrchem těla a kopyty)</text:span></text:p>
      <text:p text:style-name="P691"><text:soft-page-break/><text:span text:style-name="T1680">⚔<text:tab/></text:span><text:span text:style-name="T970">Z</text:span><text:span text:style-name="T973">uby</text:span><text:span text:style-name="T1266">:</text:span><text:span text:style-name="T1264"> </text:span><text:span text:style-name="T1339">5 + k6, zranění 0</text:span></text:p>
      <text:p text:style-name="P691"><text:span text:style-name="T1680">⚔<text:tab/></text:span><text:span text:style-name="T1007">Kopyta</text:span><text:span text:style-name="T1266">:</text:span><text:span text:style-name="T1264"> </text:span><text:span text:style-name="T1339">5 + k6, zranění 2</text:span></text:p>
      <text:p text:style-name="P691"><text:span text:style-name="T1148">Vzhled:</text:span> <text:span text:style-name="T2103">Okřídlený kůň.</text:span></text:p>
      <text:p text:style-name="P691"><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35" text:outline-level="2"><text:bookmark-start text:name="__RefHeading___Toc1876_3850923094"/>Permoník<text:bookmark-end text:name="__RefHeading___Toc1876_3850923094"/></text:h>
      <text:p text:style-name="P151"><text:span text:style-name="T1263">/</text:span><text:span text:style-name="T1337">* Velikost </text:span><text:span text:style-name="T1410">4</text:span><text:span text:style-name="T1337"> (</text:span><text:span text:style-name="T1410">15</text:span><text:span text:style-name="T1337"> kg) */</text:span></text:p>
      <text:p text:style-name="P151"><text:span text:style-name="T1263">F</text:span><text:span text:style-name="T1285">yzička </text:span><text:span text:style-name="T1410">2</text:span><text:span text:style-name="T1285">, Finesa </text:span><text:span text:style-name="T1410">2</text:span><text:span text:style-name="T1285">, Duše </text:span><text:span text:style-name="T1410">2</text:span><text:span text:style-name="T502">, </text:span><text:span text:style-name="T547">Ž</text:span><text:span text:style-name="T503">ivot</text:span><text:span text:style-name="T547">y </text:span><text:span text:style-name="T771">6</text:span></text:p>
      <text:p text:style-name="P490"><text:span text:style-name="T1049">Zbroj</text:span><text:span text:style-name="T971">:</text:span><text:span text:style-name="T497"> </text:span><text:span text:style-name="T770">1 (lehká zbroj)</text:span></text:p>
      <text:p text:style-name="P490"><text:span text:style-name="T971">Rychlost:</text:span><text:span text:style-name="T497"> </text:span><text:span text:style-name="T770">jako chůze</text:span></text:p>
      <text:p text:style-name="P490"><text:span text:style-name="T974">Smysly:</text:span><text:span text:style-name="T504"> </text:span><text:span text:style-name="T770">jako trpaslík</text:span></text:p>
      <text:p text:style-name="P694"><text:span text:style-name="T1680">⚔<text:tab/></text:span><text:span text:style-name="T1049">Miniaturní kuše</text:span><text:span text:style-name="T970">:</text:span><text:span text:style-name="T503"> </text:span><text:span text:style-name="T770">2</text:span><text:span text:style-name="T632"> + k6, zranění </text:span><text:span text:style-name="T770">1</text:span></text:p>
      <text:p text:style-name="P694"><text:span text:style-name="T1680">⚔<text:tab/></text:span><text:span text:style-name="T1049">Miniaturní kladivo</text:span><text:span text:style-name="T970">:</text:span><text:span text:style-name="T503"> </text:span><text:span text:style-name="T770">2</text:span><text:span text:style-name="T632"> + k6, zranění </text:span><text:span text:style-name="T770">1</text:span></text:p>
      <text:p text:style-name="P694"><text:span text:style-name="T1148">Vzhled:</text:span> <text:span text:style-name="T2106">Zhruba půl metru vysoký trpaslík.</text:span></text:p>
      <text:p text:style-name="P694"><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09"> hrabiví. Když jde o zlato nebo jiný drahý kov či kameny, dokáží být neskutečně pracovití</text:span><text:span text:style-name="T1610">.</text:span><text:span text:style-name="T1609">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3">/</text:span><text:span text:style-name="T1337">* Velikost </text:span><text:span text:style-name="T1411">3</text:span><text:span text:style-name="T1337"> (</text:span><text:span text:style-name="T1411">7</text:span><text:span text:style-name="T1337"> kg) */</text:span></text:p>
      <text:p text:style-name="P152"><text:span text:style-name="T1263">F</text:span><text:span text:style-name="T1285">yzička </text:span><text:span text:style-name="T1411">1</text:span><text:span text:style-name="T1285">, Finesa </text:span><text:span text:style-name="T1410">2</text:span><text:span text:style-name="T1285">, Duše </text:span><text:span text:style-name="T1411">3</text:span><text:span text:style-name="T502">, </text:span><text:span text:style-name="T547">Ž</text:span><text:span text:style-name="T503">ivot</text:span><text:span text:style-name="T547">y </text:span><text:span text:style-name="T772">4</text:span></text:p>
      <text:p text:style-name="P491"><text:span text:style-name="T971">Rychlost:</text:span><text:span text:style-name="T497"> </text:span><text:span text:style-name="T773">na zemi </text:span><text:span text:style-name="T770">jako chůze, </text:span><text:span text:style-name="T773">ve vzduchu rychlejší než člověk</text:span></text:p>
      <text:p text:style-name="P491"><text:span text:style-name="T974">Smysly:</text:span><text:span text:style-name="T504"> </text:span><text:span text:style-name="T770">jako </text:span><text:span text:style-name="T772">elf</text:span></text:p>
      <text:p text:style-name="P696"><text:span text:style-name="T1148">Vzhled:</text:span> <text:span text:style-name="T2107">Okřídlená bytost připomínající elfa, člověku zhruba po kolena.</text:span></text:p>
      <text:p text:style-name="P697"><text:span text:style-name="T1222">Schopnosti</text:span><text:span text:style-name="T1224">:</text:span></text:p>
      <text:list xml:id="list53426323" text:style-name="L54">
        <text:list-item>
          <text:p text:style-name="P963"><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1126">Mohou plnit drobná přání.</text:p>
        </text:list-item>
        <text:list-item>
          <text:p text:style-name="P1126">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836"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3">/</text:span><text:span text:style-name="T1337">* Velikost 3 (7 kg) */</text:span></text:p>
      <text:p text:style-name="P149"><text:span text:style-name="T1263">F</text:span><text:span text:style-name="T1285">yzička </text:span><text:span text:style-name="T1408">1</text:span><text:span text:style-name="T1285">, Finesa </text:span><text:span text:style-name="T1408">2</text:span><text:span text:style-name="T1285">, Duše </text:span><text:span text:style-name="T1408">3</text:span><text:span text:style-name="T502">, </text:span><text:span text:style-name="T547">Ž</text:span><text:span text:style-name="T503">ivot</text:span><text:span text:style-name="T547">y </text:span><text:span text:style-name="T769">4</text:span></text:p>
      <text:p text:style-name="P489"><text:span text:style-name="T971">Rychlost:</text:span><text:span text:style-name="T497"> </text:span><text:span text:style-name="T769">jako chůze</text:span></text:p>
      <text:p text:style-name="P489"><text:span text:style-name="T974">Smysly:</text:span><text:span text:style-name="T504"> </text:span><text:span text:style-name="T769">dobrý sluch a čich</text:span></text:p>
      <text:p text:style-name="Property_20_Header"><text:span text:style-name="T1680">⚔<text:tab/></text:span><text:span text:style-name="T1048">Fialový blesk</text:span><text:span text:style-name="T1266">:</text:span><text:span text:style-name="T1264"> </text:span><text:span text:style-name="T1408">3 + k6, zranění 3kz </text:span><text:span text:style-name="T1920">bleskem</text:span><text:span text:style-name="T1408"> (odečítá se zbroj)</text:span></text:p>
      <text:p text:style-name="Property_20_level_20_1"><text:span text:style-name="T1274">Dosah:</text:span><text:span text:style-name="T1409"> krátký</text:span></text:p>
      <text:p text:style-name="P336"><text:span text:style-name="T1274">Rozsah:</text:span><text:span text:style-name="T1409"> 1 cíl</text:span></text:p>
      <text:p text:style-name="P693"><text:span text:style-name="T1148">Vzhled:</text:span> <text:span text:style-name="T2104">Vznášející se fialová koule velká zhruba jako lidská hlava, ze které na jednom místě vyrůstá 8 chapadel.</text:span></text:p>
      <text:p text:style-name="P692"><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45114728685375" text:continue-list="list45114051572816" text:style-name="L2">
        <text:list-item>
          <text:p text:style-name="P925">Z řasnatky může alchymista vytěžit 3 magy.</text:p>
        </text:list-item>
      </text:list>
      <text:p text:style-name="P150"><text:span text:style-name="T1258">Řasnatky se nejčastěji v</text:span>yskytuj<text:span text:style-name="T2105">í</text:span> v okolí sídel čarodějů, v blízkosti kouzelných předmětů a podobně.</text:p>
      <text:h text:style-name="P837"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653310879" text:style-name="L55">
        <text:list-item>
          <text:p text:style-name="P1004">Na lovecké nebo válečné výpravě u sebe skřeti, goblini a sarkoni většinou nosí sušené maso, chlebové placky a měch s vodou.</text:p>
        </text:list-item>
        <text:list-item>
          <text:p text:style-name="P1127"><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127"><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54"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6"><text:span text:style-name="T971">Rychlost:</text:span><text:span text:style-name="T497"> </text:span><text:span text:style-name="T779">j</text:span><text:span text:style-name="T584">ako</text:span><text:span text:style-name="T574"> člověk</text:span></text:p>
      <text:p text:style-name="P498"><text:span text:style-name="T974">Smysly:</text:span><text:span text:style-name="T504"> </text:span><text:span text:style-name="T787">čich a chuť </text:span><text:span text:style-name="T779">jako člověk, výborný sluch </text:span><text:span text:style-name="T787">a vidění v šeru</text:span></text:p>
      <text:p text:style-name="P716"><text:span text:style-name="T969">Léčení</text:span><text:span text:style-name="T1055">:</text:span><text:span text:style-name="T787"> </text:span><text:span text:style-name="T789">G</text:span><text:span text:style-name="T491">oblini se léčí jako lidé. </text:span><text:span text:style-name="T800">Obvykle </text:span><text:span text:style-name="T812">u sebe</text:span><text:span text:style-name="T800"> mají </text:span><text:span text:style-name="T969">hojivou mast</text:span><text:span text:style-name="T491">, díky které si po spánku vyléčí </text:span><text:span text:style-name="T798">2</text:span><text:span text:style-name="T491"> životy. </text:span><text:span text:style-name="T797">Mohou také </text:span><text:span text:style-name="T800">od alchymisty dostat</text:span><text:span text:style-name="T797"> </text:span><text:span text:style-name="T1056">léčivý lektvar</text:span><text:span text:style-name="T797">.</text:span></text:p>
      <text:p text:style-name="P712"><text:span text:style-name="T1055">Vzhled:</text:span><text:span text:style-name="T787"> </text:span><text:span text:style-name="T789">Goblini jsou velcí jako hobiti, zelení a holohlaví</text:span><text:span text:style-name="T787">. </text:span><text:span text:style-name="T789">Mají dlouhé, špičaté uši, </text:span><text:span text:style-name="T799">velké, </text:span><text:span text:style-name="T789">zahnuté nosy a ostré zuby.</text:span></text:p>
      <text:p text:style-name="Standalone_20_Property"><text:span text:style-name="T1059">Jazyky</text:span><text:span text:style-name="T1055">:</text:span><text:span text:style-name="T787"> </text:span><text:span text:style-name="T804">Goblini mluví různými nářečími odvozenými od starogoblinštiny. Všichni se také domluví obecnou skřetí řečí. </text:span><text:span text:style-name="T813">Š</text:span><text:span text:style-name="T804">amani svá zaklínadla pronáší ve starogoblinštině.</text:span></text:p>
      <text:p text:style-name="P169"><text:soft-page-break/><text:span text:style-name="T789">G</text:span><text:span text:style-name="T806">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7">na lov a do boje</text:span><text:span text:style-name="T806">. Na tahání nákladů používají psy.</text:span></text:p>
      <text:h text:style-name="P882" text:outline-level="4"><text:span text:style-name="T2126">Goblin</text:span> lovec</text:h>
      <text:p text:style-name="P172"><text:span text:style-name="T1263">F</text:span><text:span text:style-name="T1285">yzička </text:span><text:span text:style-name="T1423">2</text:span><text:span text:style-name="T1285">, Finesa </text:span><text:span text:style-name="T1423">3</text:span><text:span text:style-name="T1285">, Duše </text:span><text:span text:style-name="T1423">1</text:span><text:span text:style-name="T502">, </text:span><text:span text:style-name="T547">Ž</text:span><text:span text:style-name="T503">ivot</text:span><text:span text:style-name="T547">y </text:span><text:span text:style-name="T821">7</text:span></text:p>
      <text:p text:style-name="P633"><text:span text:style-name="T1421">Z</text:span><text:span text:style-name="T1262">broj:</text:span><text:span text:style-name="T1309"> Na válečné výpravě 1 (lehká zbroj), </text:span><text:span text:style-name="T1318">při lovu</text:span><text:span text:style-name="T1309"> </text:span><text:span text:style-name="T1318">ji nenosí</text:span><text:span text:style-name="T1309">.</text:span></text:p>
      <text:p text:style-name="Property_20_Header"><text:span text:style-name="T1680">⚔ </text:span><text:span text:style-name="T1707">Krátký luk </text:span><text:span text:style-name="T1788">(</text:span><text:span text:style-name="T1789">šípy s kamennými hroty</text:span><text:span text:style-name="T1788">)</text:span><text:span text:style-name="T1687">:</text:span><text:span text:style-name="T1732"> </text:span><text:span text:style-name="T1785">3</text:span><text:span text:style-name="T1750"> + k6, zranění </text:span><text:span text:style-name="T1785">1</text:span></text:p>
      <text:p text:style-name="P340"><text:span text:style-name="T1707">D</text:span><text:span text:style-name="T1687">ostřel:</text:span><text:span text:style-name="T1732"> střední</text:span></text:p>
      <text:p text:style-name="P340"><text:span text:style-name="T1860">J</text:span><text:span text:style-name="T1861">ed</text:span><text:span text:style-name="T1726"> </text:span><text:span text:style-name="T1727">z černé ropuchy:</text:span><text:span text:style-name="T1799"> </text:span><text:span text:style-name="T1804">6</text:span><text:span text:style-name="T1800"> </text:span><text:span text:style-name="T1801">+ k6 </text:span><text:span text:style-name="T1802">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19">P</text:span><text:span text:style-name="T1720">říznaky:</text:span><text:span text:style-name="T1803"> </text:span><text:span text:style-name="T1805">L</text:span><text:span text:style-name="T1806">apání po dechu</text:span><text:span text:style-name="T1807">, </text:span><text:span text:style-name="T1808">zvracení, křeče. </text:span><text:span text:style-name="T1809">Následují halucinace, hučení v uších, bolesti hlavy a závratě. </text:span><text:span text:style-name="T1810">Smrt nastává v důsledku zástavy srdce.</text:span></text:p>
      <text:p text:style-name="Standalone_20_Property"><text:span text:style-name="T1680">⚔ </text:span><text:span text:style-name="T1711">Nůž</text:span><text:span text:style-name="T1694">:</text:span><text:span text:style-name="T1750"> </text:span><text:span text:style-name="T1785">3</text:span><text:span text:style-name="T1750"> + k6, zranění </text:span><text:span text:style-name="T1785">0</text:span></text:p>
      <text:p text:style-name="P627">Dovednosti:</text:p>
      <text:list xml:id="list2755764668" text:style-name="L56">
        <text:list-item>
          <text:p text:style-name="P1131"><text:span text:style-name="T1794">Základy</text:span><text:span text:style-name="T1790"> </text:span><text:span text:style-name="T1712">ošetřování zranění</text:span></text:p>
        </text:list-item>
        <text:list-item>
          <text:p text:style-name="P1132"><text:span text:style-name="T1790">P</text:span><text:span text:style-name="T1732">okročilá </text:span><text:span text:style-name="T1687">ostražitost a plížení</text:span></text:p>
        </text:list-item>
        <text:list-item>
          <text:p text:style-name="P1133"><text:span text:style-name="T1790">Pokročilé </text:span><text:span text:style-name="T1717">plavání</text:span></text:p>
        </text:list-item>
        <text:list-item>
          <text:p text:style-name="P1134"><text:span text:style-name="T1796">Pokročilé</text:span><text:span text:style-name="T1790"> </text:span><text:span text:style-name="T1718">šplhání</text:span></text:p>
        </text:list-item>
        <text:list-item>
          <text:p text:style-name="P1128"><text:span text:style-name="T1790">Pokročilé </text:span><text:span text:style-name="T1713">líčení a odstraňování pastí</text:span></text:p>
        </text:list-item>
        <text:list-item>
          <text:p text:style-name="P1135"><text:span text:style-name="T1790">P</text:span><text:span text:style-name="T1732">okročil</text:span><text:span text:style-name="T1791">ý</text:span><text:span text:style-name="T1732"> </text:span><text:span text:style-name="T1714">lov a stopování</text:span></text:p>
        </text:list-item>
        <text:list-item>
          <text:p text:style-name="P1136"><text:span text:style-name="T1790">P</text:span><text:span text:style-name="T1791">okročilá </text:span><text:span text:style-name="T1714">o</text:span><text:span text:style-name="T1716">rientace a přežití v divočině</text:span></text:p>
        </text:list-item>
        <text:list-item>
          <text:p text:style-name="P1137"><text:soft-page-break/><text:span text:style-name="T1790">P</text:span><text:span text:style-name="T1732">okročil</text:span><text:span text:style-name="T1792">é</text:span><text:span text:style-name="T1732"> </text:span><text:span text:style-name="T1715">jezdectví</text:span><text:span text:style-name="T1792"> (</text:span><text:span text:style-name="T1798">jezdí </text:span><text:span text:style-name="T1792">na lítých vlcích)</text:span></text:p>
        </text:list-item>
      </text:list>
      <text:p text:style-name="P706"><text:span text:style-name="T1055">Boj:</text:span><text:span text:style-name="T787"> </text:span><text:span text:style-name="T801">Goblini </text:span><text:span text:style-name="T814">si</text:span><text:span text:style-name="T801"> spíš než osobní statečnosti a odvahy cení lstivosti a záludnosti</text:span><text:span text:style-name="T808">. Nej</text:span><text:span text:style-name="T814">raději</text:span><text:span text:style-name="T808"> </text:span><text:span text:style-name="T801">z úkryt</text:span><text:span text:style-name="T808">ů</text:span><text:span text:style-name="T801"> střílí</text:span><text:span text:style-name="T808"> </text:span><text:span text:style-name="T814">otrávené šípy</text:span><text:span text:style-name="T801">, před útočníky ustupují a využívají úzké průchody </text:span><text:span text:style-name="T815">a podzemní </text:span><text:span text:style-name="T816">tunely</text:span><text:span text:style-name="T801">, do kterých se větší útočníci nevejdou, nebo dovedně skryté pasti.</text:span></text:p>
      <text:h text:style-name="Heading_20_4" text:outline-level="4">Goblin alchymista</text:h>
      <text:p text:style-name="Property_20_level_20_0"><text:span text:style-name="T1744">F</text:span><text:span text:style-name="T1745">yzička </text:span><text:span text:style-name="T1825">1</text:span><text:span text:style-name="T1745">, Finesa </text:span><text:span text:style-name="T1786">3</text:span><text:span text:style-name="T1745">, Duše </text:span><text:span text:style-name="T1825">2</text:span><text:span text:style-name="T1745">, </text:span><text:span text:style-name="T1747">Ž</text:span><text:span text:style-name="T1733">ivot</text:span><text:span text:style-name="T1747">y </text:span><text:span text:style-name="T1825">6</text:span></text:p>
      <text:p text:style-name="Standalone_20_Property"><text:span text:style-name="T1680">⚔<text:tab/></text:span><text:span text:style-name="T1708">Nůž</text:span><text:span text:style-name="T1688">:</text:span><text:span text:style-name="T1733"> </text:span><text:span text:style-name="T1786">3 + k6, zranění 0</text:span></text:p>
      <text:p text:style-name="Property_20_Header"><text:span text:style-name="T1680">⚔<text:tab/></text:span><text:span text:style-name="T1709">Ohnivá hlína</text:span><text:span text:style-name="T1688">:</text:span><text:span text:style-name="T1733"> </text:span><text:span text:style-name="T1786">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6">⚔<text:tab/></text:span><text:span text:style-name="T1731">Petarda</text:span><text:span text:style-name="T1730">:</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7"><text:span text:style-name="T1686">⚔<text:tab/></text:span><text:span text:style-name="T1731">Cibulový extrakt</text:span><text:span text:style-name="T1730">:</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7"><text:span text:style-name="T1680">⚔<text:tab/></text:span><text:span text:style-name="T1710">Bomba</text:span><text:span text:style-name="T1688">:</text:span><text:span text:style-name="T1733"> </text:span><text:span text:style-name="T1787">6</text:span><text:span text:style-name="T1786">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6">Dovednosti:</text:p>
      <text:list xml:id="list45114566547617" text:continue-numbering="true" text:style-name="L56">
        <text:list-item>
          <text:p text:style-name="P1132"><text:span text:style-name="T1732">Základy</text:span><text:span text:style-name="T1790"> </text:span><text:span text:style-name="T1712">ostražitost</text:span><text:span text:style-name="T1687">i</text:span><text:span text:style-name="T1712"> a plížení</text:span></text:p>
        </text:list-item>
        <text:list-item>
          <text:p text:style-name="P1136"><text:span text:style-name="T1793">Základy</text:span><text:span text:style-name="T1791"> </text:span><text:span text:style-name="T1714">o</text:span><text:span text:style-name="T1716">rientace a přežití v divočině</text:span></text:p>
        </text:list-item>
        <text:list-item>
          <text:p text:style-name="P1133"><text:span text:style-name="T1795">Základy</text:span><text:span text:style-name="T1790"> </text:span><text:span text:style-name="T1717">plavání</text:span></text:p>
        </text:list-item>
        <text:list-item>
          <text:p text:style-name="P1134"><text:soft-page-break/><text:span text:style-name="T1795">Základy</text:span><text:span text:style-name="T1790"> </text:span><text:span text:style-name="T1718">šplhání</text:span></text:p>
        </text:list-item>
        <text:list-item>
          <text:p text:style-name="P1131"><text:span text:style-name="T1790">P</text:span><text:span text:style-name="T1793">okročilé </text:span><text:span text:style-name="T1716">ošetřování zranění</text:span></text:p>
        </text:list-item>
        <text:list-item>
          <text:p text:style-name="P1129"><text:span text:style-name="T1613">Pokročilé </text:span><text:span text:style-name="T1230">bylinkářství</text:span></text:p>
        </text:list-item>
      </text:list>
      <text:p text:style-name="P622">Schopnosti:</text:p>
      <text:list xml:id="list669089880" text:style-name="L57">
        <text:list-item>
          <text:p text:style-name="P1142"><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1143"><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332759342" text:style-name="L58">
        <text:list-item>
          <text:p text:style-name="P1101"><text:span text:style-name="T2128">H</text:span>ojivá mast<text:span text:style-name="T1490"> </text:span><text:span text:style-name="T1638">(prodej 3 st)</text:span></text:p>
        </text:list-item>
        <text:list-item>
          <text:p text:style-name="P1083">Váček se surovinami (5 magů)</text:p>
        </text:list-item>
      </text:list>
      <text:h text:style-name="P883" text:outline-level="4"><text:span text:style-name="T2126">Goblin</text:span> <text:span text:style-name="T2127">šaman</text:span></text:h>
      <text:p text:style-name="P167"><text:span text:style-name="T1263">F</text:span><text:span text:style-name="T1285">yzička </text:span><text:span text:style-name="T1422">1</text:span><text:span text:style-name="T1285">, Finesa </text:span><text:span text:style-name="T1422">2</text:span><text:span text:style-name="T1285">, Duše </text:span><text:span text:style-name="T1424">4</text:span><text:span text:style-name="T502">, </text:span><text:span text:style-name="T547">Ž</text:span><text:span text:style-name="T503">ivot</text:span><text:span text:style-name="T547">y </text:span><text:span text:style-name="T809">6</text:span></text:p>
      <text:p text:style-name="P719"><text:span text:style-name="T1680">⚔ </text:span><text:span text:style-name="T1711">Nůž</text:span><text:span text:style-name="T1694">:</text:span><text:span text:style-name="T1750"> </text:span><text:span text:style-name="T1811">2</text:span><text:span text:style-name="T1750"> + k6, zranění </text:span><text:span text:style-name="T1785">0</text:span></text:p>
      <text:p text:style-name="P628">Dovednosti:</text:p>
      <text:list xml:id="list45114999298767" text:continue-list="list45114566547617" text:style-name="L56">
        <text:list-item>
          <text:p text:style-name="P1132"><text:span text:style-name="T1732">Základy</text:span><text:span text:style-name="T1790"> </text:span><text:span text:style-name="T1712">ostražitost</text:span><text:span text:style-name="T1687">i</text:span><text:span text:style-name="T1712"> a plížení</text:span></text:p>
        </text:list-item>
        <text:list-item>
          <text:p text:style-name="P1136"><text:soft-page-break/><text:span text:style-name="T1793">Základy</text:span><text:span text:style-name="T1791"> </text:span><text:span text:style-name="T1714">o</text:span><text:span text:style-name="T1716">rientace a přežití v divočině</text:span></text:p>
        </text:list-item>
        <text:list-item>
          <text:p text:style-name="P1133"><text:span text:style-name="T1795">Základy</text:span><text:span text:style-name="T1790"> </text:span><text:span text:style-name="T1717">plavání</text:span></text:p>
        </text:list-item>
        <text:list-item>
          <text:p text:style-name="P1134"><text:span text:style-name="T1795">Základy</text:span><text:span text:style-name="T1790"> </text:span><text:span text:style-name="T1718">šplhání</text:span></text:p>
        </text:list-item>
        <text:list-item>
          <text:p text:style-name="P1144"><text:span text:style-name="T798">Pokročilé </text:span><text:span text:style-name="T1057">bylinkářství</text:span></text:p>
        </text:list-item>
        <text:list-item>
          <text:p text:style-name="P1132"><text:span text:style-name="T798">P</text:span><text:span text:style-name="T491">okročilé </text:span><text:span text:style-name="T969">ošetřování zranění</text:span></text:p>
        </text:list-item>
      </text:list>
      <text:p text:style-name="P294"><text:span text:style-name="T2129">Schopnosti</text:span>:</text:p>
      <text:list xml:id="list1047690612" text:style-name="L59">
        <text:list-item>
          <text:p text:style-name="P904"><text:span text:style-name="T1614">Každý gobliní šaman umí tři z následující</text:span><text:span text:style-name="T1617">c</text:span><text:span text:style-name="T1614">h kouzel:</text:span></text:p>
          <text:list>
            <text:list-item>
              <text:p text:style-name="P905">Duševní úder</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1146"><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905">Halucinace</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50"><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905">Strach</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905">Bolest</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905">Slepota</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905"><text:soft-page-break/>Paranoia</text:p>
              <text:list>
                <text:list-header>
                  <text:p text:style-name="P1148"><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905">Potácení</text:p>
              <text:list>
                <text:list-header>
                  <text:p text:style-name="P1149"><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45114666825713" text:continue-list="list332759342" text:style-name="L58">
        <text:list-item>
          <text:p text:style-name="P1101">hojivá mast<text:span text:style-name="T1490"> </text:span><text:span text:style-name="T1638">(prodej 3 st)</text:span></text:p>
        </text:list-item>
        <text:list-item>
          <text:p text:style-name="P1151"><text:span text:style-name="T1148">léčivý lektvar</text:span><text:span text:style-name="T1490"> (pokud ho nevypil, </text:span><text:span text:style-name="T1638">prodej 1 zl</text:span><text:span text:style-name="T1490">)</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3">/</text:span><text:span text:style-name="T1337">* Velikost </text:span><text:span text:style-name="T1419">7</text:span><text:span text:style-name="T1337"> (</text:span><text:span text:style-name="T1419">125</text:span><text:span text:style-name="T1337"> kg) */</text:span></text:p>
      <text:p text:style-name="P495"><text:span text:style-name="T971">Rychlost:</text:span><text:span text:style-name="T497"> </text:span><text:span text:style-name="T780">jako člověk</text:span></text:p>
      <text:p text:style-name="P495"><text:span text:style-name="T974">Smysly:</text:span><text:span text:style-name="T504"> </text:span><text:span text:style-name="T787">čich a sluch </text:span><text:span text:style-name="T780">jako člověk, </text:span><text:span text:style-name="T796">vidění v šeru a</text:span><text:span text:style-name="T780"> infravidění</text:span></text:p>
      <text:p text:style-name="P718"><text:span text:style-name="T1052">Léčení</text:span><text:span text:style-name="T1055">:</text:span><text:span text:style-name="T787"> </text:span><text:span text:style-name="T810">Sarkoni</text:span><text:span text:style-name="T780"> se léčí jako lidé. </text:span><text:span text:style-name="T800">Obvykle mají </text:span><text:span text:style-name="T1052">hojivou mast</text:span><text:span text:style-name="T780">, díky které si po spánku vyléčí </text:span><text:span text:style-name="T798">2</text:span><text:span text:style-name="T780"> životy. </text:span><text:span text:style-name="T797">Mohou také </text:span><text:span text:style-name="T810">mít</text:span><text:span text:style-name="T797"> </text:span><text:span text:style-name="T1060">skřetí dryák</text:span><text:span text:style-name="T797">.</text:span></text:p>
      <text:p text:style-name="P705"><text:span text:style-name="T969">Vzhled:</text:span><text:span text:style-name="T491"> </text:span><text:span text:style-name="T790">Sarkoni jsou v</text:span><text:span text:style-name="T491">el</text:span><text:span text:style-name="T790">cí</text:span><text:span text:style-name="T491">, chlupat</text:span><text:span text:style-name="T811">í</text:span><text:span text:style-name="T491"> skřet</text:span><text:span text:style-name="T790">i</text:span><text:span text:style-name="T491">. </text:span><text:span text:style-name="T791">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84" text:outline-level="4">Sarkon lovec</text:h>
      <text:p text:style-name="P165"><text:span text:style-name="T1263">/</text:span><text:span text:style-name="T1337">* Velikost </text:span><text:span text:style-name="T1419">7</text:span><text:span text:style-name="T1337"> (</text:span><text:span text:style-name="T1419">125</text:span><text:span text:style-name="T1337"> kg) */</text:span></text:p>
      <text:p text:style-name="P164"><text:span text:style-name="T1263">F</text:span><text:span text:style-name="T1285">yzička </text:span><text:span text:style-name="T1421">4</text:span><text:span text:style-name="T1285">, Finesa </text:span><text:span text:style-name="T1421">5</text:span><text:span text:style-name="T1285">, Duše </text:span><text:span text:style-name="T1419">2</text:span><text:span text:style-name="T502">, </text:span><text:span text:style-name="T547">Ž</text:span><text:span text:style-name="T503">ivot</text:span><text:span text:style-name="T547">y </text:span><text:span text:style-name="T1264">1</text:span><text:span text:style-name="T1421">1</text:span></text:p>
      <text:p text:style-name="P497"><text:span text:style-name="T971">Zbroj:</text:span><text:span text:style-name="T497"> </text:span><text:span text:style-name="T781">1</text:span><text:span text:style-name="T780"> (</text:span><text:span text:style-name="T781">lehká</text:span><text:span text:style-name="T780"> zbroj)</text:span></text:p>
      <text:p text:style-name="Property_20_Header"><text:span text:style-name="T1680">⚔<text:tab/></text:span><text:span text:style-name="T1054">Oštěp</text:span><text:span text:style-name="T1266">:</text:span><text:span text:style-name="T1264"> </text:span><text:span text:style-name="T1419">5 + k6, zranění </text:span><text:span text:style-name="T1421">1</text:span></text:p>
      <text:p text:style-name="Property_20_level_20_1"><text:span text:style-name="T1265">Dostřel:</text:span><text:span text:style-name="T1262"> krátký</text:span></text:p>
      <text:p text:style-name="P710"><text:span text:style-name="T1680">⚔<text:tab/></text:span><text:span text:style-name="T1052">Tesák</text:span><text:span text:style-name="T1266">:</text:span><text:span text:style-name="T1264"> </text:span><text:span text:style-name="T1419">5 + k6, zranění 1</text:span></text:p>
      <text:p text:style-name="P704"><text:span text:style-name="T969">Boj:</text:span><text:span text:style-name="T491"> </text:span><text:span text:style-name="T795">Sarkoní lovci v boji i při lovu</text:span><text:span text:style-name="T782"> spolupracují – jeden z nich </text:span><text:span text:style-name="T795">obvykle</text:span><text:span text:style-name="T782"> láká kořist a ostatní jsou </text:span><text:span text:style-name="T786">v úkrytu</text:span><text:span text:style-name="T782"> připraveni hodit své oštěpy, vrhnout se na ni a dorazit ji tesáky.</text:span></text:p>
      <text:h text:style-name="Heading_20_4" text:outline-level="4"><text:span text:style-name="T2121">Sarkon b</text:span>ojovník</text:h>
      <text:p text:style-name="P165"><text:span text:style-name="T1263">/</text:span><text:span text:style-name="T1337">* Velikost </text:span><text:span text:style-name="T1419">7</text:span><text:span text:style-name="T1337"> (</text:span><text:span text:style-name="T1419">125</text:span><text:span text:style-name="T1337"> kg) */</text:span></text:p>
      <text:p text:style-name="P162"><text:span text:style-name="T1263">F</text:span><text:span text:style-name="T1285">yzička </text:span><text:span text:style-name="T1419">5</text:span><text:span text:style-name="T1285">, Finesa </text:span><text:span text:style-name="T1419">3</text:span><text:span text:style-name="T1285">, Duše </text:span><text:span text:style-name="T1419">2</text:span><text:span text:style-name="T502">, </text:span><text:span text:style-name="T547">Ž</text:span><text:span text:style-name="T503">ivot</text:span><text:span text:style-name="T547">y </text:span><text:span text:style-name="T1264">1</text:span><text:span text:style-name="T1419">2</text:span></text:p>
      <text:p text:style-name="P495"><text:span text:style-name="T971">Zbroj:</text:span><text:span text:style-name="T497"> </text:span><text:span text:style-name="T780">2 (těžká zbroj)</text:span></text:p>
      <text:p text:style-name="P702"><text:span text:style-name="T1680">⚔<text:tab/></text:span><text:span text:style-name="T1052">Dvojruční palice</text:span><text:span text:style-name="T1266">:</text:span><text:span text:style-name="T1264"> </text:span><text:span text:style-name="T1419">5 + k6, zranění 3</text:span></text:p>
      <text:p text:style-name="P702"><text:span text:style-name="T1680">⚔<text:tab/></text:span><text:span text:style-name="T1052">Tesák</text:span><text:span text:style-name="T1266">:</text:span><text:span text:style-name="T1264"> </text:span><text:span text:style-name="T1419">5 + k6, zranění 1</text:span></text:p>
      <text:p text:style-name="P713"><text:span text:style-name="T1052">Boj:</text:span><text:span text:style-name="T780"> </text:span><text:span text:style-name="T782">Bojovníci sarkonů neuznávají taktiku ani rozkazy. </text:span><text:span text:style-name="T794">S</text:span><text:span text:style-name="T782">naží </text:span><text:span text:style-name="T794">se</text:span><text:span text:style-name="T782"> být první </text:span><text:span text:style-name="T783">ve zteči</text:span><text:span text:style-name="T782">, pobít co nejvíc nepřátel a získat tak </text:span><text:span text:style-name="T783">co</text:span><text:span text:style-name="T782"> nejvíc slávy.</text:span></text:p>
      <text:h text:style-name="P885" text:outline-level="4"><text:soft-page-break/>Vůdce sarkonů</text:h>
      <text:p text:style-name="P163"><text:span text:style-name="T1263">F</text:span><text:span text:style-name="T1285">yzička </text:span><text:span text:style-name="T1420">6</text:span><text:span text:style-name="T1285">, Finesa </text:span><text:span text:style-name="T1420">4</text:span><text:span text:style-name="T1285">, Duše </text:span><text:span text:style-name="T1420">3</text:span><text:span text:style-name="T502">, </text:span><text:span text:style-name="T547">Ž</text:span><text:span text:style-name="T503">ivot</text:span><text:span text:style-name="T547">y </text:span><text:span text:style-name="T1264">1</text:span><text:span text:style-name="T1420">3</text:span></text:p>
      <text:p text:style-name="P496"><text:span text:style-name="T971">Zbroj:</text:span><text:span text:style-name="T497"> </text:span><text:span text:style-name="T780">2 (těžká zbroj)</text:span></text:p>
      <text:p text:style-name="P703"><text:span text:style-name="T1680">⚔<text:tab/></text:span><text:span text:style-name="T1052">Dvojruční </text:span><text:span text:style-name="T1053">sekera</text:span><text:span text:style-name="T1266">:</text:span><text:span text:style-name="T1264"> </text:span><text:span text:style-name="T1420">6</text:span><text:span text:style-name="T1419"> + k6, zranění 3</text:span></text:p>
      <text:p text:style-name="P703"><text:span text:style-name="T1680">⚔<text:tab/></text:span><text:span text:style-name="T1052">Tesák</text:span><text:span text:style-name="T1266">:</text:span><text:span text:style-name="T1264"> </text:span><text:span text:style-name="T1425">6</text:span><text:span text:style-name="T1419"> + k6, zranění 1</text:span></text:p>
      <text:p text:style-name="P714"><text:span text:style-name="T1052">Boj:</text:span><text:span text:style-name="T780"> </text:span><text:span text:style-name="T783">Vůdce sarkonů je </text:span><text:span text:style-name="T793">v</text:span><text:span text:style-name="T784"> boji je vždy v čele. </text:span><text:span text:style-name="T793">Je nesmírně zuřivý, silný a krutý.</text:span></text:p>
      <text:p text:style-name="P715"><text:span text:style-name="T783">Vůdce sarkonů je obvykle největší a nejsilnější z </text:span><text:span text:style-name="T785">bojovníků</text:span><text:span text:style-name="T783">.</text:span></text:p>
      <text:h text:style-name="P854"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8"><text:span text:style-name="T971">Rychlost:</text:span><text:span text:style-name="T497"> </text:span><text:span text:style-name="T779">j</text:span><text:span text:style-name="T584">ako</text:span><text:span text:style-name="T574"> člověk</text:span></text:p>
      <text:p text:style-name="P499"><text:span text:style-name="T974">Smysly:</text:span><text:span text:style-name="T504"> </text:span><text:span text:style-name="T788">sluch</text:span><text:span text:style-name="T787"> a chuť </text:span><text:span text:style-name="T779">jako člověk, výborný </text:span><text:span text:style-name="T788">čich</text:span><text:span text:style-name="T779"> </text:span><text:span text:style-name="T787">a vidění v šeru</text:span></text:p>
      <text:p text:style-name="P717"><text:span text:style-name="T969">Léčení</text:span><text:span text:style-name="T1055">:</text:span><text:span text:style-name="T787"> </text:span><text:span text:style-name="T818">Skřeti</text:span><text:span text:style-name="T491"> se léčí jako lidé. </text:span><text:span text:style-name="T800">Obvykle mají </text:span><text:span text:style-name="T969">hojivou mast</text:span><text:span text:style-name="T491">, díky které si po spánku vyléčí </text:span><text:span text:style-name="T798">2</text:span><text:span text:style-name="T491"> životy. </text:span><text:span text:style-name="T797">Mohou také </text:span><text:span text:style-name="T800">od </text:span><text:span text:style-name="T802">šamana</text:span><text:span text:style-name="T800"> dostat</text:span><text:span text:style-name="T797"> </text:span><text:span text:style-name="T1058">skřetí dryák</text:span><text:span text:style-name="T797">.</text:span></text:p>
      <text:p text:style-name="P721"><text:span text:style-name="T1055">Vzhled:</text:span><text:span text:style-name="T787"> </text:span><text:span text:style-name="T802">Skřeti </text:span><text:span text:style-name="T819">jsou</text:span><text:span text:style-name="T789"> velcí jako </text:span><text:span text:style-name="T802">lidé</text:span><text:span text:style-name="T787">. </text:span><text:span text:style-name="T802">Kůži mají hnědou, šedou nebo černou, výjimečně se mezi nimi vyskytují albíni. Mají</text:span><text:span text:style-name="T787"> </text:span><text:span text:style-name="T802">za</text:span><text:span text:style-name="T789">špičaté uši,</text:span><text:span text:style-name="T802"> vystouplé tesáky</text:span><text:span text:style-name="T789"> </text:span><text:span text:style-name="T803">a ohyzdné </text:span><text:span text:style-name="T802">tváře. </text:span><text:span text:style-name="T817">Na</text:span><text:span text:style-name="T791"> bojových výp</text:span><text:span text:style-name="T792">ravách</text:span><text:span text:style-name="T791"> mívají válečné malování.</text:span></text:p>
      <text:p text:style-name="P801"><text:span text:style-name="T1059">Jazyky</text:span><text:span text:style-name="T1055">:</text:span><text:span text:style-name="T787"> </text:span><text:span text:style-name="T805">Většina skřetů mluví svým vlastním nářečím, rozumí ale obecné skřetí řeči. </text:span><text:span text:style-name="T804">Jen málo skřetů se domluví lámanou lidskou řečí. Sami </text:span><text:span text:style-name="T820">si</text:span><text:span text:style-name="T804"> říkají orkové, všechny současné skřetí jazyky jsou odvozené od star</text:span><text:span text:style-name="T968">é </text:span><text:span text:style-name="T804">okrštiny.</text:span></text:p>
      <text:p text:style-name="P796"><text:soft-page-break/><text:span text:style-name="T834">Se</text:span><text:span text:style-name="T491"> skřety </text:span><text:span text:style-name="T835">často</text:span><text:span text:style-name="T491"> žijí zlobři, </text:span><text:span text:style-name="T834">snadno </text:span><text:span text:style-name="T491">zastanou těžkou práci </text:span><text:span text:style-name="T834">a</text:span><text:span text:style-name="T491"> jsou vítanou pomocí </text:span><text:span text:style-name="T834">v boji.</text:span><text:span text:style-name="T491"> </text:span><text:span text:style-name="T940">Skřeti také nezřídka chovají obří divoká prasata a používají je jako jízdní zvířata.</text:span></text:p>
      <text:h text:style-name="P886" text:outline-level="4">Skřetí <text:span text:style-name="T2135">lovec</text:span></text:h>
      <text:p text:style-name="P170"><text:span text:style-name="T1263">F</text:span><text:span text:style-name="T1285">yzička </text:span><text:span text:style-name="T1427">3</text:span><text:span text:style-name="T1285">, Finesa </text:span><text:span text:style-name="T1426">4</text:span><text:span text:style-name="T1285">, Duše </text:span><text:span text:style-name="T1427">2</text:span><text:span text:style-name="T502">, </text:span><text:span text:style-name="T547">Ž</text:span><text:span text:style-name="T503">ivot</text:span><text:span text:style-name="T547">y </text:span><text:span text:style-name="T822">9</text:span></text:p>
      <text:p text:style-name="P634"><text:span text:style-name="T1421">Z</text:span><text:span text:style-name="T1262">broj:</text:span><text:span text:style-name="T1309"> Na válečné výpravě 1 (lehká zbroj), </text:span><text:span text:style-name="T1318">při lovu</text:span><text:span text:style-name="T1309"> </text:span><text:span text:style-name="T1318">ji nenosí</text:span><text:span text:style-name="T1309">.</text:span></text:p>
      <text:p text:style-name="P419"><text:span text:style-name="T1680">⚔ </text:span><text:span text:style-name="T1707">Krátký luk </text:span><text:span text:style-name="T1788">(</text:span><text:span text:style-name="T1789">šípy s kamennými hroty</text:span><text:span text:style-name="T1788">)</text:span><text:span text:style-name="T1687">:</text:span><text:span text:style-name="T1732"> </text:span><text:span text:style-name="T1812">4</text:span><text:span text:style-name="T1750"> + k6, zranění </text:span><text:span text:style-name="T1785">1</text:span></text:p>
      <text:p text:style-name="P339"><text:span text:style-name="T1707">D</text:span><text:span text:style-name="T1687">ostřel:</text:span><text:span text:style-name="T1732"> střední</text:span></text:p>
      <text:p text:style-name="P723"><text:span text:style-name="T1680">⚔ </text:span><text:span text:style-name="T1721">Kopí</text:span><text:span text:style-name="T1694">:</text:span><text:span text:style-name="T1750"> </text:span><text:span text:style-name="T1812">4</text:span><text:span text:style-name="T1750"> + k6, zranění </text:span><text:span text:style-name="T1812">1</text:span></text:p>
      <text:p text:style-name="P722"><text:span text:style-name="T1680">⚔ </text:span><text:span text:style-name="T1711">Nůž</text:span><text:span text:style-name="T1694">:</text:span><text:span text:style-name="T1750"> </text:span><text:span text:style-name="T1812">4</text:span><text:span text:style-name="T1750"> + k6, zranění </text:span><text:span text:style-name="T1785">0</text:span></text:p>
      <text:p text:style-name="P629">Dovednosti:</text:p>
      <text:list xml:id="list45115320409429" text:continue-list="list45114999298767" text:style-name="L56">
        <text:list-item>
          <text:p text:style-name="P1138"><text:span text:style-name="T1794">Základy</text:span><text:span text:style-name="T1790"> </text:span><text:span text:style-name="T1712">ošetřování zranění</text:span></text:p>
        </text:list-item>
        <text:list-item>
          <text:p text:style-name="P1138"><text:span text:style-name="T1790">Pokročilé </text:span><text:span text:style-name="T1717">plavání</text:span></text:p>
        </text:list-item>
        <text:list-item>
          <text:p text:style-name="P1138"><text:span text:style-name="T1812">Základy</text:span><text:span text:style-name="T1790"> </text:span><text:span text:style-name="T1718">šplhání</text:span></text:p>
        </text:list-item>
        <text:list-item>
          <text:p text:style-name="P1130"><text:span text:style-name="T1790">P</text:span><text:span text:style-name="T1797">okročil</text:span><text:span text:style-name="T1791">ý</text:span><text:span text:style-name="T1797"> </text:span><text:span text:style-name="T1714">lov a stopování</text:span></text:p>
        </text:list-item>
        <text:list-item>
          <text:p text:style-name="P1138"><text:span text:style-name="T1790">P</text:span><text:span text:style-name="T1791">okročilá </text:span><text:span text:style-name="T1714">o</text:span><text:span text:style-name="T1716">rientace a přežití v divočině</text:span></text:p>
        </text:list-item>
      </text:list>
      <text:p text:style-name="P707"><text:span text:style-name="T1055">Boj:</text:span><text:span text:style-name="T787"> </text:span><text:span text:style-name="T823">Skřetí lovci jsou zvyklí stát bok po boku a společně čelit nepříteli</text:span><text:span text:style-name="T801">. </text:span><text:span text:style-name="T823">Jsou to také dobří lučištníci.</text:span></text:p>
      <text:p text:style-name="P295">Kořist:</text:p>
      <text:list xml:id="list81942646" text:style-name="L60">
        <text:list-item>
          <text:p text:style-name="P1102">hojivá mast<text:span text:style-name="T1490"> </text:span><text:span text:style-name="T1639">(prodej 3 st)</text:span></text:p>
        </text:list-item>
      </text:list>
      <text:h text:style-name="P886" text:outline-level="4"><text:soft-page-break/>Skřetí <text:span text:style-name="T2135">bojovník</text:span></text:h>
      <text:p text:style-name="P173"><text:span text:style-name="T1263">F</text:span><text:span text:style-name="T1285">yzička </text:span><text:span text:style-name="T1428">4</text:span><text:span text:style-name="T1285">, Finesa </text:span><text:span text:style-name="T1428">3</text:span><text:span text:style-name="T1285">, Duše </text:span><text:span text:style-name="T1427">2</text:span><text:span text:style-name="T502">, </text:span><text:span text:style-name="T547">Ž</text:span><text:span text:style-name="T503">ivot</text:span><text:span text:style-name="T547">y </text:span><text:span text:style-name="T823">10</text:span></text:p>
      <text:p text:style-name="P635"><text:span text:style-name="T1421">Z</text:span><text:span text:style-name="T1262">broj:</text:span><text:span text:style-name="T1309"> </text:span><text:span text:style-name="T1319">2 (těžká zbroj)</text:span></text:p>
      <text:p text:style-name="P724"><text:span text:style-name="T1680">⚔ </text:span><text:span text:style-name="T1723">Těžká š</text:span><text:span text:style-name="T1722">avle a štít</text:span><text:span text:style-name="T1694">:</text:span><text:span text:style-name="T1750"> </text:span><text:span text:style-name="T1812">4</text:span><text:span text:style-name="T1750"> + k6, zranění </text:span><text:span text:style-name="T1812">1</text:span></text:p>
      <text:p text:style-name="P724"><text:span text:style-name="T1680">⚔ </text:span><text:span text:style-name="T1722">Dvojruční sekeromlat</text:span><text:span text:style-name="T1694">:</text:span><text:span text:style-name="T1750"> </text:span><text:span text:style-name="T1812">4</text:span><text:span text:style-name="T1750"> + k6, zranění </text:span><text:span text:style-name="T1813">2</text:span></text:p>
      <text:p text:style-name="P420"><text:span text:style-name="T1680">⚔ </text:span><text:span text:style-name="T1724">Vrhací palice</text:span><text:span text:style-name="T1687">:</text:span><text:span text:style-name="T1732"> </text:span><text:span text:style-name="T1812">4</text:span><text:span text:style-name="T1750"> + k6, zranění </text:span><text:span text:style-name="T1785">1</text:span></text:p>
      <text:p text:style-name="Property_20_level_20_1"><text:span text:style-name="T1707">Dostřel:</text:span><text:span text:style-name="T1785"> </text:span><text:span text:style-name="T1814">krátký</text:span></text:p>
      <text:p text:style-name="P724"><text:span text:style-name="T1680">⚔ </text:span><text:span text:style-name="T1711">Nůž</text:span><text:span text:style-name="T1694">:</text:span><text:span text:style-name="T1750"> </text:span><text:span text:style-name="T1812">4</text:span><text:span text:style-name="T1750"> + k6, zranění </text:span><text:span text:style-name="T1785">0</text:span></text:p>
      <text:p text:style-name="P630">Dovednosti:</text:p>
      <text:list xml:id="list45115944667053" text:continue-list="list45115320409429" text:style-name="L56">
        <text:list-item>
          <text:p text:style-name="P1139"><text:span text:style-name="T1794">Základy</text:span><text:span text:style-name="T1790"> </text:span><text:span text:style-name="T1712">ošetřování zranění</text:span></text:p>
        </text:list-item>
        <text:list-item>
          <text:p text:style-name="P1139"><text:span text:style-name="T1790">Pokročilé </text:span><text:span text:style-name="T1717">plavání</text:span></text:p>
        </text:list-item>
        <text:list-item>
          <text:p text:style-name="P1139"><text:span text:style-name="T1812">Základy</text:span><text:span text:style-name="T1790"> </text:span><text:span text:style-name="T1718">šplhání</text:span></text:p>
        </text:list-item>
      </text:list>
      <text:p text:style-name="P708"><text:span text:style-name="T1055">Boj:</text:span><text:span text:style-name="T787"> </text:span><text:span text:style-name="T823">Skřetí </text:span><text:span text:style-name="T824">bojovníci bojují organizovaně, pouze pokud jim velí náčelník</text:span><text:span text:style-name="T823">. </text:span><text:span text:style-name="T824">Bez něj bojuje každý sám za sebe.</text:span></text:p>
      <text:p text:style-name="P295">Kořist:</text:p>
      <text:list xml:id="list45114375056520" text:continue-list="list81942646" text:style-name="L60">
        <text:list-item>
          <text:p text:style-name="P1102">hojivá mast<text:span text:style-name="T1490"> </text:span><text:span text:style-name="T1638">(prodej 3 st)</text:span></text:p>
        </text:list-item>
        <text:list-item>
          <text:p text:style-name="P1152"><text:span text:style-name="T1061">skřetí dryják</text:span><text:span text:style-name="T825"> (pokud ho nevypil, </text:span><text:span text:style-name="T857">prodej 1 zl</text:span><text:span text:style-name="T825">)</text:span></text:p>
        </text:list-item>
      </text:list>
      <text:h text:style-name="Heading_20_4" text:outline-level="4">Skřetí šaman</text:h>
      <text:p text:style-name="P175"><text:span text:style-name="T1263">F</text:span><text:span text:style-name="T1285">yzička </text:span><text:span text:style-name="T1422">1</text:span><text:span text:style-name="T1285">, Finesa </text:span><text:span text:style-name="T1430">3</text:span><text:span text:style-name="T1285">, Duše </text:span><text:span text:style-name="T1424">4</text:span><text:span text:style-name="T502">, </text:span><text:span text:style-name="T547">Ž</text:span><text:span text:style-name="T503">ivot</text:span><text:span text:style-name="T547">y </text:span><text:span text:style-name="T826">7</text:span></text:p>
      <text:p text:style-name="P726"><text:span text:style-name="T1680">⚔ </text:span><text:span text:style-name="T1711">Nůž</text:span><text:span text:style-name="T1694">:</text:span><text:span text:style-name="T1750"> </text:span><text:span text:style-name="T1816">3</text:span><text:span text:style-name="T1750"> + k6, zranění </text:span><text:span text:style-name="T1785">0</text:span></text:p>
      <text:p text:style-name="P632">Dovednosti:</text:p>
      <text:list xml:id="list45114515704167" text:continue-list="list45115944667053" text:style-name="L56">
        <text:list-item>
          <text:p text:style-name="P1145"><text:soft-page-break/><text:span text:style-name="T798">Pokročilé </text:span><text:span text:style-name="T1057">bylinkářství</text:span></text:p>
        </text:list-item>
        <text:list-item>
          <text:p text:style-name="P1140"><text:span text:style-name="T798">P</text:span><text:span text:style-name="T491">okročilé </text:span><text:span text:style-name="T969">ošetřování zranění</text:span></text:p>
        </text:list-item>
        <text:list-item>
          <text:p text:style-name="P1140"><text:span text:style-name="T1790">P</text:span><text:span text:style-name="T1791">okročilá </text:span><text:span text:style-name="T1714">o</text:span><text:span text:style-name="T1716">rientace a přežití v divočině</text:span></text:p>
        </text:list-item>
      </text:list>
      <text:p text:style-name="P295"><text:span text:style-name="T2129">Schopnosti</text:span>:</text:p>
      <text:list xml:id="list4261488521" text:style-name="L61">
        <text:list-item>
          <text:p text:style-name="P1157"><text:span text:style-name="T1234">Z</text:span><text:span text:style-name="T1235">vířecí společník</text:span><text:span text:style-name="T1614"> (jako hraničář), </text:span><text:span text:style-name="T1235">zapůjčení</text:span><text:span text:style-name="T1614"> (jako hraničář). </text:span><text:span text:style-name="T1618">Skřetí šamani nejčastěji používají netopýry nebo krysy na sledování nepřátel, ale mohou mít i vlka nebo medvěda.</text:span></text:p>
        </text:list-item>
        <text:list-item>
          <text:p text:style-name="P1155"><text:span text:style-name="T1618">Každý skřetí šaman umí uvařit </text:span><text:span text:style-name="T1234">skřetí dryják</text:span><text:span text:style-name="T1618">.</text:span></text:p>
        </text:list-item>
        <text:list-item>
          <text:p text:style-name="P906"><text:span text:style-name="T1614">Každý </text:span><text:span text:style-name="T1618">skřetí</text:span><text:span text:style-name="T1614"> šaman umí tři z následující</text:span><text:span text:style-name="T1617">c</text:span><text:span text:style-name="T1614">h kouzel:</text:span></text:p>
          <text:list>
            <text:list-item>
              <text:p text:style-name="P1158"><text:span text:style-name="T2114">Boláky</text:span> (mokvající boláky na kůži)</text:p>
              <text:list>
                <text:list-header>
                  <text:p text:style-name="P1159"><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104">Proudy slizu</text:p>
              <text:list>
                <text:list-header>
                  <text:p text:style-name="P1105"><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160"><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105">Revma</text:p>
              <text:list>
                <text:list-header>
                  <text:p text:style-name="P1159"><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106"><text:span text:style-name="T2136">Krvežíznivost </text:span><text:span text:style-name="T1490">/</text:span><text:span text:style-name="T1622">* </text:span><text:span text:style-name="T1490">Hlad po krvi </text:span><text:span text:style-name="T1622">*/</text:span></text:p>
              <text:list>
                <text:list-header>
                  <text:p text:style-name="P1107"><text:span text:style-name="T1102">Dosah:</text:span><text:span text:style-name="T829"> </text:span><text:span text:style-name="T826">kontaktní</text:span><text:span text:style-name="T827"><text:line-break/></text:span><text:span text:style-name="T1103">Trvání:</text:span><text:span text:style-name="T826"> několik minut</text:span><text:span text:style-name="T1102"><text:line-break/>Rozsah:</text:span><text:span text:style-name="T829"> 1</text:span><text:span text:style-name="T828"> </text:span><text:span text:style-name="T832">živý </text:span><text:span text:style-name="T828">tvor</text:span></text:p>
                  <text:p text:style-name="P1108"><text:span text:style-name="T826">C</text:span><text:span text:style-name="T491">íl tohoto kouzla začne zuřivě řvát, z úst mu jde pěna, vrhne se na protivníky bez ohledu na vlastní bezpečí, nebude vnímat, co mu kdo říká a zastaví se, až když budou všichni mrtví, nebo když skončí trvání kouzla. </text:span><text:span text:style-name="T830">Když </text:span><text:span text:style-name="T491">mu </text:span><text:span text:style-name="T830">v boji životy klesnou na nulu nebo níž, ne</text:span><text:span text:style-name="T491">ní</text:span><text:span text:style-name="T830"> </text:span><text:span text:style-name="T1104">vyřazený</text:span><text:span text:style-name="T830">, </text:span><text:span text:style-name="T491">zastaví ho až </text:span><text:span text:style-name="T1100">bezvědomí</text:span><text:span text:style-name="T491"> (když mu životy klesnou na -6 nebo níž)</text:span><text:span text:style-name="T831">. </text:span><text:span text:style-name="T832">Po vypršení kouzla cíl padne k zemi vyčerpáním a vzchopí se až po hodině odpočinku.</text:span></text:p>
                </text:list-header>
              </text:list>
            </text:list-item>
            <text:list-item>
              <text:p text:style-name="P1109">Bojové zaříkávání</text:p>
              <text:list>
                <text:list-header>
                  <text:p text:style-name="P1107"><text:span text:style-name="T1102">Dosah:</text:span><text:span text:style-name="T829"> </text:span><text:span text:style-name="T826">krátký</text:span><text:span text:style-name="T827"><text:line-break/></text:span><text:span text:style-name="T1103">Trvání:</text:span><text:span text:style-name="T826"> po dobu soustředění a zaříkávání</text:span></text:p>
                  <text:p text:style-name="P1110"><text:span text:style-name="T491">Šaman zavře oči, soustředí se a začne hlasitě zaříkávat. </text:span><text:span text:style-name="T826">V</text:span><text:span text:style-name="T491">šichni jeho spojenci v dosahu pocítí nával síly a počítají si v boji výhodu na všechny hody.</text:span></text:p>
                </text:list-header>
              </text:list>
            </text:list-item>
            <text:list-item>
              <text:p text:style-name="P1022">Krvavé pouto</text:p>
              <text:list>
                <text:list-header>
                  <text:p text:style-name="P1107"><text:soft-page-break/><text:span text:style-name="T1102">Dosah:</text:span><text:span text:style-name="T829"> </text:span><text:span text:style-name="T826">kontaktní</text:span><text:span text:style-name="T827"><text:line-break/></text:span><text:span text:style-name="T1103">Trvání:</text:span><text:span text:style-name="T826"> několik minut</text:span><text:span text:style-name="T1102"><text:line-break/>Rozsah:</text:span><text:span text:style-name="T829"> 1</text:span><text:span text:style-name="T828"> tvor, </text:span><text:span text:style-name="T827">který má </text:span><text:span text:style-name="T826">krev</text:span></text:p>
                  <text:p text:style-name="P1156"><text:span text:style-name="T829">P</text:span><text:span text:style-name="T826">o seslání tohoto kouzla se šamanovi a cíli na čelech objeví </text:span><text:span text:style-name="T833">žhnoucí</text:span><text:span text:style-name="T826"> staroorkská runa </text:span><text:span text:style-name="T833">krve</text:span><text:span text:style-name="T826">.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45115180107253" text:continue-list="list45114375056520" text:style-name="L60">
        <text:list-item>
          <text:p text:style-name="P1103">hojivá mast<text:span text:style-name="T1490"> </text:span><text:span text:style-name="T1638">(prodej 3 st)</text:span></text:p>
        </text:list-item>
        <text:list-item>
          <text:p text:style-name="P1154"><text:span text:style-name="T1234">skřetí dryják</text:span><text:span text:style-name="T1615"> </text:span><text:span text:style-name="T825">(pokud ho nevypil, </text:span><text:span text:style-name="T857">prodej 1 zl</text:span><text:span text:style-name="T825">)</text:span></text:p>
        </text:list-item>
      </text:list>
      <text:h text:style-name="P886" text:outline-level="4">Skřetí <text:span text:style-name="T2135">náčelník</text:span></text:h>
      <text:p text:style-name="P174"><text:span text:style-name="T1263">F</text:span><text:span text:style-name="T1285">yzička </text:span><text:span text:style-name="T1429">5</text:span><text:span text:style-name="T1285">, Finesa </text:span><text:span text:style-name="T1428">3</text:span><text:span text:style-name="T1285">, Duše </text:span><text:span text:style-name="T1427">2</text:span><text:span text:style-name="T502">, </text:span><text:span text:style-name="T547">Ž</text:span><text:span text:style-name="T503">ivot</text:span><text:span text:style-name="T547">y </text:span><text:span text:style-name="T823">1</text:span><text:span text:style-name="T824">1</text:span></text:p>
      <text:p text:style-name="P636"><text:span text:style-name="T1421">Z</text:span><text:span text:style-name="T1262">broj:</text:span><text:span text:style-name="T1309"> </text:span><text:span text:style-name="T1319">2 (těžká zbroj)</text:span></text:p>
      <text:p text:style-name="P725"><text:span text:style-name="T1680">⚔ </text:span><text:span text:style-name="T1722">Dvojruční seker</text:span><text:span text:style-name="T1725">a</text:span><text:span text:style-name="T1694">:</text:span><text:span text:style-name="T1750"> </text:span><text:span text:style-name="T1815">5</text:span><text:span text:style-name="T1750"> + k6, zranění </text:span><text:span text:style-name="T1815">3</text:span></text:p>
      <text:p text:style-name="P725"><text:span text:style-name="T1680">⚔ </text:span><text:span text:style-name="T1711">Nůž</text:span><text:span text:style-name="T1694">:</text:span><text:span text:style-name="T1750"> </text:span><text:span text:style-name="T1815">5</text:span><text:span text:style-name="T1750"> + k6, zranění </text:span><text:span text:style-name="T1785">0</text:span></text:p>
      <text:p text:style-name="P631">Dovednosti:</text:p>
      <text:list xml:id="list45116230366537" text:continue-list="list45114515704167" text:style-name="L56">
        <text:list-item>
          <text:p text:style-name="P1141"><text:span text:style-name="T1794">Základy</text:span><text:span text:style-name="T1790"> </text:span><text:span text:style-name="T1712">ošetřování zranění</text:span></text:p>
        </text:list-item>
        <text:list-item>
          <text:p text:style-name="P1141"><text:span text:style-name="T1790">Pokročilé </text:span><text:span text:style-name="T1717">plavání</text:span></text:p>
        </text:list-item>
        <text:list-item>
          <text:p text:style-name="P1141"><text:span text:style-name="T1812">Základy</text:span><text:span text:style-name="T1790"> </text:span><text:span text:style-name="T1718">šplhání</text:span></text:p>
        </text:list-item>
      </text:list>
      <text:p text:style-name="P709"><text:span text:style-name="T1055">Boj:</text:span><text:span text:style-name="T787"> </text:span><text:span text:style-name="T823">Skřetí </text:span><text:span text:style-name="T825">náčelník v boji okřikuje ostatní skřety a udržuje je ve formaci</text:span><text:span text:style-name="T824">. </text:span><text:span text:style-name="T825">Když ale dojde na zteč, běží v čele.</text:span></text:p>
      <text:p text:style-name="P295"><text:soft-page-break/>Kořist:</text:p>
      <text:list xml:id="list45115096039648" text:continue-list="list45115180107253" text:style-name="L60">
        <text:list-item>
          <text:p text:style-name="P1103">hojivá mast<text:span text:style-name="T1490"> </text:span><text:span text:style-name="T1638">(prodej 3 st)</text:span></text:p>
        </text:list-item>
        <text:list-item>
          <text:p text:style-name="P1153"><text:span text:style-name="T1061">skřetí dryják</text:span><text:span text:style-name="T825"> (pokud ho nevypil, </text:span><text:span text:style-name="T857">prodej 1 zl</text:span><text:span text:style-name="T825">)</text:span></text:p>
        </text:list-item>
      </text:list>
      <text:h text:style-name="P838" text:outline-level="2"><text:bookmark-start text:name="__RefHeading___Toc2732_3430540378"/>Skvrna barevná<text:bookmark-end text:name="__RefHeading___Toc2732_3430540378"/></text:h>
      <text:p text:style-name="P176"><text:span text:style-name="T1263">/</text:span><text:span text:style-name="T1337">* Velikost 3 (7 kg) */</text:span></text:p>
      <text:p text:style-name="P176"><text:span text:style-name="T1263">F</text:span><text:span text:style-name="T1285">yzička -, Finesa 6, Duše </text:span><text:span text:style-name="T1431">5</text:span><text:span text:style-name="T502">, </text:span><text:span text:style-name="T547">Ž</text:span><text:span text:style-name="T503">ivot</text:span><text:span text:style-name="T547">y </text:span><text:span text:style-name="T836">3</text:span></text:p>
      <text:p text:style-name="P500"><text:span text:style-name="T971">Rychlost:</text:span><text:span text:style-name="T497"> </text:span><text:span text:style-name="T836">jako člověk</text:span></text:p>
      <text:p text:style-name="P500"><text:span text:style-name="T974">Smysly:</text:span><text:span text:style-name="T504"> </text:span><text:span text:style-name="T836">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0"> </text:span><text:span text:style-name="T1623">Skvrna není zranitelná </text:span><text:span text:style-name="T1854">ohněm</text:span><text:span text:style-name="T1623"> a pokud </text:span><text:span text:style-name="T1624">k </text:span><text:span text:style-name="T1623">něko</text:span><text:span text:style-name="T1624">mu</text:span><text:span text:style-name="T1623"> </text:span><text:span text:style-name="T1624">přilne</text:span><text:span text:style-name="T1623">, dává <text:s/>imunitu proti </text:span><text:span text:style-name="T1854">ohn</text:span><text:span text:style-name="T1857">i</text:span><text:span text:style-name="T1623">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45116183963631" text:continue-list="list45114728685375" text:style-name="L2">
        <text:list-item>
          <text:p text:style-name="P926">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3">/</text:span><text:span text:style-name="T1337">* Velikost </text:span><text:span text:style-name="T1432">12</text:span><text:span text:style-name="T1337"> (</text:span><text:span text:style-name="T1432">4</text:span><text:span text:style-name="T1337"> </text:span><text:span text:style-name="T1432">tuny</text:span><text:span text:style-name="T1337">) */</text:span></text:p>
      <text:p text:style-name="P180"><text:span text:style-name="T1263">F</text:span><text:span text:style-name="T1285">yzička </text:span><text:span text:style-name="T1434">6</text:span><text:span text:style-name="T1285">, Finesa </text:span><text:span text:style-name="T1432">3</text:span><text:span text:style-name="T1285">, Duše </text:span><text:span text:style-name="T1432">4</text:span><text:span text:style-name="T502">, </text:span><text:span text:style-name="T547">Ž</text:span><text:span text:style-name="T503">ivot</text:span><text:span text:style-name="T547">y </text:span><text:span text:style-name="T840">18</text:span></text:p>
      <text:p text:style-name="P502"><text:span text:style-name="T971">Zbroj:</text:span><text:span text:style-name="T497"> </text:span><text:span text:style-name="T837">proti všemu kromě </text:span><text:span text:style-name="T1914">o</text:span><text:span text:style-name="T1915">h</text:span><text:span text:style-name="T1916">ně</text:span><text:span text:style-name="T837">, </text:span><text:span text:style-name="T1921">b</text:span><text:span text:style-name="T1922">lesk</text:span><text:span text:style-name="T1923">ů</text:span><text:span text:style-name="T837"> a </text:span><text:span text:style-name="T1137">duševní</text:span><text:span text:style-name="T1138">m</text:span><text:span text:style-name="T837"> </text:span><text:span text:style-name="T838">útokům </text:span><text:span text:style-name="T837">3</text:span></text:p>
      <text:p text:style-name="P501"><text:span text:style-name="T971">Rychlost:</text:span><text:span text:style-name="T497"> </text:span><text:span text:style-name="T839">jako chůze</text:span></text:p>
      <text:p text:style-name="P501"><text:span text:style-name="T974">Smysly:</text:span><text:span text:style-name="T504"> </text:span><text:span text:style-name="T839">hmat, čich, detekce tepla</text:span></text:p>
      <text:p text:style-name="P731"><text:span text:style-name="T1680">⚔<text:tab/></text:span><text:span text:style-name="T1062">Leptání</text:span><text:span text:style-name="T1266">:</text:span><text:span text:style-name="T1264"> </text:span><text:span text:style-name="T1434">6</text:span><text:span text:style-name="T1433"> + k6, zranění 5kz </text:span><text:span text:style-name="T1660">žíravinou</text:span></text:p>
      <text:p text:style-name="P730"><text:span text:style-name="T1148">Vzhled:</text:span> <text:span text:style-name="T2143">Viz popis.</text:span></text:p>
      <text:p text:style-name="P730"><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45115311783905" text:continue-numbering="true" text:style-name="L2">
        <text:list-item>
          <text:p text:style-name="P927">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839" text:outline-level="2"><text:bookmark-start text:name="__RefHeading___Toc3514_3430540378"/><text:span text:style-name="T1254">S</text:span>och<text:span text:style-name="T1252">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8"> </text:span><text:span text:style-name="T491">Oživlé sochy nejsou</text:span><text:span text:style-name="T588"> vidět pomocí infravidění.</text:span></text:p>
      <text:p text:style-name="P802"><text:span text:style-name="T969">Vzhled</text:span><text:span text:style-name="T997">:</text:span><text:span text:style-name="T588"> </text:span><text:span text:style-name="T843">Oživlé sochy mohou mít různý tvar a podobu – jako lidé, elfové, skřeti, různá zvířata, ale třeba i jako gryf nebo jednorožec.</text:span></text:p>
      <text:p text:style-name="P803"><text:span text:style-name="T997">I</text:span><text:span text:style-name="T969">munita:</text:span><text:span text:style-name="T491"> Všechny sochy jsou imunní proti </text:span><text:span text:style-name="T1675">j</text:span><text:span text:style-name="T1676">ed</text:span><text:span text:style-name="T1674">ů</text:span><text:span text:style-name="T1675">m</text:span><text:span text:style-name="T491"> a nemocem.</text:span></text:p>
      <text:p text:style-name="P743"><text:span text:style-name="T1204">Schopnosti</text:span><text:span text:style-name="T1148">:</text:span></text:p>
      <text:list xml:id="list4196690754" text:style-name="L62">
        <text:list-item>
          <text:p text:style-name="P964"><text:span text:style-name="T863">Sochy nemají kosti ani vnitřní orgány</text:span><text:span text:style-name="T694">, takže zranění, která by živého člověka zabila, </text:span><text:span text:style-name="T863">je</text:span><text:span text:style-name="T694"> pouze trochu zpomalí (m</text:span><text:span text:style-name="T863">ají</text:span><text:span text:style-name="T694"> </text:span><text:span text:style-name="T862">o 4 životy víc než by</text:span><text:span text:style-name="T694"> měl živý </text:span><text:span text:style-name="T863">tvor stejné velikosti</text:span><text:span text:style-name="T694">).</text:span></text:p>
        </text:list-item>
      </text:list>
      <text:p text:style-name="Standalone_20_Property"><text:span text:style-name="T997">Boj:</text:span><text:span text:style-name="T588"> </text:span><text:span text:style-name="T844">Sochy bojují stejně jako tvorové, které představují, nemají ale jejich zvláštní schopnosti a nemohou běhat, </text:span><text:span text:style-name="T848">plavat</text:span><text:span text:style-name="T844">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3">/</text:span><text:span text:style-name="T1337">* Velikost </text:span><text:span text:style-name="T1452">6 – jako člověk, ale +4 životy coby socha</text:span><text:span text:style-name="T1337"> */</text:span></text:p>
      <text:p text:style-name="P183"><text:span text:style-name="T1263">F</text:span><text:span text:style-name="T1285">yzička </text:span><text:span text:style-name="T1435">4</text:span><text:span text:style-name="T1285">, Finesa </text:span><text:span text:style-name="T1435">2</text:span><text:span text:style-name="T1285">, Duše </text:span><text:span text:style-name="T1435">3</text:span><text:span text:style-name="T502">, </text:span><text:span text:style-name="T547">Ž</text:span><text:span text:style-name="T503">ivot</text:span><text:span text:style-name="T547">y </text:span><text:span text:style-name="T864">14</text:span></text:p>
      <text:p text:style-name="P504"><text:span text:style-name="T971">Zbroj:</text:span><text:span text:style-name="T497"> </text:span><text:span text:style-name="T845">proti </text:span><text:span text:style-name="T1137">duševní</text:span><text:span text:style-name="T1139">m</text:span><text:span text:style-name="T845"> útokům 0, </text:span><text:span text:style-name="T842">proti </text:span><text:span text:style-name="T1858">dr</text:span><text:span text:style-name="T1859">cení</text:span><text:span text:style-name="T842"> a kamenickým nástrojům 1 </text:span><text:span text:style-name="T845">(se štítem 2)</text:span><text:span text:style-name="T842">,</text:span><text:span text:style-name="T845"> proti ostatním útokům</text:span><text:span text:style-name="T842"> 3 </text:span><text:span text:style-name="T845">(se štítem 4)</text:span></text:p>
      <text:p text:style-name="P503"><text:span text:style-name="T971">Rychlost:</text:span><text:span text:style-name="T497"> </text:span><text:span text:style-name="T841">jako člověk, ale neběhá</text:span></text:p>
      <text:p text:style-name="P800"><text:span text:style-name="T1275">Dovednosti:</text:span><text:span text:style-name="T841"> </text:span><text:span text:style-name="T1440">Jako válečník na 4. úrovni.</text:span></text:p>
      <text:p text:style-name="P732"><text:span text:style-name="T1680">⚔<text:tab/></text:span><text:span text:style-name="T1063">Pěsti</text:span><text:span text:style-name="T1266">:</text:span><text:span text:style-name="T1264"> </text:span><text:span text:style-name="T1436">4 + k6, zranění 1</text:span></text:p>
      <text:p text:style-name="P733"><text:span text:style-name="T1680">⚔<text:tab/></text:span><text:span text:style-name="T1064">Kopí a štít</text:span><text:span text:style-name="T1266">:</text:span><text:span text:style-name="T1264"> </text:span><text:span text:style-name="T1436">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3">/</text:span><text:span text:style-name="T1337">* Velikost </text:span><text:span text:style-name="T1452">6 – jako člověk, ale +4 životy coby socha</text:span><text:span text:style-name="T1337"> */</text:span></text:p>
      <text:p text:style-name="P184"><text:span text:style-name="T1263">F</text:span><text:span text:style-name="T1285">yzička </text:span><text:span text:style-name="T1437">3</text:span><text:span text:style-name="T1285">, Finesa </text:span><text:span text:style-name="T1435">2</text:span><text:span text:style-name="T1285">, Duše </text:span><text:span text:style-name="T1438">4</text:span><text:span text:style-name="T502">, </text:span><text:span text:style-name="T547">Ž</text:span><text:span text:style-name="T503">ivot</text:span><text:span text:style-name="T547">y </text:span><text:span text:style-name="T864">13</text:span></text:p>
      <text:p text:style-name="P505"><text:span text:style-name="T971">Zbroj:</text:span><text:span text:style-name="T497"> </text:span><text:span text:style-name="T845">proti </text:span><text:span text:style-name="T1137">duševní</text:span><text:span text:style-name="T1139">m</text:span><text:span text:style-name="T845"> </text:span><text:span text:style-name="T846">útokům,</text:span><text:span text:style-name="T842"> </text:span><text:span text:style-name="T1858">dr</text:span><text:span text:style-name="T1859">cení</text:span><text:span text:style-name="T846">, sekerám </text:span><text:span text:style-name="T842">a kamenickým nástrojům </text:span><text:span text:style-name="T846">0</text:span><text:span text:style-name="T842">,</text:span><text:span text:style-name="T845"> proti ostatním útokům</text:span><text:span text:style-name="T842"> </text:span><text:span text:style-name="T846">2</text:span></text:p>
      <text:p text:style-name="P505"><text:span text:style-name="T971">Rychlost:</text:span><text:span text:style-name="T497"> </text:span><text:span text:style-name="T841">jako člověk, ale neběhá</text:span></text:p>
      <text:p text:style-name="P734"><text:span text:style-name="T1680">⚔<text:tab/></text:span><text:span text:style-name="T1063">Pěsti</text:span><text:span text:style-name="T1266">:</text:span><text:span text:style-name="T1264"> </text:span><text:span text:style-name="T1439">3</text:span><text:span text:style-name="T1436"> + k6, zranění 1</text:span></text:p>
      <text:p text:style-name="P799"><text:span text:style-name="T1148">Dovednosti:</text:span> Jako kouzelník na 4. úrovni.</text:p>
      <text:p text:style-name="P798"><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3">/</text:span><text:span text:style-name="T1337">* Velikost </text:span><text:span text:style-name="T1452">7 – jako lev, ale +4 životy coby socha</text:span><text:span text:style-name="T1337"> */</text:span></text:p>
      <text:p text:style-name="P183"><text:span text:style-name="T1263">F</text:span><text:span text:style-name="T1285">yzička </text:span><text:span text:style-name="T1439">5</text:span><text:span text:style-name="T1285">, Finesa </text:span><text:span text:style-name="T1439">2</text:span><text:span text:style-name="T1285">, Duše </text:span><text:span text:style-name="T1439">3</text:span><text:span text:style-name="T502">, </text:span><text:span text:style-name="T547">Ž</text:span><text:span text:style-name="T503">ivot</text:span><text:span text:style-name="T547">y </text:span><text:span text:style-name="T847">1</text:span><text:span text:style-name="T864">6</text:span></text:p>
      <text:p text:style-name="P506"><text:span text:style-name="T971">Zbroj:</text:span><text:span text:style-name="T497"> </text:span><text:span text:style-name="T845">proti </text:span><text:span text:style-name="T1137">duševní</text:span><text:span text:style-name="T1139">m</text:span><text:span text:style-name="T845"> útokům </text:span><text:span text:style-name="T847">a</text:span><text:span text:style-name="T842"> </text:span><text:span text:style-name="T1661">žíravin</text:span><text:span text:style-name="T1662">ě</text:span><text:span text:style-name="T842"> </text:span><text:span text:style-name="T847">leptající kovy 0,</text:span><text:span text:style-name="T845"> proti ostatním útokům</text:span><text:span text:style-name="T842"> 3</text:span></text:p>
      <text:p text:style-name="P506"><text:span text:style-name="T971">Rychlost:</text:span><text:span text:style-name="T497"> </text:span><text:span text:style-name="T841">jako člověk, ale neběhá</text:span></text:p>
      <text:p text:style-name="P732"><text:span text:style-name="T1680">⚔<text:tab/></text:span><text:span text:style-name="T970">Z</text:span><text:span text:style-name="T973">uby </text:span><text:span text:style-name="T1065">a drápy</text:span><text:span text:style-name="T1266">:</text:span><text:span text:style-name="T1264"> </text:span><text:span text:style-name="T1439">5 + k6, zranění 2</text:span></text:p>
      <text:h text:style-name="Heading_20_2" text:outline-level="2">Štír obří</text:h>
      <text:p text:style-name="P74">/<text:span text:style-name="T1955">* Velikost 8 (250 kg) */</text:span></text:p>
      <text:p text:style-name="P74"><text:span text:style-name="T1263">F</text:span><text:span text:style-name="T1285">yzička </text:span><text:span text:style-name="T1329">3</text:span><text:span text:style-name="T1285">, Finesa </text:span><text:span text:style-name="T1329">5</text:span><text:span text:style-name="T1285">, Duše </text:span><text:span text:style-name="T1302">-</text:span><text:span text:style-name="T502">, </text:span><text:span text:style-name="T547">Ž</text:span><text:span text:style-name="T503">ivot</text:span><text:span text:style-name="T547">y </text:span><text:span text:style-name="T603">1</text:span><text:span text:style-name="T608">3</text:span></text:p>
      <text:p text:style-name="P442"><text:span text:style-name="T971">Zbroj:</text:span><text:span text:style-name="T497"> </text:span><text:span text:style-name="T616">3</text:span><text:span text:style-name="T596"> (chitinový pancíř), </text:span><text:span text:style-name="T616">na nohách a ocase 1</text:span></text:p>
      <text:p text:style-name="P442"><text:span text:style-name="T971">Rychlost:</text:span><text:span text:style-name="T497"> </text:span><text:span text:style-name="T612">jako kůň</text:span></text:p>
      <text:p text:style-name="P442"><text:span text:style-name="T974">Smysly:</text:span><text:span text:style-name="T504"> </text:span><text:span text:style-name="T609">zrak do všech směrů najednou (jeden pár středových očí a pět párů postranních</text:span><text:span text:style-name="T610">), </text:span><text:span text:style-name="T611">sluch a čich jako člověk, citlivý hmat (makadla)</text:span></text:p>
      <text:p text:style-name="Standalone_20_Property"><text:span text:style-name="T1680">⚔<text:tab/></text:span><text:span text:style-name="T1000">K</text:span><text:span text:style-name="T1002">lepeta</text:span><text:span text:style-name="T1266">:</text:span><text:span text:style-name="T1269"> </text:span><text:span text:style-name="T1313">5</text:span><text:span text:style-name="T1314"> + k6</text:span><text:span text:style-name="T1303">, zranění </text:span><text:span text:style-name="T1328">2</text:span></text:p>
      <text:p text:style-name="P593"><text:span text:style-name="T1680">⚔<text:tab/></text:span><text:span text:style-name="T1000">K</text:span><text:span text:style-name="T1002">usadla</text:span><text:span text:style-name="T1266">:</text:span><text:span text:style-name="T1269"> </text:span><text:span text:style-name="T1313">5</text:span><text:span text:style-name="T1314"> + k6</text:span><text:span text:style-name="T1303">, zranění </text:span><text:span text:style-name="T1328">3</text:span></text:p>
      <text:p text:style-name="Property_20_Header"><text:span text:style-name="T1680">⚔<text:tab/></text:span><text:span text:style-name="T1002">Osten na ocasu</text:span><text:span text:style-name="T1266">:</text:span><text:span text:style-name="T1269"> </text:span><text:span text:style-name="T1313">5</text:span><text:span text:style-name="T1314"> + k6</text:span><text:span text:style-name="T1303">, zranění </text:span><text:span text:style-name="T1328">1</text:span></text:p>
      <text:p text:style-name="P310"><text:span text:style-name="T1959">6</text:span> dáv<text:span text:style-name="T1959">ek</text:span> <text:span text:style-name="T1669">jed</text:span><text:span text:style-name="T1672">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5"> </text:span><text:span text:style-name="T613">Bolest v nadbřišku, svírání, suchost a škrábání v hrdle, odkašlávání, </text:span><text:span text:style-name="T614">slinění,</text:span><text:span text:style-name="T613"> poruchy řeči, neklid, úzkost, podrážděnost. </text:span><text:span text:style-name="T615">Později</text:span><text:span text:style-name="T613"> </text:span><text:span text:style-name="T615">pocení, svalové záškuby, lapavé nádechy a křeče</text:span><text:span text:style-name="T557">.</text:span></text:p>
      <text:p text:style-name="P592"><text:span text:style-name="T1148">Vzhled:</text:span><text:span text:style-name="T1701"> </text:span><text:span text:style-name="T1775">Skoro dva metry dlouhý štír.</text:span></text:p>
      <text:p text:style-name="P594"><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45116252549822" text:continue-list="list45114944763927" text:style-name="L4">
        <text:list-item>
          <text:p text:style-name="P990">Z ostnu na ocase štíra je možno získat až 6 dávek jedu (prodej 3 zl za dávku).</text:p>
        </text:list-item>
      </text:list>
      <text:h text:style-name="P840" text:outline-level="2"><text:bookmark-start text:name="__RefHeading___Toc2740_3430540378"/>Všežrout odporný<text:bookmark-end text:name="__RefHeading___Toc2740_3430540378"/></text:h>
      <text:p text:style-name="P187"><text:span text:style-name="T1263">/</text:span><text:span text:style-name="T1337">* Velikost </text:span><text:span text:style-name="T1441">8</text:span><text:span text:style-name="T1337"> (</text:span><text:span text:style-name="T1441">250</text:span><text:span text:style-name="T1337"> kg) */</text:span></text:p>
      <text:p text:style-name="P187"><text:span text:style-name="T1263">F</text:span><text:span text:style-name="T1285">yzička </text:span><text:span text:style-name="T1441">4</text:span><text:span text:style-name="T1285">, Finesa </text:span><text:span text:style-name="T1441">2</text:span><text:span text:style-name="T1285">, Duše </text:span><text:span text:style-name="T1441">3</text:span><text:span text:style-name="T502">, </text:span><text:span text:style-name="T547">Ž</text:span><text:span text:style-name="T503">ivot</text:span><text:span text:style-name="T547">y </text:span><text:span text:style-name="T850">12</text:span></text:p>
      <text:p text:style-name="P508"><text:span text:style-name="T971">Rychlost:</text:span><text:span text:style-name="T497"> </text:span><text:span text:style-name="T851">jako člověk, ale skáče</text:span></text:p>
      <text:p text:style-name="P508"><text:span text:style-name="T974">Smysly:</text:span><text:span text:style-name="T504"> </text:span><text:span text:style-name="T851">jako člověk</text:span></text:p>
      <text:p text:style-name="P735"><text:span text:style-name="T1680">⚔<text:tab/></text:span><text:span text:style-name="T1066">Skok</text:span><text:span text:style-name="T970">:</text:span><text:span text:style-name="T503"> </text:span><text:span text:style-name="T850">4 + k6, povalení</text:span></text:p>
      <text:p text:style-name="P735"><text:span text:style-name="T1680">⚔<text:tab/></text:span><text:span text:style-name="T970">Z</text:span><text:span text:style-name="T973">uby</text:span><text:span text:style-name="T1266">:</text:span><text:span text:style-name="T1311"> </text:span><text:span text:style-name="T1320">4 + k6, zranění 2</text:span><text:span text:style-name="T1311"><text:line-break/><text:tab/>Pokud je zakousnutý, </text:span><text:span text:style-name="T1321">počítá si</text:span><text:span text:style-name="T1320"> přidané zranění 5kz </text:span><text:span text:style-name="T1663">žíravinou</text:span><text:span text:style-name="T1119">.</text:span></text:p>
      <text:p text:style-name="P735"><text:span text:style-name="T1148">Vzhled:</text:span> Dvoumetrová slizká ropucha.</text:p>
      <text:p text:style-name="P736"><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1"> – když se do oběti zakousne, od následujícího kola si počítá </text:span><text:span text:style-name="T1320">přidané zranění 5kz </text:span><text:span text:style-name="T1663">žíravinou</text:span><text:span text:style-name="T1119">.</text:span></text:p>
      <text:p text:style-name="P298">Suroviny:</text:p>
      <text:list xml:id="list45116053054656" text:continue-list="list45115311783905" text:style-name="L2">
        <text:list-item>
          <text:p text:style-name="P928">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3">/</text:span><text:span text:style-name="T1337">* Velikost </text:span><text:span text:style-name="T1442">1</text:span><text:span text:style-name="T1337"> (</text:span><text:span text:style-name="T1442">1,5</text:span><text:span text:style-name="T1337"> kg) */</text:span></text:p>
      <text:p text:style-name="P190"><text:span text:style-name="T1263">F</text:span><text:span text:style-name="T1285">yzička </text:span><text:span text:style-name="T1442">2</text:span><text:span text:style-name="T1285">, Finesa </text:span><text:span text:style-name="T1442">3</text:span><text:span text:style-name="T1285">, Duše </text:span><text:span text:style-name="T1442">5</text:span><text:span text:style-name="T502">, </text:span><text:span text:style-name="T547">Ž</text:span><text:span text:style-name="T503">ivot</text:span><text:span text:style-name="T547">y </text:span><text:span text:style-name="T852">3</text:span></text:p>
      <text:p text:style-name="P509"><text:span text:style-name="T971">Rychlost:</text:span><text:span text:style-name="T497"> </text:span><text:span text:style-name="T852">jako člověk</text:span></text:p>
      <text:p text:style-name="P509"><text:span text:style-name="T974">Smysly:</text:span><text:span text:style-name="T504"> </text:span><text:span text:style-name="T853">jako člověk a přitahuje ji mysl inteligentních tvorů v okolí</text:span></text:p>
      <text:p text:style-name="P421"><text:span text:style-name="T1680">⚔<text:tab/></text:span><text:span text:style-name="T1067">Vysátí vzpomínek</text:span><text:span text:style-name="T1266">:</text:span><text:span text:style-name="T1264"> </text:span><text:span text:style-name="T1442">5 + k6 proti Duši</text:span></text:p>
      <text:p text:style-name="P341"><text:span text:style-name="T1265">Účinek:</text:span><text:span text:style-name="T1262"> </text:span><text:span text:style-name="T1443">vy</text:span><text:span text:style-name="T1262">saje vzpomínky na tolik dní, kolik získá úspěchů</text:span></text:p>
      <text:p text:style-name="P737"><text:span text:style-name="T1148">Vzhled:</text:span> <text:span text:style-name="T2156">Tvor připomínající netopýří křídlo z černého sametu.</text:span></text:p>
      <text:p text:style-name="P637">Schopnosti:</text:p>
      <text:list xml:id="list2781420741" text:style-name="L63">
        <text:list-item>
          <text:p text:style-name="P965"><text:span text:style-name="T1239">Vysávání vzpomínek:</text:span><text:span text:style-name="T1629"> Vzluha spícím postavám vysává vzpomínky. </text:span><text:span text:style-name="T1630">Když se </text:span><text:span text:style-name="T1629">oběť</text:span><text:span text:style-name="T1630">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29">Jakmile jednou uspěje, pro tuto noc se </text:span><text:soft-page-break/><text:span text:style-name="T1631">n</text:span><text:span text:style-name="T1629">asytí a s útoky přestane.</text:span><text:span text:style-name="T1630"> </text:span><text:span text:style-name="T1629">Postavy, které se ubránily, tedy budou</text:span><text:span text:style-name="T1630"> ráno </text:span><text:span text:style-name="T1629">mít</text:span><text:span text:style-name="T1630"> vzpomínky vzluhy </text:span><text:span text:style-name="T1629">a té, která v obraně neuspěla,</text:span><text:span text:style-name="T1630"> bude část vzpomínek chybět. </text:span><text:span text:style-name="T1631">Další noc se situace opakuje. K</text:span><text:span text:style-name="T1632">dyž postavy vzluhu zabijí, ztracené vzpomínky se jim vrátí.</text:span></text:p>
        </text:list-item>
      </text:list>
      <text:p text:style-name="P737"><text:span text:style-name="T1148">Boj:</text:span> <text:span text:style-name="T2155">Kromě vysávání vzpomínek vzluha nijak neútočí. Když je ohrožena, snaží se uletět a schovat.</text:span></text:p>
      <text:p text:style-name="P299">Suroviny:</text:p>
      <text:list xml:id="list45115634046667" text:continue-list="list45116053054656" text:style-name="L2">
        <text:list-item>
          <text:p text:style-name="P929">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841" text:outline-level="2">Wyverna</text:h>
      <text:p text:style-name="P793"><text:span text:style-name="T1736">/</text:span><text:span text:style-name="T1822">* Velikost 10 </text:span><text:span text:style-name="T1763">(</text:span><text:span text:style-name="T1823">1 tuna</text:span><text:span text:style-name="T1763">)</text:span><text:span text:style-name="T1822"> */</text:span></text:p>
      <text:p text:style-name="P793"><text:span text:style-name="T1736">Fyzička </text:span><text:span text:style-name="T1821">6</text:span><text:span text:style-name="T1736">, Finesa 4, Duše </text:span><text:span text:style-name="T1821">5</text:span><text:span text:style-name="T1736">, Životy 1</text:span><text:span text:style-name="T1821">6</text:span></text:p>
      <text:p text:style-name="P533"><text:span text:style-name="T1094">Zbroj</text:span><text:span text:style-name="T963">: 2 (silná kůže)</text:span></text:p>
      <text:p text:style-name="P533"><text:span text:style-name="T971">Rychlost:</text:span><text:span text:style-name="T497"> </text:span><text:span text:style-name="T963">na zemi jako člověk, létá rychleji než bě</text:span><text:span text:style-name="T964">há</text:span><text:span text:style-name="T963"> kůň</text:span></text:p>
      <text:p text:style-name="P533"><text:span text:style-name="T974">Smysly:</text:span><text:span text:style-name="T504"> </text:span><text:span text:style-name="T963">skvělý zrak, čich a sluch</text:span></text:p>
      <text:p text:style-name="P793"><text:span text:style-name="T1680">⚔ </text:span><text:span text:style-name="T1095">Zuby a spáry</text:span><text:span text:style-name="T970">:</text:span><text:span text:style-name="T503"> </text:span><text:span text:style-name="T963">6</text:span><text:span text:style-name="T680"> + k6, zranění </text:span><text:span text:style-name="T963">3</text:span></text:p>
      <text:p text:style-name="Standalone_20_Property"><text:span text:style-name="T1094">V</text:span><text:span text:style-name="T969">zhled:</text:span><text:span text:style-name="T491"> </text:span><text:span text:style-name="T966">Wyverna je velký, okřídlený ještěr. Na rozdíl od draků má jen jeden pár nohou.</text:span></text:p>
      <text:p text:style-name="P794"><text:span text:style-name="T1097">Boj</text:span><text:span text:style-name="T1096">:</text:span><text:span text:style-name="T966"> Wyv</text:span><text:span text:style-name="T967">erna výborně létá, na zemi je ale poněkud neohrabaná. Útočí nejraději ze vzduchu. Ve spárech unese i koně.</text:span></text:p>
      <text:p text:style-name="P622"><text:span text:style-name="T1106">S</text:span><text:span text:style-name="T1100">uroviny:</text:span></text:p>
      <text:list xml:id="list3657332205" text:style-name="L64">
        <text:list-item>
          <text:p text:style-name="P1161"><text:soft-page-break/><text:span text:style-name="T963">K</text:span><text:span text:style-name="T965">ůže vyverny se dá prodat za 10 zl.</text:span></text:p>
        </text:list-item>
      </text:list>
      <text:h text:style-name="P842" text:outline-level="2"><text:bookmark-start text:name="__RefHeading___Toc1888_3850923094"/>Zlobr<text:bookmark-end text:name="__RefHeading___Toc1888_3850923094"/></text:h>
      <text:p text:style-name="P192"><text:span text:style-name="T1263">/</text:span><text:span text:style-name="T1337">* Velikost</text:span><text:span text:style-name="T1442"> </text:span><text:span text:style-name="T1444">9</text:span><text:span text:style-name="T1337"> (</text:span><text:span text:style-name="T1442">5</text:span><text:span text:style-name="T1444">00</text:span><text:span text:style-name="T1337"> kg) */</text:span></text:p>
      <text:p text:style-name="P192"><text:span text:style-name="T1263">F</text:span><text:span text:style-name="T1285">yzička </text:span><text:span text:style-name="T1444">6</text:span><text:span text:style-name="T1285">, Finesa </text:span><text:span text:style-name="T1444">2</text:span><text:span text:style-name="T1285">, Duše </text:span><text:span text:style-name="T1444">3</text:span><text:span text:style-name="T502">, </text:span><text:span text:style-name="T547">Ž</text:span><text:span text:style-name="T503">ivot</text:span><text:span text:style-name="T547">y </text:span><text:span text:style-name="T854">15</text:span></text:p>
      <text:p text:style-name="P510"><text:span text:style-name="T971">Zbroj:</text:span><text:span text:style-name="T497"> </text:span><text:span text:style-name="T854">2 (silná kůže)</text:span></text:p>
      <text:p text:style-name="P510"><text:span text:style-name="T971">Rychlost:</text:span><text:span text:style-name="T497"> </text:span><text:span text:style-name="T854">jako </text:span><text:span text:style-name="T856">chůze</text:span></text:p>
      <text:p text:style-name="P510"><text:span text:style-name="T974">Smysly:</text:span><text:span text:style-name="T504"> </text:span><text:span text:style-name="T855">slabý zrak, skvělý čich a sluch</text:span></text:p>
      <text:p text:style-name="P739"><text:span text:style-name="T1680">⚔<text:tab/></text:span><text:span text:style-name="T1068">Drápy</text:span><text:span text:style-name="T1266">:</text:span><text:span text:style-name="T1264"> </text:span><text:span text:style-name="T1445">6 + k6, zranění </text:span><text:span text:style-name="T1446">2</text:span></text:p>
      <text:p text:style-name="P739"><text:span text:style-name="T1680">⚔<text:tab/></text:span><text:span text:style-name="T1068">Důlní kladivo</text:span><text:span text:style-name="T1266">:</text:span><text:span text:style-name="T1264"> </text:span><text:span text:style-name="T1445">6 + k6, zranění </text:span><text:span text:style-name="T1446">4</text:span></text:p>
      <text:p text:style-name="P638">Schopnosti:</text:p>
      <text:list xml:id="list1454427362" text:style-name="L65">
        <text:list-item>
          <text:p text:style-name="P966"><text:span text:style-name="T1207">Nadlidská síla:</text:span><text:span text:style-name="T1635"> Člověka dokáže zvednout a odhodit několik metrů daleko a při boji zblízka má +1 ke zranění </text:span><text:span text:style-name="T1636">(ve zranění drápy i kladivem už je </text:span><text:span text:style-name="T1637">bonus započítaný</text:span><text:span text:style-name="T1636">)</text:span><text:span text:style-name="T1635">.</text:span></text:p>
        </text:list-item>
      </text:list>
      <text:p text:style-name="P739"><text:span text:style-name="T1276">Boj:</text:span><text:span text:style-name="T1446"> Zlobr je pomalý, ale nesmírně silný. </text:span><text:span text:style-name="T1448">Když</text:span><text:span text:style-name="T1446">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8">Tři metry vysoký zavalitý humanoid s hnědou kůží, kulatou hlavou bez nosu a silnými drápy.</text:span></text:p>
      <text:p text:style-name="P638">Schopnosti:</text:p>
      <text:list xml:id="list45116167670497" text:continue-numbering="true" text:style-name="L65">
        <text:list-item>
          <text:p text:style-name="P967"><text:soft-page-break/><text:span text:style-name="T1635">J</text:span><text:span text:style-name="T1490">eskynní zlobr regeneruje všechna zranění kromě těch způsobených </text:span><text:span text:style-name="T1854">ohněm</text:span><text:span text:style-name="T1490"> nebo </text:span><text:span text:style-name="T1664">žíravinou</text:span><text:span text:style-name="T1490">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45114959006566" text:continue-list="list45115634046667" text:style-name="L2">
        <text:list-item>
          <text:p text:style-name="P930">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7">Vzhled:</text:span><text:span text:style-name="T1447"> </text:span><text:span text:style-name="T1446">Tři metry vysoký zavalitý humanoid s šedou kůží, kulatou hlavou bez nosu a silnými drápy.</text:span></text:p>
      <text:p text:style-name="P579"><text:span text:style-name="T1277">S</text:span><text:span text:style-name="T1278">labiny:</text:span><text:span text:style-name="T1337"> </text:span><text:span text:style-name="T1446">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4">H</text:span><text:span text:style-name="T566">adi jsou predátoři, ale </text:span><text:span text:style-name="T579">postavy</text:span><text:span text:style-name="T569"> jsou pro ně</text:span><text:span text:style-name="T566"> příliš velká kořist, takže na </text:span><text:span text:style-name="T561">ně</text:span><text:span text:style-name="T566"> </text:span><text:span text:style-name="T563">zaútočí</text:span><text:span text:style-name="T566">, </text:span><text:span text:style-name="T563">je</text:span><text:span text:style-name="T567">n</text:span><text:span text:style-name="T563"> když</text:span><text:span text:style-name="T566"> se </text:span><text:span text:style-name="T563">cítí</text:span><text:span text:style-name="T566"> ohroženi. </text:span><text:span text:style-name="T562">Ve světě Dračáku ovšem existují i obří v</text:span><text:span text:style-name="T564">arianty</text:span><text:span text:style-name="T562">, které hobita nebo kudůka slupnou jako malinu a </text:span><text:span text:style-name="T580">některé</text:span><text:span text:style-name="T562"> si d</text:span><text:span text:style-name="T568">ají</text:span><text:span text:style-name="T562"> k snídani i krolla. </text:span><text:span text:style-name="T905">S</text:span><text:span text:style-name="T560">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8"> Hadi jsou studenokrevní, mají stejnou teplotu jako okolí a nejsou tedy vidět pomocí infravidění.</text:span></text:p>
      <text:p text:style-name="P562">Příklady použití ve hře:</text:p>
      <text:list xml:id="list45114980700058" text:continue-list="list45115160443238" text:style-name="L3">
        <text:list-item>
          <text:p text:style-name="P936"><text:span text:style-name="T16">M</text:span><text:span text:style-name="T2">ístnost plná hadů.</text:span></text:p>
        </text:list-item>
        <text:list-item>
          <text:p text:style-name="P936"><text:span text:style-name="T266">T</text:span><text:span text:style-name="T2">ruhla s pokladem, ve které se zabydlel had.</text:span></text:p>
        </text:list-item>
        <text:list-item>
          <text:p text:style-name="P936"><text:span text:style-name="T266">K</text:span><text:span text:style-name="T2">ult </text:span><text:span text:style-name="T278">nebo divoký kmen</text:span><text:span text:style-name="T2"> uctívá obřího hada a předkládá mu oběti.</text:span></text:p>
        </text:list-item>
        <text:list-item>
          <text:p text:style-name="P1005">Gobliní šaman mluví s hady a dokáže je ovládat.</text:p>
        </text:list-item>
      </text:list>
      <text:h text:style-name="Heading_20_4" text:outline-level="4"><text:soft-page-break/>Jedovatí hadi</text:h>
      <text:p text:style-name="P766"><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901" text:outline-level="5">Chřestýš</text:h>
      <text:p text:style-name="P62">/<text:span text:style-name="T1955">* Velikost: obyčejný 2 – (3 kg), obří 5 (30 kg) */</text:span></text:p>
      <text:p text:style-name="P388"><text:span text:style-name="T1693">Obyčejn</text:span><text:span text:style-name="T1697">ý</text:span><text:span text:style-name="T1687">:</text:span><text:span text:style-name="T1732"><text:tab/></text:span><text:span text:style-name="T1744">F</text:span><text:span text:style-name="T1745">yzička </text:span><text:span text:style-name="T1758">2</text:span><text:span text:style-name="T1745">, Finesa </text:span><text:span text:style-name="T1758">4</text:span><text:span text:style-name="T1745">, Duše -, </text:span><text:span text:style-name="T1747">Ž</text:span><text:span text:style-name="T1733">ivot</text:span><text:span text:style-name="T1747">y </text:span><text:span text:style-name="T1761">4</text:span></text:p>
      <text:p text:style-name="P388"><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1">8</text:span></text:p>
      <text:p text:style-name="P410"><text:span text:style-name="T971">Rychlost:</text:span><text:span text:style-name="T497"> </text:span><text:span text:style-name="T549">n</text:span><text:span text:style-name="T545">a zemi jako chůze</text:span><text:span text:style-name="T575">,</text:span><text:span text:style-name="T581"> plave stejně rychle</text:span><text:span text:style-name="T554"> jako člověk, <text:s/></text:span><text:span text:style-name="T581">šplhá pomaleji než člověk</text:span></text:p>
      <text:p text:style-name="Property_20_level_20_0"><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6"><text:span text:style-name="T1680">⚔<text:tab/></text:span><text:span text:style-name="T970">Z</text:span><text:span text:style-name="T973">uby:</text:span></text:p>
      <text:p text:style-name="P369"><text:span text:style-name="T1695">Obyčejn</text:span><text:span text:style-name="T1698">ý</text:span><text:span text:style-name="T1687">:</text:span><text:span text:style-name="T1732"><text:tab/></text:span><text:span text:style-name="T1759">4 </text:span><text:span text:style-name="T1732">+ k6, zranění </text:span><text:span text:style-name="T1759">0</text:span></text:p>
      <text:p text:style-name="P369"><text:span text:style-name="T1695">Obří</text:span><text:span text:style-name="T1694">:</text:span><text:span text:style-name="T1750"><text:tab/><text:tab/></text:span><text:span text:style-name="T1751">5</text:span><text:span text:style-name="T1750"> + k6, zranění </text:span><text:span text:style-name="T1759">0</text:span></text:p>
      <text:p text:style-name="P306"><text:span text:style-name="T1958">3</text:span> dávk<text:span text:style-name="T1958">y</text:span> <text:span text:style-name="T1669">jed</text:span><text:span text:style-name="T1672">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5"> </text:span><text:span text:style-name="T558">Otok</text:span><text:span text:style-name="T556">, </text:span><text:span text:style-name="T558">zhmožděnina,</text:span><text:span text:style-name="T556"> siln</text:span><text:span text:style-name="T558">á bolest, mravenčení a pálení</text:span><text:span text:style-name="T556"> v okolí rány.</text:span><text:span text:style-name="T557"> Znecitlivění ve tváři, </text:span><text:span text:style-name="T558">mátožnost</text:span><text:span text:style-name="T557">, rozmazání zraku, slabost, silné pocení a slinění, obtíže při dýchání.</text:span></text:p>
      <text:p text:style-name="P555"><text:span text:style-name="T1148">Vzhled:</text:span> <text:span text:style-name="T1976">Dva metry (obří čtyři metry) dlouhý šedý had se světlými kosočtverci na hřbetě</text:span>. <text:span text:style-name="T1956">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7">Smíšené nebo jehličnaté lesy, polopouště, stepi, mokřady. Často žije v norách od želv nebo hlodavců.</text:span></text:p>
      <text:p text:style-name="P555"><text:span text:style-name="T415">👣 </text:span><text:span text:style-name="T975">S</text:span><text:span text:style-name="T976">topy:</text:span><text:span text:style-name="T510"> </text:span><text:span text:style-name="T546">Brázda po hadím těle.</text:span></text:p>
      <text:p text:style-name="P555"><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45114491749709" text:continue-list="list45116252549822" text:style-name="L4">
        <text:list-item>
          <text:p text:style-name="P977"><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9"><text:span text:style-name="T1693">Obyčejn</text:span><text:span text:style-name="T1699">á</text:span><text:span text:style-name="T1687">:</text:span><text:span text:style-name="T1732"><text:tab/></text:span><text:span text:style-name="T1744">F</text:span><text:span text:style-name="T1745">yzička </text:span><text:span text:style-name="T1758">2</text:span><text:span text:style-name="T1745">, Finesa </text:span><text:span text:style-name="T1758">4</text:span><text:span text:style-name="T1745">, Duše -, </text:span><text:span text:style-name="T1747">Ž</text:span><text:span text:style-name="T1733">ivot</text:span><text:span text:style-name="T1747">y </text:span><text:span text:style-name="T1760">5</text:span></text:p>
      <text:p text:style-name="P389"><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0">9</text:span></text:p>
      <text:p text:style-name="Property_20_Header"><text:span text:style-name="T971">Rychlost:</text:span><text:span text:style-name="T497"> </text:span><text:span text:style-name="T549">n</text:span><text:span text:style-name="T545">a zemi jako chůze</text:span><text:span text:style-name="T571">, </text:span><text:span text:style-name="T573">plave a</text:span><text:span text:style-name="T554"> </text:span><text:span text:style-name="T572">šplhá </text:span><text:span text:style-name="T581">stejně rychle jako</text:span><text:span text:style-name="T572">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7"><text:span text:style-name="T1680">⚔<text:tab/></text:span><text:span text:style-name="T970">Z</text:span><text:span text:style-name="T973">uby:</text:span></text:p>
      <text:p text:style-name="P370"><text:span text:style-name="T1695">Obyčejn</text:span><text:span text:style-name="T1700">á</text:span><text:span text:style-name="T1687">:</text:span><text:span text:style-name="T1732"><text:tab/></text:span><text:span text:style-name="T1759">4 </text:span><text:span text:style-name="T1732">+ k6, zranění </text:span><text:span text:style-name="T1759">0</text:span></text:p>
      <text:p text:style-name="P370"><text:span text:style-name="T1695">Obří</text:span><text:span text:style-name="T1694">:</text:span><text:span text:style-name="T1750"><text:tab/><text:tab/></text:span><text:span text:style-name="T1751">5</text:span><text:span text:style-name="T1750"> + k6, zranění </text:span><text:span text:style-name="T1759">0</text:span></text:p>
      <text:p text:style-name="P307"><text:span text:style-name="T1958">3</text:span> dávk<text:span text:style-name="T1958">y</text:span> <text:span text:style-name="T1669">jed</text:span><text:span text:style-name="T1672">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5"> </text:span><text:span text:style-name="T558">Otok</text:span><text:span text:style-name="T556">, </text:span><text:span text:style-name="T558">zhmožděnina,</text:span><text:span text:style-name="T556"> siln</text:span><text:span text:style-name="T558">á bolest, mravenčení a pálení</text:span><text:span text:style-name="T556"> v okolí rány.</text:span><text:span text:style-name="T557"> Znecitlivění</text:span><text:span text:style-name="T570"> tváře</text:span><text:span text:style-name="T557">, </text:span><text:span text:style-name="T558">mátožnost</text:span><text:span text:style-name="T557">, rozmazání zraku, slabost, silné pocení a slinění, obtíže při dýchání.</text:span></text:p>
      <text:p text:style-name="P395"><text:span text:style-name="T1680">⚔<text:tab/></text:span><text:span text:style-name="T996">Plivnutí jedu</text:span><text:span text:style-name="T1266">:</text:span><text:span text:style-name="T1264"> </text:span><text:span text:style-name="T1299">4</text:span><text:span text:style-name="T1297"> + k6 </text:span><text:span text:style-name="T1300">proti Finese</text:span></text:p>
      <text:p text:style-name="Property_20_level_20_1"><text:span text:style-name="T1267">D</text:span><text:span text:style-name="T1265">osah:</text:span><text:span text:style-name="T1262">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8"><text:span text:style-name="T1148">Vzhled:</text:span> <text:span text:style-name="T1962">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6">Lesy, travnaté plochy.</text:span></text:p>
      <text:p text:style-name="P557"><text:span text:style-name="T415">👣 </text:span><text:span text:style-name="T975">S</text:span><text:span text:style-name="T976">topy:</text:span><text:span text:style-name="T510"> </text:span><text:span text:style-name="T546">Brázda po hadím těle.</text:span></text:p>
      <text:p text:style-name="P559"><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2779497906" text:style-name="L66">
        <text:list-item>
          <text:p text:style-name="P1162"><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163">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45115148199687" text:continue-list="list45114491749709" text:style-name="L4">
        <text:list-item>
          <text:p text:style-name="P991">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90"><text:span text:style-name="T1693">Obyčejn</text:span><text:span text:style-name="T1699">á</text:span><text:span text:style-name="T1687">:</text:span><text:span text:style-name="T1732"><text:tab/></text:span><text:span text:style-name="T1744">F</text:span><text:span text:style-name="T1745">yzička </text:span><text:span text:style-name="T1762">2</text:span><text:span text:style-name="T1745">, Finesa </text:span><text:span text:style-name="T1763">4</text:span><text:span text:style-name="T1745">, Duše -, </text:span><text:span text:style-name="T1747">Ž</text:span><text:span text:style-name="T1733">ivot</text:span><text:span text:style-name="T1747">y </text:span><text:span text:style-name="T1764">4</text:span></text:p>
      <text:p text:style-name="P390"><text:span text:style-name="T1693">Obří</text:span><text:span text:style-name="T1688">:</text:span><text:span text:style-name="T1733"><text:tab/><text:tab/></text:span><text:span text:style-name="T1744">F</text:span><text:span text:style-name="T1745">yzička </text:span><text:span text:style-name="T1758">3</text:span><text:span text:style-name="T1745">, Finesa </text:span><text:span text:style-name="T1748">5</text:span><text:span text:style-name="T1745">, Duše -, </text:span><text:span text:style-name="T1747">Ž</text:span><text:span text:style-name="T1733">ivot</text:span><text:span text:style-name="T1747">y </text:span><text:span text:style-name="T1760">9</text:span></text:p>
      <text:p text:style-name="Property_20_Header"><text:span text:style-name="T971">Rychlost:</text:span><text:span text:style-name="T497"> </text:span><text:span text:style-name="T549">n</text:span><text:span text:style-name="T545">a zemi jako chůze,</text:span><text:span text:style-name="T550"> </text:span><text:span text:style-name="T582">plave a šplhá stejně rychle</text:span><text:span text:style-name="T554"> jako člověk</text:span></text:p>
      <text:p text:style-name="P435"><text:span text:style-name="T974">Smysly:</text:span><text:span text:style-name="T504"> </text:span><text:span text:style-name="T597">zrak jako člověk</text:span><text:span text:style-name="T505">, slabý sluch, výborný čich, </text:span><text:span text:style-name="T565">detekce vibrací,</text:span><text:span text:style-name="T505"> </text:span><text:span text:style-name="T553">infravidění</text:span></text:p>
      <text:p text:style-name="P408"><text:span text:style-name="T1680">⚔<text:tab/></text:span><text:span text:style-name="T970">Z</text:span><text:span text:style-name="T973">uby:</text:span></text:p>
      <text:p text:style-name="P371"><text:span text:style-name="T1695">Obyčejn</text:span><text:span text:style-name="T1700">á</text:span><text:span text:style-name="T1687">:</text:span><text:span text:style-name="T1732"><text:tab/></text:span><text:span text:style-name="T1759">4 </text:span><text:span text:style-name="T1732">+ k6, zranění </text:span><text:span text:style-name="T1759">0</text:span></text:p>
      <text:p text:style-name="P371"><text:span text:style-name="T1695">Obří</text:span><text:span text:style-name="T1694">:</text:span><text:span text:style-name="T1750"><text:tab/><text:tab/></text:span><text:span text:style-name="T1751">5</text:span><text:span text:style-name="T1750"> + k6, zranění </text:span><text:span text:style-name="T1759">0</text:span></text:p>
      <text:p text:style-name="P308"><text:span text:style-name="T1958">3</text:span> dávk<text:span text:style-name="T1958">y</text:span> <text:span text:style-name="T1669">jed</text:span><text:span text:style-name="T1672">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5"> </text:span><text:span text:style-name="T577">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69">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8">Savany, polopouště, řídké lesy a křoviny.</text:span></text:p>
      <text:p text:style-name="P560"><text:span text:style-name="T415">👣 </text:span><text:span text:style-name="T975">S</text:span><text:span text:style-name="T976">topy:</text:span><text:span text:style-name="T510"> </text:span><text:span text:style-name="T546">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45114600467261" text:continue-numbering="true" text:style-name="L4">
        <text:list-item>
          <text:p text:style-name="P992">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1"><text:span text:style-name="T1693">Obyčejn</text:span><text:span text:style-name="T1699">á</text:span><text:span text:style-name="T1687">:</text:span><text:span text:style-name="T1732"><text:tab/></text:span><text:span text:style-name="T1744">F</text:span><text:span text:style-name="T1745">yzička </text:span><text:span text:style-name="T1767">1</text:span><text:span text:style-name="T1745">, Finesa </text:span><text:span text:style-name="T1767">3</text:span><text:span text:style-name="T1745">, Duše -, </text:span><text:span text:style-name="T1747">Ž</text:span><text:span text:style-name="T1733">ivot</text:span><text:span text:style-name="T1747">y </text:span><text:span text:style-name="T1768">1</text:span></text:p>
      <text:p text:style-name="P391"><text:span text:style-name="T1693">Obří</text:span><text:span text:style-name="T1688">:</text:span><text:span text:style-name="T1733"><text:tab/><text:tab/></text:span><text:span text:style-name="T1744">F</text:span><text:span text:style-name="T1745">yzička </text:span><text:span text:style-name="T1766">2</text:span><text:span text:style-name="T1745">, Finesa </text:span><text:span text:style-name="T1766">5</text:span><text:span text:style-name="T1745">, Duše -, </text:span><text:span text:style-name="T1747">Ž</text:span><text:span text:style-name="T1733">ivot</text:span><text:span text:style-name="T1747">y </text:span><text:span text:style-name="T1766">5</text:span></text:p>
      <text:p text:style-name="Property_20_Header"><text:span text:style-name="T971">Rychlost:</text:span><text:span text:style-name="T497"> </text:span><text:span text:style-name="T549">n</text:span><text:span text:style-name="T545">a zemi jako chůze</text:span><text:span text:style-name="T554">, </text:span><text:span text:style-name="T576">plave </text:span><text:span text:style-name="T583">a šplhá pomaleji než</text:span><text:span text:style-name="T576"> člověk</text:span></text:p>
      <text:p text:style-name="P436"><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span text:style-name="T505"> </text:span><text:span text:style-name="T553">infravidění</text:span></text:p>
      <text:p text:style-name="P409"><text:span text:style-name="T1680">⚔<text:tab/></text:span><text:span text:style-name="T970">Z</text:span><text:span text:style-name="T973">uby:</text:span></text:p>
      <text:p text:style-name="P372"><text:span text:style-name="T1695">Obyčejn</text:span><text:span text:style-name="T1700">á</text:span><text:span text:style-name="T1687">:</text:span><text:span text:style-name="T1732"><text:tab/></text:span><text:span text:style-name="T1766">3</text:span><text:span text:style-name="T1759"> </text:span><text:span text:style-name="T1732">+ k6, zranění </text:span><text:span text:style-name="T1759">0</text:span></text:p>
      <text:p text:style-name="P372"><text:span text:style-name="T1695">Obří</text:span><text:span text:style-name="T1694">:</text:span><text:span text:style-name="T1750"><text:tab/><text:tab/></text:span><text:span text:style-name="T1766">4</text:span><text:span text:style-name="T1750"> + k6, zranění </text:span><text:span text:style-name="T1759">0</text:span></text:p>
      <text:p text:style-name="P309"><text:span text:style-name="T1958">3</text:span> dávk<text:span text:style-name="T1958">y</text:span> <text:span text:style-name="T1669">jed</text:span><text:span text:style-name="T1672">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7"> </text:span><text:span text:style-name="T578">Intenzivní bolest v ráně, otok, brnění, zanícení kůže a citlivost na dotyk, potíže s dýcháním. Později otok a modřiny po celé končeti</text:span><text:span text:style-name="T577">ně.</text:span></text:p>
      <text:p text:style-name="P561"><text:span text:style-name="T1148">Vzhled:</text:span> <text:span text:style-name="T1974">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1">Stepi, tajgy, hory, nížiny, louky, rašeliniště, mokřady.</text:span></text:p>
      <text:p text:style-name="P561"><text:span text:style-name="T415">👣 </text:span><text:span text:style-name="T975">S</text:span><text:span text:style-name="T976">topy:</text:span><text:span text:style-name="T510"> </text:span><text:span text:style-name="T546">Brázda po hadím těle.</text:span></text:p>
      <text:p text:style-name="P561"><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600"><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45114967179365" text:continue-numbering="true" text:style-name="L4">
        <text:list-item>
          <text:p text:style-name="P993">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5"><text:span text:style-name="T1693">Obyčejná</text:span><text:span text:style-name="T1687">:</text:span><text:span text:style-name="T1732"><text:tab/></text:span><text:span text:style-name="T1744">F</text:span><text:span text:style-name="T1745">yzička </text:span><text:span text:style-name="T1746">5</text:span><text:span text:style-name="T1745">, Finesa </text:span><text:span text:style-name="T1746">3</text:span><text:span text:style-name="T1745">, Duše -, </text:span><text:span text:style-name="T1747">Ž</text:span><text:span text:style-name="T1733">ivot</text:span><text:span text:style-name="T1747">y </text:span><text:span text:style-name="T1733">1</text:span><text:span text:style-name="T1765">2</text:span></text:p>
      <text:p text:style-name="P385"><text:span text:style-name="T1693">Obří</text:span><text:span text:style-name="T1688">:</text:span><text:span text:style-name="T1733"><text:tab/><text:tab/></text:span><text:span text:style-name="T1744">F</text:span><text:span text:style-name="T1745">yzička </text:span><text:span text:style-name="T1748">7</text:span><text:span text:style-name="T1745">, Finesa </text:span><text:span text:style-name="T1748">5</text:span><text:span text:style-name="T1745">, Duše -, </text:span><text:span text:style-name="T1747">Ž</text:span><text:span text:style-name="T1733">ivot</text:span><text:span text:style-name="T1747">y </text:span><text:span text:style-name="T1733">1</text:span><text:span text:style-name="T1765">7</text:span></text:p>
      <text:p text:style-name="P404"><text:soft-page-break/><text:span text:style-name="T971">Rychlost:</text:span><text:span text:style-name="T497"> </text:span><text:span text:style-name="T549">n</text:span><text:span text:style-name="T545">a zemi jako chůze, </text:span><text:span text:style-name="T574">plave rychleji než člověk</text:span><text:span text:style-name="T550">,</text:span><text:span text:style-name="T554"> šplh</text:span><text:span text:style-name="T574">á </text:span><text:span text:style-name="T584">stejně</text:span><text:span text:style-name="T574"> rychle</text:span><text:span text:style-name="T554"> jako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p>
      <text:p text:style-name="Property_20_Header"><text:span text:style-name="T1680">⚔<text:tab/></text:span><text:span text:style-name="T970">Z</text:span><text:span text:style-name="T973">uby</text:span></text:p>
      <text:p text:style-name="P362"><text:span text:style-name="T1695">Obyčejná</text:span><text:span text:style-name="T1687">:</text:span><text:span text:style-name="T1732"><text:tab/></text:span><text:span text:style-name="T1751">3</text:span><text:span text:style-name="T1732"> + k6, zranění </text:span><text:span text:style-name="T1751">1</text:span></text:p>
      <text:p text:style-name="P362"><text:span text:style-name="T1695">Obří</text:span><text:span text:style-name="T1694">:</text:span><text:span text:style-name="T1750"><text:tab/><text:tab/></text:span><text:span text:style-name="T1751">5</text:span><text:span text:style-name="T1750"> + k6, zranění </text:span><text:span text:style-name="T1751">2</text:span></text:p>
      <text:p text:style-name="Property_20_Header"><text:span text:style-name="T1680">⚔<text:tab/></text:span><text:span text:style-name="T992">Škrcení</text:span><text:span text:style-name="T1266">:</text:span><text:span text:style-name="T1264"> </text:span><text:span text:style-name="T1298">5</text:span><text:span text:style-name="T1297"> + k6, zranění </text:span><text:span text:style-name="T1298">2</text:span></text:p>
      <text:p text:style-name="P363"><text:span text:style-name="T1695">Obyčejná</text:span><text:span text:style-name="T1687">:</text:span><text:span text:style-name="T1732"><text:tab/></text:span><text:span text:style-name="T1752">5</text:span><text:span text:style-name="T1732"> + k6, zranění </text:span><text:span text:style-name="T1752">2</text:span></text:p>
      <text:p text:style-name="P363"><text:span text:style-name="T1695">Obří</text:span><text:span text:style-name="T1694">:<text:tab/><text:tab/></text:span><text:span text:style-name="T1749">7</text:span><text:span text:style-name="T1750"> + k6, zranění </text:span><text:span text:style-name="T1752">3</text:span></text:p>
      <text:p text:style-name="P556"><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8">Bažiny, mokřady nebo pomalu tekoucí řeky v oblasti tropických deštných pralesů.</text:span></text:p>
      <text:p text:style-name="P550"><text:span text:style-name="T415">👣 </text:span><text:span text:style-name="T975">S</text:span><text:span text:style-name="T976">topy:</text:span><text:span text:style-name="T510"> </text:span><text:span text:style-name="T546">Brázda po velkém/</text:span><text:span text:style-name="T559">obřím</text:span><text:span text:style-name="T546"> hadím těle.</text:span></text:p>
      <text:p text:style-name="P551"><text:span text:style-name="T1171">Dovednosti</text:span><text:span text:style-name="T1148">:</text:span><text:span text:style-name="T1490"> </text:span><text:span text:style-name="T1525">Když je anakonda ve vodě, umí být nenápadná, jako kdyby měla </text:span><text:span text:style-name="T1526">mistrovské</text:span><text:span text:style-name="T1525"> </text:span><text:span text:style-name="T1171">plížení</text:span><text:span text:style-name="T1525">.</text:span></text:p>
      <text:p text:style-name="P582"><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7"><text:span text:style-name="T1693">Obyčejn</text:span><text:span text:style-name="T1696">ý</text:span><text:span text:style-name="T1687">:</text:span><text:span text:style-name="T1732"><text:tab/></text:span><text:span text:style-name="T1744">F</text:span><text:span text:style-name="T1745">yzička </text:span><text:span text:style-name="T1754">4</text:span><text:span text:style-name="T1745">, Finesa </text:span><text:span text:style-name="T1754">2</text:span><text:span text:style-name="T1745">, Duše -, </text:span><text:span text:style-name="T1747">Ž</text:span><text:span text:style-name="T1733">ivot</text:span><text:span text:style-name="T1747">y </text:span><text:span text:style-name="T1754">9</text:span></text:p>
      <text:p text:style-name="P387"><text:span text:style-name="T1693">Obří</text:span><text:span text:style-name="T1688">:</text:span><text:span text:style-name="T1733"><text:tab/><text:tab/></text:span><text:span text:style-name="T1744">F</text:span><text:span text:style-name="T1745">yzička </text:span><text:span text:style-name="T1755">6</text:span><text:span text:style-name="T1745">, Finesa </text:span><text:span text:style-name="T1755">4</text:span><text:span text:style-name="T1745">, Duše -, </text:span><text:span text:style-name="T1747">Ž</text:span><text:span text:style-name="T1733">ivot</text:span><text:span text:style-name="T1747">y </text:span><text:span text:style-name="T1755">14</text:span></text:p>
      <text:p text:style-name="P405"><text:span text:style-name="T971">Rychlost:</text:span><text:span text:style-name="T497"> </text:span><text:span text:style-name="T549">n</text:span><text:span text:style-name="T545">a zemi jako chůze, </text:span><text:span text:style-name="T574">plave </text:span><text:span text:style-name="T584">a šplhá stejně</text:span><text:span text:style-name="T574"> rychle </text:span><text:span text:style-name="T584">jako</text:span><text:span text:style-name="T574"> člověk</text:span></text:p>
      <text:p text:style-name="P434"><text:span text:style-name="T974">Smysly:</text:span><text:span text:style-name="T504"> </text:span><text:span text:style-name="T549">s</text:span><text:span text:style-name="T505">labý zrak (</text:span><text:span text:style-name="T544">vnímá</text:span><text:span text:style-name="T505"> hlavně pohyb), slabý sluch, výborný čich, </text:span><text:span text:style-name="T565">detekce vibrací</text:span></text:p>
      <text:p text:style-name="P394"><text:span text:style-name="T1680">⚔<text:tab/></text:span><text:span text:style-name="T970">Z</text:span><text:span text:style-name="T973">uby</text:span></text:p>
      <text:p text:style-name="P364"><text:span text:style-name="T1695">Obyčejn</text:span><text:span text:style-name="T1696">ý</text:span><text:span text:style-name="T1687">:</text:span><text:span text:style-name="T1732"><text:tab/></text:span><text:span text:style-name="T1756">2</text:span><text:span text:style-name="T1750"> + k6, zranění </text:span><text:span text:style-name="T1756">0</text:span></text:p>
      <text:p text:style-name="P364"><text:span text:style-name="T1695">Obří</text:span><text:span text:style-name="T1694">:</text:span><text:span text:style-name="T1750"><text:tab/><text:tab/></text:span><text:span text:style-name="T1757">4</text:span><text:span text:style-name="T1750"> + k6, zranění 1</text:span></text:p>
      <text:p text:style-name="P394"><text:span text:style-name="T1680">⚔<text:tab/></text:span><text:span text:style-name="T992">Škrcení</text:span><text:span text:style-name="T1266">:</text:span><text:span text:style-name="T1264"> </text:span><text:span text:style-name="T1298">5</text:span><text:span text:style-name="T1297"> + k6, zranění </text:span><text:span text:style-name="T1298">2</text:span></text:p>
      <text:p text:style-name="P364"><text:span text:style-name="T1695">Obyčejn</text:span><text:span text:style-name="T1696">ý</text:span><text:span text:style-name="T1687">:</text:span><text:span text:style-name="T1732"><text:tab/></text:span><text:span text:style-name="T1756">4</text:span><text:span text:style-name="T1750"> + k6, zranění </text:span><text:span text:style-name="T1756">1</text:span></text:p>
      <text:p text:style-name="P364"><text:span text:style-name="T1695">Obří</text:span><text:span text:style-name="T1694">:<text:tab/><text:tab/></text:span><text:span text:style-name="T1757">6</text:span><text:span text:style-name="T1750"> + k6, zranění </text:span><text:span text:style-name="T1753">2</text:span></text:p>
      <text:p text:style-name="P552"><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2">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0"> </text:span><text:span text:style-name="T546">Brázda po </text:span><text:span text:style-name="T559">velkém</text:span><text:span text:style-name="T546"> hadím těle.</text:span></text:p>
      <text:p text:style-name="P554"><text:span text:style-name="T993">Dovednosti</text:span><text:span text:style-name="T991">:</text:span><text:span text:style-name="T546"> </text:span><text:span text:style-name="T552">Hroznýš umí být</text:span><text:span text:style-name="T551"> nenápadn</text:span><text:span text:style-name="T552">ý</text:span><text:span text:style-name="T551">, jako kdyby měl </text:span><text:span text:style-name="T552">pokročilé</text:span><text:span text:style-name="T551"> </text:span><text:span text:style-name="T993">plížení</text:span><text:span text:style-name="T551">.</text:span></text:p>
      <text:p text:style-name="P581"><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3">/</text:span><text:span text:style-name="T1337">* Velikost </text:span><text:span text:style-name="T1449">7</text:span><text:span text:style-name="T1337"> (</text:span><text:span text:style-name="T1449">125</text:span><text:span text:style-name="T1337"> kg) */</text:span></text:p>
      <text:p text:style-name="P198"><text:span text:style-name="T1263">F</text:span><text:span text:style-name="T1285">yzička </text:span><text:span text:style-name="T1449">2</text:span><text:span text:style-name="T1285">, Finesa </text:span><text:span text:style-name="T1449">4</text:span><text:span text:style-name="T1285">, Duše -</text:span><text:span text:style-name="T502">, </text:span><text:span text:style-name="T547">Ž</text:span><text:span text:style-name="T503">ivot</text:span><text:span text:style-name="T547">y </text:span><text:span text:style-name="T858">9</text:span></text:p>
      <text:p text:style-name="P511"><text:span text:style-name="T971">Rychlost:</text:span><text:span text:style-name="T497"> </text:span><text:span text:style-name="T858">jako chůze</text:span></text:p>
      <text:p text:style-name="P511"><text:span text:style-name="T974">Smysly:</text:span><text:span text:style-name="T504"> </text:span><text:span text:style-name="T859">slabý zrak, skvělý čich a sluch</text:span></text:p>
      <text:p text:style-name="P423"><text:span text:style-name="T1680">⚔<text:tab/></text:span><text:span text:style-name="T1069">Ostny</text:span><text:span text:style-name="T1266">:</text:span><text:span text:style-name="T1264"> </text:span><text:span text:style-name="T1450">4 + k6, zranění 1</text:span></text:p>
      <text:p text:style-name="P343"><text:span text:style-name="T1265">Dostřel:</text:span><text:span text:style-name="T1262"> krátký</text:span></text:p>
      <text:p text:style-name="P343"><text:span text:style-name="T1279">Účinek</text:span><text:span text:style-name="T1265">:</text:span><text:span text:style-name="T1262"> </text:span><text:span text:style-name="T1451">za případný druhý úspěch ochromení zasažené části těla</text:span></text:p>
      <text:p text:style-name="P740"><text:soft-page-break/><text:span text:style-name="T1148">Vzhled:</text:span> <text:span text:style-name="T2159">Dikobraz velký jako medvěd.</text:span></text:p>
      <text:p text:style-name="P740"><text:span text:style-name="T1148">Boj:</text:span> <text:span text:style-name="T2160">V ohrožení dikobraz naježí ostny a začne chřestit dutými ocasními ostny. Když to vetřelce nezažene, otočí se k němu zády a začne na něj vystřelovat ostny.</text:span></text:p>
      <text:list xml:id="list763663117" text:style-name="L67">
        <text:list-item>
          <text:p text:style-name="P1164">Ostny mohou <text:span text:style-name="T2162">současně</text:span> zasáhnout několik cílů blízko u sebe. Při zásahu mohou ochromit zasaženou část těla.</text:p>
        </text:list-item>
      </text:list>
      <text:p text:style-name="P301">Suroviny:</text:p>
      <text:list xml:id="list1674806395" text:style-name="L68">
        <text:list-item>
          <text:p text:style-name="P931"><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3">/</text:span><text:span text:style-name="T1337">* Velikost</text:span><text:span text:style-name="T1442"> </text:span><text:span text:style-name="T1474">1</text:span><text:span text:style-name="T1475">1</text:span><text:span text:style-name="T1337"> (</text:span><text:span text:style-name="T1475">2</text:span><text:span text:style-name="T1474"> tun</text:span><text:span text:style-name="T1475">y</text:span><text:span text:style-name="T1337">) */</text:span></text:p>
      <text:p text:style-name="Property_20_level_20_1"><text:span text:style-name="T1263">F</text:span><text:span text:style-name="T1285">yzička </text:span><text:span text:style-name="T1474">5</text:span><text:span text:style-name="T1285">, Finesa </text:span><text:span text:style-name="T1474">1</text:span><text:span text:style-name="T1285">, Duše -</text:span><text:span text:style-name="T502">, </text:span><text:span text:style-name="T547">Ž</text:span><text:span text:style-name="T503">ivot</text:span><text:span text:style-name="T547">y </text:span><text:span text:style-name="T879">1</text:span><text:span text:style-name="T908">6</text:span></text:p>
      <text:p text:style-name="Property_20_level_20_1"><text:span text:style-name="T496">F</text:span><text:span text:style-name="T502">yzička </text:span><text:span text:style-name="T908">4</text:span><text:span text:style-name="T502">, Finesa </text:span><text:span text:style-name="T906">1</text:span><text:span text:style-name="T502">, Duše -, </text:span><text:span text:style-name="T547">Ž</text:span><text:span text:style-name="T503">ivot</text:span><text:span text:style-name="T547">y </text:span><text:span text:style-name="T908">12</text:span></text:p>
      <text:p text:style-name="Property_20_level_20_1"><text:span text:style-name="T496">F</text:span><text:span text:style-name="T502">yzička </text:span><text:span text:style-name="T908">3</text:span><text:span text:style-name="T502">, Finesa </text:span><text:span text:style-name="T906">1</text:span><text:span text:style-name="T502">, Duše -, </text:span><text:span text:style-name="T547">Ž</text:span><text:span text:style-name="T503">ivot</text:span><text:span text:style-name="T547">y </text:span><text:span text:style-name="T908">8</text:span></text:p>
      <text:p text:style-name="Property_20_level_20_1"><text:span text:style-name="T496">F</text:span><text:span text:style-name="T502">yzička </text:span><text:span text:style-name="T908">2</text:span><text:span text:style-name="T502">, Finesa </text:span><text:span text:style-name="T906">1</text:span><text:span text:style-name="T502">, Duše -, </text:span><text:span text:style-name="T547">Ž</text:span><text:span text:style-name="T503">ivot</text:span><text:span text:style-name="T547">y </text:span><text:span text:style-name="T908">4</text:span></text:p>
      <text:p text:style-name="P520"><text:span text:style-name="T971">Z</text:span><text:span text:style-name="T969">broj:</text:span><text:span text:style-name="T491"> Proti cíleným útokům 2, proti plošným 0</text:span></text:p>
      <text:p text:style-name="P519"><text:span text:style-name="T971">Rychlost:</text:span><text:span text:style-name="T497"> </text:span><text:span text:style-name="T907">jako rychlá chůze</text:span></text:p>
      <text:p text:style-name="P521"><text:span text:style-name="T974">Smysly:</text:span><text:span text:style-name="T504"> </text:span><text:span text:style-name="T549">s</text:span><text:span text:style-name="T505">labý zrak, </text:span><text:span text:style-name="T911">výborný</text:span><text:span text:style-name="T505"> sluch, čich </text:span><text:span text:style-name="T911">a hmat</text:span></text:p>
      <text:p text:style-name="P767"><text:span text:style-name="T1680">⚔<text:tab/></text:span><text:span text:style-name="T970">Z</text:span><text:span text:style-name="T973">uby</text:span><text:span text:style-name="T1266">:</text:span><text:span text:style-name="T875"> </text:span><text:span text:style-name="T906">5</text:span><text:span text:style-name="T875"> + k6, zranění </text:span><text:span text:style-name="T906">0</text:span></text:p>
      <text:p text:style-name="P768"><text:span text:style-name="T1077">Slabiny</text:span><text:span text:style-name="T1072">:</text:span><text:span text:style-name="T865"> </text:span><text:span text:style-name="T909">K</text:span><text:span text:style-name="T908">rysy se bojí ohně, </text:span><text:span text:style-name="T910">postava s pochodní si </text:span><text:span text:style-name="T908">je</text:span><text:span text:style-name="T910"> dokáže udržet od těla.</text:span></text:p>
      <text:p text:style-name="P767"><text:soft-page-break/><text:span text:style-name="T1072">Boj:</text:span><text:span text:style-name="T865">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1470099844" text:style-name="L69">
        <text:list-item>
          <text:p text:style-name="P1165"><text:span text:style-name="T392">K</text:span><text:span text:style-name="T394">rysí hejno ber jako jednoho protivníka. </text:span><text:span text:style-name="T393">S každými 4 ztracenými životy se mu sníží Fyzička (a tedy i útok) hejna o 1.</text:span></text:p>
        </text:list-item>
        <text:list-item>
          <text:p text:style-name="P1006">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3">/</text:span><text:span text:style-name="T1337">* Velikost</text:span><text:span text:style-name="T1442"> </text:span><text:span text:style-name="T1477">5</text:span><text:span text:style-name="T1337"> (</text:span><text:span text:style-name="T1477">30</text:span><text:span text:style-name="T1474"> </text:span><text:span text:style-name="T1477">kg</text:span><text:span text:style-name="T1337">) */</text:span></text:p>
      <text:p text:style-name="P347"><text:span text:style-name="T496">F</text:span><text:span text:style-name="T502">yzička </text:span><text:span text:style-name="T908">3</text:span><text:span text:style-name="T502">, Finesa </text:span><text:span text:style-name="T912">2</text:span><text:span text:style-name="T502">, Duše -, </text:span><text:span text:style-name="T547">Ž</text:span><text:span text:style-name="T503">ivot</text:span><text:span text:style-name="T547">y </text:span><text:span text:style-name="T908">8</text:span></text:p>
      <text:p text:style-name="P522"><text:span text:style-name="T971">Rychlost:</text:span><text:span text:style-name="T497"> </text:span><text:span text:style-name="T907">jako rychlá chůze</text:span></text:p>
      <text:p text:style-name="P522"><text:span text:style-name="T974">Smysly:</text:span><text:span text:style-name="T504"> </text:span><text:span text:style-name="T549">s</text:span><text:span text:style-name="T505">labý zrak, </text:span><text:span text:style-name="T911">výborný</text:span><text:span text:style-name="T505"> sluch, čich </text:span><text:span text:style-name="T911">a hmat</text:span></text:p>
      <text:p text:style-name="P769"><text:span text:style-name="T1680">⚔<text:tab/></text:span><text:span text:style-name="T970">Z</text:span><text:span text:style-name="T973">uby</text:span><text:span text:style-name="T1266">:</text:span><text:span text:style-name="T875"> </text:span><text:span text:style-name="T912">3</text:span><text:span text:style-name="T875"> + k6, zranění </text:span><text:span text:style-name="T906">0</text:span></text:p>
      <text:p text:style-name="P769"><text:span text:style-name="T1078">Vzhled</text:span><text:span text:style-name="T1072">:</text:span><text:span text:style-name="T865"> </text:span><text:span text:style-name="T912">Přes metr dlouhá krysa.</text:span></text:p>
      <text:p text:style-name="P769"><text:span text:style-name="T1077">Slabiny</text:span><text:span text:style-name="T1072">:</text:span><text:span text:style-name="T865"> </text:span><text:span text:style-name="T912">Obří k</text:span><text:span text:style-name="T908">rysy se bojí ohně, </text:span><text:span text:style-name="T910">postava s pochodní si </text:span><text:span text:style-name="T908">je</text:span><text:span text:style-name="T910"> dokáže udržet od těla.</text:span></text:p>
      <text:p text:style-name="P580"><text:span text:style-name="T1283">Boj:</text:span><text:span text:style-name="T1476"> </text:span><text:span text:style-name="T1477">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7"><text:span text:style-name="T971">Zbroj:</text:span><text:span text:style-name="T638"> </text:span><text:span text:style-name="T643">1 (silná kůže)</text:span></text:p>
      <text:p text:style-name="P507"><text:span text:style-name="T971">Rychlost:</text:span><text:span text:style-name="T497"> </text:span><text:span text:style-name="T640">jako běh</text:span></text:p>
      <text:p text:style-name="P507"><text:span text:style-name="T974">Smysly:</text:span><text:span text:style-name="T504"> </text:span><text:span text:style-name="T641">slabý zrak a sluch, výborný čich </text:span><text:span text:style-name="T642">a chuť</text:span></text:p>
      <text:p text:style-name="P186"><text:span text:style-name="T642">- </text:span><text:span text:style-name="T849">nelítá, sarkoni ho používají jako jezdeckou nestvůru.</text:span></text:p>
      <text:h text:style-name="Heading_20_3" text:outline-level="3">Kočkovité šelmy</text:h>
      <text:p text:style-name="Standalone_20_Property"><text:span text:style-name="T974">Smysly:</text:span><text:span text:style-name="T504"> </text:span><text:span text:style-name="T865">dobrý čich, výborný zrak a sluch, vidění v šeru</text:span></text:p>
      <text:p text:style-name="Standalone_20_Property"><text:span text:style-name="T1072">D</text:span><text:span text:style-name="T969">ovednosti:</text:span><text:span text:style-name="T491"> </text:span><text:span text:style-name="T928">V</text:span><text:span text:style-name="T869">šechny k</text:span><text:span text:style-name="T491">očkovité šelmy se umí plížit, jako kdyby měly pokročilé </text:span><text:span text:style-name="T969">plížení</text:span><text:span text:style-name="T491">.</text:span></text:p>
      <text:p text:style-name="P16">Kočkovité šelmy loví nejčastěji za svítání nebo za soumraku, kdy mohou využít svého výborného vidění v šeru.</text:p>
      <text:h text:style-name="Heading_20_4" text:outline-level="4">Lev</text:h>
      <text:p text:style-name="P201"><text:span text:style-name="T1263">/</text:span><text:span text:style-name="T1337">* </text:span><text:span text:style-name="T1456">Lev v</text:span><text:span text:style-name="T1337">elikost </text:span><text:span text:style-name="T1456">8</text:span><text:span text:style-name="T1337"> (</text:span><text:span text:style-name="T1456">250</text:span><text:span text:style-name="T1337"> kg), </text:span><text:span text:style-name="T1456">lvice velikost </text:span><text:span text:style-name="T1455">7</text:span><text:span text:style-name="T1337"> (</text:span><text:span text:style-name="T1455">125</text:span><text:span text:style-name="T1337"> kg) */</text:span></text:p>
      <text:p text:style-name="Property_20_level_20_1"><text:span text:style-name="T1281">L</text:span><text:span text:style-name="T1265">vice:<text:tab/></text:span><text:span text:style-name="T1263">F</text:span><text:span text:style-name="T1285">yzička </text:span><text:span text:style-name="T1456">4</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5">1</text:span></text:p>
      <text:p text:style-name="P344"><text:span text:style-name="T1280">Lev:<text:tab/><text:tab/></text:span><text:span text:style-name="T1263">F</text:span><text:span text:style-name="T1285">yzička </text:span><text:span text:style-name="T1456">5</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6">3</text:span></text:p>
      <text:p text:style-name="P513"><text:span text:style-name="T971">Rychlost:</text:span><text:span text:style-name="T497"> </text:span><text:span text:style-name="T865">jako kůň</text:span></text:p>
      <text:p text:style-name="Property_20_Header"><text:span text:style-name="T1680">⚔<text:tab/></text:span><text:span text:style-name="T970">Z</text:span><text:span text:style-name="T973">uby </text:span><text:span text:style-name="T1071">nebo drápy</text:span><text:span text:style-name="T1266">:</text:span></text:p>
      <text:p text:style-name="P344"><text:span text:style-name="T1280">Lvice:<text:tab/></text:span><text:span text:style-name="T1456">4 + k6, zranění 1</text:span></text:p>
      <text:p text:style-name="P344"><text:span text:style-name="T1280">Lev:<text:tab/><text:tab/></text:span><text:span text:style-name="T1322">5 + k6, zranění 1</text:span></text:p>
      <text:p text:style-name="P744"><text:soft-page-break/><text:span text:style-name="T1072">Boj:</text:span><text:span text:style-name="T865"> </text:span><text:span text:style-name="T866">Lvice obvykle loví ve smečkách. V rojnici se plíží ke kořisti a snaží se ji obklíčit. Pak se rozběhnou, skokem </text:span><text:span text:style-name="T867">ji</text:span><text:span text:style-name="T866"> poval</text:span><text:span text:style-name="T867">í</text:span><text:span text:style-name="T866"> na zem a prokousn</text:span><text:span text:style-name="T867">ou</text:span><text:span text:style-name="T866"> jí hrdlo. Samci </text:span><text:span text:style-name="T881">zabíjí stejným způsobem, ale loví samostatně</text:span><text:span text:style-name="T866">.</text:span></text:p>
      <text:h text:style-name="P887" text:outline-level="4">Levhart</text:h>
      <text:p text:style-name="P207"><text:span text:style-name="T1263">/</text:span><text:span text:style-name="T1337">* Velikost</text:span><text:span text:style-name="T1442"> </text:span><text:span text:style-name="T1457">6</text:span><text:span text:style-name="T1337"> (</text:span><text:span text:style-name="T1457">60</text:span><text:span text:style-name="T1337"> kg) */</text:span></text:p>
      <text:p text:style-name="P749"><text:span text:style-name="T1263">F</text:span><text:span text:style-name="T1285">yzička </text:span><text:span text:style-name="T1461">4</text:span><text:span text:style-name="T1285">, Finesa </text:span><text:span text:style-name="T1461">2</text:span><text:span text:style-name="T1285">, Duše -</text:span><text:span text:style-name="T502">, </text:span><text:span text:style-name="T547">Ž</text:span><text:span text:style-name="T503">ivot</text:span><text:span text:style-name="T547">y </text:span><text:span text:style-name="T879">10</text:span></text:p>
      <text:p text:style-name="P514"><text:span text:style-name="T971">Rychlost:</text:span><text:span text:style-name="T497"> </text:span><text:span text:style-name="T869">rychlejší než člověk, pomalejší než</text:span><text:span text:style-name="T865"> kůň</text:span></text:p>
      <text:p text:style-name="Standalone_20_Property"><text:span text:style-name="T1680">⚔<text:tab/></text:span><text:span text:style-name="T970">Z</text:span><text:span text:style-name="T973">uby </text:span><text:span text:style-name="T1071">nebo drápy</text:span><text:span text:style-name="T1266">:</text:span><text:span text:style-name="T1071"> </text:span><text:span text:style-name="T875">4 + k6, zranění 1</text:span></text:p>
      <text:p text:style-name="P396">Vzhled:</text:p>
      <text:p text:style-name="Property_20_level_20_1"><text:span text:style-name="T1073">Levhart:</text:span><text:span text:style-name="T870"> Velká, pískově žlutá kočka s černě lemovanými tmavšími skvrnami.</text:span></text:p>
      <text:p text:style-name="Property_20_level_20_1"><text:span text:style-name="T1073">Panter:</text:span><text:span text:style-name="T870"> Velká černá kočka.</text:span></text:p>
      <text:p text:style-name="P745"><text:span text:style-name="T1072">Boj:</text:span><text:span text:style-name="T865"> </text:span><text:span text:style-name="T868">Levhart</text:span><text:span text:style-name="T866"> </text:span><text:span text:style-name="T868">loví</text:span><text:span text:style-name="T866"> ze zálohy. Není </text:span><text:span text:style-name="T868">to</text:span><text:span text:style-name="T866"> rychlý </text:span><text:span text:style-name="T868">ani</text:span><text:span text:style-name="T866"> vytrvalý běžec, takže si pěkně počíhá v koruně stromů nebo schovan</text:span><text:span text:style-name="T869">ý</text:span><text:span text:style-name="T866">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3">/</text:span><text:span text:style-name="T1337">* Velikost</text:span><text:span text:style-name="T1442"> </text:span><text:span text:style-name="T1457">6</text:span><text:span text:style-name="T1337"> (</text:span><text:span text:style-name="T1457">60</text:span><text:span text:style-name="T1337"> kg) */</text:span></text:p>
      <text:p text:style-name="P749"><text:span text:style-name="T1263">F</text:span><text:span text:style-name="T1285">yzička </text:span><text:span text:style-name="T1461">4</text:span><text:span text:style-name="T1285">, Finesa </text:span><text:span text:style-name="T1461">2</text:span><text:span text:style-name="T1285">, Duše -</text:span><text:span text:style-name="T502">, </text:span><text:span text:style-name="T547">Ž</text:span><text:span text:style-name="T503">ivot</text:span><text:span text:style-name="T547">y </text:span><text:span text:style-name="T879">10</text:span></text:p>
      <text:p text:style-name="P514"><text:span text:style-name="T971">Rychlost:</text:span><text:span text:style-name="T497"> </text:span><text:span text:style-name="T869">rychlejší než člověk, pomalejší než</text:span><text:span text:style-name="T865"> kůň</text:span></text:p>
      <text:p text:style-name="P750"><text:span text:style-name="T1680">⚔<text:tab/></text:span><text:span text:style-name="T970">Z</text:span><text:span text:style-name="T973">uby </text:span><text:span text:style-name="T1071">nebo drápy</text:span><text:span text:style-name="T970">:</text:span><text:span text:style-name="T1071"> </text:span><text:span text:style-name="T875">4 + k6, zranění 1</text:span></text:p>
      <text:p text:style-name="P396"><text:soft-page-break/>Vzhled:</text:p>
      <text:p text:style-name="P346"><text:span text:style-name="T1074">Puma</text:span><text:span text:style-name="T1073">:</text:span><text:span text:style-name="T870"> </text:span><text:span text:style-name="T871">Velká béžově hnědá kočka.</text:span></text:p>
      <text:p text:style-name="P345"><text:span text:style-name="T1282">Panter:</text:span><text:span text:style-name="T1458"> Velká černá kočka.</text:span></text:p>
      <text:p text:style-name="P746"><text:span text:style-name="T1072">Boj:</text:span><text:span text:style-name="T865"> </text:span><text:span text:style-name="T869">Puma loví stejně jako levhart, tedy skokem se stromu nebo z úkrytu. Přidrží si kořist svými drápy a kousnutím jí rozdrtí vaz.</text:span></text:p>
      <text:p text:style-name="P202"><text:span text:style-name="T869">P</text:span><text:span text:style-name="T491">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3">/</text:span><text:span text:style-name="T1337">* Velikost </text:span><text:span text:style-name="T1460">4</text:span><text:span text:style-name="T1337"> (</text:span><text:span text:style-name="T1460">15</text:span><text:span text:style-name="T1337"> kg) */</text:span></text:p>
      <text:p text:style-name="P748"><text:span text:style-name="T1263">F</text:span><text:span text:style-name="T1285">yzička </text:span><text:span text:style-name="T1460">3</text:span><text:span text:style-name="T1285">, Finesa </text:span><text:span text:style-name="T1463">2</text:span><text:span text:style-name="T1285">, Duše -</text:span><text:span text:style-name="T502">, </text:span><text:span text:style-name="T547">Ž</text:span><text:span text:style-name="T503">ivot</text:span><text:span text:style-name="T547">y </text:span><text:span text:style-name="T876">7</text:span></text:p>
      <text:p text:style-name="P516"><text:span text:style-name="T971">Rychlost:</text:span><text:span text:style-name="T497"> </text:span><text:span text:style-name="T872">rychlejší než člověk, pomalejší než kůň</text:span></text:p>
      <text:p text:style-name="P750"><text:span text:style-name="T1680">⚔<text:tab/></text:span><text:span text:style-name="T970">Z</text:span><text:span text:style-name="T973">uby </text:span><text:span text:style-name="T1071">nebo drápy</text:span><text:span text:style-name="T970">:</text:span><text:span text:style-name="T875"> </text:span><text:span text:style-name="T880">3</text:span><text:span text:style-name="T875"> + k6, zranění </text:span><text:span text:style-name="T880">0</text:span></text:p>
      <text:p text:style-name="P748"><text:span text:style-name="T1075">Vzhled:</text:span><text:span text:style-name="T872"> </text:span><text:span text:style-name="T876">Středně velká rezavě hnědá</text:span><text:span text:style-name="T877"> jemně skvrnitá</text:span><text:span text:style-name="T876"> kočka s</text:span><text:span text:style-name="T877">e štětičkami na uších a</text:span><text:span text:style-name="T876"> licousy.</text:span></text:p>
      <text:p text:style-name="P748"><text:span text:style-name="T1072">Boj:</text:span><text:span text:style-name="T865"> </text:span><text:span text:style-name="T878">Rys obvykle vyhlíží kořist z nějakého vyvýšeného místa</text:span><text:span text:style-name="T868">. </text:span><text:span text:style-name="T878">Pak se k ní připlíží nebo počká, až k němu přijde sama. Nakonec prudce vyrazí a zabíjí stiskem hrdla nebo prokousnutím šíje. Postavy rys nenapadne, ani když se </text:span><text:span text:style-name="T881">mu</text:span><text:span text:style-name="T878"> přiblíží k mláďatům.</text:span></text:p>
      <text:h text:style-name="Heading_20_4" text:outline-level="4">Tygr</text:h>
      <text:p text:style-name="P203"><text:bookmark-start text:name="__RefHeading___Toc2950_3430540378"/><text:span text:style-name="T1263">/</text:span><text:span text:style-name="T1337">* Velikost </text:span><text:span text:style-name="T1459">8</text:span><text:span text:style-name="T1337"> (</text:span><text:span text:style-name="T1459">250</text:span><text:span text:style-name="T1337"> kg) */</text:span><text:bookmark-end text:name="__RefHeading___Toc2950_3430540378"/></text:p>
      <text:p text:style-name="Standalone_20_Property"><text:span text:style-name="T1263">F</text:span><text:span text:style-name="T1285">yzička </text:span><text:span text:style-name="T1456">5</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1264">1</text:span><text:span text:style-name="T1456">3</text:span></text:p>
      <text:p text:style-name="P515"><text:span text:style-name="T971">Rychlost:</text:span><text:span text:style-name="T497"> </text:span><text:span text:style-name="T872">rychlejší než člověk, pomalejší než kůň</text:span></text:p>
      <text:p text:style-name="P751"><text:span text:style-name="T1680">⚔<text:tab/></text:span><text:span text:style-name="T970">Z</text:span><text:span text:style-name="T973">uby </text:span><text:span text:style-name="T1071">nebo drápy</text:span><text:span text:style-name="T970">:</text:span><text:span text:style-name="T875"> </text:span><text:span text:style-name="T882">5</text:span><text:span text:style-name="T875"> + k6, zranění 1</text:span></text:p>
      <text:p text:style-name="P747"><text:soft-page-break/><text:span text:style-name="T1072">Boj:</text:span><text:span text:style-name="T865"> </text:span><text:span text:style-name="T868">Tygr se ke kořisti plíží nebo si na ni počíhá a vrhne se na ni po několika skocích nebo po krátkém sprintu. </text:span><text:span text:style-name="T873">N</text:span><text:span text:style-name="T868">árazem </text:span><text:span text:style-name="T873">ji povalí</text:span><text:span text:style-name="T868">, </text:span><text:span text:style-name="T873">p</text:span><text:span text:style-name="T868">ak si ji přidrží tlapama a prokousne jí hrdlo nebo jí rozdrtí vaz. Pokud </text:span><text:span text:style-name="T874">kořist</text:span><text:span text:style-name="T868"> mine, běží za </text:span><text:span text:style-name="T874">ní</text:span><text:span text:style-name="T868"> jen chvilku, pak to vzdá.</text:span></text:p>
      <text:h text:style-name="P888" text:outline-level="4">Kočka</text:h>
      <text:p text:style-name="P208"><text:bookmark-start text:name="__RefHeading___Toc2950_34305403781"/><text:span text:style-name="T1263">/</text:span><text:span text:style-name="T1337">* Velikost </text:span><text:span text:style-name="T1462">2</text:span><text:span text:style-name="T1337"> (</text:span><text:span text:style-name="T1462">3</text:span><text:span text:style-name="T1337"> kg) */</text:span><text:bookmark-end text:name="__RefHeading___Toc2950_34305403781"/></text:p>
      <text:p text:style-name="P752"><text:span text:style-name="T1263">F</text:span><text:span text:style-name="T1285">yzička </text:span><text:span text:style-name="T1462">1</text:span><text:span text:style-name="T1285">, Finesa </text:span><text:span text:style-name="T1455">2</text:span><text:span text:style-name="T1285">, Duše -</text:span><text:span text:style-name="T502">, </text:span><text:span text:style-name="T547">Ž</text:span><text:span text:style-name="T503">ivot</text:span><text:span text:style-name="T547">y </text:span><text:span text:style-name="T881">3</text:span></text:p>
      <text:p text:style-name="P517"><text:span text:style-name="T971">Rychlost:</text:span><text:span text:style-name="T497"> </text:span><text:span text:style-name="T872">rychlejší než člověk, pomalejší než kůň</text:span></text:p>
      <text:p text:style-name="P752"><text:span text:style-name="T1680">⚔<text:tab/></text:span><text:span text:style-name="T970">Z</text:span><text:span text:style-name="T973">uby </text:span><text:span text:style-name="T1071">nebo drápy</text:span><text:span text:style-name="T970">:</text:span><text:span text:style-name="T875"> </text:span><text:span text:style-name="T881">2</text:span><text:span text:style-name="T875"> + k6, zranění </text:span><text:span text:style-name="T881">0</text:span></text:p>
      <text:p text:style-name="P752"><text:span text:style-name="T1072">Boj:</text:span><text:span text:style-name="T865"> </text:span><text:span text:style-name="T881">Kočka nedokáže vážněji ohrozit člověka, může ho nanejvýš podrápat a vyškrábat mu oči</text:span><text:span text:style-name="T868">.</text:span></text:p>
      <text:h text:style-name="P855" text:outline-level="3">Jízdní a nákladní zvířata</text:h>
      <text:p text:style-name="P231">V této skupině najdeš koně, osly, míšence koní a oslů a velbloudy.</text:p>
      <text:p text:style-name="P770"><text:span text:style-name="T974">Smysly:</text:span><text:span text:style-name="T504"> </text:span><text:span text:style-name="T865">dobrý </text:span><text:span text:style-name="T913">zrak</text:span><text:span text:style-name="T865">, výborný sluch, </text:span><text:span text:style-name="T913">čich a hmat</text:span></text:p>
      <text:p text:style-name="P222"><text:span text:style-name="T865">K</text:span><text:span text:style-name="T491">oně, </text:span><text:span text:style-name="T923">osli a velbloudi</text:span><text:span text:style-name="T491"> mají oči po stranách hlavy. Díky tomu vidí i do stran, ale přímo před sebou a za sebou má slepé úhly.</text:span></text:p>
      <text:p text:style-name="Standalone_20_Property"><text:span text:style-name="T969">Boj:</text:span><text:span text:style-name="T491"> Bez důkladného výcviku koně, </text:span><text:span text:style-name="T923">osli a velbloudi</text:span><text:span text:style-name="T491"> bojují, jen když jsou ohroženi. Buď bijí předními kopyty, nebo vykopnou </text:span><text:span text:style-name="T920">oběma zadníma nohama –</text:span><text:span text:style-name="T491"> snadno odhod</text:span><text:span text:style-name="T920">í i</text:span><text:span text:style-name="T491"> dospělého krolla. </text:span><text:span text:style-name="T919">Koušou buď jako varování, nebo jako poslední možnost, když nemohou použít kopyta.</text:span></text:p>
      <text:h text:style-name="Heading_20_4" text:outline-level="4">Jezdecký kůň</text:h>
      <text:p text:style-name="P224"><text:span text:style-name="T1263">/</text:span><text:span text:style-name="T1337">* Velikost </text:span><text:span text:style-name="T1478">9</text:span><text:span text:style-name="T1337"> (</text:span><text:span text:style-name="T1478">500 kg</text:span><text:span text:style-name="T1337">) */</text:span></text:p>
      <text:p text:style-name="P771"><text:soft-page-break/><text:span text:style-name="T1263">F</text:span><text:span text:style-name="T1285">yzička </text:span><text:span text:style-name="T1479">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3</text:span></text:p>
      <text:p text:style-name="P772"><text:span text:style-name="T1680">⚔<text:tab/></text:span><text:span text:style-name="T970">Z</text:span><text:span text:style-name="T1080">uby</text:span><text:span text:style-name="T970">:</text:span><text:span text:style-name="T875"> </text:span><text:span text:style-name="T887">4</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887">4</text:span><text:span text:style-name="T875"> + k6, zranění </text:span><text:span text:style-name="T915">1</text:span></text:p>
      <text:p text:style-name="P228"><text:span text:style-name="T491">Jezdečtí</text:span><text:span text:style-name="T914"> koně bývají </text:span><text:span text:style-name="T491">štíhlí a temperamentní</text:span><text:span text:style-name="T914">.</text:span></text:p>
      <text:h text:style-name="Heading_20_4" text:outline-level="4">Mezek</text:h>
      <text:p text:style-name="P226"><text:span text:style-name="T1263">/</text:span><text:span text:style-name="T1337">* Velikost </text:span><text:span text:style-name="T1478">8</text:span><text:span text:style-name="T1337"> (</text:span><text:span text:style-name="T1478">250</text:span><text:span text:style-name="T1337"> kg) */</text:span></text:p>
      <text:p text:style-name="P772"><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15">1</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8"><text:span text:style-name="T491">Mezek je potomek hřebce a oslice. Bývá velký jako osel, </text:span><text:span text:style-name="T916">silný, odolný a velice tvrdohlavý</text:span><text:span text:style-name="T491">.</text:span></text:p>
      <text:h text:style-name="Heading_20_4" text:outline-level="4">Mula</text:h>
      <text:p text:style-name="P225"><text:span text:style-name="T1263">/</text:span><text:span text:style-name="T1337">* Velikost </text:span><text:span text:style-name="T1479">9</text:span><text:span text:style-name="T1337"> (</text:span><text:span text:style-name="T1478">5</text:span><text:span text:style-name="T1479">0</text:span><text:span text:style-name="T1478">0</text:span><text:span text:style-name="T1337"> kg) */</text:span></text:p>
      <text:p text:style-name="P772"><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15">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8"><text:span text:style-name="T915">M</text:span><text:span text:style-name="T491">ula je potomek osla a klisny. </text:span><text:span text:style-name="T920">Je</text:span><text:span text:style-name="T491"> jen o něco menší než kůň. </text:span><text:span text:style-name="T917">Podobně jako mezek bývá umíněná. </text:span><text:span text:style-name="T918">Často se používá na nošení nákladů v horách.</text:span></text:p>
      <text:h text:style-name="Heading_20_4" text:outline-level="4">Obří kůň</text:h>
      <text:p text:style-name="P226"><text:span text:style-name="T1263">/</text:span><text:span text:style-name="T1337">* Velikost </text:span><text:span text:style-name="T1479">12</text:span><text:span text:style-name="T1337"> (</text:span><text:span text:style-name="T1479">4 tuny</text:span><text:span text:style-name="T1337">) */</text:span></text:p>
      <text:p text:style-name="P771"><text:soft-page-break/><text:span text:style-name="T496">F</text:span><text:span text:style-name="T502">yzička </text:span><text:span text:style-name="T914">5</text:span><text:span text:style-name="T502">, Finesa </text:span><text:span text:style-name="T914">1</text:span><text:span text:style-name="T502">, Duše -, </text:span><text:span text:style-name="T547">Ž</text:span><text:span text:style-name="T503">ivot</text:span><text:span text:style-name="T547">y </text:span><text:span text:style-name="T914">17</text:span></text:p>
      <text:p text:style-name="P772"><text:span text:style-name="T1680">⚔<text:tab/></text:span><text:span text:style-name="T970">Z</text:span><text:span text:style-name="T1080">uby</text:span><text:span text:style-name="T970">:</text:span><text:span text:style-name="T875"> </text:span><text:span text:style-name="T915">5</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5</text:span><text:span text:style-name="T875"> + k6, zranění </text:span><text:span text:style-name="T915">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3">/</text:span><text:span text:style-name="T1337">* Velikost </text:span><text:span text:style-name="T1478">8</text:span><text:span text:style-name="T1337"> (</text:span><text:span text:style-name="T1478">250</text:span><text:span text:style-name="T1337"> kg) */</text:span></text:p>
      <text:p text:style-name="P771"><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7"><text:span text:style-name="T914">O</text:span><text:span text:style-name="T491">sli jsou velmi silní, unesou víc, než sami váží.</text:span></text:p>
      <text:h text:style-name="P889" text:outline-level="4">Poník</text:h>
      <text:p text:style-name="P224"><text:span text:style-name="T1263">/</text:span><text:span text:style-name="T1337">* Velikost </text:span><text:span text:style-name="T1478">8</text:span><text:span text:style-name="T1337"> (</text:span><text:span text:style-name="T1478">250</text:span><text:span text:style-name="T1337"> kg) */</text:span></text:p>
      <text:p text:style-name="P771"><text:span text:style-name="T1263">F</text:span><text:span text:style-name="T1285">yzička </text:span><text:span text:style-name="T1479">3</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2</text:span></text:p>
      <text:p text:style-name="P772"><text:span text:style-name="T1680">⚔<text:tab/></text:span><text:span text:style-name="T970">Z</text:span><text:span text:style-name="T1080">uby</text:span><text:span text:style-name="T970">:</text:span><text:span text:style-name="T875"> </text:span><text:span text:style-name="T915">3</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3</text:span><text:span text:style-name="T875"> + k6, zranění </text:span><text:span text:style-name="T915">1</text:span></text:p>
      <text:p text:style-name="P223">Poníci jsou překvapivě silní, v poměru ke svojí váze unesou a utáhnou víc než koně.</text:p>
      <text:h text:style-name="Heading_20_4" text:outline-level="4">Tažný kůň</text:h>
      <text:p text:style-name="P224"><text:span text:style-name="T1263">/</text:span><text:span text:style-name="T1337">* Velikost </text:span><text:span text:style-name="T1478">10</text:span><text:span text:style-name="T1337"> (</text:span><text:span text:style-name="T1478">1 tuna</text:span><text:span text:style-name="T1337">) */</text:span></text:p>
      <text:p text:style-name="P771"><text:span text:style-name="T1263">F</text:span><text:span text:style-name="T1285">yzička </text:span><text:span text:style-name="T1479">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4</text:span></text:p>
      <text:p text:style-name="P772"><text:soft-page-break/><text:span text:style-name="T1680">⚔<text:tab/></text:span><text:span text:style-name="T970">Z</text:span><text:span text:style-name="T1080">uby</text:span><text:span text:style-name="T970">:</text:span><text:span text:style-name="T875"> </text:span><text:span text:style-name="T887">4</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887">4</text:span><text:span text:style-name="T875"> + k6, zranění </text:span><text:span text:style-name="T915">1</text:span></text:p>
      <text:p text:style-name="P228"><text:span text:style-name="T914">T</text:span><text:span text:style-name="T491">ažní koně bývají velcí, svalnatí a klidní.</text:span></text:p>
      <text:h text:style-name="Heading_20_4" text:outline-level="4">Válečný kůň</text:h>
      <text:p text:style-name="P224"><text:span text:style-name="T1263">/</text:span><text:span text:style-name="T1337">* Velikost </text:span><text:span text:style-name="T1478">10</text:span><text:span text:style-name="T1337"> (</text:span><text:span text:style-name="T1478">1 tuna</text:span><text:span text:style-name="T1337">) */</text:span></text:p>
      <text:p text:style-name="P771"><text:span text:style-name="T1263">F</text:span><text:span text:style-name="T1285">yzička </text:span><text:span text:style-name="T1479">5</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5</text:span></text:p>
      <text:p text:style-name="Standalone_20_Property"><text:span text:style-name="T1079">Z</text:span><text:span text:style-name="T969">broj:</text:span><text:span text:style-name="T491"> váleční koně obvykle nosí lehkou nebo těžkou koňskou zbroj a mají tedy zbroj 1 nebo 2</text:span></text:p>
      <text:p text:style-name="P772"><text:span text:style-name="T1680">⚔<text:tab/></text:span><text:span text:style-name="T970">Z</text:span><text:span text:style-name="T1080">uby</text:span><text:span text:style-name="T970">:</text:span><text:span text:style-name="T875"> </text:span><text:span text:style-name="T915">5</text:span><text:span text:style-name="T875"> + k6, zranění </text:span><text:span text:style-name="T915">0</text:span></text:p>
      <text:p text:style-name="P772"><text:span text:style-name="T1680">⚔<text:tab/></text:span><text:span text:style-name="T1080">Kopyta</text:span><text:span text:style-name="T970">:</text:span><text:span text:style-name="T875"> </text:span><text:span text:style-name="T915">5</text:span><text:span text:style-name="T875"> + k6, zranění </text:span><text:span text:style-name="T915">1</text:span></text:p>
      <text:p text:style-name="P228"><text:span text:style-name="T914">V</text:span><text:span text:style-name="T491">áleční koně jsou vybíráni z největších a nejsilnějších kusů. Jsou skvěle vycvičeni, neplaší se ani v nejzuřivější bitevní vřavě. Dokáží dokonce na povel útočit kopyty.</text:span></text:p>
      <text:h text:style-name="P890" text:outline-level="4">Velbloud</text:h>
      <text:p text:style-name="P230"><text:span text:style-name="T1263">/</text:span><text:span text:style-name="T1337">* Velikost </text:span><text:span text:style-name="T1480">9</text:span><text:span text:style-name="T1337"> (</text:span><text:span text:style-name="T1478">5</text:span><text:span text:style-name="T1480">0</text:span><text:span text:style-name="T1478">0</text:span><text:span text:style-name="T1337"> kg) */</text:span></text:p>
      <text:p text:style-name="P773"><text:span text:style-name="T1263">F</text:span><text:span text:style-name="T1285">yzička </text:span><text:span text:style-name="T1480">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22">3</text:span></text:p>
      <text:p text:style-name="P773"><text:span text:style-name="T1680">⚔<text:tab/></text:span><text:span text:style-name="T970">Z</text:span><text:span text:style-name="T1080">uby</text:span><text:span text:style-name="T970">:</text:span><text:span text:style-name="T875"> </text:span><text:span text:style-name="T921">4</text:span><text:span text:style-name="T875"> + k6, zranění </text:span><text:span text:style-name="T915">0</text:span></text:p>
      <text:p text:style-name="P773"><text:span text:style-name="T1680">⚔<text:tab/></text:span><text:span text:style-name="T1080">Kopyta</text:span><text:span text:style-name="T970">:</text:span><text:span text:style-name="T875"> </text:span><text:span text:style-name="T921">4</text:span><text:span text:style-name="T875"> + k6, zranění </text:span><text:span text:style-name="T915">1</text:span></text:p>
      <text:p text:style-name="P229"><text:span text:style-name="T921">Když se velbloud pořádně napije, vydrží až 10 dní bez vody, proto je oblíbený na pouštích. Je to výborný běžec, za den </text:span><text:span text:style-name="T922">urazí</text:span><text:span text:style-name="T921"> až 180 kilometrů. </text:span><text:span text:style-name="T922">Stoupání mu ale tak dobře nejde, v horách se tedy moc nepoužívá.</text:span></text:p>
      <text:h text:style-name="P856"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5"><text:span text:style-name="T1072">D</text:span><text:span text:style-name="T969">ovednosti:</text:span><text:span text:style-name="T491"> </text:span><text:span text:style-name="T928">V</text:span><text:span text:style-name="T925">e vodě jsou krokodýli nenápadní, jako kdyby měli</text:span><text:span text:style-name="T491"> pokročilé </text:span><text:span text:style-name="T969">plížení</text:span><text:span text:style-name="T491">.</text:span></text:p>
      <text:p text:style-name="Standalone_20_Property"><text:span text:style-name="T969">Slabiny:</text:span><text:span text:style-name="T491">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1"> Krokodýl</text:span><text:span text:style-name="T929">i obvykle</text:span><text:span text:style-name="T491"> číh</text:span><text:span text:style-name="T929">ají</text:span><text:span text:style-name="T491"> ve vodě, případně pomalu a nenápadně plavou ke kořisti. Pak náhle prudce vyrazí </text:span><text:span text:style-name="T929">a</text:span><text:span text:style-name="T491"> sevřou </text:span><text:span text:style-name="T929">ji</text:span><text:span text:style-name="T491"> do svých čelistí. </text:span><text:span text:style-name="T927">Následně ji buď stáhn</text:span><text:span text:style-name="T929">ou</text:span><text:span text:style-name="T927"> pod vodu, aby ji utopil</text:span><text:span text:style-name="T929">i</text:span><text:span text:style-name="T927">, nebo ve vodě začn</text:span><text:span text:style-name="T929">ou</text:span><text:span text:style-name="T927"> „válet sudy“ a krouživým pohybem tak z ní vytrhn</text:span><text:span text:style-name="T929">ou</text:span><text:span text:style-name="T927"> obrovský kus masa.</text:span></text:p>
      <text:h text:style-name="P891" text:outline-level="4">Aligátor</text:h>
      <text:p text:style-name="P232"><text:span text:style-name="T1263">/</text:span><text:span text:style-name="T1337">* Velikost </text:span><text:span text:style-name="T1481">8</text:span><text:span text:style-name="T1337"> (</text:span><text:span text:style-name="T1481">250</text:span><text:span text:style-name="T1337"> kg) */</text:span></text:p>
      <text:p text:style-name="P774"><text:span text:style-name="T1263">F</text:span><text:span text:style-name="T1285">yzička </text:span><text:span text:style-name="T1480">4</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14">1</text:span><text:span text:style-name="T924">2</text:span></text:p>
      <text:p text:style-name="Standalone_20_Property"><text:span text:style-name="T1081">Z</text:span><text:span text:style-name="T969">broj:</text:span><text:span text:style-name="T491"> 1 (zrohovatělá kůže)</text:span></text:p>
      <text:p text:style-name="P776"><text:span text:style-name="T1680">⚔<text:tab/></text:span><text:span text:style-name="T1082">Čelisti</text:span><text:span text:style-name="T970">:</text:span><text:span text:style-name="T875"> </text:span><text:span text:style-name="T921">4</text:span><text:span text:style-name="T875"> + k6, zranění </text:span><text:span text:style-name="T924">2</text:span></text:p>
      <text:h text:style-name="Heading_20_4" text:outline-level="4">Krokodýl</text:h>
      <text:p text:style-name="P232"><text:span text:style-name="T1263">/</text:span><text:span text:style-name="T1337">* Velikost </text:span><text:span text:style-name="T1481">10</text:span><text:span text:style-name="T1337"> (</text:span><text:span text:style-name="T1481">1 tuna</text:span><text:span text:style-name="T1337">) */</text:span></text:p>
      <text:p text:style-name="P774"><text:span text:style-name="T1263">F</text:span><text:span text:style-name="T1285">yzička </text:span><text:span text:style-name="T1481">6</text:span><text:span text:style-name="T1285">, Finesa </text:span><text:span text:style-name="T1479">1</text:span><text:span text:style-name="T1285">, Duše -</text:span><text:span text:style-name="T502">, </text:span><text:span text:style-name="T547">Ž</text:span><text:span text:style-name="T503">ivot</text:span><text:span text:style-name="T547">y </text:span><text:span text:style-name="T924">16</text:span></text:p>
      <text:p text:style-name="P776"><text:span text:style-name="T1081">Zbroj:</text:span><text:span text:style-name="T924"> </text:span><text:span text:style-name="T926">2</text:span><text:span text:style-name="T924"> (</text:span><text:span text:style-name="T926">silná </text:span><text:span text:style-name="T924">zrohovatělá kůže)</text:span></text:p>
      <text:p text:style-name="P774"><text:soft-page-break/><text:span text:style-name="T1680">⚔<text:tab/></text:span><text:span text:style-name="T1082">Čelisti</text:span><text:span text:style-name="T970">:</text:span><text:span text:style-name="T875"> </text:span><text:span text:style-name="T924">6</text:span><text:span text:style-name="T875"> + k6, zranění </text:span><text:span text:style-name="T924">3</text:span></text:p>
      <text:h text:style-name="Heading_20_3" text:outline-level="3">Medvědi</text:h>
      <text:p text:style-name="P755"><text:span text:style-name="T974">Smysly:</text:span><text:span text:style-name="T504"> </text:span><text:span text:style-name="T886">zrak jako člověk, výborný </text:span><text:span text:style-name="T865">čich a sluch</text:span></text:p>
      <text:p text:style-name="P518"><text:span text:style-name="T971">Rychlost:</text:span><text:span text:style-name="T497"> </text:span><text:span text:style-name="T872">rychlejší než člověk, pomalejší než kůň</text:span></text:p>
      <text:p text:style-name="P756"><text:span text:style-name="T1072">Boj:</text:span><text:span text:style-name="T865"> </text:span><text:span text:style-name="T888">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892" text:outline-level="4">Brtník</text:h>
      <text:p text:style-name="P210"><text:span text:style-name="T1263">/</text:span><text:span text:style-name="T1337">* Velikost </text:span><text:span text:style-name="T1466">7</text:span><text:span text:style-name="T1337"> (</text:span><text:span text:style-name="T1466">125</text:span><text:span text:style-name="T1337"> kg) */</text:span></text:p>
      <text:p text:style-name="P754"><text:span text:style-name="T1263">F</text:span><text:span text:style-name="T1285">yzička </text:span><text:span text:style-name="T1467">4</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87">1</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7">4</text:span><text:span text:style-name="T875"> + k6, zranění </text:span><text:span text:style-name="T885">2</text:span></text:p>
      <text:h text:style-name="P893" text:outline-level="4"><text:span text:style-name="T2167">G</text:span>rizzly</text:h>
      <text:p text:style-name="P209"><text:span text:style-name="T1263">/</text:span><text:span text:style-name="T1337">* Velikost </text:span><text:span text:style-name="T1463">8</text:span><text:span text:style-name="T1337"> (</text:span><text:span text:style-name="T1463">250</text:span><text:span text:style-name="T1337"> kg) */</text:span></text:p>
      <text:p text:style-name="P753"><text:span text:style-name="T1263">F</text:span><text:span text:style-name="T1285">yzička </text:span><text:span text:style-name="T1463">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3</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P892" text:outline-level="4">Kodiak</text:h>
      <text:p text:style-name="P209"><text:span text:style-name="T1263">/</text:span><text:span text:style-name="T1337">* Velikost </text:span><text:span text:style-name="T1465">9</text:span><text:span text:style-name="T1337"> (</text:span><text:span text:style-name="T1463">5</text:span><text:span text:style-name="T1465">0</text:span><text:span text:style-name="T1463">0</text:span><text:span text:style-name="T1337"> kg) */</text:span></text:p>
      <text:p text:style-name="P753"><text:soft-page-break/><text:span text:style-name="T1263">F</text:span><text:span text:style-name="T1285">yzička </text:span><text:span text:style-name="T1463">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85">4</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P893" text:outline-level="4"><text:span text:style-name="T2164">Lední m</text:span>edvěd</text:h>
      <text:p text:style-name="P209"><text:span text:style-name="T1263">/</text:span><text:span text:style-name="T1337">* Velikost </text:span><text:span text:style-name="T1464">9</text:span><text:span text:style-name="T1337"> (</text:span><text:span text:style-name="T1464">50</text:span><text:span text:style-name="T1463">0</text:span><text:span text:style-name="T1337"> kg) */</text:span></text:p>
      <text:p text:style-name="P753"><text:span text:style-name="T496">F</text:span><text:span text:style-name="T502">yzička </text:span><text:span text:style-name="T883">5</text:span><text:span text:style-name="T502">, Finesa </text:span><text:span text:style-name="T883">1</text:span><text:span text:style-name="T502">, Duše -, </text:span><text:span text:style-name="T547">Ž</text:span><text:span text:style-name="T503">ivot</text:span><text:span text:style-name="T547">y </text:span><text:span text:style-name="T884">14</text:span></text:p>
      <text:p text:style-name="P754"><text:span text:style-name="T1680">⚔<text:tab/></text:span><text:span text:style-name="T970">Z</text:span><text:span text:style-name="T973">uby </text:span><text:span text:style-name="T1071">nebo drápy</text:span><text:span text:style-name="T970">:</text:span><text:span text:style-name="T875"> </text:span><text:span text:style-name="T885">5</text:span><text:span text:style-name="T875"> + k6, zranění </text:span><text:span text:style-name="T885">2</text:span></text:p>
      <text:h text:style-name="Heading_20_3" text:outline-level="3">Netopýři</text:h>
      <text:p text:style-name="P233"><text:span text:style-name="T1263">/</text:span><text:span text:style-name="T1337">* </text:span><text:span text:style-name="T1482">Obyčejný netopýr velikost 1</text:span><text:span text:style-name="T1337"> (</text:span><text:span text:style-name="T1482">1,5</text:span><text:span text:style-name="T1337"> kg), </text:span><text:span text:style-name="T1482">obří velikost 5 (30 kg)</text:span><text:span text:style-name="T1337"> */</text:span></text:p>
      <text:p text:style-name="Property_20_level_20_1"><text:span text:style-name="T1083">Obyčejný:</text:span><text:span text:style-name="T930"><text:tab/></text:span><text:span text:style-name="T496">F</text:span><text:span text:style-name="T502">yzička </text:span><text:span text:style-name="T930">1</text:span><text:span text:style-name="T502">, Finesa </text:span><text:span text:style-name="T930">2</text:span><text:span text:style-name="T502">, Duše -, </text:span><text:span text:style-name="T547">Ž</text:span><text:span text:style-name="T503">ivot</text:span><text:span text:style-name="T547">y </text:span><text:span text:style-name="T930">2</text:span></text:p>
      <text:p text:style-name="Property_20_level_20_1"><text:span text:style-name="T1083">Obří:<text:tab/></text:span><text:span text:style-name="T496">F</text:span><text:span text:style-name="T502">yzička </text:span><text:span text:style-name="T930">2</text:span><text:span text:style-name="T502">, Finesa </text:span><text:span text:style-name="T930">3</text:span><text:span text:style-name="T502">, Duše -, </text:span><text:span text:style-name="T547">Ž</text:span><text:span text:style-name="T503">ivot</text:span><text:span text:style-name="T547">y </text:span><text:span text:style-name="T930">7</text:span></text:p>
      <text:p text:style-name="P523"><text:span text:style-name="T1148">Smysly:</text:span> <text:span text:style-name="T2176">slabý</text:span> zrak, <text:span text:style-name="T2176">výborný</text:span> <text:span text:style-name="T2174">čich, skvělý sluch a ultrasluch</text:span></text:p>
      <text:p text:style-name="P523"><text:span text:style-name="T1148">Rychlost:</text:span> <text:span text:style-name="T2177">Na zemi jsou netopýři pomalí a neohrabaní, ve vzduchu obratní. Létají rychleji než běhá člověk, ale pomaleji než kůň.</text:span></text:p>
      <text:p text:style-name="Property_20_Header"><text:span text:style-name="T1680">⚔<text:tab/></text:span><text:span text:style-name="T970">Z</text:span><text:span text:style-name="T973">uby</text:span><text:span text:style-name="T970">:</text:span></text:p>
      <text:p text:style-name="Property_20_level_20_1"><text:span text:style-name="T1083">Obyčejný:<text:tab/></text:span><text:span text:style-name="T930">2</text:span><text:span text:style-name="T875"> + k6, zranění </text:span><text:span text:style-name="T930">0</text:span></text:p>
      <text:p text:style-name="P348"><text:span text:style-name="T1083">Obří:<text:tab/></text:span><text:span text:style-name="T930">3</text:span><text:span text:style-name="T875"> + k6, zranění </text:span><text:span text:style-name="T930">1</text:span></text:p>
      <text:p text:style-name="Standalone_20_Property"><text:span text:style-name="T1081">B</text:span><text:span text:style-name="T969">oj:</text:span><text:span text:style-name="T491"> </text:span><text:span text:style-name="T930">Obyčejný netopýr postavy </text:span><text:span text:style-name="T931">vážně</text:span><text:span text:style-name="T930"> ohrozit nedokáže. Obří netopýr útočí ze vzduchu svými ostrými zuby</text:span><text:span text:style-name="T927">.</text:span></text:p>
      <text:h text:style-name="Heading_20_3" text:outline-level="3">Lasice</text:h>
      <text:p text:style-name="P234"><text:span text:style-name="T1263">/</text:span><text:span text:style-name="T1337">* </text:span><text:span text:style-name="T1482">Obyčejn</text:span><text:span text:style-name="T1483">á</text:span><text:span text:style-name="T1482"> </text:span><text:span text:style-name="T1483">0</text:span><text:span text:style-name="T1337"> (</text:span><text:span text:style-name="T1483">pod 1</text:span><text:span text:style-name="T1337"> kg), </text:span><text:span text:style-name="T1482">obří velikost </text:span><text:span text:style-name="T1483">4</text:span><text:span text:style-name="T1482"> (</text:span><text:span text:style-name="T1483">15</text:span><text:span text:style-name="T1482"> kg)</text:span><text:span text:style-name="T1337"> */</text:span></text:p>
      <text:p text:style-name="P349"><text:span text:style-name="T1083">Obyčejn</text:span><text:span text:style-name="T1084">á</text:span><text:span text:style-name="T1083">:</text:span><text:span text:style-name="T930"><text:tab/></text:span><text:span text:style-name="T496">F</text:span><text:span text:style-name="T502">yzička </text:span><text:span text:style-name="T930">1</text:span><text:span text:style-name="T502">, Finesa </text:span><text:span text:style-name="T930">2</text:span><text:span text:style-name="T502">, Duše -, </text:span><text:span text:style-name="T547">Ž</text:span><text:span text:style-name="T503">ivot</text:span><text:span text:style-name="T547">y </text:span><text:span text:style-name="T932">1</text:span></text:p>
      <text:p text:style-name="P349"><text:span text:style-name="T1083">Obří:<text:tab/></text:span><text:span text:style-name="T496">F</text:span><text:span text:style-name="T502">yzička </text:span><text:span text:style-name="T932">1</text:span><text:span text:style-name="T502">, Finesa </text:span><text:span text:style-name="T930">3</text:span><text:span text:style-name="T502">, Duše -, </text:span><text:span text:style-name="T547">Ž</text:span><text:span text:style-name="T503">ivot</text:span><text:span text:style-name="T547">y </text:span><text:span text:style-name="T932">5</text:span></text:p>
      <text:p text:style-name="P524"><text:soft-page-break/><text:span text:style-name="T1148">Smysly:</text:span> <text:span text:style-name="T2178">dobrý</text:span> zrak, <text:span text:style-name="T2176">výborný</text:span> <text:span text:style-name="T2174">čich a sluch</text:span></text:p>
      <text:p text:style-name="P524"><text:span text:style-name="T1148">Rychlost:</text:span> <text:span text:style-name="T2178">jako člověk</text:span></text:p>
      <text:p text:style-name="P424"><text:span text:style-name="T1680">⚔<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0">2</text:span><text:span text:style-name="T875"> + k6, zranění </text:span><text:span text:style-name="T930">0</text:span></text:p>
      <text:p text:style-name="P349"><text:span text:style-name="T1083">Obří:<text:tab/></text:span><text:span text:style-name="T930">3</text:span><text:span text:style-name="T875"> + k6, zranění </text:span><text:span text:style-name="T930">1</text:span></text:p>
      <text:p text:style-name="P777"><text:span text:style-name="T1081">V</text:span><text:span text:style-name="T969">zhled:</text:span><text:span text:style-name="T491"> Drobná </text:span><text:span text:style-name="T935">š</text:span><text:span text:style-name="T491">elma s dlouhým, ohebným tělem, krátkýma nohama </text:span><text:span text:style-name="T932">a</text:span><text:span text:style-name="T491"> mléčně hnědou </text:span><text:span text:style-name="T932">srstí</text:span><text:span text:style-name="T491"> s bělavým břichem a náprsenkou.</text:span></text:p>
      <text:p text:style-name="P778"><text:span text:style-name="T1072">D</text:span><text:span text:style-name="T969">ovednosti:</text:span><text:span text:style-name="T491"> La</text:span><text:span text:style-name="T934">sičky se</text:span><text:span text:style-name="T491"> umí plížit, jako kdyby měly pokročilé </text:span><text:span text:style-name="T969">plížení</text:span><text:span text:style-name="T491">.</text:span></text:p>
      <text:p text:style-name="P779"><text:span text:style-name="T1081">B</text:span><text:span text:style-name="T969">oj:</text:span><text:span text:style-name="T491"> </text:span><text:span text:style-name="T932">Lasice se pohybuje krátkými skoky, často panáčkuje. </text:span><text:span text:style-name="T933">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857" text:outline-level="3">Prasata</text:h>
      <text:p text:style-name="P237"><text:span text:style-name="T1263">/</text:span><text:span text:style-name="T1337">* </text:span><text:span text:style-name="T1484">Kanec velikost</text:span><text:span text:style-name="T1482"> </text:span><text:span text:style-name="T1484">6</text:span><text:span text:style-name="T1337"> (</text:span><text:span text:style-name="T1484">60</text:span><text:span text:style-name="T1337"> kg), </text:span><text:span text:style-name="T1482">obří </text:span><text:span text:style-name="T1484">kanec</text:span><text:span text:style-name="T1482"> </text:span><text:span text:style-name="T1484">9</text:span><text:span text:style-name="T1482"> (</text:span><text:span text:style-name="T1484">500</text:span><text:span text:style-name="T1482"> kg)</text:span><text:span text:style-name="T1337"> */</text:span></text:p>
      <text:p text:style-name="P350"><text:span text:style-name="T1087">Divoké prase</text:span><text:span text:style-name="T1083">:</text:span><text:span text:style-name="T930"><text:tab/></text:span><text:span text:style-name="T496">F</text:span><text:span text:style-name="T502">yzička </text:span><text:span text:style-name="T936">3</text:span><text:span text:style-name="T502">, Finesa </text:span><text:span text:style-name="T936">1</text:span><text:span text:style-name="T502">, Duše -, </text:span><text:span text:style-name="T547">Ž</text:span><text:span text:style-name="T503">ivot</text:span><text:span text:style-name="T547">y </text:span><text:span text:style-name="T936">9</text:span></text:p>
      <text:p text:style-name="P350"><text:span text:style-name="T1083">Obří </text:span><text:span text:style-name="T1087">divoké prase</text:span><text:span text:style-name="T1083">:<text:tab/></text:span><text:span text:style-name="T496">F</text:span><text:span text:style-name="T502">yzička </text:span><text:span text:style-name="T936">5</text:span><text:span text:style-name="T502">, Finesa </text:span><text:span text:style-name="T936">1</text:span><text:span text:style-name="T502">, Duše -, </text:span><text:span text:style-name="T547">Ž</text:span><text:span text:style-name="T503">ivot</text:span><text:span text:style-name="T547">y </text:span><text:span text:style-name="T936">11</text:span></text:p>
      <text:p text:style-name="P525"><text:span text:style-name="T1148">Smysly:</text:span> <text:span text:style-name="T2181">slabý</text:span> zrak, <text:span text:style-name="T2176">výborný</text:span> <text:span text:style-name="T2174">čich a sluch</text:span></text:p>
      <text:p text:style-name="P525"><text:span text:style-name="T1148">Rychlost:</text:span> <text:span text:style-name="T2181">rychlejší než člověk, pomalejší než kůň</text:span></text:p>
      <text:p text:style-name="P425"><text:span text:style-name="T1680">⚔<text:tab/></text:span><text:span text:style-name="T1086">Kly</text:span><text:span text:style-name="T970">:</text:span></text:p>
      <text:p text:style-name="P351"><text:span text:style-name="T1087">Bachyně</text:span><text:span text:style-name="T1083">:<text:tab/><text:tab/></text:span><text:span text:style-name="T937">3</text:span><text:span text:style-name="T875"> + k6, zranění </text:span><text:span text:style-name="T938">0</text:span></text:p>
      <text:p text:style-name="P350"><text:span text:style-name="T1086">Kanec</text:span><text:span text:style-name="T1083">:<text:tab/><text:tab/></text:span><text:span text:style-name="T937">3</text:span><text:span text:style-name="T875"> + k6, zranění </text:span><text:span text:style-name="T937">1</text:span></text:p>
      <text:p text:style-name="P351"><text:span text:style-name="T1083">Obří </text:span><text:span text:style-name="T1087">bachyně</text:span><text:span text:style-name="T1083">:<text:tab/></text:span><text:span text:style-name="T937">5</text:span><text:span text:style-name="T875"> + k6, zranění </text:span><text:span text:style-name="T938">1</text:span></text:p>
      <text:p text:style-name="P350"><text:span text:style-name="T1083">Obří </text:span><text:span text:style-name="T1086">kanec</text:span><text:span text:style-name="T1083">:<text:tab/><text:tab/></text:span><text:span text:style-name="T937">5</text:span><text:span text:style-name="T875"> + k6, zranění </text:span><text:span text:style-name="T937">2</text:span></text:p>
      <text:p text:style-name="P780"><text:soft-page-break/><text:span text:style-name="T1081">B</text:span><text:span text:style-name="T969">oj:</text:span><text:span text:style-name="T491"> </text:span><text:span text:style-name="T939">Prase</text:span><text:span text:style-name="T937"> nejčastěji útočí z rozběhu a snaží se protivníka rozpárat svými <text:s/>kly</text:span><text:span text:style-name="T933">.</text:span></text:p>
      <text:p text:style-name="P238"><text:span text:style-name="T933">S</text:span><text:span text:style-name="T938">amci divokého prasete se říká kanec nebo kňour, </text:span><text:span text:style-name="T939">s</text:span><text:span text:style-name="T938">amici se říká bachyně. </text:span><text:span text:style-name="T939">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4"> </text:span><text:span text:style-name="T891">průměrný </text:span><text:span text:style-name="T890">zrak</text:span><text:span text:style-name="T865">, výborný </text:span><text:span text:style-name="T890">sluch a </text:span><text:span text:style-name="T903">skvělý</text:span><text:span text:style-name="T865"> </text:span><text:span text:style-name="T890">čich</text:span></text:p>
      <text:p text:style-name="Property_20_level_20_0"><text:span text:style-name="T1076">R</text:span><text:span text:style-name="T969">ychlost:</text:span><text:span text:style-name="T491"> jako kůň</text:span></text:p>
      <text:p text:style-name="P762"><text:span text:style-name="T1072">Boj:</text:span><text:span text:style-name="T865"> </text:span><text:span text:style-name="T892">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894" text:outline-level="4"><text:span text:style-name="T2169">V</text:span>ořech</text:h>
      <text:p text:style-name="P216"><text:span text:style-name="T1263">/</text:span><text:span text:style-name="T1337">* Velikost </text:span><text:span text:style-name="T1473">4</text:span><text:span text:style-name="T1472"> </text:span><text:span text:style-name="T1337">(</text:span><text:span text:style-name="T1473">15</text:span><text:span text:style-name="T1337"> kg) */</text:span></text:p>
      <text:p text:style-name="P765"><text:span text:style-name="T1263">F</text:span><text:span text:style-name="T1285">yzička </text:span><text:span text:style-name="T1473">2</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900">6</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900">2</text:span><text:span text:style-name="T875"> + k6, zranění </text:span><text:span text:style-name="T899">0</text:span></text:p>
      <text:p text:style-name="P218"><text:span text:style-name="T901">Voříšci nejčastěji žijí na ulicích velkých měst, ale i na vesnicích</text:span><text:span text:style-name="T491">. </text:span><text:span text:style-name="T901">Jsou to kříženci různých psích plemen. Bývají </text:span><text:span text:style-name="T902">drzí a</text:span><text:span text:style-name="T901"> vynalézaví.</text:span></text:p>
      <text:h text:style-name="P895" text:outline-level="4">Lovecký pes</text:h>
      <text:p text:style-name="P216"><text:span text:style-name="T1263">/</text:span><text:span text:style-name="T1337">* Velikost </text:span><text:span text:style-name="T1472">5 </text:span><text:span text:style-name="T1337">(</text:span><text:span text:style-name="T1472">3</text:span><text:span text:style-name="T1468">0</text:span><text:span text:style-name="T1337"> kg) */</text:span></text:p>
      <text:p text:style-name="P765"><text:span text:style-name="T1263">F</text:span><text:span text:style-name="T1285">yzička </text:span><text:span text:style-name="T1472">3</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2">8</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899">3</text:span><text:span text:style-name="T875"> + k6, zranění </text:span><text:span text:style-name="T889">1</text:span></text:p>
      <text:p text:style-name="P217"><text:soft-page-break/><text:span text:style-name="T889">L</text:span><text:span text:style-name="T491">ovečtí psi bývají štíhlejší a menší než ovčáčtí. Jsou to výborní stopaři a dokáží společně uštvat a skolit velkou kořist, podobně jako vlci. Bývají často vycvičeni, aby na kořist pouze upozornili štěkáním.</text:span></text:p>
      <text:h text:style-name="P896" text:outline-level="4">Ovčácký pes</text:h>
      <text:p text:style-name="P216"><text:span text:style-name="T1263">/</text:span><text:span text:style-name="T1337">* Velikost </text:span><text:span text:style-name="T1472">6 </text:span><text:span text:style-name="T1337">(</text:span><text:span text:style-name="T1472">6</text:span><text:span text:style-name="T1468">0</text:span><text:span text:style-name="T1337"> kg) */</text:span></text:p>
      <text:p text:style-name="P765"><text:span text:style-name="T1263">F</text:span><text:span text:style-name="T1285">yzička </text:span><text:span text:style-name="T1472">4</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9">10</text:span></text:p>
      <text:p text:style-name="P760"><text:span text:style-name="T1680">⚔<text:tab/></text:span><text:span text:style-name="T970">Z</text:span><text:span text:style-name="T973">uby </text:span><text:span text:style-name="T1071">nebo drápy</text:span><text:span text:style-name="T970">:</text:span><text:span text:style-name="T875"> </text:span><text:span text:style-name="T899">4</text:span><text:span text:style-name="T875"> + k6, zranění </text:span><text:span text:style-name="T900">1</text:span></text:p>
      <text:p text:style-name="P217"><text:span text:style-name="T889">O</text:span><text:span text:style-name="T491">včáčtí psi jsou velcí, silní hafani. Obvykle udržují stáda ovcí, koní nebo dobytka pohromadě a chrání je před vetřelci. Jsou to výborní hlídači a obranáři.</text:span></text:p>
      <text:h text:style-name="P897" text:outline-level="4">Liška</text:h>
      <text:p text:style-name="P214"><text:span text:style-name="T1263">/</text:span><text:span text:style-name="T1337">* Velikost </text:span><text:span text:style-name="T1470">3</text:span><text:span text:style-name="T1337"> (</text:span><text:span text:style-name="T1470">7</text:span><text:span text:style-name="T1337"> kg) */</text:span></text:p>
      <text:p text:style-name="P763"><text:span text:style-name="T1263">F</text:span><text:span text:style-name="T1285">yzička </text:span><text:span text:style-name="T1470">2</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4">5</text:span></text:p>
      <text:p text:style-name="P759"><text:span text:style-name="T1680">⚔<text:tab/></text:span><text:span text:style-name="T970">Z</text:span><text:span text:style-name="T973">uby </text:span><text:span text:style-name="T1071">nebo drápy</text:span><text:span text:style-name="T970">:</text:span><text:span text:style-name="T875"> </text:span><text:span text:style-name="T896">2</text:span><text:span text:style-name="T875"> + k6, zranění </text:span><text:span text:style-name="T896">0</text:span></text:p>
      <text:p text:style-name="P764"><text:span text:style-name="T1072">Boj:</text:span><text:span text:style-name="T865"> </text:span><text:span text:style-name="T897">Na drobnou kořist liška útočí až několik metrů dlouhým skokem, při kterém kormidluje oháňkou. Člověka vážně ohrozit n</text:span><text:span text:style-name="T896">edokáže, může ho ale bolestivě pokousat.</text:span></text:p>
      <text:p text:style-name="P215"><text:span text:style-name="T894">L</text:span><text:span text:style-name="T491">iška si hrabe </text:span><text:span text:style-name="T895">dlouhé</text:span><text:span text:style-name="T491"> nory, ve kterých vyvádí mláďata.</text:span></text:p>
      <text:h text:style-name="P898" text:outline-level="4"><text:bookmark-start text:name="__RefHeading___Toc2958_3430540378"/>Lítý vlk<text:bookmark-end text:name="__RefHeading___Toc2958_3430540378"/></text:h>
      <text:p text:style-name="P213"><text:span text:style-name="T1263">/</text:span><text:span text:style-name="T1337">* Velikost </text:span><text:span text:style-name="T1469">8</text:span><text:span text:style-name="T1337"> (</text:span><text:span text:style-name="T1469">250</text:span><text:span text:style-name="T1337"> kg) */</text:span></text:p>
      <text:p text:style-name="P762"><text:span text:style-name="T1263">F</text:span><text:span text:style-name="T1285">yzička </text:span><text:span text:style-name="T1471">5</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84">1</text:span><text:span text:style-name="T893">2</text:span></text:p>
      <text:p text:style-name="P758"><text:soft-page-break/><text:span text:style-name="T1680">⚔<text:tab/></text:span><text:span text:style-name="T970">Z</text:span><text:span text:style-name="T973">uby </text:span><text:span text:style-name="T1071">nebo drápy</text:span><text:span text:style-name="T970">:</text:span><text:span text:style-name="T875"> </text:span><text:span text:style-name="T898">5</text:span><text:span text:style-name="T875"> + k6, zranění </text:span><text:span text:style-name="T889">1</text:span></text:p>
      <text:h text:style-name="Heading_20_4" text:outline-level="4">Vlk</text:h>
      <text:p text:style-name="P212"><text:span text:style-name="T1263">/</text:span><text:span text:style-name="T1337">* Velikost </text:span><text:span text:style-name="T1468">5</text:span><text:span text:style-name="T1337"> (</text:span><text:span text:style-name="T1468">30</text:span><text:span text:style-name="T1337"> kg) */</text:span></text:p>
      <text:p text:style-name="P761"><text:span text:style-name="T1263">F</text:span><text:span text:style-name="T1285">yzička </text:span><text:span text:style-name="T1468">3</text:span><text:span text:style-name="T1285">, Finesa </text:span><text:span text:style-name="T1463">1</text:span><text:span text:style-name="T1285">, Duše -</text:span><text:span text:style-name="T502">, </text:span><text:span text:style-name="T547">Ž</text:span><text:span text:style-name="T503">ivot</text:span><text:span text:style-name="T547">y </text:span><text:span text:style-name="T892">8</text:span></text:p>
      <text:p text:style-name="P757"><text:span text:style-name="T1680">⚔<text:tab/></text:span><text:span text:style-name="T970">Z</text:span><text:span text:style-name="T973">uby </text:span><text:span text:style-name="T1071">nebo drápy</text:span><text:span text:style-name="T970">:</text:span><text:span text:style-name="T875"> </text:span><text:span text:style-name="T889">3</text:span><text:span text:style-name="T875"> + k6, zranění </text:span><text:span text:style-name="T889">1</text:span></text:p>
      <text:h text:style-name="Heading_20_3" text:outline-level="3"><text:bookmark-start text:name="__RefHeading___Toc1882_3850923094"/>Ptáci<text:bookmark-end text:name="__RefHeading___Toc1882_3850923094"/></text:h>
      <text:h text:style-name="P899" text:outline-level="4">Sokol stěhovavý</text:h>
      <text:p text:style-name="P161"><text:span text:style-name="T1263">/</text:span><text:span text:style-name="T1337">* Velikost </text:span><text:span text:style-name="T1418">1</text:span><text:span text:style-name="T1337"> (</text:span><text:span text:style-name="T1418">1,5</text:span><text:span text:style-name="T1337"> kg) */</text:span></text:p>
      <text:p text:style-name="P161"><text:span text:style-name="T1263">F</text:span><text:span text:style-name="T1285">yzička </text:span><text:span text:style-name="T1418">1</text:span><text:span text:style-name="T1285">, Finesa </text:span><text:span text:style-name="T1417">2</text:span><text:span text:style-name="T1285">, Duše -</text:span><text:span text:style-name="T502">, </text:span><text:span text:style-name="T547">Ž</text:span><text:span text:style-name="T503">ivot</text:span><text:span text:style-name="T547">y </text:span><text:span text:style-name="T778">2</text:span></text:p>
      <text:p text:style-name="P494"><text:span text:style-name="T971">Rychlost:</text:span><text:span text:style-name="T497"> </text:span><text:span text:style-name="T774">ve vzduchu rychlejší než kůň</text:span></text:p>
      <text:p text:style-name="P494"><text:span text:style-name="T974">Smysly:</text:span><text:span text:style-name="T504"> </text:span><text:span text:style-name="T775">výborný zrak, dobrý sluch a čich</text:span></text:p>
      <text:p text:style-name="P701"><text:span text:style-name="T1680">⚔<text:tab/></text:span><text:span text:style-name="T1050">Zobák </text:span><text:span text:style-name="T1051">nebo</text:span><text:span text:style-name="T1050"> spáry</text:span><text:span text:style-name="T1266">:</text:span><text:span text:style-name="T1264"> </text:span><text:span text:style-name="T1418">2</text:span><text:span text:style-name="T1412"> + k6, zranění </text:span><text:span text:style-name="T1418">0</text:span></text:p>
      <text:p text:style-name="P701"><text:span text:style-name="T1148">Vzhled:</text:span> <text:span text:style-name="T2118">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3">/</text:span><text:span text:style-name="T1337">* Velikost </text:span><text:span text:style-name="T1416">8</text:span><text:span text:style-name="T1337"> (</text:span><text:span text:style-name="T1416">250</text:span><text:span text:style-name="T1337"> kg) */</text:span></text:p>
      <text:p text:style-name="P153"><text:soft-page-break/><text:span text:style-name="T1263">F</text:span><text:span text:style-name="T1285">yzička </text:span><text:span text:style-name="T1413">5</text:span><text:span text:style-name="T1285">, Finesa </text:span><text:span text:style-name="T1413">3</text:span><text:span text:style-name="T1285">, Duše </text:span><text:span text:style-name="T1413">4</text:span><text:span text:style-name="T502">, </text:span><text:span text:style-name="T547">Ž</text:span><text:span text:style-name="T503">ivot</text:span><text:span text:style-name="T547">y </text:span><text:span text:style-name="T774">1</text:span><text:span text:style-name="T777">3</text:span></text:p>
      <text:p text:style-name="P512"><text:span text:style-name="T1070">Zbroj</text:span><text:span text:style-name="T971">:</text:span><text:span text:style-name="T497"> </text:span><text:span text:style-name="T860">1 (opeření)</text:span></text:p>
      <text:p text:style-name="P492"><text:span text:style-name="T971">Rychlost:</text:span><text:span text:style-name="T497"> </text:span><text:span text:style-name="T774">ve vzduchu rychlejší než kůň</text:span></text:p>
      <text:p text:style-name="P492"><text:span text:style-name="T974">Smysly:</text:span><text:span text:style-name="T504"> </text:span><text:span text:style-name="T775">výborný zrak, dobrý sluch a čich</text:span></text:p>
      <text:p text:style-name="P700"><text:span text:style-name="T1680">⚔<text:tab/></text:span><text:span text:style-name="T1050">Zobák </text:span><text:span text:style-name="T1051">nebo</text:span><text:span text:style-name="T1050"> spáry</text:span><text:span text:style-name="T1266">:</text:span><text:span text:style-name="T1264"> </text:span><text:span text:style-name="T1413">5</text:span><text:span text:style-name="T1412"> + k6, zranění 2</text:span></text:p>
      <text:p text:style-name="P698"><text:span text:style-name="T1148">Vzhled:</text:span> <text:span text:style-name="T2109">Obrovský dravý pták s tmavým tělem, zlatavým zátylkem a bílými skvrnami na ramenou.</text:span></text:p>
      <text:p text:style-name="P698"><text:span text:style-name="T1148">Boj:</text:span> <text:span text:style-name="T2110">Orel královský bojuje stejně jako obyčejný orel – útočí nejraději střemhlavým letem, kořist chytí pařáty a usmrtí ostrým zobákem.</text:span></text:p>
      <text:p text:style-name="P291">Suroviny:</text:p>
      <text:list xml:id="list45115176500704" text:continue-list="list45114959006566" text:style-name="L2">
        <text:list-item>
          <text:p text:style-name="P968"><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3">/</text:span><text:span text:style-name="T1337">* Velikost </text:span><text:span text:style-name="T1414">12</text:span><text:span text:style-name="T1337"> (</text:span><text:span text:style-name="T1414">4 tuny</text:span><text:span text:style-name="T1337">) */</text:span></text:p>
      <text:p text:style-name="P154"><text:span text:style-name="T1263">F</text:span><text:span text:style-name="T1285">yzička </text:span><text:span text:style-name="T1414">7</text:span><text:span text:style-name="T1285">, Finesa </text:span><text:span text:style-name="T1414">3</text:span><text:span text:style-name="T1285">, Duše -</text:span><text:span text:style-name="T502">, </text:span><text:span text:style-name="T547">Ž</text:span><text:span text:style-name="T503">ivot</text:span><text:span text:style-name="T547">y </text:span><text:span text:style-name="T776">19</text:span></text:p>
      <text:p text:style-name="P512"><text:span text:style-name="T1070">Zbroj</text:span><text:span text:style-name="T971">:</text:span><text:span text:style-name="T497"> </text:span><text:span text:style-name="T861">2</text:span><text:span text:style-name="T860"> (silné opeření)</text:span></text:p>
      <text:p text:style-name="P493"><text:span text:style-name="T971">Rychlost:</text:span><text:span text:style-name="T497"> </text:span><text:span text:style-name="T774">ve vzduchu rychlejší než kůň</text:span></text:p>
      <text:p text:style-name="P493"><text:span text:style-name="T974">Smysly:</text:span><text:span text:style-name="T504"> </text:span><text:span text:style-name="T775">výborný zrak, dobrý sluch a čich</text:span></text:p>
      <text:p text:style-name="P699"><text:span text:style-name="T1680">⚔<text:tab/></text:span><text:span text:style-name="T1050">Zobák </text:span><text:span text:style-name="T1051">nebo</text:span><text:span text:style-name="T1050"> spáry</text:span><text:span text:style-name="T1266">:</text:span><text:span text:style-name="T1264"> </text:span><text:span text:style-name="T1414">7</text:span><text:span text:style-name="T1412"> + k6, zranění </text:span><text:span text:style-name="T1414">4</text:span></text:p>
      <text:p text:style-name="P699"><text:span text:style-name="T1148">Vzhled:</text:span> <text:span text:style-name="T2120">Gigantický hnědý dravý pták.</text:span></text:p>
      <text:p text:style-name="P699"><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45115963690312" text:continue-numbering="true" text:style-name="L2">
        <text:list-item>
          <text:p text:style-name="P969"><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3">P</text:span><text:span text:style-name="T1262">ták noh je tak silný, že unese dospělého slona. </text:span><text:span text:style-name="T1415">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897" text:outline-level="4">Hroch</text:h>
      <text:p text:style-name="P239"><text:span text:style-name="T1263">/</text:span><text:span text:style-name="T1337">* Velikost </text:span><text:span text:style-name="T1414">1</text:span><text:span text:style-name="T1485">1</text:span><text:span text:style-name="T1337"> (</text:span><text:span text:style-name="T1485">2</text:span><text:span text:style-name="T1414"> tuny</text:span><text:span text:style-name="T1337">) */</text:span></text:p>
      <text:p text:style-name="P239"><text:span text:style-name="T1263">F</text:span><text:span text:style-name="T1285">yzička </text:span><text:span text:style-name="T1485">5</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6</text:span></text:p>
      <text:p text:style-name="Property_20_level_20_0"><text:span text:style-name="T1088">Zbroj:</text:span><text:span text:style-name="T942"> 2 (silná kůže)</text:span></text:p>
      <text:p text:style-name="Property_20_level_20_0"><text:span text:style-name="T971">Rychlost:</text:span><text:span text:style-name="T497"> </text:span><text:span text:style-name="T945">Na zemi </text:span><text:span text:style-name="T943">jako rychlá chůze. </text:span><text:span text:style-name="T945">N</text:span><text:span text:style-name="T944">eumí plavat, </text:span><text:span text:style-name="T945">ale po dne chodí rychleji než člověk plave.</text:span></text:p>
      <text:p text:style-name="P527"><text:span text:style-name="T974">Smysly:</text:span><text:span text:style-name="T504"> </text:span><text:span text:style-name="T952">dobrý</text:span><text:span text:style-name="T775"> zrak, sluch a čich</text:span></text:p>
      <text:p text:style-name="P782"><text:span text:style-name="T1680">⚔<text:tab/></text:span><text:span text:style-name="T1089">Tlama</text:span><text:span text:style-name="T970">:</text:span><text:span text:style-name="T503"> </text:span><text:span text:style-name="T947">5</text:span><text:span text:style-name="T946"> + k6, zranění </text:span><text:span text:style-name="T947">1</text:span></text:p>
      <text:p text:style-name="Standalone_20_Property"><text:span text:style-name="T969">Boj:</text:span><text:span text:style-name="T491"> Hroši nejsou masožraví, ale umí se dobře bránit. V tlamě mají velké, silné zuby.</text:span></text:p>
      <text:p text:style-name="P240"><text:span text:style-name="T491">Přestože hroši tráví většinu času ve vodě, neumí plavat, </text:span><text:span text:style-name="T945">místo toho chodí po dně</text:span><text:span text:style-name="T491">. </text:span><text:span text:style-name="T945">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3">/</text:span><text:span text:style-name="T1337">* Velikost </text:span><text:span text:style-name="T1414">1</text:span><text:span text:style-name="T1485">1</text:span><text:span text:style-name="T1337"> (</text:span><text:span text:style-name="T1485">2</text:span><text:span text:style-name="T1414"> tuny</text:span><text:span text:style-name="T1337">) */</text:span></text:p>
      <text:p text:style-name="P239"><text:span text:style-name="T1263">F</text:span><text:span text:style-name="T1285">yzička </text:span><text:span text:style-name="T1485">5</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6</text:span></text:p>
      <text:p text:style-name="Property_20_level_20_0"><text:span text:style-name="T1088">Zbroj:</text:span><text:span text:style-name="T942"> 2 (silná kůže)</text:span></text:p>
      <text:p text:style-name="P526"><text:span text:style-name="T971">Rychlost:</text:span><text:span text:style-name="T497"> </text:span><text:span text:style-name="T949">běhá rychleji než</text:span><text:span text:style-name="T943"> člověk, plave </text:span><text:span text:style-name="T949">rychle</text:span><text:span text:style-name="T943"> jako člověk</text:span></text:p>
      <text:p text:style-name="P528"><text:span text:style-name="T974">Smysly:</text:span><text:span text:style-name="T504"> </text:span><text:span text:style-name="T953">slabý</text:span><text:span text:style-name="T775"> zrak, </text:span><text:span text:style-name="T953">výborný</text:span><text:span text:style-name="T775"> sluch a čich</text:span></text:p>
      <text:p text:style-name="P781"><text:span text:style-name="T1680">⚔<text:tab/></text:span><text:span text:style-name="T1091">Roh</text:span><text:span text:style-name="T970">:</text:span><text:span text:style-name="T503"> </text:span><text:span text:style-name="T947">5</text:span><text:span text:style-name="T946"> + k6, zranění </text:span><text:span text:style-name="T950">3</text:span></text:p>
      <text:p text:style-name="P781"><text:span text:style-name="T1090">Boj:</text:span><text:span text:style-name="T943"> </text:span><text:span text:style-name="T950">Nosorožci obvykle nejsou agresivní. Když je ale někdo naštve, rozběhnou se proti němu a naberou ho svým rohem.</text:span></text:p>
      <text:p text:style-name="P241"><text:span text:style-name="T775">N</text:span><text:span text:style-name="T950">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3">/</text:span><text:span text:style-name="T1337">* Velikost </text:span><text:span text:style-name="T1414">12</text:span><text:span text:style-name="T1337"> (</text:span><text:span text:style-name="T1414">4 tuny</text:span><text:span text:style-name="T1337">) */</text:span></text:p>
      <text:p text:style-name="P239"><text:span text:style-name="T1263">F</text:span><text:span text:style-name="T1285">yzička </text:span><text:span text:style-name="T1485">6</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8</text:span></text:p>
      <text:p text:style-name="Property_20_level_20_0"><text:span text:style-name="T969">Zbroj:</text:span><text:span text:style-name="T491"> 2 (silná kůže)</text:span></text:p>
      <text:p text:style-name="Property_20_level_20_0"><text:span text:style-name="T971">Rychlost:</text:span><text:span text:style-name="T497"> </text:span><text:span text:style-name="T949">běhá rychle</text:span><text:span text:style-name="T948"> </text:span><text:span text:style-name="T943">jako člověk, plave </text:span><text:span text:style-name="T950">pomaleji než</text:span><text:span text:style-name="T943"> člověk</text:span></text:p>
      <text:p text:style-name="P529"><text:span text:style-name="T974">Smysly:</text:span><text:span text:style-name="T504"> </text:span><text:span text:style-name="T954">dobrý</text:span><text:span text:style-name="T775"> zrak, </text:span><text:span text:style-name="T953">výborný</text:span><text:span text:style-name="T775"> sluch a čich</text:span></text:p>
      <text:p text:style-name="P782"><text:span text:style-name="T1680">⚔<text:tab/></text:span><text:span text:style-name="T1092">Kly</text:span><text:span text:style-name="T970">:</text:span><text:span text:style-name="T503"> </text:span><text:span text:style-name="T951">6</text:span><text:span text:style-name="T946"> + k6, zranění </text:span><text:span text:style-name="T951">2</text:span></text:p>
      <text:p text:style-name="P782"><text:span text:style-name="T1680">⚔<text:tab/></text:span><text:span text:style-name="T1092">Chobot</text:span><text:span text:style-name="T970">:</text:span><text:span text:style-name="T503"> </text:span><text:span text:style-name="T951">6</text:span><text:span text:style-name="T946"> + k6, zranění </text:span><text:span text:style-name="T951">0</text:span></text:p>
      <text:p text:style-name="P781"><text:span text:style-name="T969">Boj:</text:span><text:span text:style-name="T491"> </text:span><text:span text:style-name="T951">Slon se obvykle proti útočníkovi rozběhne, <text:s/>nabere ho svými kly a odhodí ho. Má také silný a obratný chobot, kterým může menší tvory zvednout a zahodit.</text:span></text:p>
      <text:p text:style-name="P241"><text:span text:style-name="T954">Slon</text:span><text:span text:style-name="T943">, podobně jako kůň, má oči na stranách hlavy. Má tedy široký pozorovací úhel, ale před sebou a za sebou má slepá místa.</text:span></text:p>
      <text:h text:style-name="Heading_20_3" text:outline-level="3"><text:soft-page-break/>Tuři</text:h>
      <text:p text:style-name="P532"><text:span text:style-name="T974">Smysly:</text:span><text:span text:style-name="T953"> </text:span><text:span text:style-name="T491">dobrý</text:span><text:span text:style-name="T775"> zrak </text:span><text:span text:style-name="T491">a sluch</text:span><text:span text:style-name="T775">, </text:span><text:span text:style-name="T953">výborný</text:span><text:span text:style-name="T775"> čich</text:span></text:p>
      <text:p text:style-name="P243">Tuři jsou velcí, rohatí býložravci. Žijí obvykle ve stádech. <text:span text:style-name="T2183">O</text:span><text:span text:style-name="T950">či </text:span><text:span text:style-name="T958">mají</text:span><text:span text:style-name="T950"> na stranách hlavy, </text:span><text:span text:style-name="T958">v</text:span><text:span text:style-name="T491">idí ale i před sebe, takže slepé místo m</text:span><text:span text:style-name="T958">ají</text:span><text:span text:style-name="T491"> jen zezadu</text:span><text:span text:style-name="T950">.</text:span></text:p>
      <text:h text:style-name="Heading_20_4" text:outline-level="4">Bizon</text:h>
      <text:p text:style-name="P246"><text:span text:style-name="T1263">/</text:span><text:span text:style-name="T1337">* Velikost </text:span><text:span text:style-name="T1414">1</text:span><text:span text:style-name="T1486">0</text:span><text:span text:style-name="T1337"> (</text:span><text:span text:style-name="T1486">1</text:span><text:span text:style-name="T1414"> tun</text:span><text:span text:style-name="T1486">a</text:span><text:span text:style-name="T1337">) */</text:span></text:p>
      <text:p text:style-name="P246"><text:span text:style-name="T1263">F</text:span><text:span text:style-name="T1285">yzička </text:span><text:span text:style-name="T1486">4</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text:span><text:span text:style-name="T955">4</text:span></text:p>
      <text:p text:style-name="P531"><text:span text:style-name="T1088">Zbroj:</text:span><text:span text:style-name="T942"> </text:span><text:span text:style-name="T955">1</text:span><text:span text:style-name="T942"> (silná kůže)</text:span></text:p>
      <text:p text:style-name="P531"><text:span text:style-name="T971">Rychlost:</text:span><text:span text:style-name="T497"> </text:span><text:span text:style-name="T949">běhá rychleji než</text:span><text:span text:style-name="T943"> člověk </text:span><text:span text:style-name="T957">ale pomaleji než kůň</text:span></text:p>
      <text:p text:style-name="P784"><text:span text:style-name="T1680">⚔<text:tab/></text:span><text:span text:style-name="T1091">Roh</text:span><text:span text:style-name="T1093">y</text:span><text:span text:style-name="T970">:</text:span><text:span text:style-name="T503"> </text:span><text:span text:style-name="T947">5</text:span><text:span text:style-name="T946"> + k6, zranění </text:span><text:span text:style-name="T957">2</text:span></text:p>
      <text:p text:style-name="P784"><text:span text:style-name="T1680">⚔<text:tab/></text:span><text:span text:style-name="T1093">Náraz hlavou</text:span><text:span text:style-name="T970">:</text:span><text:span text:style-name="T503"> </text:span><text:span text:style-name="T947">5</text:span><text:span text:style-name="T946"> + k6, zranění </text:span><text:span text:style-name="T957">1</text:span></text:p>
      <text:p text:style-name="P784"><text:span text:style-name="T1090">Boj:</text:span><text:span text:style-name="T943"> </text:span><text:span text:style-name="T957">Bizon ú</text:span><text:span text:style-name="T956">točí rozběhem a snaží se protivníka nabrat na rohy, </text:span><text:span text:style-name="T957">případně do něj vrazí svou velkou hlavou</text:span><text:span text:style-name="T950">.</text:span></text:p>
      <text:h text:style-name="P900" text:outline-level="4">Býk</text:h>
      <text:p text:style-name="P244"><text:span text:style-name="T1263">/</text:span><text:span text:style-name="T1337">* Velikost </text:span><text:span text:style-name="T1414">1</text:span><text:span text:style-name="T1486">0</text:span><text:span text:style-name="T1337"> (</text:span><text:span text:style-name="T1486">1</text:span><text:span text:style-name="T1414"> tun</text:span><text:span text:style-name="T1486">a</text:span><text:span text:style-name="T1337">) */</text:span></text:p>
      <text:p text:style-name="P244"><text:span text:style-name="T1263">F</text:span><text:span text:style-name="T1285">yzička </text:span><text:span text:style-name="T1486">4</text:span><text:span text:style-name="T1285">, Finesa </text:span><text:span text:style-name="T1485">1</text:span><text:span text:style-name="T1285">, Duše -</text:span><text:span text:style-name="T502">, </text:span><text:span text:style-name="T547">Ž</text:span><text:span text:style-name="T503">ivot</text:span><text:span text:style-name="T547">y </text:span><text:span text:style-name="T941">1</text:span><text:span text:style-name="T955">4</text:span></text:p>
      <text:p text:style-name="P530"><text:span text:style-name="T1088">Zbroj:</text:span><text:span text:style-name="T942"> </text:span><text:span text:style-name="T955">1</text:span><text:span text:style-name="T942"> (silná kůže)</text:span></text:p>
      <text:p text:style-name="P531"><text:span text:style-name="T971">Rychlost:</text:span><text:span text:style-name="T497"> </text:span><text:span text:style-name="T949">běhá rychleji než</text:span><text:span text:style-name="T943"> člověk </text:span><text:span text:style-name="T957">ale pomaleji než kůň</text:span></text:p>
      <text:p text:style-name="P783"><text:span text:style-name="T1680">⚔<text:tab/></text:span><text:span text:style-name="T1091">Roh</text:span><text:span text:style-name="T1093">y</text:span><text:span text:style-name="T970">:</text:span><text:span text:style-name="T503"> </text:span><text:span text:style-name="T947">5</text:span><text:span text:style-name="T946"> + k6, zranění </text:span><text:span text:style-name="T957">2</text:span></text:p>
      <text:p text:style-name="P783"><text:span text:style-name="T1090">Boj:</text:span><text:span text:style-name="T943"> </text:span><text:span text:style-name="T950">Býk útočí rozběhem a snaží se protivníka nabrat na rohy.</text:span></text:p>
      <text:p text:style-name="P622"><text:span text:style-name="T1105">P</text:span><text:span text:style-name="T1100">oužití ve hře:</text:span></text:p>
      <text:list xml:id="list2098862705" text:style-name="L70">
        <text:list-item>
          <text:p text:style-name="P1020"><text:soft-page-break/>Býčí zápasy.</text:p>
        </text:list-item>
        <text:list-item>
          <text:p text:style-name="P1021">Rituální souboj s býkem.</text:p>
        </text:list-item>
      </text:list>
      <text:p text:style-name="P245"><text:span text:style-name="T491">Býci chovaní pro boj v aréně </text:span><text:span text:style-name="T959">bývají</text:span><text:span text:style-name="T491">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01T04:51:12.043000000</dc:date>
    <meta:print-date>2113-01-01T00:00:00</meta:print-date>
    <meta:editing-cycles>25126</meta:editing-cycles>
    <meta:editing-duration>P76DT2H12M2S</meta:editing-duration>
    <meta:generator>LibreOffice/6.0.5.2$Windows_X86_64 LibreOffice_project/54c8cbb85f300ac59db32fe8a675ff7683cd5a16</meta:generator>
    <meta:document-statistic meta:table-count="0" meta:image-count="0" meta:object-count="0" meta:page-count="157" meta:paragraph-count="2193" meta:word-count="26198" meta:character-count="153498" meta:non-whitespace-character-count="129649"/>
  </office:meta>
</office:document-meta>
</file>